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DejaVu" svg:font-family="DejaVu"/>
    <style:font-face style:name="DejaVu Sans" svg:font-family="'DejaVu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4" style:family="table-column">
      <style:table-column-properties fo:break-before="auto" style:column-width="7.62cm"/>
    </style:style>
    <style:style style:name="co35" style:family="table-column">
      <style:table-column-properties fo:break-before="auto" style:column-width="0.52cm"/>
    </style:style>
    <style:style style:name="co38" style:family="table-column">
      <style:table-column-properties fo:break-before="auto" style:column-width="9.604cm"/>
    </style:style>
    <style:style style:name="co39" style:family="table-column">
      <style:table-column-properties fo:break-before="auto" style:column-width="9.678cm"/>
    </style:style>
    <style:style style:name="co40" style:family="table-column">
      <style:table-column-properties fo:break-before="auto" style:column-width="9.234cm"/>
    </style:style>
    <style:style style:name="co41" style:family="table-column">
      <style:table-column-properties fo:break-before="auto" style:column-width="8.59cm"/>
    </style:style>
    <style:style style:name="co37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10.125cm"/>
    </style:style>
    <style:style style:name="co11" style:family="table-column">
      <style:table-column-properties fo:break-before="auto" style:column-width="4.48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4.27cm"/>
    </style:style>
    <style:style style:name="co14" style:family="table-column">
      <style:table-column-properties fo:break-before="auto" style:column-width="4.2cm"/>
    </style:style>
    <style:style style:name="co15" style:family="table-column">
      <style:table-column-properties fo:break-before="auto" style:column-width="4.001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1.162cm"/>
    </style:style>
    <style:style style:name="co18" style:family="table-column">
      <style:table-column-properties fo:break-before="auto" style:column-width="1.311cm"/>
    </style:style>
    <style:style style:name="co19" style:family="table-column">
      <style:table-column-properties fo:break-before="auto" style:column-width="1.187cm"/>
    </style:style>
    <style:style style:name="co20" style:family="table-column">
      <style:table-column-properties fo:break-before="auto" style:column-width="1.212cm"/>
    </style:style>
    <style:style style:name="co21" style:family="table-column">
      <style:table-column-properties fo:break-before="auto" style:column-width="1.286cm"/>
    </style:style>
    <style:style style:name="co22" style:family="table-column">
      <style:table-column-properties fo:break-before="auto" style:column-width="1.461cm"/>
    </style:style>
    <style:style style:name="co24" style:family="table-column">
      <style:table-column-properties fo:break-before="auto" style:column-width="1.707cm"/>
    </style:style>
    <style:style style:name="co25" style:family="table-column">
      <style:table-column-properties fo:break-before="auto" style:column-width="1.51cm"/>
    </style:style>
    <style:style style:name="co26" style:family="table-column">
      <style:table-column-properties fo:break-before="auto" style:column-width="1.138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732cm"/>
    </style:style>
    <style:style style:name="co29" style:family="table-column">
      <style:table-column-properties fo:break-before="auto" style:column-width="1.683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2.974cm"/>
    </style:style>
    <style:style style:name="co33" style:family="table-column">
      <style:table-column-properties fo:break-before="auto" style:column-width="7.918cm"/>
    </style:style>
    <style:style style:name="co36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3.5cm"/>
    </style:style>
    <style:style style:name="co43" style:family="table-column">
      <style:table-column-properties fo:break-before="auto" style:column-width="3.9cm"/>
    </style:style>
    <style:style style:name="co44" style:family="table-column">
      <style:table-column-properties fo:break-before="auto" style:column-width="4.6cm"/>
    </style:style>
    <style:style style:name="co45" style:family="table-column">
      <style:table-column-properties fo:break-before="auto" style:column-width="4.5cm"/>
    </style:style>
    <style:style style:name="co46" style:family="table-column">
      <style:table-column-properties fo:break-before="auto" style:column-width="3.713cm"/>
    </style:style>
    <style:style style:name="co47" style:family="table-column">
      <style:table-column-properties fo:break-before="auto" style:column-width="3.119cm"/>
    </style:style>
    <style:style style:name="co48" style:family="table-column">
      <style:table-column-properties fo:break-before="auto" style:column-width="2.648cm"/>
    </style:style>
    <style:style style:name="co49" style:family="table-column">
      <style:table-column-properties fo:break-before="auto" style:column-width="14.651cm"/>
    </style:style>
    <style:style style:name="co50" style:family="table-column">
      <style:table-column-properties fo:break-before="auto" style:column-width="12.451cm"/>
    </style:style>
    <style:style style:name="co51" style:family="table-column">
      <style:table-column-properties fo:break-before="auto" style:column-width="11.957cm"/>
    </style:style>
    <style:style style:name="co52" style:family="table-column">
      <style:table-column-properties fo:break-before="auto" style:column-width="11.873cm"/>
    </style:style>
    <style:style style:name="co53" style:family="table-column">
      <style:table-column-properties fo:break-before="auto" style:column-width="12.889cm"/>
    </style:style>
    <style:style style:name="co54" style:family="table-column">
      <style:table-column-properties fo:break-before="auto" style:column-width="12.853cm"/>
    </style:style>
    <style:style style:name="co55" style:family="table-column">
      <style:table-column-properties fo:break-before="auto" style:column-width="11.959cm"/>
    </style:style>
    <style:style style:name="co56" style:family="table-column">
      <style:table-column-properties fo:break-before="auto" style:column-width="13.887cm"/>
    </style:style>
    <style:style style:name="co57" style:family="table-column">
      <style:table-column-properties fo:break-before="auto" style:column-width="6.412cm"/>
    </style:style>
    <style:style style:name="co58" style:family="table-column">
      <style:table-column-properties fo:break-before="auto" style:column-width="18.2cm"/>
    </style:style>
    <style:style style:name="co59" style:family="table-column">
      <style:table-column-properties fo:break-before="auto" style:column-width="12.504cm"/>
    </style:style>
    <style:style style:name="co60" style:family="table-column">
      <style:table-column-properties fo:break-before="auto" style:column-width="14.773cm"/>
    </style:style>
    <style:style style:name="co61" style:family="table-column">
      <style:table-column-properties fo:break-before="auto" style:column-width="12.39cm"/>
    </style:style>
    <style:style style:name="co62" style:family="table-column">
      <style:table-column-properties fo:break-before="auto" style:column-width="15.386cm"/>
    </style:style>
    <style:style style:name="co63" style:family="table-column">
      <style:table-column-properties fo:break-before="auto" style:column-width="7.551cm"/>
    </style:style>
    <style:style style:name="co64" style:family="table-column">
      <style:table-column-properties fo:break-before="auto" style:column-width="6.934cm"/>
    </style:style>
    <style:style style:name="co65" style:family="table-column">
      <style:table-column-properties fo:break-before="auto" style:column-width="10.485cm"/>
    </style:style>
    <style:style style:name="co66" style:family="table-column">
      <style:table-column-properties fo:break-before="auto" style:column-width="10.892cm"/>
    </style:style>
    <style:style style:name="co67" style:family="table-column">
      <style:table-column-properties fo:break-before="auto" style:column-width="9.837cm"/>
    </style:style>
    <style:style style:name="co68" style:family="table-column">
      <style:table-column-properties fo:break-before="auto" style:column-width="9.398cm"/>
    </style:style>
    <style:style style:name="co69" style:family="table-column">
      <style:table-column-properties fo:break-before="auto" style:column-width="8.872cm"/>
    </style:style>
    <style:style style:name="co70" style:family="table-column">
      <style:table-column-properties fo:break-before="auto" style:column-width="8.52cm"/>
    </style:style>
    <style:style style:name="co71" style:family="table-column">
      <style:table-column-properties fo:break-before="auto" style:column-width="7.994cm"/>
    </style:style>
    <style:style style:name="co72" style:family="table-column">
      <style:table-column-properties fo:break-before="auto" style:column-width="7.906cm"/>
    </style:style>
    <style:style style:name="co73" style:family="table-column">
      <style:table-column-properties fo:break-before="auto" style:column-width="11.546cm"/>
    </style:style>
    <style:style style:name="co74" style:family="table-column">
      <style:table-column-properties fo:break-before="auto" style:column-width="13.578cm"/>
    </style:style>
    <style:style style:name="ro6" style:family="table-row">
      <style:table-row-properties style:row-height="0.52cm" fo:break-before="auto" style:use-optimal-row-height="false"/>
    </style:style>
    <style:style style:name="ro10" style:family="table-row">
      <style:table-row-properties style:row-height="1.651cm" fo:break-before="auto" style:use-optimal-row-height="false"/>
    </style:style>
    <style:style style:name="ro8" style:family="table-row">
      <style:table-row-properties style:row-height="1.118cm" fo:break-before="auto" style:use-optimal-row-height="false"/>
    </style:style>
    <style:style style:name="ro11" style:family="table-row">
      <style:table-row-properties style:row-height="1.12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533cm" fo:break-before="auto" style:use-optimal-row-height="false"/>
    </style:style>
    <style:style style:name="ro9" style:family="table-row">
      <style:table-row-properties style:row-height="0.508cm" fo:break-before="auto" style:use-optimal-row-height="false"/>
    </style:style>
    <style:style style:name="ro12" style:family="table-row">
      <style:table-row-properties style:row-height="0.951cm" fo:break-before="auto" style:use-optimal-row-height="false"/>
    </style:style>
    <style:style style:name="ro13" style:family="table-row">
      <style:table-row-properties style:row-height="0.559cm" fo:break-before="auto" style:use-optimal-row-height="false"/>
    </style:style>
    <style:style style:name="ro14" style:family="table-row">
      <style:table-row-properties style:row-height="1.649cm" fo:break-before="auto" style:use-optimal-row-height="false"/>
    </style:style>
    <style:style style:name="ro15" style:family="table-row">
      <style:table-row-properties style:row-height="0.469cm" fo:break-before="auto" style:use-optimal-row-height="false"/>
    </style:style>
    <style:style style:name="ro16" style:family="table-row">
      <style:table-row-properties style:row-height="1.674cm" fo:break-before="auto" style:use-optimal-row-height="false"/>
    </style:style>
    <style:style style:name="ro17" style:family="table-row">
      <style:table-row-properties style:row-height="1.016c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ce396" style:family="table-cell" style:parent-style-name="Default" style:data-style-name="N20000">
      <style:table-cell-properties fo:background-color="#605f5f" style:cell-protect="protected" style:print-content="true" style:text-align-source="fix" style:repeat-content="false" fo:border="none"/>
      <style:paragraph-properties fo:text-align="center" fo:margin-left="0cm"/>
      <style:text-properties style:font-name="Calibri" fo:font-size="28pt" style:font-size-asian="28pt" style:font-size-complex="28pt"/>
    </style:style>
    <style:style style:name="ce397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403" style:family="table-cell" style:parent-style-name="Default" style:data-style-name="N20000">
      <style:table-cell-properties fo:background-color="#605f5f" style:cell-protect="protected" style:print-content="true"/>
      <style:text-properties style:font-name="Calibri" fo:font-size="28pt" style:font-size-asian="28pt" style:font-size-complex="28pt"/>
    </style:style>
    <style:style style:name="ce410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50pt" style:font-size-asian="50pt" style:font-size-complex="50pt"/>
    </style:style>
    <style:style style:name="ce411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/>
    </style:style>
    <style:style style:name="ce412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13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none"/>
      <style:paragraph-properties fo:text-align="center" fo:margin-left="0cm"/>
      <style:text-properties style:font-name="Calibri" fo:font-size="28pt" style:font-size-asian="28pt" style:font-size-complex="28pt"/>
    </style:style>
    <style:style style:name="ce414" style:family="table-cell" style:parent-style-name="Default">
      <style:table-cell-properties fo:background-color="#000000" style:cell-protect="protected" style:print-content="true" fo:border="none"/>
      <style:text-properties style:font-name="Calibri" fo:font-size="28pt" style:font-size-asian="28pt" style:font-size-complex="28pt"/>
    </style:style>
    <style:style style:name="ce415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416" style:family="table-cell" style:parent-style-name="Default">
      <style:table-cell-properties fo:background-color="#000000" style:cell-protect="protected" style:print-content="true"/>
      <style:text-properties style:font-name="Calibri" fo:font-size="28pt" style:font-size-asian="28pt" style:font-size-complex="28pt"/>
    </style:style>
    <style:style style:name="ce417" style:family="table-cell" style:parent-style-name="Default">
      <style:table-cell-properties fo:background-color="#000000" style:cell-protect="protected" style:print-content="true" style:text-align-source="fix" style:repeat-content="false" fo:border="none"/>
      <style:paragraph-properties fo:text-align="end" fo:margin-left="0cm"/>
      <style:text-properties fo:color="#800000" style:font-name="Calibri" fo:font-size="28pt" fo:font-weight="bold" style:font-size-asian="28pt" style:font-weight-asian="bold" style:font-size-complex="28pt" style:font-weight-complex="bold"/>
    </style:style>
    <style:style style:name="ce420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431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28pt" style:font-size-asian="28pt" style:font-size-complex="28pt"/>
    </style:style>
    <style:style style:name="ce439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440" style:family="table-cell" style:parent-style-name="Default" style:data-style-name="N20000">
      <style:table-cell-properties fo:background-color="#ffdbb6" style:cell-protect="protected" style:print-content="true" style:text-align-source="fix" style:repeat-content="false" fo:border="none"/>
      <style:paragraph-properties fo:text-align="center" fo:margin-left="0cm"/>
      <style:text-properties fo:color="#000000" style:font-name="Calibri" fo:font-size="41pt" fo:text-shadow="1pt 1pt" fo:font-weight="bold" style:font-size-asian="41pt" style:font-weight-asian="bold" style:font-size-complex="41pt" style:font-weight-complex="bold"/>
    </style:style>
    <style:style style:name="ce448" style:family="table-cell" style:parent-style-name="Default" style:data-style-name="N20000">
      <style:table-cell-properties fo:background-color="#000000" style:cell-protect="protected" style:print-content="true" fo:border="none"/>
      <style:text-properties style:font-name="Calibri" fo:font-size="28pt" style:font-size-asian="28pt" style:font-size-complex="28pt"/>
    </style:style>
    <style:style style:name="ce467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60pt" style:font-size-asian="60pt" style:font-size-complex="60pt"/>
    </style:style>
    <style:style style:name="ce479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8pt" style:font-size-asian="48pt" style:font-size-complex="48pt"/>
    </style:style>
    <style:style style:name="ce480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60pt" style:font-size-asian="60pt" style:font-size-complex="60pt"/>
    </style:style>
    <style:style style:name="ce481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48pt" style:font-size-asian="48pt" style:font-size-complex="48pt"/>
    </style:style>
    <style:style style:name="ce482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68pt" style:font-size-asian="68pt" style:font-size-complex="68pt"/>
    </style:style>
    <style:style style:name="ce483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484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50pt" style:font-size-asian="50pt" style:font-size-complex="50pt"/>
    </style:style>
    <style:style style:name="ce485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605f5f" style:font-name="Calibri" fo:font-size="50pt" style:font-size-asian="50pt" style:font-size-complex="50pt"/>
    </style:style>
    <style:style style:name="ce486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68pt" style:font-size-asian="68pt" style:font-size-complex="68pt"/>
    </style:style>
    <style:style style:name="ce487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605f5f" style:font-name="Calibri" fo:font-size="5pt" style:font-size-asian="5pt" style:font-size-complex="5pt"/>
    </style:style>
    <style:style style:name="ce488" style:family="table-cell" style:parent-style-name="Default" style:data-style-name="N20000">
      <style:table-cell-properties fo:background-color="#333333" style:cell-protect="protected" style:print-content="true" style:text-align-source="fix" style:repeat-content="false" fo:border="1.5pt solid #000000" style:rotation-angle="0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489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40pt" style:font-size-asian="40pt" style:font-size-complex="40pt"/>
    </style:style>
    <style:style style:name="ce490" style:family="table-cell" style:parent-style-name="Default" style:data-style-name="N20000">
      <style:table-cell-properties fo:background-color="#605f5f" style:cell-protect="protected" style:print-content="true"/>
    </style:style>
    <style:style style:name="ce491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/>
    </style:style>
    <style:style style:name="ce1" style:family="table-cell" style:parent-style-name="Default" style:data-style-name="N20000">
      <style:table-cell-properties fo:background-color="#ffdbb6" style:text-align-source="fix" style:repeat-content="false"/>
      <style:paragraph-properties fo:text-align="center" fo:margin-left="0cm"/>
      <style:text-properties fo:color="#000000" style:font-name="Calibri" fo:font-size="34pt" fo:text-shadow="1pt 1pt" fo:font-weight="bold" style:font-size-asian="34pt" style:font-weight-asian="bold" style:font-size-complex="34pt" style:font-weight-complex="bold"/>
    </style:style>
    <style:style style:name="ce53" style:family="table-cell" style:parent-style-name="Default" style:data-style-name="N20100">
      <style:table-cell-properties fo:background-color="#1c1c1c" style:text-align-source="fix" style:repeat-content="false" fo:border="1.5pt solid #000000"/>
      <style:paragraph-properties fo:text-align="center" fo:margin-left="0cm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20100">
      <style:table-cell-properties fo:background-color="#1c1c1c" style:cell-protect="none" style:print-content="true" style:text-align-source="fix" style:repeat-content="false" fo:border="0.74pt solid #000000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6" style:family="table-cell" style:parent-style-name="Default" style:data-style-name="N20100">
      <style:table-cell-properties fo:background-color="#1c1c1c" style:cell-protect="none" style:print-content="true" style:text-align-source="fix" style:repeat-content="false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0100">
      <style:table-cell-properties fo:background-color="#1c1c1c" style:cell-protect="none" style:print-content="true" style:text-align-source="fix" style:repeat-content="false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100">
      <style:table-cell-properties fo:background-color="#ffdbb6"/>
      <style:text-properties style:font-name="Calibri" fo:font-size="33.5pt" style:font-size-asian="33.5pt" style:font-size-complex="33.5pt"/>
    </style:style>
    <style:style style:name="ce63" style:family="table-cell" style:parent-style-name="Default" style:data-style-name="N20100">
      <style:table-cell-properties fo:background-color="#b2b2b2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14" style:family="table-cell" style:parent-style-name="Default" style:data-style-name="N20100">
      <style:table-cell-properties fo:background-color="#b2b2b2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100">
      <style:table-cell-properties fo:background-color="#b2b2b2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20100">
      <style:table-cell-properties fo:background-color="#ffdbb6"/>
      <style:text-properties fo:color="#000000" style:font-name="Calibri" fo:font-size="33.5pt" fo:text-shadow="1pt 1pt" fo:font-weight="bold" style:font-size-asian="33.5pt" style:font-weight-asian="bold" style:font-size-complex="33.5pt" style:font-weight-complex="bold"/>
    </style:style>
    <style:style style:name="ce76" style:family="table-cell" style:parent-style-name="Default" style:data-style-name="N20100">
      <style:table-cell-properties fo:background-color="#e16173" style:text-align-source="fix" style:repeat-content="false" fo:border="1.5pt solid #000000"/>
      <style:paragraph-properties fo:text-align="center" fo:margin-left="0cm"/>
      <style:text-properties fo:color="#000000" style:font-name="Calibri" fo:font-size="13pt" style:text-underline-style="none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20100">
      <style:table-cell-properties fo:background-color="#e16173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25" style:family="table-cell" style:parent-style-name="Default" style:data-style-name="N20100">
      <style:table-cell-properties fo:background-color="#e16173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0100">
      <style:table-cell-properties fo:background-color="#e16173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text-shadow="none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0100">
      <style:table-cell-properties fo:background-color="#ffdbb6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Calibri" fo:font-size="33.5pt" fo:language="de" fo:country="DE" fo:font-style="normal" fo:text-shadow="1pt 1pt" style:text-underline-style="none" fo:font-weight="bold" style:text-underline-mode="continuous" style:text-overline-mode="continuous" style:text-line-through-mode="continuous" style:font-name-asian="Noto Sans CJK SC" style:font-size-asian="33.5pt" style:language-asian="zh" style:country-asian="CN" style:font-style-asian="normal" style:font-weight-asian="bold" style:font-name-complex="Lohit Devanagari" style:font-size-complex="33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20100">
      <style:table-cell-properties fo:background-color="#bf0041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9" style:family="table-cell" style:parent-style-name="Default" style:data-style-name="N148">
      <style:table-cell-properties fo:background-color="#bf0041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40" style:family="table-cell" style:parent-style-name="Default" style:data-style-name="N148">
      <style:table-cell-properties fo:background-color="#bf0041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48">
      <style:table-cell-properties fo:background-color="#bf0041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48">
      <style:table-cell-properties fo:background-color="#bf0041" style:cell-protect="none" style:print-content="tru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48">
      <style:table-cell-properties fo:background-color="#bf0041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48">
      <style:table-cell-properties fo:background-color="#bf0041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20100">
      <style:table-cell-properties fo:background-color="#ff0000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5" style:family="table-cell" style:parent-style-name="Default" style:data-style-name="N148">
      <style:table-cell-properties fo:background-color="#ff0000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57" style:family="table-cell" style:parent-style-name="Default" style:data-style-name="N148">
      <style:table-cell-properties fo:background-color="#ff0000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48">
      <style:table-cell-properties fo:background-color="#ff0000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48">
      <style:table-cell-properties fo:background-color="#ff0000" style:cell-protect="none" style:print-content="tru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48">
      <style:table-cell-properties fo:background-color="#ff0000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20100">
      <style:table-cell-properties fo:background-color="#e26136" style:text-align-source="fix" style:repeat-content="false" fo:border="1.5pt solid #000000"/>
      <style:paragraph-properties fo:text-align="center" fo:margin-left="0cm"/>
      <style:text-properties fo:color="#000000" style:font-name="Calibri" fo:font-size="13pt" style:text-underline-style="none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148">
      <style:table-cell-properties fo:background-color="#e26136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140" style:family="table-cell" style:parent-style-name="Default" style:data-style-name="N20100">
      <style:table-cell-properties fo:background-color="#ffbf00" style:text-align-source="fix" style:repeat-content="false" fo:border="1.5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3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48">
      <style:table-cell-properties fo:background-color="#ffbf00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72" style:family="table-cell" style:parent-style-name="Default" style:data-style-name="N148">
      <style:table-cell-properties fo:background-color="#ffbf00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148">
      <style:table-cell-properties fo:background-color="#ffbf00"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48">
      <style:table-cell-properties fo:background-color="#ffbf00" style:cell-protect="none" style:print-content="tru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background-color="#ffbf00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47" style:family="table-cell" style:parent-style-name="Default" style:data-style-name="N20100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000000" style:font-name="Calibri" fo:font-size="13pt" style:text-underline-style="none" fo:font-weight="bold" style:font-size-asian="16pt" style:font-weight-asian="bold" style:font-size-complex="16pt" style:font-weight-complex="bold"/>
    </style:style>
    <style:style style:name="ce79" style:family="table-cell" style:parent-style-name="Default" style:data-style-name="N148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80" style:family="table-cell" style:parent-style-name="Default" style:data-style-name="N148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50" style:family="table-cell" style:parent-style-name="Default" style:data-style-name="N20100">
      <style:table-cell-properties fo:background-color="#81d41a" style:text-align-source="fix" style:repeat-content="false" fo:border="1.5pt solid #000000"/>
      <style:paragraph-properties fo:text-align="center" fo:margin-left="0cm"/>
      <style:text-properties fo:color="#000000" style:font-name="Calibri" fo:font-size="13pt" style:text-underline-style="none" fo:font-weight="bold" style:font-size-asian="13pt" style:font-weight-asian="bold" style:font-size-complex="13pt" style:font-weight-complex="bold"/>
    </style:style>
    <style:style style:name="ce98" style:family="table-cell" style:parent-style-name="Default" style:data-style-name="N148">
      <style:table-cell-properties fo:background-color="#81d41a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99" style:family="table-cell" style:parent-style-name="Default" style:data-style-name="N148">
      <style:table-cell-properties fo:background-color="#81d41a" style:cell-protect="none" style:print-content="true" style:text-align-source="fix" style:repeat-content="false" fo:border="0.74pt solid #000000" style:rotation-angle="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100" style:family="table-cell" style:parent-style-name="Default" style:data-style-name="N148">
      <style:table-cell-properties fo:background-color="#81d41a" style:cell-protect="none" style:print-content="tru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48">
      <style:table-cell-properties fo:background-color="#81d41a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56" style:family="table-cell" style:parent-style-name="Default" style:data-style-name="N20100">
      <style:table-cell-properties fo:background-color="#bbe33d" style:text-align-source="fix" style:repeat-content="false" fo:border="1.5pt solid #000000"/>
      <style:paragraph-properties fo:text-align="center" fo:margin-left="0cm"/>
      <style:text-properties fo:color="#000000" style:font-name="Calibri" fo:font-size="13pt" style:text-underline-style="none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48">
      <style:table-cell-properties fo:background-color="#bbe33d" style:cell-protect="none" style:print-content="true" style:text-align-source="fix" style:repeat-content="false" fo:border="0.74pt solid #00000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117" style:family="table-cell" style:parent-style-name="Default" style:data-style-name="N148">
      <style:table-cell-properties fo:background-color="#bbe33d" style:cell-protect="none" style:print-content="true" style:text-align-source="fix" style:repeat-content="false" fo:border="0.74pt solid #000000" style:rotation-angle="0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159" style:family="table-cell" style:parent-style-name="Default" style:data-style-name="N20100">
      <style:table-cell-properties fo:background-color="#035012" style:text-align-source="fix" style:repeat-content="false" fo:border="1.5pt solid #000000"/>
      <style:paragraph-properties fo:text-align="center" fo:margin-left="0cm"/>
      <style:text-properties fo:color="#ffffff" style:font-name="Calibri" fo:font-size="13pt" style:text-underline-style="none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20129">
      <style:table-cell-properties fo:background-color="#035012" style:cell-protect="none" style:print-content="true" style:text-align-source="fix" style:repeat-content="false" fo:border="0.74pt solid #000000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121" style:family="table-cell" style:parent-style-name="Default" style:data-style-name="N20129">
      <style:table-cell-properties fo:background-color="#035012" style:cell-protect="none" style:print-content="true" style:text-align-source="fix" style:repeat-content="false" fo:border="0.74pt solid #000000" style:rotation-angle="0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122" style:family="table-cell" style:parent-style-name="Default" style:data-style-name="N20129">
      <style:table-cell-properties fo:background-color="#035012" style:cell-protect="none" style:print-content="true" style:text-align-source="fix" style:repeat-content="false" fo:border="0.74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20129">
      <style:table-cell-properties fo:background-color="#035012" style:cell-protect="none" style:print-content="true" style:text-align-source="fix" style:repeat-content="false" fo:border="0.74pt solid #000000"/>
      <style:paragraph-properties fo:text-align="center" fo:margin-left="0cm"/>
      <style:text-properties fo:color="#ffffff" style:font-name="Calibri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alibri" fo:font-size="2pt" fo:font-weight="bold" style:font-size-asian="2pt" style:font-weight-asian="bold" style:font-size-complex="2pt" style:font-weight-complex="bold"/>
    </style:style>
    <style:style style:name="ce88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89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90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86" style:family="table-cell" style:parent-style-name="Default" style:data-style-name="N20100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" fo:font-size="41.5pt" style:text-underline-style="none" style:font-size-asian="41.5pt" style:font-size-complex="41.5pt"/>
    </style:style>
    <style:style style:name="ce87" style:family="table-cell" style:parent-style-name="Default" style:data-style-name="N20100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" fo:font-size="40pt" style:font-size-asian="40pt" style:font-size-complex="40pt"/>
    </style:style>
    <style:style style:name="ce91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" fo:font-size="40pt" style:font-size-asian="40pt" style:font-size-complex="40pt"/>
    </style:style>
    <style:style style:name="ce92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fo:color="#000000" style:font-name="Calibri" fo:font-size="40pt" style:font-size-asian="40pt" style:font-size-complex="40pt"/>
    </style:style>
    <style:style style:name="ce93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94" style:family="table-cell" style:parent-style-name="Default" style:data-style-name="N201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1.5pt" style:font-size-asian="41.5pt" style:font-size-complex="41.5pt"/>
    </style:style>
    <style:style style:name="ce95" style:family="table-cell" style:parent-style-name="Default" style:data-style-name="N201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96" style:family="table-cell" style:parent-style-name="Default" style:data-style-name="N201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1.5pt" fo:font-weight="bold" style:font-size-asian="41.5pt" style:font-weight-asian="bold" style:font-size-complex="41.5pt" style:font-weight-complex="bold"/>
    </style:style>
    <style:style style:name="ce97" style:family="table-cell" style:parent-style-name="Default" style:data-style-name="N201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0pt" fo:font-weight="bold" style:font-size-asian="40pt" style:font-weight-asian="bold" style:font-size-complex="40pt" style:font-weight-complex="bold"/>
    </style:style>
    <style:style style:name="ce38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alibri" fo:font-size="40pt" fo:font-weight="bold" style:font-size-asian="40pt" style:font-weight-asian="bold" style:font-size-complex="40pt" style:font-weight-complex="bold"/>
    </style:style>
    <style:style style:name="ce38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40pt" fo:font-weight="bold" style:font-size-asian="40pt" style:font-weight-asian="bold" style:font-size-complex="40pt" style:font-weight-complex="bold"/>
    </style:style>
    <style:style style:name="ce102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50pt" style:font-size-asian="50pt" style:font-size-complex="50pt"/>
    </style:style>
    <style:style style:name="ce103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Calibri" fo:font-size="50pt" style:font-size-asian="50pt" style:font-size-complex="50pt"/>
    </style:style>
    <style:style style:name="ce104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Calibri" fo:font-size="48pt" style:font-size-asian="48pt" style:font-size-complex="48pt"/>
    </style:style>
    <style:style style:name="ce105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Calibri" fo:font-size="21pt" style:font-size-asian="21pt" style:font-size-complex="21pt"/>
    </style:style>
    <style:style style:name="ce106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1pt" style:font-size-asian="21pt" style:font-size-complex="21pt"/>
    </style:style>
    <style:style style:name="ce107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48pt" style:font-size-asian="48pt" style:font-size-complex="48pt"/>
    </style:style>
    <style:style style:name="ce109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3pt" style:font-size-asian="23pt" style:font-size-complex="23pt"/>
    </style:style>
    <style:style style:name="ce110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5pt" style:font-size-asian="25pt" style:font-size-complex="25pt"/>
    </style:style>
    <style:style style:name="ce111" style:family="table-cell" style:parent-style-name="Default" style:data-style-name="N20000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Calibri" fo:font-size="25pt" style:font-size-asian="25pt" style:font-size-complex="25pt"/>
    </style:style>
    <style:style style:name="ce112" style:family="table-cell" style:parent-style-name="Default" style:data-style-name="N20000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Calibri" fo:font-size="16pt" style:font-size-asian="16pt" style:font-size-complex="16pt"/>
    </style:style>
    <style:style style:name="ce113" style:family="table-cell" style:parent-style-name="Default" style:data-style-name="N20000">
      <style:table-cell-properties fo:background-color="#000000" style:cell-protect="protected" style:print-content="true"/>
      <style:text-properties style:font-name="Calibri" fo:font-size="50pt" style:font-size-asian="50pt" style:font-size-complex="50pt"/>
    </style:style>
    <style:style style:name="ce114" style:family="table-cell" style:parent-style-name="Default" style:data-style-name="N20000">
      <style:table-cell-properties fo:background-color="#000000" style:cell-protect="protected" style:print-content="true"/>
      <style:text-properties style:font-name="Calibri" fo:font-size="48pt" style:font-size-asian="48pt" style:font-size-complex="48pt"/>
    </style:style>
    <style:style style:name="ce116" style:family="table-cell" style:parent-style-name="Default" style:data-style-name="N20000">
      <style:table-cell-properties fo:background-color="#000000" style:cell-protect="protected" style:print-content="true"/>
      <style:text-properties style:font-name="Calibri" fo:font-size="21pt" style:font-size-asian="21pt" style:font-size-complex="21pt"/>
    </style:style>
    <style:style style:name="ce175" style:family="table-cell" style:parent-style-name="Default" style:data-style-name="N20000">
      <style:table-cell-properties fo:background-color="#ffdbb6" style:text-align-source="fix" style:repeat-content="false" fo:border="1.5pt solid #000000"/>
      <style:paragraph-properties fo:text-align="center" fo:margin-left="0cm"/>
      <style:text-properties fo:color="#000000" style:font-name="Calibri" fo:font-size="24.2000007629395pt" fo:text-shadow="1pt 1pt" fo:font-weight="bold" style:font-size-asian="24.2000007629395pt" style:font-weight-asian="bold" style:font-size-complex="24.2000007629395pt" style:font-weight-complex="bold"/>
    </style:style>
    <style:style style:name="ce119" style:family="table-cell" style:parent-style-name="Default" style:data-style-name="N20100">
      <style:table-cell-properties fo:background-color="#b2b2b2" style:text-align-source="fix" style:repeat-content="false" fo:border="1.5pt solid #000000"/>
      <style:paragraph-properties fo:text-align="center" fo:margin-left="0cm"/>
      <style:text-properties style:font-name="Calibri" fo:font-size="14.5pt" fo:font-weight="bold" style:font-size-asian="14.5pt" style:font-weight-asian="bold" style:font-size-complex="14.5pt" style:font-weight-complex="bold"/>
    </style:style>
    <style:style style:name="ce252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217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20100">
      <style:table-cell-properties fo:background-color="#ffd7d7" style:text-align-source="fix" style:repeat-content="false" fo:border="1.5pt solid #000000"/>
      <style:paragraph-properties fo:text-align="center" fo:margin-left="0cm"/>
      <style:text-properties style:font-name="Calibri" fo:font-size="14.5pt" fo:font-weight="bold" style:font-size-asian="14.5pt" style:font-weight-asian="bold" style:font-size-complex="14.5pt" style:font-weight-complex="bold"/>
    </style:style>
    <style:style style:name="ce289" style:family="table-cell" style:parent-style-name="Default" style:data-style-name="N20100">
      <style:table-cell-properties fo:background-color="#fbabab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128" style:family="table-cell" style:parent-style-name="Default" style:data-style-name="N20100">
      <style:table-cell-properties fo:background-color="#800080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84" style:family="table-cell" style:parent-style-name="Default" style:data-style-name="N20000">
      <style:table-cell-properties fo:background-color="#333333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132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alibri" fo:font-size="48pt" style:font-size-asian="48pt" style:font-size-complex="48pt"/>
    </style:style>
    <style:style style:name="ce135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alibri" fo:font-size="23pt" style:font-size-asian="23pt" style:font-size-complex="23pt"/>
    </style:style>
    <style:style style:name="ce138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alibri" fo:font-size="25pt" style:font-size-asian="25pt" style:font-size-complex="25pt"/>
    </style:style>
    <style:style style:name="ce187" style:family="table-cell" style:parent-style-name="Default" style:data-style-name="N20100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alibri" fo:font-size="11pt" fo:font-weight="bold" style:font-size-asian="25pt" style:font-weight-asian="bold" style:font-size-complex="25pt" style:font-weight-complex="bold"/>
    </style:style>
    <style:style style:name="ce139" style:family="table-cell" style:parent-style-name="Default" style:data-style-name="N20100">
      <style:table-cell-properties fo:background-color="#ffdbb6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193" style:family="table-cell" style:parent-style-name="Default" style:data-style-name="N20100">
      <style:table-cell-properties fo:background-color="#0a0477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196" style:family="table-cell" style:parent-style-name="Default" style:data-style-name="N20120">
      <style:table-cell-properties fo:background-color="#0a0477" style:cell-protect="none" style:print-content="true" style:text-align-source="fix" style:repeat-content="false" fo:border="0.06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197" style:family="table-cell" style:parent-style-name="Default" style:data-style-name="N20130">
      <style:table-cell-properties fo:background-color="#ffd7d7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311" style:family="table-cell" style:parent-style-name="Default" style:data-style-name="N20100">
      <style:table-cell-properties fo:background-color="#fbabab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307" style:family="table-cell" style:parent-style-name="Default" style:data-style-name="N20100">
      <style:table-cell-properties fo:background-color="#800080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95" style:family="table-cell" style:parent-style-name="Default" style:data-style-name="N20100">
      <style:table-cell-properties fo:background-color="#333333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00" style:family="table-cell" style:parent-style-name="Default" style:data-style-name="N20100">
      <style:table-cell-properties fo:background-color="#bf0041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01" style:family="table-cell" style:parent-style-name="Default" style:data-style-name="N20120">
      <style:table-cell-properties fo:background-color="#bf0041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320" style:family="table-cell" style:parent-style-name="Default" style:data-style-name="N20130">
      <style:table-cell-properties fo:background-color="#fbabab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06" style:family="table-cell" style:parent-style-name="Default" style:data-style-name="N20130">
      <style:table-cell-properties fo:background-color="#800080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69" style:family="table-cell" style:parent-style-name="Default" style:data-style-name="N20100">
      <style:table-cell-properties fo:background-color="#333333" style:cell-protect="none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151" style:family="table-cell" style:parent-style-name="Default" style:data-style-name="N20100">
      <style:table-cell-properties fo:background-color="#ffdbb6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Calibri" fo:font-size="28pt" fo:language="de" fo:country="DE" fo:font-style="normal" fo:text-shadow="1pt 1pt" style:text-underline-style="none" fo:font-weight="bold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bold" style:font-name-complex="Lohit Devanagari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20100">
      <style:table-cell-properties fo:background-color="#ff0000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10" style:family="table-cell" style:parent-style-name="Default" style:data-style-name="N20120">
      <style:table-cell-properties fo:background-color="#ff000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176" style:family="table-cell" style:parent-style-name="Default" style:data-style-name="N20100">
      <style:table-cell-properties fo:background-color="#ffdbb6" style:text-align-source="fix" style:repeat-content="false"/>
      <style:paragraph-properties fo:text-align="start" fo:margin-left="0cm"/>
      <style:text-properties fo:color="#000000" style:font-name="Calibri" fo:font-size="28pt" fo:text-shadow="1pt 1pt" fo:font-weight="bold" style:font-size-asian="28pt" style:font-weight-asian="bold" style:font-size-complex="28pt" style:font-weight-complex="bold"/>
    </style:style>
    <style:style style:name="ce214" style:family="table-cell" style:parent-style-name="Default" style:data-style-name="N20100">
      <style:table-cell-properties fo:background-color="#e26136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15" style:family="table-cell" style:parent-style-name="Default" style:data-style-name="N20120">
      <style:table-cell-properties fo:background-color="#e26136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216" style:family="table-cell" style:parent-style-name="Default" style:data-style-name="N20130">
      <style:table-cell-properties fo:background-color="#ffd7d7" style:cell-protect="protected formula-hidden" style:print-content="true" style:text-align-source="fix" style:repeat-content="false" fo:border="1.5pt solid #000000"/>
      <style:paragraph-properties fo:text-align="center" fo:margin-left="0cm"/>
      <style:text-properties style:font-name="Calibri" fo:font-size="14.5pt" fo:font-weight="bold" style:font-size-asian="14.5pt" style:font-weight-asian="bold" style:font-size-complex="14.5pt" style:font-weight-complex="bold"/>
    </style:style>
    <style:style style:name="ce274" style:family="table-cell" style:parent-style-name="Default" style:data-style-name="N20100">
      <style:table-cell-properties fo:background-color="#ffbf00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22" style:family="table-cell" style:parent-style-name="Default" style:data-style-name="N20120">
      <style:table-cell-properties fo:background-color="#ffbf0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223" style:family="table-cell" style:parent-style-name="Default" style:data-style-name="N20100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26" style:family="table-cell" style:parent-style-name="Default" style:data-style-name="N20120">
      <style:table-cell-properties fo:background-color="#ffff0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230" style:family="table-cell" style:parent-style-name="Default" style:data-style-name="N20100">
      <style:table-cell-properties fo:background-color="#81d41a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31" style:family="table-cell" style:parent-style-name="Default" style:data-style-name="N20120">
      <style:table-cell-properties fo:background-color="#81d41a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234" style:family="table-cell" style:parent-style-name="Default" style:data-style-name="N20120">
      <style:table-cell-properties fo:background-color="#800080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21" style:family="table-cell" style:parent-style-name="Default" style:data-style-name="N20100">
      <style:table-cell-properties fo:background-color="#ffdbb6" style:text-align-source="fix" style:repeat-content="false" fo:border="none"/>
      <style:paragraph-properties fo:text-align="center" fo:margin-left="0cm"/>
      <style:text-properties style:font-name="Calibri" fo:font-size="28pt" style:font-size-asian="28pt" style:font-size-complex="28pt"/>
    </style:style>
    <style:style style:name="ce240" style:family="table-cell" style:parent-style-name="Default" style:data-style-name="N20100">
      <style:table-cell-properties fo:background-color="#bbe33d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43" style:family="table-cell" style:parent-style-name="Default" style:data-style-name="N20120">
      <style:table-cell-properties fo:background-color="#bbe33d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00" style:font-name="Calibri" fo:font-size="14.5pt" style:font-size-asian="14.5pt" style:font-size-complex="14.5pt"/>
    </style:style>
    <style:style style:name="ce255" style:family="table-cell" style:parent-style-name="Default" style:data-style-name="N20120">
      <style:table-cell-properties fo:background-color="#ffd7d7" style:cell-protect="protected formula-hidden" style:print-content="true" style:text-align-source="fix" style:repeat-content="false" fo:border="1.5pt solid #000000"/>
      <style:paragraph-properties fo:text-align="center" fo:margin-left="0cm"/>
      <style:text-properties style:font-name="Calibri" fo:font-size="14.5pt" fo:font-weight="bold" style:font-size-asian="14.5pt" style:font-weight-asian="bold" style:font-size-complex="14.5pt" style:font-weight-complex="bold"/>
    </style:style>
    <style:style style:name="ce360" style:family="table-cell" style:parent-style-name="Default" style:data-style-name="N20131">
      <style:table-cell-properties fo:background-color="#fbabab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28" style:family="table-cell" style:parent-style-name="Default" style:data-style-name="N20100">
      <style:table-cell-properties fo:background-color="#333333" style:text-align-source="fix" style:repeat-content="false" fo:border="1.5pt solid #000000"/>
      <style:paragraph-properties fo:text-align="center" fo:margin-left="0cm"/>
      <style:text-properties fo:color="#ffffff" style:text-outline="false" style:text-line-through-style="none" style:text-line-through-type="none" style:font-name="Calibri" fo:font-size="14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.5pt" style:language-asian="zh" style:country-asian="CN" style:font-style-asian="normal" style:font-weight-asian="bold" style:font-name-complex="Lohit Devanagari" style:font-size-complex="14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 style:data-style-name="N20100">
      <style:table-cell-properties fo:border-bottom="none" fo:background-color="#ffdbb6" style:text-align-source="fix" style:repeat-content="false" fo:border-left="none" fo:border-right="2.24pt solid #000000" fo:border-top="none"/>
      <style:paragraph-properties fo:text-align="center" fo:margin-left="0cm"/>
      <style:text-properties style:font-name="Calibri" fo:font-size="28pt" style:font-size-asian="28pt" style:font-size-complex="28pt"/>
    </style:style>
    <style:style style:name="ce258" style:family="table-cell" style:parent-style-name="Default" style:data-style-name="N20100">
      <style:table-cell-properties fo:background-color="#035012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61" style:family="table-cell" style:parent-style-name="Default" style:data-style-name="N20129">
      <style:table-cell-properties fo:background-color="#035012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ffffff" style:font-name="Calibri" fo:font-size="14.5pt" style:font-size-asian="14.5pt" style:font-size-complex="14.5pt"/>
    </style:style>
    <style:style style:name="ce262" style:family="table-cell" style:parent-style-name="Default" style:data-style-name="N20127">
      <style:table-cell-properties fo:background-color="#ffd7d7" style:cell-protect="protected formula-hidden" style:print-content="true" style:text-align-source="fix" style:repeat-content="false" fo:border="1.5pt solid #000000"/>
      <style:paragraph-properties fo:text-align="center" fo:margin-left="0cm"/>
      <style:text-properties style:font-name="Calibri" fo:font-size="14.5pt" fo:font-weight="bold" style:font-size-asian="14.5pt" style:font-weight-asian="bold" style:font-size-complex="14.5pt" style:font-weight-complex="bold"/>
    </style:style>
    <style:style style:name="ce251" style:family="table-cell" style:parent-style-name="Default" style:data-style-name="N20127">
      <style:table-cell-properties fo:background-color="#fbabab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14.5pt" fo:font-weight="bold" style:font-size-asian="14.5pt" style:font-weight-asian="bold" style:font-size-complex="14.5pt" style:font-weight-complex="bold"/>
    </style:style>
    <style:style style:name="ce264" style:family="table-cell" style:parent-style-name="Default" style:data-style-name="N20127">
      <style:table-cell-properties fo:background-color="#800080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14.5pt" fo:font-weight="bold" style:font-size-asian="14.5pt" style:font-weight-asian="bold" style:font-size-complex="14.5pt" style:font-weight-complex="bold"/>
    </style:style>
    <style:style style:name="ce233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style:use-window-font-color="true" style:font-name="Calibri" fo:font-size="48pt" style:font-size-asian="48pt" style:font-size-complex="48pt"/>
    </style:style>
    <style:style style:name="ce235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16pt" style:font-size-asian="16pt" style:font-size-complex="16pt"/>
    </style:style>
    <style:style style:name="ce236" style:family="table-cell" style:parent-style-name="Default" style:data-style-name="N20000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Calibri" fo:font-size="21pt" style:font-size-asian="21pt" style:font-size-complex="21pt"/>
    </style:style>
    <style:style style:name="ce315" style:family="table-cell" style:parent-style-name="Default" style:data-style-name="N20000">
      <style:table-cell-properties fo:background-color="#605f5f" style:cell-protect="protected" style:print-content="true" style:text-align-source="fix" style:repeat-content="false" fo:border="none"/>
      <style:paragraph-properties fo:text-align="center" fo:margin-left="0cm"/>
      <style:text-properties style:font-name="Calibri" fo:font-size="28pt" style:font-size-asian="28pt" style:font-size-complex="28pt"/>
    </style:style>
    <style:style style:name="ce316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242" style:family="table-cell" style:parent-style-name="Default" style:data-style-name="N20000">
      <style:table-cell-properties fo:background-color="#605f5f" style:cell-protect="protected" style:print-content="true" style:text-align-source="fix" style:repeat-content="false" fo:border="none"/>
      <style:paragraph-properties fo:text-align="end" fo:margin-left="0cm"/>
      <style:text-properties fo:color="#ffc823" style:font-name="Calibri" fo:font-size="28pt" fo:font-weight="bold" style:font-size-asian="28pt" style:font-weight-asian="bold" style:font-size-complex="28pt" style:font-weight-complex="bold"/>
    </style:style>
    <style:style style:name="ce241" style:family="table-cell" style:parent-style-name="Default" style:data-style-name="N20000">
      <style:table-cell-properties fo:background-color="#605f5f" style:cell-protect="protected" style:print-content="true" style:text-align-source="fix" style:repeat-content="false" fo:border="none"/>
      <style:paragraph-properties fo:text-align="end" fo:margin-left="0cm"/>
      <style:text-properties fo:color="#ff0000" style:font-name="Calibri" fo:font-size="28pt" fo:font-weight="bold" style:font-size-asian="28pt" style:font-weight-asian="bold" style:font-size-complex="28pt" style:font-weight-complex="bold"/>
    </style:style>
    <style:style style:name="ce321" style:family="table-cell" style:parent-style-name="Default" style:data-style-name="N20000">
      <style:table-cell-properties fo:background-color="#605f5f" style:cell-protect="protected" style:print-content="true"/>
      <style:text-properties style:font-name="Calibri" fo:font-size="28pt" style:font-size-asian="28pt" style:font-size-complex="28pt"/>
    </style:style>
    <style:style style:name="ce245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246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style:font-name="Calibri" fo:font-size="68pt" style:font-size-asian="68pt" style:font-size-complex="68pt"/>
    </style:style>
    <style:style style:name="ce250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253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style:font-name="Calibri" fo:font-size="50pt" style:font-size-asian="50pt" style:font-size-complex="50pt"/>
    </style:style>
    <style:style style:name="ce283" style:family="table-cell" style:parent-style-name="Default" style:data-style-name="N20000">
      <style:table-cell-properties fo:background-color="#605f5f" style:cell-protect="protected formula-hidden" style:print-content="true" style:text-align-source="fix" style:repeat-content="false"/>
      <style:paragraph-properties fo:text-align="center" fo:margin-left="0cm"/>
      <style:text-properties fo:color="#605f5f" style:font-name="Calibri" fo:font-size="50pt" style:font-size-asian="50pt" style:font-size-complex="50pt"/>
    </style:style>
    <style:style style:name="ce333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50pt" style:font-size-asian="50pt" style:font-size-complex="50pt"/>
    </style:style>
    <style:style style:name="ce334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/>
    </style:style>
    <style:style style:name="ce335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336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none"/>
      <style:paragraph-properties fo:text-align="center" fo:margin-left="0cm"/>
      <style:text-properties style:font-name="Calibri" fo:font-size="28pt" style:font-size-asian="28pt" style:font-size-complex="28pt"/>
    </style:style>
    <style:style style:name="ce337" style:family="table-cell" style:parent-style-name="Default">
      <style:table-cell-properties fo:background-color="#000000" style:cell-protect="protected" style:print-content="true" fo:border="none"/>
      <style:text-properties style:font-name="Calibri" fo:font-size="28pt" style:font-size-asian="28pt" style:font-size-complex="28pt"/>
    </style:style>
    <style:style style:name="ce338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339" style:family="table-cell" style:parent-style-name="Default">
      <style:table-cell-properties fo:background-color="#000000" style:cell-protect="protected" style:print-content="true"/>
      <style:text-properties style:font-name="Calibri" fo:font-size="28pt" style:font-size-asian="28pt" style:font-size-complex="28pt"/>
    </style:style>
    <style:style style:name="ce340" style:family="table-cell" style:parent-style-name="Default">
      <style:table-cell-properties fo:background-color="#000000" style:cell-protect="protected" style:print-content="true" style:text-align-source="fix" style:repeat-content="false" fo:border="none"/>
      <style:paragraph-properties fo:text-align="end" fo:margin-left="0cm"/>
      <style:text-properties fo:color="#800000" style:font-name="Calibri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ackground-color="#000000" style:cell-protect="protected" style:print-content="true" style:text-align-source="fix" style:repeat-content="false" fo:border="none"/>
      <style:paragraph-properties fo:text-align="end" fo:margin-left="0cm"/>
      <style:text-properties fo:color="#ffc823" style:font-name="Calibri" fo:font-size="28pt" fo:font-weight="bold" style:font-size-asian="28pt" style:font-weight-asian="bold" style:font-size-complex="28pt" style:font-weight-complex="bold"/>
    </style:style>
    <style:style style:name="ce346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347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28pt" style:font-size-asian="28pt" style:font-size-complex="28pt"/>
    </style:style>
    <style:style style:name="ce314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fo:color="#ffffff" style:font-name="Calibri" fo:font-size="28pt" style:font-size-asian="28pt" style:font-size-complex="28pt"/>
    </style:style>
    <style:style style:name="ce326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fo:color="#ffffff" style:font-name="Calibri" fo:font-size="68pt" style:font-size-asian="68pt" style:font-size-complex="68pt"/>
    </style:style>
    <style:style style:name="ce310" style:family="table-cell" style:parent-style-name="Default" style:data-style-name="N20000">
      <style:table-cell-properties fo:background-color="#605f5f" style:cell-protect="protected formula-hidden" style:print-content="true" style:text-align-source="fix" style:repeat-content="false"/>
      <style:paragraph-properties fo:text-align="center" fo:margin-left="0cm"/>
      <style:text-properties fo:color="#605f5f" style:font-name="Calibri" fo:font-size="5pt" style:font-size-asian="5pt" style:font-size-complex="5pt"/>
    </style:style>
    <style:style style:name="ce359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361" style:family="table-cell" style:parent-style-name="Default" style:data-style-name="N20000">
      <style:table-cell-properties fo:background-color="#ffdbb6" style:cell-protect="protected" style:print-content="true" style:text-align-source="fix" style:repeat-content="false" fo:border="none"/>
      <style:paragraph-properties fo:text-align="center" fo:margin-left="0cm"/>
      <style:text-properties fo:color="#000000" style:font-name="Calibri" fo:font-size="41pt" fo:text-shadow="1pt 1pt" fo:font-weight="bold" style:font-size-asian="41pt" style:font-weight-asian="bold" style:font-size-complex="41pt" style:font-weight-complex="bold"/>
    </style:style>
    <style:style style:name="ce317" style:family="table-cell" style:parent-style-name="Default" style:data-style-name="N20100">
      <style:table-cell-properties fo:background-color="#333333" style:cell-protect="protected" style:print-content="true" style:text-align-source="fix" style:repeat-content="false" fo:border="1.5pt solid #000000" style:rotation-angle="0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313" style:family="table-cell" style:parent-style-name="Default" style:data-style-name="N20100">
      <style:table-cell-properties fo:background-color="#333333" style:cell-protect="protected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364" style:family="table-cell" style:parent-style-name="Default" style:data-style-name="N20100">
      <style:table-cell-properties fo:background-color="#333333" style:cell-protect="none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312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294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center" fo:margin-left="0cm"/>
      <style:text-properties fo:color="#000000" style:font-name="Calibri" fo:font-size="42pt" fo:text-shadow="1pt 1pt" fo:font-weight="bold" style:font-size-asian="42pt" style:font-weight-asian="bold" style:font-size-complex="42pt" style:font-weight-complex="bold"/>
    </style:style>
    <style:style style:name="ce367" style:family="table-cell" style:parent-style-name="Default" style:data-style-name="N20000">
      <style:table-cell-properties fo:background-color="#000000" style:cell-protect="protected" style:print-content="true" fo:border="none"/>
      <style:text-properties style:font-name="Calibri" fo:font-size="28pt" style:font-size-asian="28pt" style:font-size-complex="28pt"/>
    </style:style>
    <style:style style:name="ce322" style:family="table-cell" style:parent-style-name="Default" style:data-style-name="N20000">
      <style:table-cell-properties fo:background-color="#000000" style:cell-protect="protected" style:print-content="true"/>
      <style:text-properties style:font-name="Calibri" fo:font-size="28pt" style:font-size-asian="28pt" style:font-size-complex="28pt"/>
    </style:style>
    <style:style style:name="ce348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fo:color="#ffffff" style:font-name="Calibri" fo:font-size="40pt" style:font-size-asian="40pt" style:font-size-complex="40pt"/>
    </style:style>
    <style:style style:name="ce370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28pt" style:font-size-asian="28pt" style:font-size-complex="28pt"/>
    </style:style>
    <style:style style:name="ce301" style:family="table-cell" style:parent-style-name="Default">
      <style:table-cell-properties fo:background-color="#ffdbb6" style:cell-protect="protected" style:print-content="true" style:text-align-source="fix" style:repeat-content="false" fo:border="none"/>
      <style:paragraph-properties fo:text-align="start" fo:margin-left="0cm"/>
      <style:text-properties fo:color="#000000" style:font-name="Calibri" fo:font-size="41pt" fo:text-shadow="1pt 1pt" fo:font-weight="bold" style:font-size-asian="41pt" style:font-weight-asian="bold" style:font-size-complex="41pt" style:font-weight-complex="bold"/>
    </style:style>
    <style:style style:name="ce372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style:font-size-asian="28pt" style:font-size-complex="28pt"/>
    </style:style>
    <style:style style:name="ce350" style:family="table-cell" style:parent-style-name="Default" style:data-style-name="N20100">
      <style:table-cell-properties fo:background-color="#b2b2b2" style:cell-protect="none" style:print-content="true" style:text-align-source="fix" style:repeat-content="false" fo:border="1.5pt solid #000000"/>
      <style:paragraph-properties fo:text-align="center" fo:margin-left="0cm"/>
      <style:text-properties fo:color="#000000" style:font-name="DejaVu" fo:font-size="28pt" fo:font-weight="normal" style:font-size-asian="28pt" style:font-weight-asian="normal" style:font-size-complex="28pt" style:font-weight-complex="normal"/>
    </style:style>
    <style:style style:name="ce327" style:family="table-cell" style:parent-style-name="Default" style:data-style-name="N20000">
      <style:table-cell-properties fo:background-color="#b2b2b2" style:cell-protect="none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style:font-size-asian="28pt" style:font-size-complex="28pt"/>
    </style:style>
    <style:style style:name="ce328" style:family="table-cell" style:parent-style-name="Default" style:data-style-name="N20122">
      <style:table-cell-properties fo:background-color="#b2b2b2" style:cell-protect="none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style:font-size-asian="28pt" style:font-size-complex="28pt"/>
    </style:style>
    <style:style style:name="ce330" style:family="table-cell" style:parent-style-name="Default" style:data-style-name="N20121">
      <style:table-cell-properties fo:background-color="#b2b2b2" style:cell-protect="none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style:font-size-asian="28pt" style:font-size-complex="28pt"/>
    </style:style>
    <style:style style:name="ce331" style:family="table-cell" style:parent-style-name="Default" style:data-style-name="N20121">
      <style:table-cell-properties fo:background-color="#b2b2b2" style:cell-protect="none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fo:font-weight="normal" style:font-size-asian="28pt" style:font-weight-asian="normal" style:font-size-complex="28pt" style:font-weight-complex="normal"/>
    </style:style>
    <style:style style:name="ce291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style:font-size-asian="28pt" style:font-size-complex="28pt"/>
    </style:style>
    <style:style style:name="ce341" style:family="table-cell" style:parent-style-name="Default" style:data-style-name="N20000">
      <style:table-cell-properties fo:background-color="#ffff00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ce343" style:family="table-cell" style:parent-style-name="Default" style:data-style-name="N20000">
      <style:table-cell-properties fo:background-color="#d4ea6b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ce345" style:family="table-cell" style:parent-style-name="Default" style:data-style-name="N20121">
      <style:table-cell-properties fo:background-color="#d4ea6b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ce351" style:family="table-cell" style:parent-style-name="Default" style:data-style-name="N20000">
      <style:table-cell-properties fo:background-color="#b6e525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20127">
      <style:table-cell-properties fo:background-color="#035012" style:cell-protect="protected formula-hidden" style:print-content="true" style:text-align-source="fix" style:repeat-content="false" fo:border="1.5pt solid #000000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349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Calibri" fo:font-size="28pt" fo:font-weight="bold" style:font-size-asian="28pt" style:font-weight-asian="bold" style:font-size-complex="28pt" style:font-weight-complex="bold"/>
    </style:style>
    <style:style style:name="ce388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60pt" style:font-size-asian="60pt" style:font-size-complex="60pt"/>
    </style:style>
    <style:style style:name="ce400" style:family="table-cell" style:parent-style-name="Default" style:data-style-name="N20000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28pt" style:font-size-asian="28pt" style:font-size-complex="28pt"/>
    </style:style>
    <style:style style:name="ce354" style:family="table-cell" style:parent-style-name="Default">
      <style:table-cell-properties fo:background-color="#000000" style:cell-protect="protected" style:print-content="true" style:text-align-source="fix" style:repeat-content="false" fo:border="none"/>
      <style:paragraph-properties fo:text-align="center" fo:margin-left="0cm"/>
      <style:text-properties style:font-name="Calibri" fo:font-size="28pt" style:font-size-asian="28pt" style:font-size-complex="28pt"/>
    </style:style>
    <style:style style:name="ce355" style:family="table-cell" style:parent-style-name="Default">
      <style:table-cell-properties fo:background-color="#000000" style:cell-protect="protected" style:print-content="true" style:text-align-source="fix" style:repeat-content="false" fo:border="none"/>
      <style:paragraph-properties fo:text-align="start" fo:margin-left="0cm"/>
      <style:text-properties fo:color="#ffc823" style:font-name="Calibri" fo:font-size="28pt" fo:font-weight="bold" style:font-size-asian="28pt" style:font-weight-asian="bold" style:font-size-complex="28pt" style:font-weight-complex="bold"/>
    </style:style>
    <style:style style:name="ce356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start" fo:margin-left="0cm"/>
      <style:text-properties fo:color="#800000" style:text-outline="false" style:text-line-through-style="none" style:text-line-through-type="none" style:font-name="Calibri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bold" style:font-name-complex="Lohit Devanagari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000000" style:cell-protect="protected" style:print-content="true" style:text-align-source="fix" style:repeat-content="false" fo:border="none"/>
      <style:paragraph-properties fo:text-align="start" fo:margin-left="0cm"/>
      <style:text-properties fo:color="#ffce3b" style:font-name="Calibri" fo:font-size="28pt" fo:font-weight="bold" style:font-size-asian="28pt" style:font-weight-asian="bold" style:font-size-complex="28pt" style:font-weight-complex="bold"/>
    </style:style>
    <style:style style:name="ce427" style:family="table-cell" style:parent-style-name="Default" style:data-style-name="N20000">
      <style:table-cell-properties fo:background-color="#605f5f" style:cell-protect="protected" style:print-content="true" style:text-align-source="fix" style:repeat-content="false" fo:border="none"/>
      <style:paragraph-properties fo:text-align="start" fo:margin-left="0cm"/>
      <style:text-properties fo:color="#ffc823" style:font-name="Calibri" fo:font-size="28pt" fo:font-weight="bold" style:font-size-asian="28pt" style:font-weight-asian="bold" style:font-size-complex="28pt" style:font-weight-complex="bold"/>
    </style:style>
    <style:style style:name="ce428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start" fo:margin-left="0cm"/>
      <style:text-properties fo:color="#ff0000" style:text-outline="false" style:text-line-through-style="none" style:text-line-through-type="none" style:font-name="Calibri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bold" style:font-name-complex="Lohit Devanagari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9" style:family="table-cell" style:parent-style-name="Default" style:data-style-name="N20000">
      <style:table-cell-properties fo:background-color="#605f5f"/>
      <style:text-properties style:font-name="Calibri" fo:font-size="28pt" style:font-size-asian="28pt" style:font-size-complex="28pt"/>
    </style:style>
    <style:style style:name="ce432" style:family="table-cell" style:parent-style-name="Default" style:data-style-name="N20000">
      <style:table-cell-properties fo:background-color="#605f5f"/>
    </style:style>
    <style:style style:name="ce433" style:family="table-cell" style:parent-style-name="Default" style:data-style-name="N20000">
      <style:table-cell-properties fo:background-color="#605f5f" style:text-align-source="fix" style:repeat-content="false"/>
      <style:paragraph-properties fo:text-align="center" fo:margin-left="0cm"/>
      <style:text-properties style:font-name="Calibri"/>
    </style:style>
    <style:style style:name="ce402" style:family="table-cell" style:parent-style-name="Default" style:data-style-name="N20000">
      <style:table-cell-properties fo:background-color="#000000" style:text-align-source="fix" style:repeat-content="false"/>
      <style:paragraph-properties fo:text-align="center" fo:margin-left="0cm"/>
      <style:text-properties style:font-name="Calibri" fo:font-size="48pt" style:font-size-asian="48pt" style:font-size-complex="48pt"/>
    </style:style>
    <style:style style:name="ce404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60pt" style:font-size-asian="60pt" style:font-size-complex="60pt"/>
    </style:style>
    <style:style style:name="ce405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48pt" style:font-size-asian="48pt" style:font-size-complex="48pt"/>
    </style:style>
    <style:style style:name="ce406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68pt" style:font-size-asian="68pt" style:font-size-complex="68pt"/>
    </style:style>
    <style:style style:name="ce407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408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 fo:font-size="50pt" style:font-size-asian="50pt" style:font-size-complex="50pt"/>
    </style:style>
    <style:style style:name="ce409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605f5f" style:font-name="Calibri" fo:font-size="50pt" style:font-size-asian="50pt" style:font-size-complex="50pt"/>
    </style:style>
    <style:style style:name="ce418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68pt" style:font-size-asian="68pt" style:font-size-complex="68pt"/>
    </style:style>
    <style:style style:name="ce419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605f5f" style:font-name="Calibri" fo:font-size="5pt" style:font-size-asian="5pt" style:font-size-complex="5pt"/>
    </style:style>
    <style:style style:name="ce421" style:family="table-cell" style:parent-style-name="Default" style:data-style-name="N20000">
      <style:table-cell-properties fo:background-color="#333333" style:cell-protect="protected" style:print-content="true" style:text-align-source="fix" style:repeat-content="false" fo:border="1.5pt solid #000000" style:rotation-angle="0"/>
      <style:paragraph-properties fo:text-align="center" fo:margin-left="0cm"/>
      <style:text-properties fo:color="#ffffff" style:font-name="Calibri" fo:font-size="28pt" fo:font-weight="bold" style:font-size-asian="28pt" style:font-weight-asian="bold" style:font-size-complex="28pt" style:font-weight-complex="bold"/>
    </style:style>
    <style:style style:name="ce422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fo:color="#ffffff" style:font-name="Calibri" fo:font-size="40pt" style:font-size-asian="40pt" style:font-size-complex="40pt"/>
    </style:style>
    <style:style style:name="ce423" style:family="table-cell" style:parent-style-name="Default" style:data-style-name="N20000">
      <style:table-cell-properties fo:background-color="#605f5f" style:cell-protect="protected" style:print-content="true"/>
    </style:style>
    <style:style style:name="ce424" style:family="table-cell" style:parent-style-name="Default" style:data-style-name="N20000">
      <style:table-cell-properties fo:background-color="#605f5f" style:cell-protect="protected" style:print-content="true" style:text-align-source="fix" style:repeat-content="false"/>
      <style:paragraph-properties fo:text-align="center" fo:margin-left="0cm"/>
      <style:text-properties style:font-name="Calibri"/>
    </style:style>
    <style:style style:name="ce559" style:family="table-cell" style:parent-style-name="Default" style:data-style-name="N0">
      <style:table-cell-properties fo:background-color="#f10d0c" style:cell-protect="protected formula-hidden" style:print-content="true" style:text-align-source="fix" style:repeat-content="false"/>
      <style:paragraph-properties fo:text-align="start" fo:margin-left="0cm"/>
      <style:text-properties fo:color="#ffffff" style:font-name="Calibri" fo:font-size="32pt" fo:text-shadow="1pt 1pt" fo:font-weight="bold" style:font-size-asian="32pt" style:font-weight-asian="bold" style:font-size-complex="32pt" style:font-weight-complex="bold"/>
    </style:style>
    <style:style style:name="ce560" style:family="table-cell" style:parent-style-name="Default" style:data-style-name="N0">
      <style:table-cell-properties style:cell-protect="protected" style:print-content="true" style:text-align-source="fix" style:repeat-content="false" fo:border="2.24pt solid #000000" style:rotation-angle="0"/>
      <style:paragraph-properties fo:text-align="center" fo:margin-left="0cm"/>
      <style:text-properties style:font-name="Calibri" fo:font-size="18pt" fo:font-weight="bold" style:font-size-asian="18pt" style:font-weight-asian="bold" style:font-size-complex="18pt" style:font-weight-complex="bold"/>
    </style:style>
    <style:style style:name="ce561" style:family="table-cell" style:parent-style-name="Default" style:data-style-name="N0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style:font-name="Calibri" fo:font-size="18pt" style:font-size-asian="18pt" style:font-size-complex="18pt"/>
    </style:style>
    <style:style style:name="ce562" style:family="table-cell" style:parent-style-name="Default" style:data-style-name="N0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Calibri" fo:font-size="18pt" style:font-size-asian="18pt" style:font-size-complex="18pt"/>
    </style:style>
    <style:style style:name="ce563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" fo:font-size="18pt" style:font-size-asian="18pt" style:font-size-complex="18pt"/>
    </style:style>
    <style:style style:name="ce564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" fo:font-size="18pt" style:font-size-asian="18pt" style:font-size-complex="18pt"/>
    </style:style>
    <style:style style:name="ce56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Calibri" fo:font-size="18pt" fo:font-weight="normal" style:font-size-asian="18pt" style:font-weight-asian="normal" style:font-size-complex="18pt" style:font-weight-complex="normal"/>
    </style:style>
    <style:style style:name="ce56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Calibri" fo:font-size="18pt" style:font-size-asian="18pt" style:font-size-complex="18pt"/>
    </style:style>
    <style:style style:name="ce56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18pt" style:font-size-asian="18pt" style:font-size-complex="18pt"/>
    </style:style>
    <style:style style:name="ce568" style:family="table-cell" style:parent-style-name="Default" style:data-style-name="N0">
      <style:table-cell-properties fo:background-color="#666666" style:cell-protect="protected formula-hidden" style:print-content="true" style:text-align-source="fix" style:repeat-content="false"/>
      <style:paragraph-properties fo:text-align="center" fo:margin-left="0cm"/>
      <style:text-properties fo:color="#666666" style:font-name="Calibri" fo:font-size="26pt" fo:font-weight="bold" style:font-size-asian="18pt" style:font-weight-asian="bold" style:font-size-complex="18pt" style:font-weight-complex="bold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8pt" style:font-size-asian="18pt" style:font-size-complex="18pt"/>
    </style:style>
    <style:style style:name="ce570" style:family="table-cell" style:parent-style-name="Default" style:data-style-name="N20000">
      <style:table-cell-properties fo:background-color="#f10d0c" style:cell-protect="protected formula-hidden" style:print-content="true" style:text-align-source="fix" style:repeat-content="false"/>
      <style:paragraph-properties fo:text-align="start" fo:margin-left="0cm"/>
      <style:text-properties fo:color="#ffffff" style:text-outline="false" style:text-line-through-style="none" style:text-line-through-type="none" style:font-name="Calibri" fo:font-size="43pt" fo:language="de" fo:country="DE" fo:font-style="normal" fo:text-shadow="1pt 1pt" style:text-underline-style="none" fo:font-weight="bold" style:text-underline-mode="continuous" style:text-overline-mode="continuous" style:text-line-through-mode="continuous" style:font-name-asian="Noto Sans CJK SC" style:font-size-asian="43pt" style:language-asian="zh" style:country-asian="CN" style:font-style-asian="normal" style:font-weight-asian="bold" style:font-name-complex="Lohit Devanagari" style:font-size-complex="4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1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4.51pt solid #ffffff"/>
      <style:paragraph-properties fo:text-align="center" fo:margin-left="0cm"/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ce572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fo:font-weight="normal" style:font-size-asian="22pt" style:font-weight-asian="normal" style:font-size-complex="22pt" style:font-weight-complex="normal"/>
    </style:style>
    <style:style style:name="ce573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fo:language="en" fo:country="US" fo:font-weight="normal" style:font-size-asian="22pt" style:font-weight-asian="normal" style:font-size-complex="22pt" style:font-weight-complex="normal"/>
    </style:style>
    <style:style style:name="ce574" style:family="table-cell" style:parent-style-name="Default" style:data-style-name="N20000">
      <style:table-cell-properties fo:background-color="#000000" style:cell-protect="protected" style:print-content="true" fo:border="0.74pt solid #ffffff"/>
      <style:text-properties fo:color="#ffffff" style:font-name="Calibri" fo:font-size="22pt" style:font-size-asian="22pt" style:font-size-complex="22pt"/>
    </style:style>
    <style:style style:name="ce575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2pt" style:font-size-asian="22pt" style:font-size-complex="22pt"/>
    </style:style>
    <style:style style:name="ce576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0.74pt solid #ffffff"/>
      <style:paragraph-properties fo:text-align="center" fo:margin-left="0cm"/>
      <style:text-properties fo:color="#ffffff" style:text-outline="false" style:text-line-through-style="none" style:text-line-through-type="none" style:font-name="Calibri" fo:font-size="2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bold" style:font-name-complex="Lohit Devanagari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7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2pt" style:font-size-asian="22pt" style:font-size-complex="22pt"/>
    </style:style>
    <style:style style:name="ce578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ce579" style:family="table-cell" style:parent-style-name="Default" style:data-style-name="N20000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style:font-name="Calibri" fo:font-size="22pt" style:font-size-asian="22pt" style:font-size-complex="22pt"/>
    </style:style>
    <style:style style:name="ce580" style:family="table-cell" style:parent-style-name="Default" style:data-style-name="N20000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style:font-name="Calibri" fo:font-size="22pt" fo:font-weight="bold" style:font-size-asian="22pt" style:font-weight-asian="bold" style:font-size-complex="22pt" style:font-weight-complex="bold"/>
    </style:style>
    <style:style style:name="ce581" style:family="table-cell" style:parent-style-name="Default" style:data-style-name="N20000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style:font-name="Calibri" fo:font-size="17pt" style:font-size-asian="17pt" style:font-size-complex="17pt"/>
    </style:style>
    <style:style style:name="ce582" style:family="table-cell" style:parent-style-name="Default" style:data-style-name="N0">
      <style:table-cell-properties fo:background-color="#000000" style:text-align-source="fix" style:repeat-content="false" fo:border="0.74pt solid #ffffff"/>
      <style:paragraph-properties fo:text-align="center" fo:margin-left="0cm"/>
      <style:text-properties style:use-window-font-color="true" style:font-name="Calibri" fo:font-size="17pt" style:font-size-asian="17pt" style:font-size-complex="17pt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7pt" style:font-size-asian="17pt" style:font-size-complex="17pt"/>
    </style:style>
    <style:style style:name="ce584" style:family="table-cell" style:parent-style-name="Default" style:data-style-name="N20000">
      <style:table-cell-properties fo:background-color="#f10d0c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Calibri" fo:font-size="22pt" fo:font-weight="bold" style:font-size-asian="22pt" style:font-weight-asian="bold" style:font-size-complex="22pt" style:font-weight-complex="bold"/>
    </style:style>
    <style:style style:name="ce585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2.24pt solid #ffffff"/>
      <style:paragraph-properties fo:text-align="center" fo:margin-left="0cm"/>
      <style:text-properties fo:color="#ffffff" style:text-outline="false" style:text-line-through-style="none" style:text-line-through-type="none" style:font-name="Calibri" fo:font-size="2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style:font-size-asian="22pt" style:font-size-complex="22pt"/>
    </style:style>
    <style:style style:name="ce587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fo:font-weight="normal" style:font-size-asian="22pt" style:font-weight-asian="normal" style:font-size-complex="22pt" style:font-weight-complex="normal"/>
    </style:style>
    <style:style style:name="ce588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style:font-size-asian="22pt" style:font-size-complex="22pt"/>
    </style:style>
    <style:style style:name="ce589" style:family="table-cell" style:parent-style-name="Default" style:data-style-name="N20121">
      <style:table-cell-properties fo:background-color="#000000" style:cell-protect="protected formula-hidden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fo:font-weight="normal" style:font-size-asian="22pt" style:font-weight-asian="normal" style:font-size-complex="22pt" style:font-weight-complex="normal"/>
    </style:style>
    <style:style style:name="ce590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2pt" fo:font-weight="normal" style:font-size-asian="22pt" style:font-weight-asian="normal" style:font-size-complex="22pt" style:font-weight-complex="normal"/>
    </style:style>
    <style:style style:name="ce591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2.24pt solid #ffffff"/>
      <style:paragraph-properties fo:text-align="center" fo:margin-left="0cm"/>
      <style:text-properties fo:color="#ffffff" style:font-name="DejaVu" fo:font-size="22pt" style:font-name-asian="DejaVu Sans" style:font-size-asian="22pt" style:font-name-complex="DejaVu Sans" style:font-size-complex="22pt"/>
    </style:style>
    <style:style style:name="ce592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2pt" style:font-name-asian="DejaVu Sans" style:font-size-asian="22pt" style:font-name-complex="DejaVu Sans" style:font-size-complex="22pt"/>
    </style:style>
    <style:style style:name="ce593" style:family="table-cell" style:parent-style-name="Default" style:data-style-name="N20000">
      <style:table-cell-properties fo:background-color="#000000" style:text-align-source="fix" style:repeat-content="false" fo:border="2.24pt solid #ffffff"/>
      <style:paragraph-properties fo:text-align="center" fo:margin-left="0cm"/>
      <style:text-properties fo:color="#ffffff" style:font-name="Calibri" fo:font-size="22pt" style:font-size-asian="22pt" style:font-size-complex="22pt"/>
    </style:style>
    <style:style style:name="ce594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4.51pt solid #ffffff"/>
      <style:paragraph-properties fo:text-align="center" fo:margin-left="0cm"/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ce595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2.24pt solid #ffffff"/>
      <style:paragraph-properties fo:text-align="center" fo:margin-left="0cm"/>
      <style:text-properties fo:color="#ffffff" style:text-outline="false" style:text-line-through-style="none" style:text-line-through-type="none" style:font-name="Calibri" fo:font-size="2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 style:data-style-name="N20000">
      <style:table-cell-properties fo:background-color="#000000" style:cell-protect="protected formula-hidden" style:print-content="true" fo:border="0.74pt solid #ffffff"/>
      <style:text-properties fo:color="#ffffff" style:font-name="Calibri" fo:font-size="22pt" style:font-size-asian="22pt" style:font-size-complex="22pt"/>
    </style:style>
    <style:style style:name="ce597" style:family="table-cell" style:parent-style-name="Default" style:data-style-name="N20000">
      <style:table-cell-properties fo:background-color="#000000" fo:border="0.74pt solid #ffffff"/>
      <style:text-properties fo:color="#ffffff" style:font-name="Calibri" fo:font-size="22pt" style:font-size-asian="22pt" style:font-size-complex="22pt"/>
    </style:style>
    <style:style style:name="ce598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4.51pt solid #ffffff" style:rotation-angle="0"/>
      <style:paragraph-properties fo:text-align="center" fo:margin-left="0cm"/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ce599" style:family="table-cell" style:parent-style-name="Default" style:data-style-name="N20000">
      <style:table-cell-properties fo:background-color="#000000" style:cell-protect="protected formula-hidden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2pt" fo:font-weight="bold" style:font-size-asian="22pt" style:font-weight-asian="bold" style:font-size-complex="22pt" style:font-weight-complex="bold"/>
    </style:style>
    <style:style style:name="ce600" style:family="table-cell" style:parent-style-name="Default" style:data-style-name="N20000">
      <style:table-cell-properties fo:background-color="#f10d0c" style:text-align-source="fix" style:repeat-content="false"/>
      <style:paragraph-properties fo:text-align="center" fo:margin-left="0cm"/>
      <style:text-properties fo:color="#ffffff" style:font-name="Calibri" fo:font-size="22pt" fo:font-weight="bold" style:font-size-asian="22pt" style:font-weight-asian="bold" style:font-size-complex="22pt" style:font-weight-complex="bold"/>
    </style:style>
    <style:style style:name="ce601" style:family="table-cell" style:parent-style-name="Default" style:data-style-name="N20000">
      <style:table-cell-properties fo:background-color="#000000" style:text-align-source="fix" style:repeat-content="false" fo:border="4.51pt solid #ffffff" style:rotation-angle="0"/>
      <style:paragraph-properties fo:text-align="center" fo:margin-left="0cm"/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ce602" style:family="table-cell" style:parent-style-name="Default" style:data-style-name="N20000">
      <style:table-cell-properties fo:background-color="#f10d0c"/>
      <style:text-properties fo:color="#ffffff" style:font-name="Calibri" fo:font-size="22pt" style:font-size-asian="22pt" style:font-size-complex="22pt"/>
    </style:style>
    <style:style style:name="ce603" style:family="table-cell" style:parent-style-name="Default" style:data-style-name="N20000">
      <style:table-cell-properties fo:background-color="#000000" fo:border="0.74pt solid #ffffff"/>
      <style:text-properties fo:color="#ffffff" style:font-name="Calibri" fo:font-size="17pt" style:font-size-asian="17pt" style:font-size-complex="17pt"/>
    </style:style>
    <style:style style:name="ce604" style:family="table-cell" style:parent-style-name="Default" style:data-style-name="N0">
      <style:table-cell-properties fo:background-color="#000000" fo:border="0.74pt solid #ffffff"/>
      <style:text-properties style:use-window-font-color="true" style:font-name="Calibri" fo:font-size="17pt" style:font-size-asian="17pt" style:font-size-complex="17pt"/>
    </style:style>
    <style:style style:name="ce605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0.74pt solid #ffffff"/>
      <style:paragraph-properties fo:text-align="center" fo:margin-left="0cm"/>
      <style:text-properties fo:color="#ffffff" style:font-name="Calibri" fo:font-size="22pt" fo:font-weight="bold" style:font-size-asian="22pt" style:font-weight-asian="bold" style:font-size-complex="22pt" style:font-weight-complex="bold"/>
    </style:style>
    <style:style style:name="ce606" style:family="table-cell" style:parent-style-name="Default" style:data-style-name="N20000">
      <style:table-cell-properties fo:background-color="#f10d0c" style:text-align-source="fix" style:repeat-content="false"/>
      <style:paragraph-properties fo:text-align="center" fo:margin-left="0cm"/>
      <style:text-properties fo:color="#ffffff" style:font-name="Calibri" fo:font-size="10pt" style:font-size-asian="10pt" style:font-size-complex="10pt"/>
    </style:style>
    <style:style style:name="ce607" style:family="table-cell" style:parent-style-name="Default" style:data-style-name="N20000">
      <style:table-cell-properties fo:background-color="#000000" fo:border="0.74pt solid #ffffff"/>
      <style:text-properties fo:color="#ffffff" style:font-name="Calibri" fo:font-size="18pt" style:font-size-asian="18pt" style:font-size-complex="18pt"/>
    </style:style>
    <style:style style:name="ce608" style:family="table-cell" style:parent-style-name="Default" style:data-style-name="N20000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style:font-name="Calibri" fo:font-size="18pt" style:font-size-asian="18pt" style:font-size-complex="18pt"/>
    </style:style>
    <style:style style:name="ce609" style:family="table-cell" style:parent-style-name="Default" style:data-style-name="N0">
      <style:table-cell-properties fo:background-color="#000000" style:text-align-source="fix" style:repeat-content="false" fo:border="0.74pt solid #ffffff"/>
      <style:paragraph-properties fo:text-align="center" fo:margin-left="0cm"/>
      <style:text-properties style:font-name="Calibri" fo:font-size="18pt" style:font-size-asian="18pt" style:font-size-complex="18pt"/>
    </style:style>
    <style:style style:name="ce610" style:family="table-cell" style:parent-style-name="Default" style:data-style-name="N20000">
      <style:table-cell-properties fo:background-color="#f10d0c" style:text-align-source="fix" style:repeat-content="false"/>
      <style:paragraph-properties fo:text-align="center" fo:margin-left="0cm"/>
      <style:text-properties fo:color="#ffffff" style:font-name="Calibri" fo:font-size="40pt" style:font-size-asian="40pt" style:font-size-complex="40pt"/>
    </style:style>
    <style:style style:name="ce611" style:family="table-cell" style:parent-style-name="Default" style:data-style-name="N20000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style:font-name="Calibri" fo:font-size="22pt" style:font-size-asian="18pt" style:font-size-complex="18pt"/>
    </style:style>
    <style:style style:name="ce612" style:family="table-cell" style:parent-style-name="Default" style:data-style-name="N20000">
      <style:table-cell-properties fo:background-color="#000000" style:cell-protect="protected" style:print-content="true" style:text-align-source="fix" style:repeat-content="false" fo:border="2.24pt solid #ffffff"/>
      <style:paragraph-properties fo:text-align="center" fo:margin-left="0cm"/>
      <style:text-properties fo:color="#ffffff" style:font-name="Calibri" fo:font-size="22pt" fo:font-weight="bold" style:font-size-asian="22pt" style:font-weight-asian="bold" style:font-size-complex="22pt" style:font-weight-complex="bold"/>
    </style:style>
    <style:style style:name="ce613" style:family="table-cell" style:parent-style-name="Default" style:data-style-name="N0">
      <style:table-cell-properties fo:background-color="#f10d0c" style:text-align-source="fix" style:repeat-content="false"/>
      <style:paragraph-properties fo:text-align="center" fo:margin-left="0cm"/>
      <style:text-properties style:font-name="Calibri" fo:font-size="40pt" style:font-size-asian="40pt" style:font-size-complex="40pt"/>
    </style:style>
    <style:style style:name="ce614" style:family="table-cell" style:parent-style-name="Default" style:data-style-name="N0">
      <style:table-cell-properties fo:background-color="#000000" style:text-align-source="fix" style:repeat-content="false" fo:border="4.51pt solid #ffffff" style:rotation-angle="0"/>
      <style:paragraph-properties fo:text-align="center" fo:margin-left="0cm"/>
      <style:text-properties style:use-window-font-color="true" style:font-name="Calibri" fo:font-size="24pt" fo:font-weight="bold" style:font-size-asian="24pt" style:font-weight-asian="bold" style:font-size-complex="24pt" style:font-weight-complex="bold"/>
    </style:style>
    <style:style style:name="T15" style:family="text">
      <style:text-properties fo:letter-spacing="0.1cm"/>
    </style:style>
    <style:style style:name="T2" style:family="text">
      <style:text-properties style:font-name="Calibri" fo:font-weight="bold" style:text-underline-style="none" style:text-underline-color="font-color" style:text-line-through-type="none" fo:font-style="normal" style:text-outline="false" fo:text-shadow="1pt 1pt" fo:letter-spacing="0.1cm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e16173" fo:font-size="2pt" style:font-size-asian="2pt" style:font-size-complex="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.3999996185303pt" fo:letter-spacing="0.1cm" style:font-size-asian="24.3999996185303pt" style:font-size-complex="24.3999996185303pt"/>
    </style:style>
    <style:style style:name="T11" style:family="text">
      <style:text-properties style:font-name="Calibri" fo:font-size="14.5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4.5pt" style:font-size-complex="14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7pt" style:font-size-asian="7pt" style:font-size-complex="7pt"/>
    </style:style>
    <style:style style:name="T13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4.5pt" style:font-size-asian="14.5pt" style:font-size-complex="14.5pt"/>
    </style:style>
    <style:style style:name="T14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ffffff" fo:font-size="14.5pt" style:font-size-asian="14.5pt" style:font-size-complex="14.5pt"/>
    </style:style>
    <style:style style:name="T17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2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 fo:language="de" fo:country="DE"/>
    </style:style>
    <style:style style:name="T20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21" style:family="text">
      <style:text-properties style:font-name="Calibri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ffffff" style:font-name="Calibri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NAHRUNGSLISTE.A2">
          <table:help-message table:title=" NAHRUNGSART" table:display="true">
            <text:p>Sortiere die</text:p>
            <text:p>Nahrungsliste</text:p>
            <text:p>nach Nahrungsart! <text:s text:c="4"/></text:p>
          </table:help-message>
          <table:error-message table:message-type="stop" table:display="true"/>
        </table:content-validation>
        <table:content-validation table:name="val2" table:base-cell-address="NAHRUNGSLISTE.B2">
          <table:help-message table:title=" NAHRUNGSMITTEL" table:display="true">
            <text:p>Sortiere die Nahrungsliste <text:s text:c="3"/></text:p>
            <text:p>nach Bezeichnung vom</text:p>
            <text:p>Nahrungsmittel!</text:p>
          </table:help-message>
          <table:error-message table:message-type="stop" table:display="true"/>
        </table:content-validation>
        <table:content-validation table:name="val3" table:base-cell-address="NAHRUNGSLISTE.C2">
          <table:help-message table:title=" MARKE" table:display="true">
            <text:p>Sortiere die Nahrungsliste <text:s text:c="4"/></text:p>
            <text:p>nach Markenbezeichnung!</text:p>
          </table:help-message>
          <table:error-message table:message-type="stop" table:display="true"/>
        </table:content-validation>
        <table:content-validation table:name="val4" table:base-cell-address="NAHRUNGSLISTE.D2">
          <table:help-message table:title=" EIWEIẞ" table:display="true">
            <text:p>Sortiere die Nahrungsliste</text:p>
            <text:p>nach dem Anteil an Eiweißen! <text:s text:c="3"/></text:p>
          </table:help-message>
          <table:error-message table:message-type="stop" table:display="true"/>
        </table:content-validation>
        <table:content-validation table:name="val5" table:base-cell-address="NAHRUNGSLISTE.E2">
          <table:help-message table:title=" FETT" table:display="true">
            <text:p>Sortiere die Nahrungsliste</text:p>
            <text:p>nach dem Anteil an Fetten! <text:s text:c="3"/></text:p>
          </table:help-message>
          <table:error-message table:message-type="stop" table:display="true"/>
        </table:content-validation>
        <table:content-validation table:name="val6" table:base-cell-address="NAHRUNGSLISTE.F2">
          <table:help-message table:title=" GESÄTTIGTE FETTSÄUREN" table:display="true">
            <text:p>Sortiere die Nahrungsliste <text:s text:c="7"/></text:p>
            <text:p>nach dem Anteil an</text:p>
            <text:p>gesättigten Fettsäuren!</text:p>
          </table:help-message>
          <table:error-message table:message-type="stop" table:display="true"/>
        </table:content-validation>
        <table:content-validation table:name="val7" table:base-cell-address="NAHRUNGSLISTE.G2">
          <table:help-message table:title=" KOHLENHYDRATE" table:display="true">
            <text:p>Sortiere die Nahrungsliste <text:s text:c="3"/></text:p>
            <text:p>nach dem Anteil an</text:p>
            <text:p>Kohlenhydraten!</text:p>
          </table:help-message>
          <table:error-message table:message-type="stop" table:display="true"/>
        </table:content-validation>
        <table:content-validation table:name="val8" table:base-cell-address="NAHRUNGSLISTE.H2">
          <table:help-message table:title=" ZUCKER" table:display="true">
            <text:p>Sortiere die Nahrungsliste</text:p>
            <text:p>nach dem Anteil an Zucker! <text:s text:c="3"/></text:p>
          </table:help-message>
          <table:error-message table:message-type="stop" table:display="true"/>
        </table:content-validation>
        <table:content-validation table:name="val9" table:base-cell-address="NAHRUNGSLISTE.I2">
          <table:help-message table:title=" BALLASTSTOFFE" table:display="true">
            <text:p>Sortieren Sie die Nahr-</text:p>
            <text:p>ungsliste nach dem An- <text:s text:c="3"/></text:p>
            <text:p>teil an Ballaststoffen!</text:p>
          </table:help-message>
          <table:error-message table:message-type="stop" table:display="true"/>
        </table:content-validation>
        <table:content-validation table:name="val10" table:base-cell-address="NAHRUNGSLISTE.J2">
          <table:help-message table:title=" SALZ" table:display="true">
            <text:p>Sortiere die Nahrungsliste <text:s text:c="3"/></text:p>
            <text:p>nach dem Anteil an Salz!</text:p>
          </table:help-message>
          <table:error-message table:message-type="stop" table:display="true"/>
        </table:content-validation>
        <table:content-validation table:name="val11" table:base-cell-address="NAHRUNGSLISTE.K2">
          <table:help-message table:title=" KALORIEN" table:display="true">
            <text:p>Sortiere die Nahrungsliste <text:s text:c="3"/></text:p>
            <text:p>nach der Kalorienmenge!</text:p>
          </table:help-message>
          <table:error-message table:message-type="stop" table:display="true"/>
        </table:content-validation>
        <table:content-validation table:name="val12" table:base-cell-address="'KALORIEN-TRACKER'.C3">
          <table:help-message table:title=" NAHRUNGSMITTEL" table:display="true">
            <text:p>Wähle unten die Nahrungsmittel <text:s text:c="4"/></text:p>
            <text:p>aus der Nahrungsliste!</text:p>
          </table:help-message>
          <table:error-message table:message-type="stop" table:display="true"/>
        </table:content-validation>
        <table:content-validation table:name="val13" table:condition="of:cell-content-is-in-list([$NAHRUNGSLISTE.$B$3:.$B$1048576])" table:allow-empty-cell="true" table:display-list="unsorted" table:base-cell-address="'KALORIEN-TRACKER'.C4"/>
        <table:content-validation table:name="val14" table:condition="of:cell-content-is-in-list([$NAHRUNGSLISTE.$B$3:.$B$1048576])" table:allow-empty-cell="true" table:display-list="unsorted" table:base-cell-address="NAHRUNGSLISTE.C4"/>
        <table:content-validation table:name="val15" table:condition="of:cell-content-is-in-list([$NAHRUNGSLISTE.$B$3:.$B$1048576])" table:allow-empty-cell="true" table:display-list="unsorted" table:base-cell-address="'KALORIEN-TRACKER'.C26"/>
        <table:content-validation table:name="val16" table:base-cell-address="'KALORIEN-TRACKER'.C34">
          <table:help-message table:title=" QUANTITÄTSANGABE" table:display="true">
            <text:p>Wähle rechts deine gewünsch- <text:s text:c="3"/></text:p>
            <text:p>ten Quantitätsmengen!</text:p>
          </table:help-message>
          <table:error-message table:message-type="stop" table:display="true"/>
        </table:content-validation>
        <table:content-validation table:name="val17" table:base-cell-address="'KALORIEN-TRACKER'.D3">
          <table:help-message table:title=" MENGE" table:display="true">
            <text:p>Gib die Menge der rechten</text:p>
            <text:p>Nahrungsmitteln in g bzw. ml an! <text:s text:c="4"/></text:p>
          </table:help-message>
          <table:error-message table:message-type="stop" table:display="true"/>
        </table:content-validation>
        <table:content-validation table:name="val18" table:condition="of:cell-content-is-decimal-number() and cell-content-is-not-between(-9999999999,-9999999998)" table:allow-empty-cell="true" table:base-cell-address="'KALORIEN-TRACKER'.D4">
          <table:error-message table:message-type="stop" table:title="UNGÜLTIGE MENGE" table:display="true">
            <text:p>Bitte gib eine gültige Menge an!</text:p>
          </table:error-message>
        </table:content-validation>
        <table:content-validation table:name="val19" table:condition="of:cell-content-is-in-list([$OPERATIONEN.$H$3:.$H$5])" table:allow-empty-cell="false" table:display-list="unsorted" table:base-cell-address="'KALORIEN-TRACKER'.E34">
          <table:help-message table:title=" QUANTITÄT" table:display="true">
            <text:p>Wähle deine gewünschte <text:s text:c="3"/></text:p>
            <text:p>Quantitätsmenge!</text:p>
          </table:help-message>
          <table:error-message table:message-type="stop" table:title="Ungültige Quantitätsmenge" table:display="true">
            <text:p>Bitte wähle eine gültige Quantitätsmenge! (Dropdown-Liste)</text:p>
          </table:error-message>
        </table:content-validation>
        <table:content-validation table:name="val20" table:condition="of:cell-content-is-in-list([$OPERATIONEN.$H$3:.$H$5])" table:allow-empty-cell="false" table:display-list="unsorted" table:base-cell-address="'KALORIEN-TRACKER'.F34">
          <table:help-message table:title=" QUANTITÄT" table:display="true">
            <text:p>Wähle deine gewünschte <text:s text:c="3"/></text:p>
            <text:p>Quantitätsmenge!</text:p>
          </table:help-message>
          <table:error-message table:message-type="stop" table:title="Ungültige Quantitätsmenge" table:display="true">
            <text:p>Bitte wähle eine gültige Quantitätsmenge! (Dropdown-Liste)</text:p>
          </table:error-message>
        </table:content-validation>
        <table:content-validation table:name="val21" table:condition="of:cell-content-is-in-list([$OPERATIONEN.$H$3:.$H$5])" table:allow-empty-cell="false" table:display-list="unsorted" table:base-cell-address="'KALORIEN-TRACKER'.H34">
          <table:help-message table:title=" QUANTITÄT" table:display="true">
            <text:p>Wähle deine gewünschte <text:s text:c="3"/></text:p>
            <text:p>Quantitätsmenge!</text:p>
          </table:help-message>
          <table:error-message table:message-type="stop" table:title="Ungültige Quantitätsmenge" table:display="true">
            <text:p>Bitte wähle eine gültige Quantitätsmenge! (Dropdown-Liste)</text:p>
          </table:error-message>
        </table:content-validation>
        <table:content-validation table:name="val22" table:condition="of:cell-content-is-in-list([$OPERATIONEN.$H$3:.$H$5])" table:allow-empty-cell="false" table:display-list="unsorted" table:base-cell-address="'KALORIEN-TRACKER'.I34">
          <table:help-message table:title=" QUANTITÄT" table:display="true">
            <text:p>Wähle deine gewünschte <text:s text:c="3"/></text:p>
            <text:p>Quantitätsmenge!</text:p>
          </table:help-message>
          <table:error-message table:message-type="stop" table:title="Ungültige Quantitätsmenge" table:display="true">
            <text:p>Bitte wähle eine gültige Quantitätsmenge! (Dropdown-Liste)</text:p>
          </table:error-message>
        </table:content-validation>
        <table:content-validation table:name="val23" table:condition="of:cell-content-is-in-list([$OPERATIONEN.$H$9:.$H$11])" table:allow-empty-cell="false" table:display-list="unsorted" table:base-cell-address="'KALORIEN-TRACKER'.J34">
          <table:help-message table:title=" QUANTITÄT" table:display="true">
            <text:p>Wähle deine gewünschte <text:s text:c="3"/></text:p>
            <text:p>Quantitätsmenge!</text:p>
          </table:help-message>
          <table:error-message table:message-type="stop" table:title="Ungültige Quantitätsmenge" table:display="true">
            <text:p>Bitte wähle eine gültige Quantitätsmenge! (Dropdown-Liste)</text:p>
          </table:error-message>
        </table:content-validation>
        <table:content-validation table:name="val24" table:condition="of:cell-content-is-in-list(ratenangabe)" table:allow-empty-cell="true" table:display-list="unsorted" table:base-cell-address="'FITNESS-PROFIL'.C10">
          <table:help-message table:title=" DIÄTRATENANGABE" table:display="true">
            <text:p>Wähle deine gewünschte <text:s text:c="2"/></text:p>
            <text:p>Ratenangabe!</text:p>
          </table:help-message>
          <table:error-message table:message-type="stop" table:title="UNGÜLTIGE DIÄTRATENANGABE" table:display="true">
            <text:p>Bitte wähle eine gültige Ratenangabe! (Dropdown-Liste)</text:p>
          </table:error-message>
        </table:content-validation>
        <table:content-validation table:name="val25" table:condition="of:cell-content-is-in-list([$OPERATIONEN.$B$3:.$B$6])" table:allow-empty-cell="true" table:display-list="unsorted" table:base-cell-address="'FITNESS-PROFIL'.C16">
          <table:help-message table:title=" DAUERANGABE" table:display="true">
            <text:p>Wähle deine gewünschte <text:s text:c="2"/></text:p>
            <text:p>Dauerangabe!</text:p>
          </table:help-message>
          <table:error-message table:message-type="stop" table:title="UNGÜLTIGE DAUERANGABE" table:display="true">
            <text:p>Bitte wähle eine gültige Dauerangabe! (Dropdown-Liste)</text:p>
          </table:error-message>
        </table:content-validation>
        <table:content-validation table:name="val26" table:base-cell-address="'FITNESS-PROFIL'.E4">
          <table:help-message table:title=" NAME" table:display="true">
            <text:p>Gib an, wie du heißt! <text:s text:c="2"/></text:p>
          </table:help-message>
        </table:content-validation>
        <table:content-validation table:name="val27" table:condition="of:cell-content-is-in-list([$OPERATIONEN.$E$3:$OPERATIONEN.$E$4])" table:allow-empty-cell="false" table:display-list="unsorted" table:base-cell-address="'FITNESS-PROFIL'.E5">
          <table:help-message table:title=" GESCHLECHT" table:display="true">
            <text:p>Wähle dein Geschlecht! <text:s text:c="2"/></text:p>
          </table:help-message>
          <table:error-message table:message-type="stop" table:title="UNGÜLTIGES GESCHLECHT" table:display="true">
            <text:p>Bitte gib ein gültiges Geschlecht an! (Dropdown-Liste)</text:p>
          </table:error-message>
        </table:content-validation>
        <table:content-validation table:name="val28" table:condition="of:cell-content-is-whole-number() and cell-content()&gt;=0" table:allow-empty-cell="true" table:base-cell-address="'FITNESS-PROFIL'.E6">
          <table:help-message table:title=" ALTER" table:display="true">
            <text:p>Gib an, wie alt du bist! <text:s text:c="2"/></text:p>
          </table:help-message>
          <table:error-message table:message-type="stop" table:title="UNGÜLTIGES ALTER" table:display="true">
            <text:p>Bitte gib ein gültiges Alter an!</text:p>
          </table:error-message>
        </table:content-validation>
        <table:content-validation table:name="val29" table:condition="of:cell-content-is-decimal-number() and cell-content()&gt;=0" table:allow-empty-cell="true" table:base-cell-address="'FITNESS-PROFIL'.E7">
          <table:help-message table:title=" GRÖẞE" table:display="true">
            <text:p>Gib in cm an,</text:p>
            <text:p>wie groß du bist! <text:s text:c="2"/></text:p>
          </table:help-message>
          <table:error-message table:message-type="stop" table:title="UNGÜLTIGE GRÖẞE" table:display="true">
            <text:p>Bitte gib eine gültige Größe an!</text:p>
          </table:error-message>
        </table:content-validation>
        <table:content-validation table:name="val30" table:condition="of:cell-content-is-decimal-number() and cell-content()&gt;=0" table:allow-empty-cell="true" table:base-cell-address="'FITNESS-PROFIL'.E8">
          <table:help-message table:title=" GEWICHT" table:display="true">
            <text:p>Gib in kg an, wie <text:s text:c="2"/></text:p>
            <text:p>viel du wiegst!</text:p>
          </table:help-message>
          <table:error-message table:message-type="stop" table:title="UNGÜLTIGES GEWICHT" table:display="true">
            <text:p>Bitte gib ein gültiges Gewicht an!</text:p>
          </table:error-message>
        </table:content-validation>
        <table:content-validation table:name="val31" table:condition="of:cell-content-is-in-list([$OPERATIONEN.$C$3:$OPERATIONEN.$C$7])" table:allow-empty-cell="true" table:display-list="unsorted" table:base-cell-address="'FITNESS-PROFIL'.E9">
          <table:help-message table:title=" WOCHENAKTIVITÄT" table:display="true">
            <text:p>Wähle, wie sportlich</text:p>
            <text:p>du in der Woche bist! <text:s text:c="4"/></text:p>
          </table:help-message>
          <table:error-message table:message-type="stop" table:title="UNGÜLTIGE WOCHENAKTIVITÄT" table:display="true">
            <text:p>Bitte wähle eine gültige Wochenaktivität! (Dropdown-Liste)</text:p>
          </table:error-message>
        </table:content-validation>
        <table:content-validation table:name="val32" table:condition="of:cell-content-is-in-list(INDEX(raten; ; MATCH([.$C$10]; ratenangabe; 0)))" table:allow-empty-cell="true" table:display-list="unsorted" table:base-cell-address="'FITNESS-PROFIL'.E10">
          <table:help-message table:title=" GEWICHTSRATE" table:display="true">
            <text:p>Wähle, wie viel Gewicht du <text:s text:c="2"/></text:p>
            <text:p>wöchentlich/monatlich/</text:p>
            <text:p>jährlich verlieren bzw.</text:p>
            <text:p>zunehmen möchtest!</text:p>
          </table:help-message>
          <table:error-message table:message-type="stop" table:title="UNGÜLTIGE GEWICHTSRATE" table:display="true">
            <text:p>Bitte wähle eine gültige Gewichtsrate! (Dropdown-Liste)</text:p>
          </table:error-message>
        </table:content-validation>
        <table:content-validation table:name="val33" table:condition="of:cell-content-is-decimal-number() and cell-content()&gt;=0" table:allow-empty-cell="true" table:base-cell-address="'FITNESS-PROFIL'.E11">
          <table:help-message table:title=" ZIELGEWICHT" table:display="true">
            <text:p>Gib in kg an, wie viel du</text:p>
            <text:p>gerne wiegen würdest!</text:p>
            <text:p>(Standart: Optimalgewicht) <text:s text:c="3"/></text:p>
          </table:help-message>
          <table:error-message table:message-type="stop" table:title="UNGÜLTIGES ZIELGEWICHT" table:display="true">
            <text:p>Bitte gib ein gültiges Zielgewicht an!</text:p>
          </table:error-message>
        </table:content-validation>
      </table:content-validations>
      <table:table table:name="NAHRUNGSLISTE" table:style-name="ta3">
        <office:forms form:automatic-focus="false" form:apply-design-mode="false"/>
        <table:table-column table:style-name="co9" table:default-cell-style-name="ce5"/>
        <table:table-column table:style-name="co10" table:default-cell-style-name="ce13"/>
        <table:table-column table:style-name="co11" table:default-cell-style-name="ce23"/>
        <table:table-column table:style-name="co12" table:default-cell-style-name="ce39"/>
        <table:table-column table:style-name="co12" table:default-cell-style-name="ce55"/>
        <table:table-column table:style-name="co13" table:default-cell-style-name="ce69"/>
        <table:table-column table:style-name="co14" table:default-cell-style-name="ce71"/>
        <table:table-column table:style-name="co12" table:default-cell-style-name="ce79"/>
        <table:table-column table:style-name="co15" table:default-cell-style-name="ce98"/>
        <table:table-column table:style-name="co12" table:default-cell-style-name="ce115"/>
        <table:table-column table:style-name="co12" table:default-cell-style-name="ce120"/>
        <table:table-column table:style-name="co16" table:default-cell-style-name="ce90"/>
        <table:table-column table:style-name="co16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20" table:default-cell-style-name="ce93"/>
        <table:table-column table:style-name="co16" table:default-cell-style-name="ce93"/>
        <table:table-column table:style-name="co21" table:default-cell-style-name="ce93"/>
        <table:table-column table:style-name="co22" table:default-cell-style-name="ce93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7" table:default-cell-style-name="ce93"/>
        <table:table-column table:style-name="co28" table:default-cell-style-name="ce93"/>
        <table:table-column table:style-name="co29" table:default-cell-style-name="ce93"/>
        <table:table-column table:style-name="co30" table:default-cell-style-name="ce93"/>
        <table:table-column table:style-name="co31" table:default-cell-style-name="ce93"/>
        <table:table-column table:style-name="co23" table:number-columns-repeated="87" table:default-cell-style-name="ce381"/>
        <table:table-column table:style-name="co23" table:number-columns-repeated="594" table:default-cell-style-name="ce293"/>
        <table:table-column table:style-name="co23" table:number-columns-repeated="4" table:default-cell-style-name="ce381"/>
        <table:table-column table:style-name="co23" table:number-columns-repeated="311" table:default-cell-style-name="ce293"/>
        <table:table-row table:style-name="ro5">
          <table:table-cell table:style-name="ce1" office:value-type="string" calcext:value-type="string" table:number-columns-spanned="11" table:number-rows-spanned="1">
            <text:p><text:span text:style-name="T2">NAHRUNGSLISTE</text:span></text:p>
          </table:table-cell>
          <table:covered-table-cell table:style-name="ce11"/>
          <table:covered-table-cell table:style-name="ce21"/>
          <table:covered-table-cell table:style-name="ce30"/>
          <table:covered-table-cell table:style-name="ce21"/>
          <table:covered-table-cell table:number-columns-repeated="6" table:style-name="ce11"/>
          <table:table-cell table:style-name="ce143" office:value-type="string" calcext:value-type="string">
            <text:p>––</text:p>
          </table:table-cell>
          <table:table-cell table:style-name="ce86"/>
          <table:table-cell table:style-name="ce94"/>
          <table:table-cell table:style-name="ce96" table:number-columns-repeated="2"/>
          <table:table-cell table:style-name="ce97" table:number-columns-repeated="12"/>
          <table:table-cell table:style-name="ce384" table:number-columns-repeated="3"/>
          <table:table-cell/>
          <table:table-cell table:style-name="ce384" table:number-columns-repeated="677"/>
          <table:table-cell table:number-columns-repeated="3"/>
          <table:table-cell table:style-name="ce143" office:value-type="string" calcext:value-type="string">
            <text:p>––</text:p>
          </table:table-cell>
          <table:table-cell table:style-name="ce386" table:number-columns-repeated="311"/>
        </table:table-row>
        <table:table-row table:style-name="ro7">
          <table:table-cell table:style-name="ce53" table:content-validation-name="val1" office:value-type="string" calcext:value-type="string">
            <text:p>NAHRUNGSART</text:p>
          </table:table-cell>
          <table:table-cell table:style-name="ce63" table:content-validation-name="val2" office:value-type="string" calcext:value-type="string">
            <text:p>NAHRUNGSMITTEL PRO 100g BZW. 100ml</text:p>
          </table:table-cell>
          <table:table-cell table:style-name="ce76" table:content-validation-name="val3" office:value-type="string" calcext:value-type="string">
            <text:p>MARKE</text:p>
          </table:table-cell>
          <table:table-cell table:style-name="ce83" table:content-validation-name="val4" office:value-type="string" calcext:value-type="string">
            <text:p>EIWEI<text:span text:style-name="T9">ẞ</text:span></text:p>
          </table:table-cell>
          <table:table-cell table:style-name="ce127" table:content-validation-name="val5" office:value-type="string" calcext:value-type="string">
            <text:p>FETT</text:p>
          </table:table-cell>
          <table:table-cell table:style-name="ce136" table:content-validation-name="val6" office:value-type="string" calcext:value-type="string">
            <text:p>GESÄTTIGTES FETT</text:p>
          </table:table-cell>
          <table:table-cell table:style-name="ce140" table:content-validation-name="val7" office:value-type="string" calcext:value-type="string">
            <text:p>KOHLENHYDRATE</text:p>
          </table:table-cell>
          <table:table-cell table:style-name="ce147" table:content-validation-name="val8" office:value-type="string" calcext:value-type="string">
            <text:p>ZUCKER</text:p>
          </table:table-cell>
          <table:table-cell table:style-name="ce150" table:content-validation-name="val9" office:value-type="string" calcext:value-type="string">
            <text:p>BALLASTSTOFFE</text:p>
          </table:table-cell>
          <table:table-cell table:style-name="ce156" table:content-validation-name="val10" office:value-type="string" calcext:value-type="string">
            <text:p>SALZ</text:p>
          </table:table-cell>
          <table:table-cell table:style-name="ce159" table:content-validation-name="val11" office:value-type="string" calcext:value-type="string">
            <text:p>KALORIEN</text:p>
          </table:table-cell>
          <table:table-cell table:style-name="ce143" office:value-type="string" calcext:value-type="string">
            <text:p>––</text:p>
          </table:table-cell>
          <table:table-cell table:style-name="ce87"/>
          <table:table-cell table:style-name="ce95" table:number-columns-repeated="15"/>
          <table:table-cell table:number-columns-repeated="87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Joghurt</text:p>
          </table:table-cell>
          <table:table-cell office:value-type="string" calcext:value-type="string">
            <text:p>Activia Müsli</text:p>
          </table:table-cell>
          <table:table-cell office:value-type="string" calcext:value-type="string">
            <text:p>Danone</text:p>
          </table:table-cell>
          <table:table-cell office:value-type="float" office:value="3.9" calcext:value-type="float">
            <text:p>3,9 g</text:p>
          </table:table-cell>
          <table:table-cell office:value-type="float" office:value="3.1" calcext:value-type="float">
            <text:p>3,1 g</text:p>
          </table:table-cell>
          <table:table-cell office:value-type="float" office:value="1.8" calcext:value-type="float">
            <text:p>1,8 g</text:p>
          </table:table-cell>
          <table:table-cell office:value-type="float" office:value="12.4" calcext:value-type="float">
            <text:p>12,4 g</text:p>
          </table:table-cell>
          <table:table-cell office:value-type="float" office:value="11.5" calcext:value-type="float">
            <text:p>11,5 g</text:p>
          </table:table-cell>
          <table:table-cell office:value-type="float" office:value="1.6" calcext:value-type="float">
            <text:p>1,6 g</text:p>
          </table:table-cell>
          <table:table-cell office:value-type="float" office:value="0.15" calcext:value-type="float">
            <text:p>0,15 g</text:p>
          </table:table-cell>
          <table:table-cell office:value-type="float" office:value="96" calcext:value-type="float">
            <text:p>9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Quark</text:p>
          </table:table-cell>
          <table:table-cell office:value-type="string" calcext:value-type="string">
            <text:p>Allgäuer Quark-Creme 0.2% Fett Magerstufe</text:p>
          </table:table-cell>
          <table:table-cell table:style-name="ce25" office:value-type="string" calcext:value-type="string">
            <text:p>Ehrmann</text:p>
          </table:table-cell>
          <table:table-cell office:value-type="float" office:value="8.3" calcext:value-type="float">
            <text:p>8,3 g</text:p>
          </table:table-cell>
          <table:table-cell office:value-type="float" office:value="0.2" calcext:value-type="float">
            <text:p>0,2 g</text:p>
          </table:table-cell>
          <table:table-cell office:value-type="float" office:value="0.1" calcext:value-type="float">
            <text:p>0,1 g</text:p>
          </table:table-cell>
          <table:table-cell table:number-columns-repeated="2" office:value-type="float" office:value="4.8" calcext:value-type="float">
            <text:p>4,8 g</text:p>
          </table:table-cell>
          <table:table-cell table:style-name="ce99" office:value-type="float" office:value="0" calcext:value-type="float">
            <text:p>0 g</text:p>
          </table:table-cell>
          <table:table-cell table:style-name="ce117"/>
          <table:table-cell table:style-name="ce121" office:value-type="float" office:value="54" calcext:value-type="float">
            <text:p>5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ft</text:p>
          </table:table-cell>
          <table:table-cell table:style-name="ce14" office:value-type="string" calcext:value-type="string">
            <text:p>Amecke +Für Ih<text:span text:style-name="T3">n ♂</text:span></text:p>
          </table:table-cell>
          <table:table-cell table:style-name="ce25" office:value-type="string" calcext:value-type="string">
            <text:p>Amecke</text:p>
          </table:table-cell>
          <table:table-cell table:style-name="ce40" office:value-type="float" office:value="0.5" calcext:value-type="float">
            <text:p>0,5 g</text:p>
          </table:table-cell>
          <table:table-cell table:style-name="ce57" office:value-type="float" office:value="0.1" calcext:value-type="float">
            <text:p>0,1 g</text:p>
          </table:table-cell>
          <table:table-cell/>
          <table:table-cell table:style-name="ce72" office:value-type="float" office:value="9.6" calcext:value-type="float">
            <text:p>9,6 g</text:p>
          </table:table-cell>
          <table:table-cell/>
          <table:table-cell table:style-name="ce99" office:value-type="float" office:value="0.4" calcext:value-type="float">
            <text:p>0,4 g</text:p>
          </table:table-cell>
          <table:table-cell table:style-name="ce117"/>
          <table:table-cell table:style-name="ce121" office:value-type="float" office:value="43" calcext:value-type="float">
            <text:p>4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Mus</text:p>
          </table:table-cell>
          <table:table-cell office:value-type="string" calcext:value-type="string">
            <text:p>Apfelmus</text:p>
          </table:table-cell>
          <table:table-cell table:style-name="ce25" office:value-type="string" calcext:value-type="string">
            <text:p>K-Classic</text:p>
          </table:table-cell>
          <table:table-cell table:number-columns-repeated="3" office:value-type="float" office:value="0" calcext:value-type="float">
            <text:p>0 g</text:p>
          </table:table-cell>
          <table:table-cell office:value-type="float" office:value="17" calcext:value-type="float">
            <text:p>17 g</text:p>
          </table:table-cell>
          <table:table-cell office:value-type="float" office:value="15" calcext:value-type="float">
            <text:p>15 g</text:p>
          </table:table-cell>
          <table:table-cell table:style-name="ce99" office:value-type="float" office:value="0.6" calcext:value-type="float">
            <text:p>0,6 g</text:p>
          </table:table-cell>
          <table:table-cell table:style-name="ce117" office:value-type="float" office:value="0" calcext:value-type="float">
            <text:p>0 g</text:p>
          </table:table-cell>
          <table:table-cell table:style-name="ce121" office:value-type="float" office:value="76" calcext:value-type="float">
            <text:p>7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ft</text:p>
          </table:table-cell>
          <table:table-cell table:style-name="ce14" office:value-type="string" calcext:value-type="string">
            <text:p>Apfelsaft Mild mit Acerola</text:p>
          </table:table-cell>
          <table:table-cell table:style-name="ce25" office:value-type="string" calcext:value-type="string">
            <text:p>hohes C</text:p>
          </table:table-cell>
          <table:table-cell table:style-name="ce43" office:value-type="float" office:value="0.5" calcext:value-type="float">
            <text:p>0,5 g</text:p>
          </table:table-cell>
          <table:table-cell table:style-name="ce58" office:value-type="float" office:value="0.5" calcext:value-type="float">
            <text:p>0,5 g</text:p>
          </table:table-cell>
          <table:table-cell/>
          <table:table-cell table:style-name="ce73" office:value-type="float" office:value="10" calcext:value-type="float">
            <text:p>10 g</text:p>
          </table:table-cell>
          <table:table-cell/>
          <table:table-cell table:style-name="ce99" office:value-type="float" office:value="0" calcext:value-type="float">
            <text:p>0 g</text:p>
          </table:table-cell>
          <table:table-cell table:style-name="ce117"/>
          <table:table-cell table:style-name="ce121" office:value-type="float" office:value="44" calcext:value-type="float">
            <text:p>4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Käse</text:p>
          </table:table-cell>
          <table:table-cell table:style-name="ce14" office:value-type="string" calcext:value-type="string">
            <text:p>Back-Camembert</text:p>
          </table:table-cell>
          <table:table-cell table:style-name="ce25" office:value-type="string" calcext:value-type="string">
            <text:p>Hofburger</text:p>
          </table:table-cell>
          <table:table-cell table:style-name="ce40" office:value-type="float" office:value="14" calcext:value-type="float">
            <text:p>14 g</text:p>
          </table:table-cell>
          <table:table-cell table:style-name="ce57" office:value-type="float" office:value="19" calcext:value-type="float">
            <text:p>19 g</text:p>
          </table:table-cell>
          <table:table-cell office:value-type="float" office:value="8.9" calcext:value-type="float">
            <text:p>8,9 g</text:p>
          </table:table-cell>
          <table:table-cell table:style-name="ce72" office:value-type="float" office:value="18" calcext:value-type="float">
            <text:p>18 g</text:p>
          </table:table-cell>
          <table:table-cell office:value-type="float" office:value="6.8" calcext:value-type="float">
            <text:p>6,8 g</text:p>
          </table:table-cell>
          <table:table-cell office:value-type="float" office:value="0" calcext:value-type="float">
            <text:p>0 g</text:p>
          </table:table-cell>
          <table:table-cell office:value-type="float" office:value="1.6" calcext:value-type="float">
            <text:p>1,6 g</text:p>
          </table:table-cell>
          <table:table-cell office:value-type="float" office:value="302" calcext:value-type="float">
            <text:p>30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Brot</text:p>
          </table:table-cell>
          <table:table-cell office:value-type="string" calcext:value-type="string">
            <text:p>Bauernkruste</text:p>
          </table:table-cell>
          <table:table-cell office:value-type="string" calcext:value-type="string">
            <text:p>ALDI</text:p>
          </table:table-cell>
          <table:table-cell office:value-type="float" office:value="7.8" calcext:value-type="float">
            <text:p>7,8 g</text:p>
          </table:table-cell>
          <table:table-cell office:value-type="float" office:value="1.9" calcext:value-type="float">
            <text:p>1,9 g</text:p>
          </table:table-cell>
          <table:table-cell/>
          <table:table-cell office:value-type="float" office:value="44.1" calcext:value-type="float">
            <text:p>44,1 g</text:p>
          </table:table-cell>
          <table:table-cell office:value-type="float" office:value="1.9" calcext:value-type="float">
            <text:p>1,9 g</text:p>
          </table:table-cell>
          <table:table-cell office:value-type="float" office:value="4.4" calcext:value-type="float">
            <text:p>4,4 g</text:p>
          </table:table-cell>
          <table:table-cell office:value-type="float" office:value="1.52" calcext:value-type="float">
            <text:p>1,52 g</text:p>
          </table:table-cell>
          <table:table-cell office:value-type="float" office:value="228" calcext:value-type="float">
            <text:p>22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Waffel</text:p>
          </table:table-cell>
          <table:table-cell office:value-type="string" calcext:value-type="string">
            <text:p>Bio Maiswaffeln Natur</text:p>
          </table:table-cell>
          <table:table-cell office:value-type="string" calcext:value-type="string">
            <text:p>DM-Bio</text:p>
          </table:table-cell>
          <table:table-cell office:value-type="float" office:value="7" calcext:value-type="float">
            <text:p>7 g</text:p>
          </table:table-cell>
          <table:table-cell office:value-type="float" office:value="1.2" calcext:value-type="float">
            <text:p>1,2 g</text:p>
          </table:table-cell>
          <table:table-cell office:value-type="float" office:value="0.3" calcext:value-type="float">
            <text:p>0,3 g</text:p>
          </table:table-cell>
          <table:table-cell office:value-type="float" office:value="86" calcext:value-type="float">
            <text:p>86 g</text:p>
          </table:table-cell>
          <table:table-cell office:value-type="float" office:value="0.5" calcext:value-type="float">
            <text:p>0,5 g</text:p>
          </table:table-cell>
          <table:table-cell office:value-type="float" office:value="1.8" calcext:value-type="float">
            <text:p>1,8 g</text:p>
          </table:table-cell>
          <table:table-cell office:value-type="float" office:value="0.01" calcext:value-type="float">
            <text:p>0,01 g</text:p>
          </table:table-cell>
          <table:table-cell office:value-type="float" office:value="387" calcext:value-type="float">
            <text:p>38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Joghurt</text:p>
          </table:table-cell>
          <table:table-cell table:style-name="ce14" office:value-type="string" calcext:value-type="string">
            <text:p>Bio-Joghurt Griechischer Art mit 0.2% Fett</text:p>
          </table:table-cell>
          <table:table-cell table:style-name="ce25" office:value-type="string" calcext:value-type="string">
            <text:p>Andechser Natur</text:p>
          </table:table-cell>
          <table:table-cell table:style-name="ce40" office:value-type="float" office:value="9" calcext:value-type="float">
            <text:p>9 g</text:p>
          </table:table-cell>
          <table:table-cell table:style-name="ce57" office:value-type="float" office:value="0.2" calcext:value-type="float">
            <text:p>0,2 g</text:p>
          </table:table-cell>
          <table:table-cell office:value-type="string" calcext:value-type="string">
            <text:p><text:s/></text:p>
          </table:table-cell>
          <table:table-cell table:style-name="ce72" office:value-type="float" office:value="3.5" calcext:value-type="float">
            <text:p>3,5 g</text:p>
          </table:table-cell>
          <table:table-cell office:value-type="float" office:value="3.5" calcext:value-type="float">
            <text:p>3,5 g</text:p>
          </table:table-cell>
          <table:table-cell office:value-type="float" office:value="0" calcext:value-type="float">
            <text:p>0 g</text:p>
          </table:table-cell>
          <table:table-cell office:value-type="float" office:value="0.1" calcext:value-type="float">
            <text:p>0,1 g</text:p>
          </table:table-cell>
          <table:table-cell office:value-type="float" office:value="52" calcext:value-type="float">
            <text:p>5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pinat</text:p>
          </table:table-cell>
          <table:table-cell office:value-type="string" calcext:value-type="string">
            <text:p>Blattspinat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5.6" calcext:value-type="float">
            <text:p>5,6 g</text:p>
          </table:table-cell>
          <table:table-cell office:value-type="float" office:value="0.6" calcext:value-type="float">
            <text:p>0,6 g</text:p>
          </table:table-cell>
          <table:table-cell/>
          <table:table-cell office:value-type="float" office:value="1.2" calcext:value-type="float">
            <text:p>1,2 g</text:p>
          </table:table-cell>
          <table:table-cell office:value-type="float" office:value="0.9" calcext:value-type="float">
            <text:p>0,9 g</text:p>
          </table:table-cell>
          <table:table-cell office:value-type="float" office:value="0.3" calcext:value-type="float">
            <text:p>0,3 g</text:p>
          </table:table-cell>
          <table:table-cell/>
          <table:table-cell office:value-type="float" office:value="44" calcext:value-type="float">
            <text:p>4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pinat</text:p>
          </table:table-cell>
          <table:table-cell office:value-type="string" calcext:value-type="string">
            <text:p>Blattspinat tiefgefroren</text:p>
          </table:table-cell>
          <table:table-cell table:style-name="ce25" office:value-type="string" calcext:value-type="string">
            <text:p>K-Bio</text:p>
          </table:table-cell>
          <table:table-cell office:value-type="float" office:value="2.8" calcext:value-type="float">
            <text:p>2,8 g</text:p>
          </table:table-cell>
          <table:table-cell office:value-type="float" office:value="0.5" calcext:value-type="float">
            <text:p>0,5 g</text:p>
          </table:table-cell>
          <table:table-cell office:value-type="float" office:value="0.1" calcext:value-type="float">
            <text:p>0,1 g</text:p>
          </table:table-cell>
          <table:table-cell office:value-type="float" office:value="0.6" calcext:value-type="float">
            <text:p>0,6 g</text:p>
          </table:table-cell>
          <table:table-cell office:value-type="float" office:value="0.5" calcext:value-type="float">
            <text:p>0,5 g</text:p>
          </table:table-cell>
          <table:table-cell office:value-type="float" office:value="2.2" calcext:value-type="float">
            <text:p>2,2 g</text:p>
          </table:table-cell>
          <table:table-cell/>
          <table:table-cell office:value-type="float" office:value="23" calcext:value-type="float">
            <text:p>2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Brot</text:p>
          </table:table-cell>
          <table:table-cell office:value-type="string" calcext:value-type="string">
            <text:p>Brezel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8.2" calcext:value-type="float">
            <text:p>8,2 g</text:p>
          </table:table-cell>
          <table:table-cell office:value-type="float" office:value="3.7" calcext:value-type="float">
            <text:p>3,7 g</text:p>
          </table:table-cell>
          <table:table-cell office:value-type="float" office:value="1.9" calcext:value-type="float">
            <text:p>1,9 g</text:p>
          </table:table-cell>
          <table:table-cell office:value-type="float" office:value="50.2" calcext:value-type="float">
            <text:p>50,2 g</text:p>
          </table:table-cell>
          <table:table-cell office:value-type="float" office:value="0.7" calcext:value-type="float">
            <text:p>0,7 g</text:p>
          </table:table-cell>
          <table:table-cell office:value-type="float" office:value="3.4" calcext:value-type="float">
            <text:p>3,4 g</text:p>
          </table:table-cell>
          <table:table-cell office:value-type="float" office:value="1.26" calcext:value-type="float">
            <text:p>1,26 g</text:p>
          </table:table-cell>
          <table:table-cell office:value-type="float" office:value="276" calcext:value-type="float">
            <text:p>27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Fisch</text:p>
          </table:table-cell>
          <table:table-cell office:value-type="string" calcext:value-type="string">
            <text:p>Buckellachs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25" calcext:value-type="float">
            <text:p>25 g</text:p>
          </table:table-cell>
          <table:table-cell office:value-type="float" office:value="5" calcext:value-type="float">
            <text:p>5 g</text:p>
          </table:table-cell>
          <table:table-cell office:value-type="float" office:value="1" calcext:value-type="float">
            <text:p>1 g</text:p>
          </table:table-cell>
          <table:table-cell table:number-columns-repeated="3" office:value-type="float" office:value="0" calcext:value-type="float">
            <text:p>0 g</text:p>
          </table:table-cell>
          <table:table-cell/>
          <table:table-cell office:value-type="float" office:value="152" calcext:value-type="float">
            <text:p>15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Nudeln</text:p>
          </table:table-cell>
          <table:table-cell table:style-name="ce14" office:value-type="string" calcext:value-type="string">
            <text:p>Cellentani</text:p>
          </table:table-cell>
          <table:table-cell table:style-name="ce25" office:value-type="string" calcext:value-type="string">
            <text:p>Buitoni</text:p>
          </table:table-cell>
          <table:table-cell table:style-name="ce40" office:value-type="float" office:value="11.5" calcext:value-type="float">
            <text:p>11,5 g</text:p>
          </table:table-cell>
          <table:table-cell table:style-name="ce57" office:value-type="float" office:value="1.9" calcext:value-type="float">
            <text:p>1,9 g</text:p>
          </table:table-cell>
          <table:table-cell/>
          <table:table-cell table:style-name="ce72" office:value-type="float" office:value="1.9" calcext:value-type="float">
            <text:p>1,9 g</text:p>
          </table:table-cell>
          <table:table-cell office:value-type="float" office:value="3.5" calcext:value-type="float">
            <text:p>3,5 g</text:p>
          </table:table-cell>
          <table:table-cell office:value-type="float" office:value="3" calcext:value-type="float">
            <text:p>3 g</text:p>
          </table:table-cell>
          <table:table-cell/>
          <table:table-cell office:value-type="float" office:value="356" calcext:value-type="float">
            <text:p>35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Chips</text:p>
          </table:table-cell>
          <table:table-cell office:value-type="string" calcext:value-type="string">
            <text:p>Chipsfrisch ungarisch</text:p>
          </table:table-cell>
          <table:table-cell office:value-type="string" calcext:value-type="string">
            <text:p>funny-frisch</text:p>
          </table:table-cell>
          <table:table-cell office:value-type="float" office:value="6" calcext:value-type="float">
            <text:p>6 g</text:p>
          </table:table-cell>
          <table:table-cell office:value-type="float" office:value="33" calcext:value-type="float">
            <text:p>33 g</text:p>
          </table:table-cell>
          <table:table-cell office:value-type="float" office:value="3" calcext:value-type="float">
            <text:p>3 g</text:p>
          </table:table-cell>
          <table:table-cell office:value-type="float" office:value="49" calcext:value-type="float">
            <text:p>49 g</text:p>
          </table:table-cell>
          <table:table-cell office:value-type="float" office:value="2.5" calcext:value-type="float">
            <text:p>2,5 g</text:p>
          </table:table-cell>
          <table:table-cell office:value-type="float" office:value="4.5" calcext:value-type="float">
            <text:p>4,5 g</text:p>
          </table:table-cell>
          <table:table-cell office:value-type="float" office:value="1.5" calcext:value-type="float">
            <text:p>1,5 g</text:p>
          </table:table-cell>
          <table:table-cell office:value-type="float" office:value="533" calcext:value-type="float">
            <text:p>53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Schokolade</text:p>
          </table:table-cell>
          <table:table-cell office:value-type="string" calcext:value-type="string">
            <text:p>Choco und Keks MILCH</text:p>
          </table:table-cell>
          <table:table-cell office:value-type="string" calcext:value-type="string">
            <text:p>Choceur</text:p>
          </table:table-cell>
          <table:table-cell office:value-type="float" office:value="7.4" calcext:value-type="float">
            <text:p>7,4 g</text:p>
          </table:table-cell>
          <table:table-cell office:value-type="float" office:value="30" calcext:value-type="float">
            <text:p>30 g</text:p>
          </table:table-cell>
          <table:table-cell office:value-type="float" office:value="19" calcext:value-type="float">
            <text:p>19 g</text:p>
          </table:table-cell>
          <table:table-cell office:value-type="float" office:value="58" calcext:value-type="float">
            <text:p>58 g</text:p>
          </table:table-cell>
          <table:table-cell office:value-type="float" office:value="49" calcext:value-type="float">
            <text:p>49 g</text:p>
          </table:table-cell>
          <table:table-cell office:value-type="float" office:value="0" calcext:value-type="float">
            <text:p>0 g</text:p>
          </table:table-cell>
          <table:table-cell office:value-type="float" office:value="0.49" calcext:value-type="float">
            <text:p>0,49 g</text:p>
          </table:table-cell>
          <table:table-cell office:value-type="float" office:value="534" calcext:value-type="float">
            <text:p>53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Classic 3-Saat</text:p>
          </table:table-cell>
          <table:table-cell office:value-type="string" calcext:value-type="string">
            <text:p>Dr. Karg</text:p>
          </table:table-cell>
          <table:table-cell office:value-type="float" office:value="16" calcext:value-type="float">
            <text:p>16 g</text:p>
          </table:table-cell>
          <table:table-cell office:value-type="float" office:value="19" calcext:value-type="float">
            <text:p>19 g</text:p>
          </table:table-cell>
          <table:table-cell office:value-type="float" office:value="2.8" calcext:value-type="float">
            <text:p>2,8 g</text:p>
          </table:table-cell>
          <table:table-cell office:value-type="float" office:value="47" calcext:value-type="float">
            <text:p>47 g</text:p>
          </table:table-cell>
          <table:table-cell office:value-type="float" office:value="2.2" calcext:value-type="float">
            <text:p>2,2 g</text:p>
          </table:table-cell>
          <table:table-cell office:value-type="float" office:value="11" calcext:value-type="float">
            <text:p>11 g</text:p>
          </table:table-cell>
          <table:table-cell office:value-type="float" office:value="2.1" calcext:value-type="float">
            <text:p>2,1 g</text:p>
          </table:table-cell>
          <table:table-cell office:value-type="float" office:value="445" calcext:value-type="float">
            <text:p>44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Flocken</text:p>
          </table:table-cell>
          <table:table-cell office:value-type="string" calcext:value-type="string">
            <text:p>Cornflakes ungesüßt</text:p>
          </table:table-cell>
          <table:table-cell office:value-type="string" calcext:value-type="string">
            <text:p>DM-Bio</text:p>
          </table:table-cell>
          <table:table-cell office:value-type="float" office:value="8" calcext:value-type="float">
            <text:p>8 g</text:p>
          </table:table-cell>
          <table:table-cell office:value-type="float" office:value="1" calcext:value-type="float">
            <text:p>1 g</text:p>
          </table:table-cell>
          <table:table-cell office:value-type="float" office:value="0.2" calcext:value-type="float">
            <text:p>0,2 g</text:p>
          </table:table-cell>
          <table:table-cell office:value-type="float" office:value="80" calcext:value-type="float">
            <text:p>80 g</text:p>
          </table:table-cell>
          <table:table-cell office:value-type="float" office:value="0.3" calcext:value-type="float">
            <text:p>0,3 g</text:p>
          </table:table-cell>
          <table:table-cell office:value-type="float" office:value="5" calcext:value-type="float">
            <text:p>5 g</text:p>
          </table:table-cell>
          <table:table-cell office:value-type="float" office:value="0.01" calcext:value-type="float">
            <text:p>0,01 g</text:p>
          </table:table-cell>
          <table:table-cell office:value-type="float" office:value="371" calcext:value-type="float">
            <text:p>37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Cremig Leicht mit Allgäuer Milch 9% Fett</text:p>
          </table:table-cell>
          <table:table-cell office:value-type="string" calcext:value-type="string">
            <text:p>Milkana</text:p>
          </table:table-cell>
          <table:table-cell office:value-type="float" office:value="15" calcext:value-type="float">
            <text:p>15 g</text:p>
          </table:table-cell>
          <table:table-cell office:value-type="float" office:value="9" calcext:value-type="float">
            <text:p>9 g</text:p>
          </table:table-cell>
          <table:table-cell office:value-type="float" office:value="6" calcext:value-type="float">
            <text:p>6 g</text:p>
          </table:table-cell>
          <table:table-cell table:number-columns-repeated="2" office:value-type="float" office:value="5" calcext:value-type="float">
            <text:p>5 g</text:p>
          </table:table-cell>
          <table:table-cell office:value-type="float" office:value="0" calcext:value-type="float">
            <text:p>0 g</text:p>
          </table:table-cell>
          <table:table-cell office:value-type="float" office:value="1.9" calcext:value-type="float">
            <text:p>1,9 g</text:p>
          </table:table-cell>
          <table:table-cell office:value-type="float" office:value="161" calcext:value-type="float">
            <text:p>16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Croissant</text:p>
          </table:table-cell>
          <table:table-cell office:value-type="string" calcext:value-type="string">
            <text:p>Croissant x4 mit Kakaocremefüllung</text:p>
          </table:table-cell>
          <table:table-cell office:value-type="string" calcext:value-type="string">
            <text:p>7DAYS</text:p>
          </table:table-cell>
          <table:table-cell office:value-type="float" office:value="7" calcext:value-type="float">
            <text:p>7 g</text:p>
          </table:table-cell>
          <table:table-cell office:value-type="float" office:value="28" calcext:value-type="float">
            <text:p>28 g</text:p>
          </table:table-cell>
          <table:table-cell office:value-type="float" office:value="14" calcext:value-type="float">
            <text:p>14 g</text:p>
          </table:table-cell>
          <table:table-cell office:value-type="float" office:value="42" calcext:value-type="float">
            <text:p>42 g</text:p>
          </table:table-cell>
          <table:table-cell office:value-type="float" office:value="17" calcext:value-type="float">
            <text:p>17 g</text:p>
          </table:table-cell>
          <table:table-cell office:value-type="float" office:value="0" calcext:value-type="float">
            <text:p>0 g</text:p>
          </table:table-cell>
          <table:table-cell office:value-type="float" office:value="0.42" calcext:value-type="float">
            <text:p>0,42 g</text:p>
          </table:table-cell>
          <table:table-cell office:value-type="float" office:value="452" calcext:value-type="float">
            <text:p>45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table:style-name="ce14" office:value-type="string" calcext:value-type="string">
            <text:p>Cирок Erdbeere</text:p>
          </table:table-cell>
          <table:table-cell table:style-name="ce25" office:value-type="string" calcext:value-type="string">
            <text:p>Svalya</text:p>
          </table:table-cell>
          <table:table-cell table:style-name="ce43" office:value-type="float" office:value="12" calcext:value-type="float">
            <text:p>12 g</text:p>
          </table:table-cell>
          <table:table-cell table:style-name="ce58" office:value-type="float" office:value="20" calcext:value-type="float">
            <text:p>20 g</text:p>
          </table:table-cell>
          <table:table-cell/>
          <table:table-cell table:style-name="ce73" office:value-type="float" office:value="25" calcext:value-type="float">
            <text:p>25 g</text:p>
          </table:table-cell>
          <table:table-cell office:value-type="float" office:value="24" calcext:value-type="float">
            <text:p>24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328" calcext:value-type="float">
            <text:p>32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table:style-name="ce14" office:value-type="string" calcext:value-type="string">
            <text:p>Cирок Kirsche</text:p>
          </table:table-cell>
          <table:table-cell table:style-name="ce25" office:value-type="string" calcext:value-type="string">
            <text:p>Svalya</text:p>
          </table:table-cell>
          <table:table-cell table:style-name="ce43" office:value-type="float" office:value="12" calcext:value-type="float">
            <text:p>12 g</text:p>
          </table:table-cell>
          <table:table-cell table:style-name="ce58" office:value-type="float" office:value="20" calcext:value-type="float">
            <text:p>20 g</text:p>
          </table:table-cell>
          <table:table-cell/>
          <table:table-cell table:style-name="ce73" office:value-type="float" office:value="25" calcext:value-type="float">
            <text:p>25 g</text:p>
          </table:table-cell>
          <table:table-cell office:value-type="float" office:value="24" calcext:value-type="float">
            <text:p>24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328" calcext:value-type="float">
            <text:p>32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Sahne</text:p>
          </table:table-cell>
          <table:table-cell table:style-name="ce14" office:value-type="string" calcext:value-type="string">
            <text:p>Cливочная Сметана</text:p>
          </table:table-cell>
          <table:table-cell table:style-name="ce25" office:value-type="string" calcext:value-type="string">
            <text:p><text:span text:style-name="T8">l</text:span>Лучший выбор</text:p>
          </table:table-cell>
          <table:table-cell table:style-name="ce40" office:value-type="float" office:value="2.3" calcext:value-type="float">
            <text:p>2,3 g</text:p>
          </table:table-cell>
          <table:table-cell table:style-name="ce57" office:value-type="float" office:value="18" calcext:value-type="float">
            <text:p>18 g</text:p>
          </table:table-cell>
          <table:table-cell/>
          <table:table-cell table:style-name="ce72" office:value-type="float" office:value="4.2" calcext:value-type="float">
            <text:p>4,2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188" calcext:value-type="float">
            <text:p>18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DELIKATES GEFLÜGELSALAMI mit Palmfett</text:p>
          </table:table-cell>
          <table:table-cell table:style-name="ce25" office:value-type="string" calcext:value-type="string">
            <text:p>Mühlenhof</text:p>
          </table:table-cell>
          <table:table-cell office:value-type="float" office:value="22" calcext:value-type="float">
            <text:p>22 g</text:p>
          </table:table-cell>
          <table:table-cell office:value-type="float" office:value="14" calcext:value-type="float">
            <text:p>14 g</text:p>
          </table:table-cell>
          <table:table-cell office:value-type="float" office:value="7" calcext:value-type="float">
            <text:p>7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16" calcext:value-type="float">
            <text:p>21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Salami</text:p>
          </table:table-cell>
          <table:table-cell office:value-type="string" calcext:value-type="string">
            <text:p>Delikates Hähnchenbrustfiletroulade</text:p>
          </table:table-cell>
          <table:table-cell office:value-type="string" calcext:value-type="string">
            <text:p>Dulano</text:p>
          </table:table-cell>
          <table:table-cell office:value-type="float" office:value="19" calcext:value-type="float">
            <text:p>19 g</text:p>
          </table:table-cell>
          <table:table-cell office:value-type="float" office:value="3" calcext:value-type="float">
            <text:p>3 g</text:p>
          </table:table-cell>
          <table:table-cell table:number-columns-repeated="3"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 office:value-type="float" office:value="2.3" calcext:value-type="float">
            <text:p>2,3 g</text:p>
          </table:table-cell>
          <table:table-cell office:value-type="float" office:value="109" calcext:value-type="float">
            <text:p>109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utter</text:p>
          </table:table-cell>
          <table:table-cell office:value-type="string" calcext:value-type="string">
            <text:p>Deutsche Markenbutter</text:p>
          </table:table-cell>
          <table:table-cell office:value-type="string" calcext:value-type="string">
            <text:p>Gut von Holstein</text:p>
          </table:table-cell>
          <table:table-cell office:value-type="float" office:value="0.6" calcext:value-type="float">
            <text:p>0,6 g</text:p>
          </table:table-cell>
          <table:table-cell office:value-type="float" office:value="82" calcext:value-type="float">
            <text:p>82 g</text:p>
          </table:table-cell>
          <table:table-cell office:value-type="float" office:value="50" calcext:value-type="float">
            <text:p>50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 office:value-type="float" office:value="0.03" calcext:value-type="float">
            <text:p>0,03 g</text:p>
          </table:table-cell>
          <table:table-cell office:value-type="float" office:value="742" calcext:value-type="float">
            <text:p>74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Nudeln</text:p>
          </table:table-cell>
          <table:table-cell office:value-type="string" calcext:value-type="string">
            <text:p>Die Guetn Schneckerl</text:p>
          </table:table-cell>
          <table:table-cell table:style-name="ce25" office:value-type="string" calcext:value-type="string">
            <text:p>Bernbacher</text:p>
          </table:table-cell>
          <table:table-cell office:value-type="float" office:value="13" calcext:value-type="float">
            <text:p>13 g</text:p>
          </table:table-cell>
          <table:table-cell office:value-type="float" office:value="2.5" calcext:value-type="float">
            <text:p>2,5 g</text:p>
          </table:table-cell>
          <table:table-cell/>
          <table:table-cell office:value-type="float" office:value="70" calcext:value-type="float">
            <text:p>70 g</text:p>
          </table:table-cell>
          <table:table-cell office:value-type="float" office:value="3" calcext:value-type="float">
            <text:p>3 g</text:p>
          </table:table-cell>
          <table:table-cell office:value-type="float" office:value="3.3" calcext:value-type="float">
            <text:p>3,3 g</text:p>
          </table:table-cell>
          <table:table-cell/>
          <table:table-cell office:value-type="float" office:value="361" calcext:value-type="float">
            <text:p>36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Dill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3.5" calcext:value-type="float">
            <text:p>3,5 g</text:p>
          </table:table-cell>
          <table:table-cell office:value-type="float" office:value="2.5" calcext:value-type="float">
            <text:p>2,5 g</text:p>
          </table:table-cell>
          <table:table-cell/>
          <table:table-cell office:value-type="float" office:value="7" calcext:value-type="float">
            <text:p>7 g</text:p>
          </table:table-cell>
          <table:table-cell office:value-type="float" office:value="0" calcext:value-type="float">
            <text:p>0 g</text:p>
          </table:table-cell>
          <table:table-cell office:value-type="float" office:value="2.1" calcext:value-type="float">
            <text:p>2,1 g</text:p>
          </table:table-cell>
          <table:table-cell/>
          <table:table-cell office:value-type="float" office:value="43" calcext:value-type="float">
            <text:p>4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Dinkel-Vollkornbrot FIT &amp; Vital</text:p>
          </table:table-cell>
          <table:table-cell table:style-name="ce25" office:value-type="string" calcext:value-type="string">
            <text:p>Lieken Urkorn</text:p>
          </table:table-cell>
          <table:table-cell office:value-type="float" office:value="9" calcext:value-type="float">
            <text:p>9 g</text:p>
          </table:table-cell>
          <table:table-cell office:value-type="float" office:value="5.5" calcext:value-type="float">
            <text:p>5,5 g</text:p>
          </table:table-cell>
          <table:table-cell office:value-type="float" office:value="0.7" calcext:value-type="float">
            <text:p>0,7 g</text:p>
          </table:table-cell>
          <table:table-cell office:value-type="float" office:value="35" calcext:value-type="float">
            <text:p>35 g</text:p>
          </table:table-cell>
          <table:table-cell office:value-type="float" office:value="3" calcext:value-type="float">
            <text:p>3 g</text:p>
          </table:table-cell>
          <table:table-cell office:value-type="float" office:value="6.7" calcext:value-type="float">
            <text:p>6,7 g</text:p>
          </table:table-cell>
          <table:table-cell office:value-type="float" office:value="1.1" calcext:value-type="float">
            <text:p>1,1 g</text:p>
          </table:table-cell>
          <table:table-cell office:value-type="float" office:value="239" calcext:value-type="float">
            <text:p>239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Fisch</text:p>
          </table:table-cell>
          <table:table-cell table:style-name="ce14" office:value-type="string" calcext:value-type="string">
            <text:p>Dorade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19.3" calcext:value-type="float">
            <text:p>19,3 g</text:p>
          </table:table-cell>
          <table:table-cell table:style-name="ce57" office:value-type="float" office:value="6.8" calcext:value-type="float">
            <text:p>6,8 g</text:p>
          </table:table-cell>
          <table:table-cell/>
          <table:table-cell table:style-name="ce72" office:value-type="float" office:value="0" calcext:value-type="float">
            <text:p>0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138" calcext:value-type="float">
            <text:p>13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Reis</text:p>
          </table:table-cell>
          <table:table-cell office:value-type="string" calcext:value-type="string">
            <text:p>Duftreis Thai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6.8" calcext:value-type="float">
            <text:p>6,8 g</text:p>
          </table:table-cell>
          <table:table-cell office:value-type="float" office:value="0.6" calcext:value-type="float">
            <text:p>0,6 g</text:p>
          </table:table-cell>
          <table:table-cell office:value-type="float" office:value="0.1" calcext:value-type="float">
            <text:p>0,1 g</text:p>
          </table:table-cell>
          <table:table-cell office:value-type="float" office:value="78" calcext:value-type="float">
            <text:p>78 g</text:p>
          </table:table-cell>
          <table:table-cell office:value-type="float" office:value="0.5" calcext:value-type="float">
            <text:p>0,5 g</text:p>
          </table:table-cell>
          <table:table-cell office:value-type="float" office:value="1.4" calcext:value-type="float">
            <text:p>1,4 g</text:p>
          </table:table-cell>
          <table:table-cell/>
          <table:table-cell office:value-type="float" office:value="347" calcext:value-type="float">
            <text:p>34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Schokolade</text:p>
          </table:table-cell>
          <table:table-cell office:value-type="string" calcext:value-type="string">
            <text:p>Duplo</text:p>
          </table:table-cell>
          <table:table-cell office:value-type="string" calcext:value-type="string">
            <text:p>Ferrero</text:p>
          </table:table-cell>
          <table:table-cell office:value-type="float" office:value="6.1" calcext:value-type="float">
            <text:p>6,1 g</text:p>
          </table:table-cell>
          <table:table-cell office:value-type="float" office:value="33" calcext:value-type="float">
            <text:p>33 g</text:p>
          </table:table-cell>
          <table:table-cell office:value-type="float" office:value="18.9" calcext:value-type="float">
            <text:p>18,9 g</text:p>
          </table:table-cell>
          <table:table-cell office:value-type="float" office:value="56" calcext:value-type="float">
            <text:p>56 g</text:p>
          </table:table-cell>
          <table:table-cell office:value-type="float" office:value="50.4" calcext:value-type="float">
            <text:p>50,4 g</text:p>
          </table:table-cell>
          <table:table-cell office:value-type="float" office:value="0.191" calcext:value-type="float">
            <text:p>0,191 g</text:p>
          </table:table-cell>
          <table:table-cell office:value-type="float" office:value="0" calcext:value-type="float">
            <text:p>0 g</text:p>
          </table:table-cell>
          <table:table-cell office:value-type="float" office:value="551" calcext:value-type="float">
            <text:p>55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Eier</text:p>
          </table:table-cell>
          <table:table-cell table:style-name="ce14" office:value-type="string" calcext:value-type="string">
            <text:p>Ei <text:span text:style-name="T4">S</text:span> Bio</text:p>
          </table:table-cell>
          <table:table-cell table:style-name="ce25" office:value-type="string" calcext:value-type="string">
            <text:p>Kwetters Eierhof</text:p>
          </table:table-cell>
          <table:table-cell table:style-name="ce40" office:value-type="float" office:value="13" calcext:value-type="float">
            <text:p>13 g</text:p>
          </table:table-cell>
          <table:table-cell table:style-name="ce57" office:value-type="float" office:value="11" calcext:value-type="float">
            <text:p>11 g</text:p>
          </table:table-cell>
          <table:table-cell/>
          <table:table-cell table:style-name="ce72" office:value-type="float" office:value="0.6" calcext:value-type="float">
            <text:p>0,6 g</text:p>
          </table:table-cell>
          <table:table-cell office:value-type="float" office:value="0.3" calcext:value-type="float">
            <text:p>0,3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53" calcext:value-type="float">
            <text:p>15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Eier</text:p>
          </table:table-cell>
          <table:table-cell table:style-name="ce14" office:value-type="string" calcext:value-type="string">
            <text:p>Eier Güteklasse A</text:p>
          </table:table-cell>
          <table:table-cell table:style-name="ce25" office:value-type="string" calcext:value-type="string">
            <text:p>K-Bio</text:p>
          </table:table-cell>
          <table:table-cell table:style-name="ce40" office:value-type="float" office:value="13" calcext:value-type="float">
            <text:p>13 g</text:p>
          </table:table-cell>
          <table:table-cell table:style-name="ce57" office:value-type="float" office:value="11" calcext:value-type="float">
            <text:p>11 g</text:p>
          </table:table-cell>
          <table:table-cell office:value-type="float" office:value="3.3" calcext:value-type="float">
            <text:p>3,3 g</text:p>
          </table:table-cell>
          <table:table-cell table:style-name="ce72" office:value-type="float" office:value="0.6" calcext:value-type="float">
            <text:p>0,6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.32" calcext:value-type="float">
            <text:p>0,32 g</text:p>
          </table:table-cell>
          <table:table-cell office:value-type="float" office:value="153" calcext:value-type="float">
            <text:p>15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Brot</text:p>
          </table:table-cell>
          <table:table-cell table:style-name="ce14" office:value-type="string" calcext:value-type="string">
            <text:p>Eiweißbrot 20% Protein</text:p>
          </table:table-cell>
          <table:table-cell table:style-name="ce25" office:value-type="string" calcext:value-type="string">
            <text:p>Lieken Urkorn</text:p>
          </table:table-cell>
          <table:table-cell table:style-name="ce40" office:value-type="float" office:value="20" calcext:value-type="float">
            <text:p>20 g</text:p>
          </table:table-cell>
          <table:table-cell table:style-name="ce57" office:value-type="float" office:value="11.7" calcext:value-type="float">
            <text:p>11,7 g</text:p>
          </table:table-cell>
          <table:table-cell/>
          <table:table-cell table:style-name="ce72" office:value-type="float" office:value="13" calcext:value-type="float">
            <text:p>13 g</text:p>
          </table:table-cell>
          <table:table-cell office:value-type="float" office:value="3" calcext:value-type="float">
            <text:p>3 g</text:p>
          </table:table-cell>
          <table:table-cell office:value-type="float" office:value="9" calcext:value-type="float">
            <text:p>9 g</text:p>
          </table:table-cell>
          <table:table-cell/>
          <table:table-cell office:value-type="float" office:value="255" calcext:value-type="float">
            <text:p>25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Brot</text:p>
          </table:table-cell>
          <table:table-cell office:value-type="string" calcext:value-type="string">
            <text:p>Eiweißbrot mit Karotte</text:p>
          </table:table-cell>
          <table:table-cell table:style-name="ce25" office:value-type="string" calcext:value-type="string">
            <text:p>PEMA</text:p>
          </table:table-cell>
          <table:table-cell office:value-type="float" office:value="19" calcext:value-type="float">
            <text:p>19 g</text:p>
          </table:table-cell>
          <table:table-cell office:value-type="float" office:value="7.7" calcext:value-type="float">
            <text:p>7,7 g</text:p>
          </table:table-cell>
          <table:table-cell office:value-type="float" office:value="0.9" calcext:value-type="float">
            <text:p>0,9 g</text:p>
          </table:table-cell>
          <table:table-cell office:value-type="float" office:value="12" calcext:value-type="float">
            <text:p>12 g</text:p>
          </table:table-cell>
          <table:table-cell office:value-type="float" office:value="2.6" calcext:value-type="float">
            <text:p>2,6 g</text:p>
          </table:table-cell>
          <table:table-cell office:value-type="float" office:value="8.1" calcext:value-type="float">
            <text:p>8,1 g</text:p>
          </table:table-cell>
          <table:table-cell/>
          <table:table-cell office:value-type="float" office:value="215" calcext:value-type="float">
            <text:p>21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table:style-name="ce14" office:value-type="string" calcext:value-type="string">
            <text:p>Emmentaler 45% Fett i. Tr.</text:p>
          </table:table-cell>
          <table:table-cell table:style-name="ce25" office:value-type="string" calcext:value-type="string">
            <text:p>Penny</text:p>
          </table:table-cell>
          <table:table-cell table:style-name="ce40" office:value-type="float" office:value="30" calcext:value-type="float">
            <text:p>30 g</text:p>
          </table:table-cell>
          <table:table-cell table:style-name="ce57" office:value-type="float" office:value="28" calcext:value-type="float">
            <text:p>28 g</text:p>
          </table:table-cell>
          <table:table-cell/>
          <table:table-cell table:style-name="ce72" office:value-type="float" office:value="0" calcext:value-type="float">
            <text:p>0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372" calcext:value-type="float">
            <text:p>37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Hülsenfrucht</text:p>
          </table:table-cell>
          <table:table-cell table:style-name="ce14" office:value-type="string" calcext:value-type="string">
            <text:p>Erbsen Jung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5.9" calcext:value-type="float">
            <text:p>5,9 g</text:p>
          </table:table-cell>
          <table:table-cell table:style-name="ce57" office:value-type="float" office:value="0.9" calcext:value-type="float">
            <text:p>0,9 g</text:p>
          </table:table-cell>
          <table:table-cell office:value-type="float" office:value="0.2" calcext:value-type="float">
            <text:p>0,2 g</text:p>
          </table:table-cell>
          <table:table-cell table:style-name="ce72" office:value-type="float" office:value="8.6" calcext:value-type="float">
            <text:p>8,6 g</text:p>
          </table:table-cell>
          <table:table-cell office:value-type="float" office:value="2.2" calcext:value-type="float">
            <text:p>2,2 g</text:p>
          </table:table-cell>
          <table:table-cell office:value-type="float" office:value="5.9" calcext:value-type="float">
            <text:p>5,9 g</text:p>
          </table:table-cell>
          <table:table-cell office:value-type="float" office:value="0.42" calcext:value-type="float">
            <text:p>0,42 g</text:p>
          </table:table-cell>
          <table:table-cell office:value-type="float" office:value="78" calcext:value-type="float">
            <text:p>7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Erdnussbutter 90% Nuss Creamy</text:p>
          </table:table-cell>
          <table:table-cell office:value-type="string" calcext:value-type="string">
            <text:p>Zentis</text:p>
          </table:table-cell>
          <table:table-cell office:value-type="float" office:value="25" calcext:value-type="float">
            <text:p>25 g</text:p>
          </table:table-cell>
          <table:table-cell office:value-type="float" office:value="50" calcext:value-type="float">
            <text:p>50 g</text:p>
          </table:table-cell>
          <table:table-cell office:value-type="float" office:value="10" calcext:value-type="float">
            <text:p>10 g</text:p>
          </table:table-cell>
          <table:table-cell office:value-type="float" office:value="15" calcext:value-type="float">
            <text:p>15 g</text:p>
          </table:table-cell>
          <table:table-cell office:value-type="float" office:value="10" calcext:value-type="float">
            <text:p>10 g</text:p>
          </table:table-cell>
          <table:table-cell office:value-type="float" office:value="0" calcext:value-type="float">
            <text:p>0 g</text:p>
          </table:table-cell>
          <table:table-cell office:value-type="float" office:value="1.1" calcext:value-type="float">
            <text:p>1,1 g</text:p>
          </table:table-cell>
          <table:table-cell office:value-type="float" office:value="623" calcext:value-type="float">
            <text:p>62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Erdnussbutter Creamy</text:p>
          </table:table-cell>
          <table:table-cell office:value-type="string" calcext:value-type="string">
            <text:p>REWE Bio</text:p>
          </table:table-cell>
          <table:table-cell office:value-type="float" office:value="27" calcext:value-type="float">
            <text:p>27 g</text:p>
          </table:table-cell>
          <table:table-cell office:value-type="float" office:value="47" calcext:value-type="float">
            <text:p>47 g</text:p>
          </table:table-cell>
          <table:table-cell office:value-type="float" office:value="10" calcext:value-type="float">
            <text:p>10 g</text:p>
          </table:table-cell>
          <table:table-cell office:value-type="float" office:value="16" calcext:value-type="float">
            <text:p>16 g</text:p>
          </table:table-cell>
          <table:table-cell office:value-type="float" office:value="7.1" calcext:value-type="float">
            <text:p>7,1 g</text:p>
          </table:table-cell>
          <table:table-cell office:value-type="float" office:value="0" calcext:value-type="float">
            <text:p>0 g</text:p>
          </table:table-cell>
          <table:table-cell office:value-type="float" office:value="0.5" calcext:value-type="float">
            <text:p>0,5 g</text:p>
          </table:table-cell>
          <table:table-cell office:value-type="float" office:value="607" calcext:value-type="float">
            <text:p>60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Falafel</text:p>
          </table:table-cell>
          <table:table-cell office:value-type="string" calcext:value-type="string">
            <text:p>Falafel (Dafgards)</text:p>
          </table:table-cell>
          <table:table-cell table:style-name="ce25" office:value-type="string" calcext:value-type="string">
            <text:p>Dafgards</text:p>
          </table:table-cell>
          <table:table-cell office:value-type="float" office:value="6.5" calcext:value-type="float">
            <text:p>6,5 g</text:p>
          </table:table-cell>
          <table:table-cell office:value-type="float" office:value="12" calcext:value-type="float">
            <text:p>12 g</text:p>
          </table:table-cell>
          <table:table-cell office:value-type="float" office:value="0.9" calcext:value-type="float">
            <text:p>0,9 g</text:p>
          </table:table-cell>
          <table:table-cell office:value-type="float" office:value="23" calcext:value-type="float">
            <text:p>23 g</text:p>
          </table:table-cell>
          <table:table-cell office:value-type="float" office:value="1.6" calcext:value-type="float">
            <text:p>1,6 g</text:p>
          </table:table-cell>
          <table:table-cell office:value-type="float" office:value="5.5" calcext:value-type="float">
            <text:p>5,5 g</text:p>
          </table:table-cell>
          <table:table-cell/>
          <table:table-cell office:value-type="float" office:value="235" calcext:value-type="float">
            <text:p>23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Ferrero Küsschen Klassik</text:p>
          </table:table-cell>
          <table:table-cell office:value-type="string" calcext:value-type="string">
            <text:p>Ferrero</text:p>
          </table:table-cell>
          <table:table-cell table:style-name="ce40" office:value-type="float" office:value="8.3" calcext:value-type="float">
            <text:p>8,3 g</text:p>
          </table:table-cell>
          <table:table-cell table:style-name="ce57" office:value-type="float" office:value="47.3" calcext:value-type="float">
            <text:p>47,3 g</text:p>
          </table:table-cell>
          <table:table-cell office:value-type="float" office:value="19.5" calcext:value-type="float">
            <text:p>19,5 g</text:p>
          </table:table-cell>
          <table:table-cell table:style-name="ce72" office:value-type="float" office:value="40.3" calcext:value-type="float">
            <text:p>40,3 g</text:p>
          </table:table-cell>
          <table:table-cell office:value-type="float" office:value="39.3" calcext:value-type="float">
            <text:p>39,3 g</text:p>
          </table:table-cell>
          <table:table-cell office:value-type="float" office:value="0" calcext:value-type="float">
            <text:p>0 g</text:p>
          </table:table-cell>
          <table:table-cell office:value-type="float" office:value="0.15" calcext:value-type="float">
            <text:p>0,15 g</text:p>
          </table:table-cell>
          <table:table-cell office:value-type="float" office:value="630" calcext:value-type="float">
            <text:p>63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office:value-type="string" calcext:value-type="string">
            <text:p>Feta Griechisch in Salzlake gereifter Käse</text:p>
          </table:table-cell>
          <table:table-cell table:style-name="ce25" office:value-type="string" calcext:value-type="string">
            <text:p>K-Favourites</text:p>
          </table:table-cell>
          <table:table-cell office:value-type="float" office:value="16" calcext:value-type="float">
            <text:p>16 g</text:p>
          </table:table-cell>
          <table:table-cell office:value-type="float" office:value="25" calcext:value-type="float">
            <text:p>25 g</text:p>
          </table:table-cell>
          <table:table-cell office:value-type="float" office:value="18" calcext:value-type="float">
            <text:p>18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90" calcext:value-type="float">
            <text:p>29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Finesse Hähnchenbrust mit Curry verfeinert</text:p>
          </table:table-cell>
          <table:table-cell table:style-name="ce25" office:value-type="string" calcext:value-type="string">
            <text:p>Herta</text:p>
          </table:table-cell>
          <table:table-cell office:value-type="float" office:value="20" calcext:value-type="float">
            <text:p>20 g</text:p>
          </table:table-cell>
          <table:table-cell office:value-type="float" office:value="1.7" calcext:value-type="float">
            <text:p>1,7 g</text:p>
          </table:table-cell>
          <table:table-cell/>
          <table:table-cell table:number-columns-repeated="2" office:value-type="float" office:value="0.9" calcext:value-type="float">
            <text:p>0,9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100" calcext:value-type="float">
            <text:p>10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Finesse Hähnchenbrust mit Geflügelbouillon verfeinert</text:p>
          </table:table-cell>
          <table:table-cell table:style-name="ce25" office:value-type="string" calcext:value-type="string">
            <text:p>Herta</text:p>
          </table:table-cell>
          <table:table-cell office:value-type="float" office:value="20.1" calcext:value-type="float">
            <text:p>20,1 g</text:p>
          </table:table-cell>
          <table:table-cell office:value-type="float" office:value="1.8" calcext:value-type="float">
            <text:p>1,8 g</text:p>
          </table:table-cell>
          <table:table-cell office:value-type="float" office:value="0.5" calcext:value-type="float">
            <text:p>0,5 g</text:p>
          </table:table-cell>
          <table:table-cell table:number-columns-repeated="2" office:value-type="float" office:value="0.9" calcext:value-type="float">
            <text:p>0,9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101" calcext:value-type="float">
            <text:p>10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Finesse Putenbrust im Ofen gegrillt</text:p>
          </table:table-cell>
          <table:table-cell table:style-name="ce25" office:value-type="string" calcext:value-type="string">
            <text:p>Herta</text:p>
          </table:table-cell>
          <table:table-cell office:value-type="float" office:value="22" calcext:value-type="float">
            <text:p>22 g</text:p>
          </table:table-cell>
          <table:table-cell office:value-type="float" office:value="2" calcext:value-type="float">
            <text:p>2 g</text:p>
          </table:table-cell>
          <table:table-cell office:value-type="float" office:value="0.6" calcext:value-type="float">
            <text:p>0,6 g</text:p>
          </table:table-cell>
          <table:table-cell table:number-columns-repeated="2" office:value-type="float" office:value="1" calcext:value-type="float">
            <text:p>1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111" calcext:value-type="float">
            <text:p>11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Finesse Putenbrust mild geräuchert</text:p>
          </table:table-cell>
          <table:table-cell table:style-name="ce25" office:value-type="string" calcext:value-type="string">
            <text:p>Herta</text:p>
          </table:table-cell>
          <table:table-cell office:value-type="float" office:value="22" calcext:value-type="float">
            <text:p>22 g</text:p>
          </table:table-cell>
          <table:table-cell office:value-type="float" office:value="2" calcext:value-type="float">
            <text:p>2 g</text:p>
          </table:table-cell>
          <table:table-cell office:value-type="float" office:value="0.6" calcext:value-type="float">
            <text:p>0,6 g</text:p>
          </table:table-cell>
          <table:table-cell table:number-columns-repeated="2" office:value-type="float" office:value="1" calcext:value-type="float">
            <text:p>1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111" calcext:value-type="float">
            <text:p>11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Fleisch</text:p>
          </table:table-cell>
          <table:table-cell office:value-type="string" calcext:value-type="string">
            <text:p>Fixe Schnitzel BBQ Senf</text:p>
          </table:table-cell>
          <table:table-cell table:style-name="ce25" office:value-type="string" calcext:value-type="string">
            <text:p>Wiesenhof</text:p>
          </table:table-cell>
          <table:table-cell office:value-type="float" office:value="19.4" calcext:value-type="float">
            <text:p>19,4 g</text:p>
          </table:table-cell>
          <table:table-cell office:value-type="float" office:value="4.2" calcext:value-type="float">
            <text:p>4,2 g</text:p>
          </table:table-cell>
          <table:table-cell/>
          <table:table-cell office:value-type="float" office:value="0.8" calcext:value-type="float">
            <text:p>0,8 g</text:p>
          </table:table-cell>
          <table:table-cell office:value-type="float" office:value="0.4" calcext:value-type="float">
            <text:p>0,4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19" calcext:value-type="float">
            <text:p>119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Müsli</text:p>
          </table:table-cell>
          <table:table-cell office:value-type="string" calcext:value-type="string">
            <text:p>Früchte Müsli mit 40% Frucht</text:p>
          </table:table-cell>
          <table:table-cell table:style-name="ce25" office:value-type="string" calcext:value-type="string">
            <text:p>Alnatura</text:p>
          </table:table-cell>
          <table:table-cell office:value-type="float" office:value="7.8" calcext:value-type="float">
            <text:p>7,8 g</text:p>
          </table:table-cell>
          <table:table-cell office:value-type="float" office:value="3" calcext:value-type="float">
            <text:p>3 g</text:p>
          </table:table-cell>
          <table:table-cell office:value-type="float" office:value="0.6" calcext:value-type="float">
            <text:p>0,6 g</text:p>
          </table:table-cell>
          <table:table-cell office:value-type="float" office:value="60" calcext:value-type="float">
            <text:p>60 g</text:p>
          </table:table-cell>
          <table:table-cell office:value-type="float" office:value="25" calcext:value-type="float">
            <text:p>25 g</text:p>
          </table:table-cell>
          <table:table-cell office:value-type="float" office:value="11" calcext:value-type="float">
            <text:p>11 g</text:p>
          </table:table-cell>
          <table:table-cell/>
          <table:table-cell office:value-type="float" office:value="320" calcext:value-type="float">
            <text:p>32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Mark</text:p>
          </table:table-cell>
          <table:table-cell table:style-name="ce14" office:value-type="string" calcext:value-type="string">
            <text:p>Fruchtmark Apfel-Erdbeere-Banane</text:p>
          </table:table-cell>
          <table:table-cell table:style-name="ce25" office:value-type="string" calcext:value-type="string">
            <text:p>K-Classic</text:p>
          </table:table-cell>
          <table:table-cell table:style-name="ce43" office:value-type="float" office:value="0.6" calcext:value-type="float">
            <text:p>0,6 g</text:p>
          </table:table-cell>
          <table:table-cell table:style-name="ce58" office:value-type="float" office:value="0.5" calcext:value-type="float">
            <text:p>0,5 g</text:p>
          </table:table-cell>
          <table:table-cell office:value-type="float" office:value="0.1" calcext:value-type="float">
            <text:p>0,1 g</text:p>
          </table:table-cell>
          <table:table-cell table:style-name="ce73" office:value-type="float" office:value="12" calcext:value-type="float">
            <text:p>12 g</text:p>
          </table:table-cell>
          <table:table-cell office:value-type="float" office:value="12" calcext:value-type="float">
            <text:p>12 g</text:p>
          </table:table-cell>
          <table:table-cell office:value-type="float" office:value="0.6" calcext:value-type="float">
            <text:p>0,6 g</text:p>
          </table:table-cell>
          <table:table-cell/>
          <table:table-cell office:value-type="float" office:value="61" calcext:value-type="float">
            <text:p>6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Mark</text:p>
          </table:table-cell>
          <table:table-cell table:style-name="ce14" office:value-type="string" calcext:value-type="string">
            <text:p>Fruchtmark Apfel-Pfirsich-Mango Bio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0.8" calcext:value-type="float">
            <text:p>0,8 g</text:p>
          </table:table-cell>
          <table:table-cell table:style-name="ce57" office:value-type="float" office:value="0.5" calcext:value-type="float">
            <text:p>0,5 g</text:p>
          </table:table-cell>
          <table:table-cell/>
          <table:table-cell table:style-name="ce72" office:value-type="float" office:value="11" calcext:value-type="float">
            <text:p>11 g</text:p>
          </table:table-cell>
          <table:table-cell/>
          <table:table-cell office:value-type="float" office:value="2" calcext:value-type="float">
            <text:p>2 g</text:p>
          </table:table-cell>
          <table:table-cell/>
          <table:table-cell office:value-type="float" office:value="57" calcext:value-type="float">
            <text:p>5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Geflügel-Salami mit Pflanzenfett</text:p>
          </table:table-cell>
          <table:table-cell table:style-name="ce25" office:value-type="string" calcext:value-type="string">
            <text:p>Güldenhof</text:p>
          </table:table-cell>
          <table:table-cell office:value-type="float" office:value="22" calcext:value-type="float">
            <text:p>22 g</text:p>
          </table:table-cell>
          <table:table-cell office:value-type="float" office:value="15" calcext:value-type="float">
            <text:p>15 g</text:p>
          </table:table-cell>
          <table:table-cell office:value-type="float" office:value="7.5" calcext:value-type="float">
            <text:p>7,5 g</text:p>
          </table:table-cell>
          <table:table-cell table:number-columns-repeated="2"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 office:value-type="float" office:value="3.7" calcext:value-type="float">
            <text:p>3,7 g</text:p>
          </table:table-cell>
          <table:table-cell office:value-type="float" office:value="228" calcext:value-type="float">
            <text:p>22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Geflügel-Salami mit Pflanzenfett und grünem Pfeffer</text:p>
          </table:table-cell>
          <table:table-cell table:style-name="ce25" office:value-type="string" calcext:value-type="string">
            <text:p>Güldenhof</text:p>
          </table:table-cell>
          <table:table-cell office:value-type="float" office:value="22" calcext:value-type="float">
            <text:p>22 g</text:p>
          </table:table-cell>
          <table:table-cell office:value-type="float" office:value="15" calcext:value-type="float">
            <text:p>15 g</text:p>
          </table:table-cell>
          <table:table-cell office:value-type="float" office:value="7.5" calcext:value-type="float">
            <text:p>7,5 g</text:p>
          </table:table-cell>
          <table:table-cell table:number-columns-repeated="2"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 office:value-type="float" office:value="3.7" calcext:value-type="float">
            <text:p>3,7 g</text:p>
          </table:table-cell>
          <table:table-cell office:value-type="float" office:value="228" calcext:value-type="float">
            <text:p>22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Käse</text:p>
          </table:table-cell>
          <table:table-cell office:value-type="string" calcext:value-type="string">
            <text:p>Geramont Cremig-würzig</text:p>
          </table:table-cell>
          <table:table-cell office:value-type="string" calcext:value-type="string">
            <text:p>Geramont</text:p>
          </table:table-cell>
          <table:table-cell office:value-type="float" office:value="17" calcext:value-type="float">
            <text:p>17 g</text:p>
          </table:table-cell>
          <table:table-cell office:value-type="float" office:value="28" calcext:value-type="float">
            <text:p>28 g</text:p>
          </table:table-cell>
          <table:table-cell office:value-type="float" office:value="20" calcext:value-type="float">
            <text:p>20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 office:value-type="float" office:value="1.2" calcext:value-type="float">
            <text:p>1,2 g</text:p>
          </table:table-cell>
          <table:table-cell office:value-type="float" office:value="320" calcext:value-type="float">
            <text:p>32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Tomate</text:p>
          </table:table-cell>
          <table:table-cell office:value-type="string" calcext:value-type="string">
            <text:p>Geschälte Tomaten</text:p>
          </table:table-cell>
          <table:table-cell table:style-name="ce25" office:value-type="string" calcext:value-type="string">
            <text:p>K-Bio</text:p>
          </table:table-cell>
          <table:table-cell office:value-type="float" office:value="1.1" calcext:value-type="float">
            <text:p>1,1 g</text:p>
          </table:table-cell>
          <table:table-cell office:value-type="float" office:value="0.5" calcext:value-type="float">
            <text:p>0,5 g</text:p>
          </table:table-cell>
          <table:table-cell/>
          <table:table-cell table:number-columns-repeated="2" office:value-type="float" office:value="3" calcext:value-type="float">
            <text:p>3 g</text:p>
          </table:table-cell>
          <table:table-cell office:value-type="float" office:value="0.8" calcext:value-type="float">
            <text:p>0,8 g</text:p>
          </table:table-cell>
          <table:table-cell/>
          <table:table-cell office:value-type="float" office:value="23" calcext:value-type="float">
            <text:p>2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Fleisch</text:p>
          </table:table-cell>
          <table:table-cell office:value-type="string" calcext:value-type="string">
            <text:p>Hähnchenschnitzel Wiener-Art</text:p>
          </table:table-cell>
          <table:table-cell table:style-name="ce25" office:value-type="string" calcext:value-type="string">
            <text:p>Sprehe feinkost</text:p>
          </table:table-cell>
          <table:table-cell office:value-type="float" office:value="17" calcext:value-type="float">
            <text:p>17 g</text:p>
          </table:table-cell>
          <table:table-cell office:value-type="float" office:value="1.2" calcext:value-type="float">
            <text:p>1,2 g</text:p>
          </table:table-cell>
          <table:table-cell office:value-type="float" office:value="0.5" calcext:value-type="float">
            <text:p>0,5 g</text:p>
          </table:table-cell>
          <table:table-cell office:value-type="float" office:value="14" calcext:value-type="float">
            <text:p>14 g</text:p>
          </table:table-cell>
          <table:table-cell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36" calcext:value-type="float">
            <text:p>13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Haselnuss Alpenmilchschokolade</text:p>
          </table:table-cell>
          <table:table-cell office:value-type="string" calcext:value-type="string">
            <text:p>Choceur</text:p>
          </table:table-cell>
          <table:table-cell office:value-type="float" office:value="7.7" calcext:value-type="float">
            <text:p>7,7 g</text:p>
          </table:table-cell>
          <table:table-cell office:value-type="float" office:value="36" calcext:value-type="float">
            <text:p>36 g</text:p>
          </table:table-cell>
          <table:table-cell office:value-type="float" office:value="17" calcext:value-type="float">
            <text:p>17 g</text:p>
          </table:table-cell>
          <table:table-cell table:number-columns-repeated="2" office:value-type="float" office:value="49" calcext:value-type="float">
            <text:p>49 g</text:p>
          </table:table-cell>
          <table:table-cell office:value-type="float" office:value="0" calcext:value-type="float">
            <text:p>0 g</text:p>
          </table:table-cell>
          <table:table-cell office:value-type="float" office:value="0.27" calcext:value-type="float">
            <text:p>0,27 g</text:p>
          </table:table-cell>
          <table:table-cell office:value-type="float" office:value="578" calcext:value-type="float">
            <text:p>57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Nuss</text:p>
          </table:table-cell>
          <table:table-cell office:value-type="string" calcext:value-type="string">
            <text:p>Haselnusskerne</text:p>
          </table:table-cell>
          <table:table-cell table:style-name="ce25" office:value-type="string" calcext:value-type="string">
            <text:p>DM-Bio</text:p>
          </table:table-cell>
          <table:table-cell office:value-type="float" office:value="12" calcext:value-type="float">
            <text:p>12 g</text:p>
          </table:table-cell>
          <table:table-cell office:value-type="float" office:value="62" calcext:value-type="float">
            <text:p>62 g</text:p>
          </table:table-cell>
          <table:table-cell office:value-type="float" office:value="4.5" calcext:value-type="float">
            <text:p>4,5 g</text:p>
          </table:table-cell>
          <table:table-cell office:value-type="float" office:value="11" calcext:value-type="float">
            <text:p>11 g</text:p>
          </table:table-cell>
          <table:table-cell office:value-type="float" office:value="7.4" calcext:value-type="float">
            <text:p>7,4 g</text:p>
          </table:table-cell>
          <table:table-cell office:value-type="float" office:value="8.2" calcext:value-type="float">
            <text:p>8,2 g</text:p>
          </table:table-cell>
          <table:table-cell/>
          <table:table-cell office:value-type="float" office:value="661" calcext:value-type="float">
            <text:p>66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Heidevesper</text:p>
          </table:table-cell>
          <table:table-cell office:value-type="string" calcext:value-type="string">
            <text:p>Gutes aus der Bäckerei</text:p>
          </table:table-cell>
          <table:table-cell office:value-type="float" office:value="5.4" calcext:value-type="float">
            <text:p>5,4 g</text:p>
          </table:table-cell>
          <table:table-cell office:value-type="float" office:value="1.1" calcext:value-type="float">
            <text:p>1,1 g</text:p>
          </table:table-cell>
          <table:table-cell office:value-type="float" office:value="0.2" calcext:value-type="float">
            <text:p>0,2 g</text:p>
          </table:table-cell>
          <table:table-cell office:value-type="float" office:value="36" calcext:value-type="float">
            <text:p>36 g</text:p>
          </table:table-cell>
          <table:table-cell office:value-type="float" office:value="3.7" calcext:value-type="float">
            <text:p>3,7 g</text:p>
          </table:table-cell>
          <table:table-cell office:value-type="float" office:value="9.3" calcext:value-type="float">
            <text:p>9,3 g</text:p>
          </table:table-cell>
          <table:table-cell office:value-type="float" office:value="1" calcext:value-type="float">
            <text:p>1 g</text:p>
          </table:table-cell>
          <table:table-cell office:value-type="float" office:value="194" calcext:value-type="float">
            <text:p>19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Fisch</text:p>
          </table:table-cell>
          <table:table-cell table:style-name="ce14" office:value-type="string" calcext:value-type="string">
            <text:p>Hering Eingelegt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18.2" calcext:value-type="float">
            <text:p>18,2 g</text:p>
          </table:table-cell>
          <table:table-cell table:style-name="ce57" office:value-type="float" office:value="17.8" calcext:value-type="float">
            <text:p>17,8 g</text:p>
          </table:table-cell>
          <table:table-cell/>
          <table:table-cell table:style-name="ce72" office:value-type="float" office:value="0" calcext:value-type="float">
            <text:p>0 g</text:p>
          </table:table-cell>
          <table:table-cell table:number-columns-repeated="2" office:value-type="float" office:value="0" calcext:value-type="float">
            <text:p>0 g</text:p>
          </table:table-cell>
          <table:table-cell/>
          <table:table-cell office:value-type="float" office:value="233" calcext:value-type="float">
            <text:p>23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Salami</text:p>
          </table:table-cell>
          <table:table-cell office:value-type="string" calcext:value-type="string">
            <text:p>Herzhafte Geflügelspezialität mild geräuchert</text:p>
          </table:table-cell>
          <table:table-cell office:value-type="string" calcext:value-type="string">
            <text:p>Güldenhof</text:p>
          </table:table-cell>
          <table:table-cell office:value-type="float" office:value="21" calcext:value-type="float">
            <text:p>21 g</text:p>
          </table:table-cell>
          <table:table-cell office:value-type="float" office:value="20" calcext:value-type="float">
            <text:p>20 g</text:p>
          </table:table-cell>
          <table:table-cell office:value-type="float" office:value="10" calcext:value-type="float">
            <text:p>10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 office:value-type="float" office:value="3.8" calcext:value-type="float">
            <text:p>3,8 g</text:p>
          </table:table-cell>
          <table:table-cell office:value-type="float" office:value="266" calcext:value-type="float">
            <text:p>26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Joghurt</text:p>
          </table:table-cell>
          <table:table-cell office:value-type="string" calcext:value-type="string">
            <text:p>High Protein Natur Natural</text:p>
          </table:table-cell>
          <table:table-cell office:value-type="string" calcext:value-type="string">
            <text:p>Ehrmann</text:p>
          </table:table-cell>
          <table:table-cell office:value-type="float" office:value="9.3" calcext:value-type="float">
            <text:p>9,3 g</text:p>
          </table:table-cell>
          <table:table-cell office:value-type="float" office:value="0.1" calcext:value-type="float">
            <text:p>0,1 g</text:p>
          </table:table-cell>
          <table:table-cell office:value-type="float" office:value="0.07" calcext:value-type="float">
            <text:p>0,07 g</text:p>
          </table:table-cell>
          <table:table-cell table:number-columns-repeated="2" office:value-type="float" office:value="3.6" calcext:value-type="float">
            <text:p>3,6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53" calcext:value-type="float">
            <text:p>5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table:style-name="ce14" office:value-type="string" calcext:value-type="string">
            <text:p>Hirtenkäse 45% Fett i. Tr.</text:p>
          </table:table-cell>
          <table:table-cell table:style-name="ce25" office:value-type="string" calcext:value-type="string">
            <text:p>LYTTOS Spezialitäten</text:p>
          </table:table-cell>
          <table:table-cell table:style-name="ce40" office:value-type="float" office:value="19" calcext:value-type="float">
            <text:p>19 g</text:p>
          </table:table-cell>
          <table:table-cell table:style-name="ce57" office:value-type="float" office:value="21" calcext:value-type="float">
            <text:p>21 g</text:p>
          </table:table-cell>
          <table:table-cell/>
          <table:table-cell table:style-name="ce72" office:value-type="float" office:value="0.7" calcext:value-type="float">
            <text:p>0,7 g</text:p>
          </table:table-cell>
          <table:table-cell office:value-type="float" office:value="0.7" calcext:value-type="float">
            <text:p>0,7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68" calcext:value-type="float">
            <text:p>26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Nudeln</text:p>
          </table:table-cell>
          <table:table-cell office:value-type="string" calcext:value-type="string">
            <text:p>Integrale Eliche</text:p>
          </table:table-cell>
          <table:table-cell table:style-name="ce25" office:value-type="string" calcext:value-type="string">
            <text:p>Buitoni</text:p>
          </table:table-cell>
          <table:table-cell office:value-type="float" office:value="12.5" calcext:value-type="float">
            <text:p>12,5 g</text:p>
          </table:table-cell>
          <table:table-cell office:value-type="float" office:value="2.4" calcext:value-type="float">
            <text:p>2,4 g</text:p>
          </table:table-cell>
          <table:table-cell/>
          <table:table-cell office:value-type="float" office:value="66" calcext:value-type="float">
            <text:p>66 g</text:p>
          </table:table-cell>
          <table:table-cell table:number-columns-repeated="3"/>
          <table:table-cell office:value-type="float" office:value="350" calcext:value-type="float">
            <text:p>35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Joghurt</text:p>
          </table:table-cell>
          <table:table-cell office:value-type="string" calcext:value-type="string">
            <text:p>Joghurt Bio Mild 3,8% Fett</text:p>
          </table:table-cell>
          <table:table-cell office:value-type="string" calcext:value-type="string">
            <text:p>Andechser Natur</text:p>
          </table:table-cell>
          <table:table-cell office:value-type="float" office:value="4.1" calcext:value-type="float">
            <text:p>4,1 g</text:p>
          </table:table-cell>
          <table:table-cell office:value-type="float" office:value="3.8" calcext:value-type="float">
            <text:p>3,8 g</text:p>
          </table:table-cell>
          <table:table-cell office:value-type="float" office:value="2.6" calcext:value-type="float">
            <text:p>2,6 g</text:p>
          </table:table-cell>
          <table:table-cell table:number-columns-repeated="2" office:value-type="float" office:value="3.7" calcext:value-type="float">
            <text:p>3,7 g</text:p>
          </table:table-cell>
          <table:table-cell office:value-type="float" office:value="0" calcext:value-type="float">
            <text:p>0 g</text:p>
          </table:table-cell>
          <table:table-cell office:value-type="float" office:value="0.16" calcext:value-type="float">
            <text:p>0,16 g</text:p>
          </table:table-cell>
          <table:table-cell office:value-type="float" office:value="65" calcext:value-type="float">
            <text:p>6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Joghurt</text:p>
          </table:table-cell>
          <table:table-cell office:value-type="string" calcext:value-type="string">
            <text:p>Joghurt mild 0,1% Fett viel Protein wenig Fett</text:p>
          </table:table-cell>
          <table:table-cell office:value-type="string" calcext:value-type="string">
            <text:p>Weihenstephan</text:p>
          </table:table-cell>
          <table:table-cell office:value-type="float" office:value="5.4" calcext:value-type="float">
            <text:p>5,4 g</text:p>
          </table:table-cell>
          <table:table-cell table:number-columns-repeated="2" office:value-type="float" office:value="0.1" calcext:value-type="float">
            <text:p>0,1 g</text:p>
          </table:table-cell>
          <table:table-cell table:number-columns-repeated="2" office:value-type="float" office:value="6.9" calcext:value-type="float">
            <text:p>6,9 g</text:p>
          </table:table-cell>
          <table:table-cell office:value-type="float" office:value="0" calcext:value-type="float">
            <text:p>0 g</text:p>
          </table:table-cell>
          <table:table-cell office:value-type="float" office:value="0.2" calcext:value-type="float">
            <text:p>0,2 g</text:p>
          </table:table-cell>
          <table:table-cell office:value-type="float" office:value="53" calcext:value-type="float">
            <text:p>5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Joghurt</text:p>
          </table:table-cell>
          <table:table-cell table:style-name="ce14" office:value-type="string" calcext:value-type="string">
            <text:p>Joghurt Mild 1,5% Fett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5.4" calcext:value-type="float">
            <text:p>5,4 g</text:p>
          </table:table-cell>
          <table:table-cell table:style-name="ce57" office:value-type="float" office:value="1.5" calcext:value-type="float">
            <text:p>1,5 g</text:p>
          </table:table-cell>
          <table:table-cell/>
          <table:table-cell table:style-name="ce72" office:value-type="float" office:value="6.7" calcext:value-type="float">
            <text:p>6,7 g</text:p>
          </table:table-cell>
          <table:table-cell office:value-type="float" office:value="6.7" calcext:value-type="float">
            <text:p>6,7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64" calcext:value-type="float">
            <text:p>6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Joghurt</text:p>
          </table:table-cell>
          <table:table-cell table:style-name="ce14" office:value-type="string" calcext:value-type="string">
            <text:p>Joghurt Pro+ Classic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4.8" calcext:value-type="float">
            <text:p>4,8 g</text:p>
          </table:table-cell>
          <table:table-cell table:style-name="ce57" office:value-type="float" office:value="3.5" calcext:value-type="float">
            <text:p>3,5 g</text:p>
          </table:table-cell>
          <table:table-cell/>
          <table:table-cell table:style-name="ce72" office:value-type="float" office:value="5.6" calcext:value-type="float">
            <text:p>5,6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76" calcext:value-type="float">
            <text:p>7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Nuss</text:p>
          </table:table-cell>
          <table:table-cell table:style-name="ce14" office:value-type="string" calcext:value-type="string">
            <text:p>Kalifornische Pistazien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25" calcext:value-type="float">
            <text:p>25 g</text:p>
          </table:table-cell>
          <table:table-cell table:style-name="ce57" office:value-type="float" office:value="52" calcext:value-type="float">
            <text:p>52 g</text:p>
          </table:table-cell>
          <table:table-cell/>
          <table:table-cell table:style-name="ce72" office:value-type="float" office:value="9.3" calcext:value-type="float">
            <text:p>9,3 g</text:p>
          </table:table-cell>
          <table:table-cell office:value-type="float" office:value="7.4" calcext:value-type="float">
            <text:p>7,4 g</text:p>
          </table:table-cell>
          <table:table-cell office:value-type="float" office:value="9.9" calcext:value-type="float">
            <text:p>9,9 g</text:p>
          </table:table-cell>
          <table:table-cell/>
          <table:table-cell office:value-type="float" office:value="624" calcext:value-type="float">
            <text:p>62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Nuss</text:p>
          </table:table-cell>
          <table:table-cell table:style-name="ce14" office:value-type="string" calcext:value-type="string">
            <text:p>Kalifornische Walnusskerne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17" calcext:value-type="float">
            <text:p>17 g</text:p>
          </table:table-cell>
          <table:table-cell office:value-type="float" office:value="68" calcext:value-type="float">
            <text:p>68 g</text:p>
          </table:table-cell>
          <table:table-cell office:value-type="float" office:value="6.7" calcext:value-type="float">
            <text:p>6,7 g</text:p>
          </table:table-cell>
          <table:table-cell office:value-type="float" office:value="5.4" calcext:value-type="float">
            <text:p>5,4 g</text:p>
          </table:table-cell>
          <table:table-cell office:value-type="float" office:value="2.4" calcext:value-type="float">
            <text:p>2,4 g</text:p>
          </table:table-cell>
          <table:table-cell office:value-type="float" office:value="5" calcext:value-type="float">
            <text:p>5 g</text:p>
          </table:table-cell>
          <table:table-cell/>
          <table:table-cell office:value-type="float" office:value="708" calcext:value-type="float">
            <text:p>70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Karotte</text:p>
          </table:table-cell>
          <table:table-cell office:value-type="string" calcext:value-type="string">
            <text:p>Karotte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0.9" calcext:value-type="float">
            <text:p>0,9 g</text:p>
          </table:table-cell>
          <table:table-cell office:value-type="float" office:value="0.2" calcext:value-type="float">
            <text:p>0,2 g</text:p>
          </table:table-cell>
          <table:table-cell office:value-type="float" office:value="0" calcext:value-type="float">
            <text:p>0 g</text:p>
          </table:table-cell>
          <table:table-cell office:value-type="float" office:value="10" calcext:value-type="float">
            <text:p>10 g</text:p>
          </table:table-cell>
          <table:table-cell office:value-type="float" office:value="4.7" calcext:value-type="float">
            <text:p>4,7 g</text:p>
          </table:table-cell>
          <table:table-cell office:value-type="float" office:value="2.8" calcext:value-type="float">
            <text:p>2,8 g</text:p>
          </table:table-cell>
          <table:table-cell/>
          <table:table-cell office:value-type="float" office:value="41" calcext:value-type="float">
            <text:p>4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Kartoffel</text:p>
          </table:table-cell>
          <table:table-cell table:style-name="ce14" office:value-type="string" calcext:value-type="string">
            <text:p>Kartoffeln Gebraten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2" calcext:value-type="float">
            <text:p>2 g</text:p>
          </table:table-cell>
          <table:table-cell table:style-name="ce57" office:value-type="float" office:value="4" calcext:value-type="float">
            <text:p>4 g</text:p>
          </table:table-cell>
          <table:table-cell/>
          <table:table-cell table:style-name="ce72" office:value-type="float" office:value="17" calcext:value-type="float">
            <text:p>17 g</text:p>
          </table:table-cell>
          <table:table-cell/>
          <table:table-cell office:value-type="float" office:value="3" calcext:value-type="float">
            <text:p>3 g</text:p>
          </table:table-cell>
          <table:table-cell/>
          <table:table-cell office:value-type="float" office:value="115" calcext:value-type="float">
            <text:p>11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rei</text:p>
          </table:table-cell>
          <table:table-cell office:value-type="string" calcext:value-type="string">
            <text:p>Kaшa Oвcянa</text:p>
          </table:table-cell>
          <table:table-cell office:value-type="string" calcext:value-type="string">
            <text:p>Bыний Город</text:p>
          </table:table-cell>
          <table:table-cell office:value-type="float" office:value="8.6" calcext:value-type="float">
            <text:p>8,6 g</text:p>
          </table:table-cell>
          <table:table-cell office:value-type="float" office:value="9.8" calcext:value-type="float">
            <text:p>9,8 g</text:p>
          </table:table-cell>
          <table:table-cell office:value-type="float" office:value="3.1" calcext:value-type="float">
            <text:p>3,1 g</text:p>
          </table:table-cell>
          <table:table-cell office:value-type="float" office:value="73.4" calcext:value-type="float">
            <text:p>73,4 g</text:p>
          </table:table-cell>
          <table:table-cell office:value-type="float" office:value="19.4" calcext:value-type="float">
            <text:p>19,4 g</text:p>
          </table:table-cell>
          <table:table-cell office:value-type="float" office:value="0" calcext:value-type="float">
            <text:p>0 g</text:p>
          </table:table-cell>
          <table:table-cell office:value-type="float" office:value="0.96" calcext:value-type="float">
            <text:p>0,96 g</text:p>
          </table:table-cell>
          <table:table-cell office:value-type="float" office:value="416" calcext:value-type="float">
            <text:p>41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ohne</text:p>
          </table:table-cell>
          <table:table-cell table:style-name="ce14" office:value-type="string" calcext:value-type="string">
            <text:p>Kidneybohnen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8" calcext:value-type="float">
            <text:p>8 g</text:p>
          </table:table-cell>
          <table:table-cell table:style-name="ce57" office:value-type="float" office:value="0.7" calcext:value-type="float">
            <text:p>0,7 g</text:p>
          </table:table-cell>
          <table:table-cell/>
          <table:table-cell table:style-name="ce72" office:value-type="float" office:value="15" calcext:value-type="float">
            <text:p>15 g</text:p>
          </table:table-cell>
          <table:table-cell office:value-type="float" office:value="3" calcext:value-type="float">
            <text:p>3 g</text:p>
          </table:table-cell>
          <table:table-cell office:value-type="float" office:value="6" calcext:value-type="float">
            <text:p>6 g</text:p>
          </table:table-cell>
          <table:table-cell/>
          <table:table-cell office:value-type="float" office:value="110" calcext:value-type="float">
            <text:p>11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Kinder Pingui Schoko</text:p>
          </table:table-cell>
          <table:table-cell table:style-name="ce25" office:value-type="string" calcext:value-type="string">
            <text:p>Kinder</text:p>
          </table:table-cell>
          <table:table-cell office:value-type="float" office:value="7" calcext:value-type="float">
            <text:p>7 g</text:p>
          </table:table-cell>
          <table:table-cell office:value-type="float" office:value="29.7" calcext:value-type="float">
            <text:p>29,7 g</text:p>
          </table:table-cell>
          <table:table-cell office:value-type="float" office:value="20" calcext:value-type="float">
            <text:p>20 g</text:p>
          </table:table-cell>
          <table:table-cell office:value-type="float" office:value="37.8" calcext:value-type="float">
            <text:p>37,8 g</text:p>
          </table:table-cell>
          <table:table-cell office:value-type="float" office:value="33.1" calcext:value-type="float">
            <text:p>33,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450" calcext:value-type="float">
            <text:p>450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Knäckebrot Rustikal</text:p>
          </table:table-cell>
          <table:table-cell office:value-type="string" calcext:value-type="string">
            <text:p>Wasa</text:p>
          </table:table-cell>
          <table:table-cell office:value-type="float" office:value="9" calcext:value-type="float">
            <text:p>9 g</text:p>
          </table:table-cell>
          <table:table-cell office:value-type="float" office:value="1.5" calcext:value-type="float">
            <text:p>1,5 g</text:p>
          </table:table-cell>
          <table:table-cell office:value-type="float" office:value="0.4" calcext:value-type="float">
            <text:p>0,4 g</text:p>
          </table:table-cell>
          <table:table-cell office:value-type="float" office:value="59" calcext:value-type="float">
            <text:p>59 g</text:p>
          </table:table-cell>
          <table:table-cell office:value-type="float" office:value="1.5" calcext:value-type="float">
            <text:p>1,5 g</text:p>
          </table:table-cell>
          <table:table-cell office:value-type="float" office:value="20" calcext:value-type="float">
            <text:p>20 g</text:p>
          </table:table-cell>
          <table:table-cell office:value-type="float" office:value="1.25" calcext:value-type="float">
            <text:p>1,25 g</text:p>
          </table:table-cell>
          <table:table-cell office:value-type="float" office:value="327" calcext:value-type="float">
            <text:p>32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Müsli</text:p>
          </table:table-cell>
          <table:table-cell table:style-name="ce14" office:value-type="string" calcext:value-type="string">
            <text:p>Knusper Himbeere Vitalis Weniger Süß</text:p>
          </table:table-cell>
          <table:table-cell table:style-name="ce25" office:value-type="string" calcext:value-type="string">
            <text:p>Dr. Oetker</text:p>
          </table:table-cell>
          <table:table-cell table:style-name="ce40" office:value-type="float" office:value="11" calcext:value-type="float">
            <text:p>11 g</text:p>
          </table:table-cell>
          <table:table-cell table:style-name="ce57" office:value-type="float" office:value="15" calcext:value-type="float">
            <text:p>15 g</text:p>
          </table:table-cell>
          <table:table-cell office:value-type="float" office:value="1.9" calcext:value-type="float">
            <text:p>1,9 g</text:p>
          </table:table-cell>
          <table:table-cell table:style-name="ce72" office:value-type="float" office:value="57" calcext:value-type="float">
            <text:p>57 g</text:p>
          </table:table-cell>
          <table:table-cell office:value-type="float" office:value="15" calcext:value-type="float">
            <text:p>15 g</text:p>
          </table:table-cell>
          <table:table-cell office:value-type="float" office:value="14" calcext:value-type="float">
            <text:p>14 g</text:p>
          </table:table-cell>
          <table:table-cell/>
          <table:table-cell office:value-type="float" office:value="434" calcext:value-type="float">
            <text:p>43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Müsli</text:p>
          </table:table-cell>
          <table:table-cell office:value-type="string" calcext:value-type="string">
            <text:p>Knusper Müsli Waldbeere 0% Zuckerzusatz</text:p>
          </table:table-cell>
          <table:table-cell office:value-type="string" calcext:value-type="string">
            <text:p>Knusperli</text:p>
          </table:table-cell>
          <table:table-cell office:value-type="float" office:value="9.5" calcext:value-type="float">
            <text:p>9,5 g</text:p>
          </table:table-cell>
          <table:table-cell office:value-type="float" office:value="10" calcext:value-type="float">
            <text:p>10 g</text:p>
          </table:table-cell>
          <table:table-cell office:value-type="float" office:value="3.5" calcext:value-type="float">
            <text:p>3,5 g</text:p>
          </table:table-cell>
          <table:table-cell office:value-type="float" office:value="59" calcext:value-type="float">
            <text:p>59 g</text:p>
          </table:table-cell>
          <table:table-cell office:value-type="float" office:value="2.3" calcext:value-type="float">
            <text:p>2,3 g</text:p>
          </table:table-cell>
          <table:table-cell office:value-type="float" office:value="18" calcext:value-type="float">
            <text:p>18 g</text:p>
          </table:table-cell>
          <table:table-cell office:value-type="float" office:value="0.54" calcext:value-type="float">
            <text:p>0,54 g</text:p>
          </table:table-cell>
          <table:table-cell office:value-type="float" office:value="378" calcext:value-type="float">
            <text:p>37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Chips</text:p>
          </table:table-cell>
          <table:table-cell office:value-type="string" calcext:value-type="string">
            <text:p>Knusprige Salz Tortilla Chips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7.8" calcext:value-type="float">
            <text:p>7,8 g</text:p>
          </table:table-cell>
          <table:table-cell office:value-type="float" office:value="22" calcext:value-type="float">
            <text:p>22 g</text:p>
          </table:table-cell>
          <table:table-cell/>
          <table:table-cell office:value-type="float" office:value="60" calcext:value-type="float">
            <text:p>60 g</text:p>
          </table:table-cell>
          <table:table-cell office:value-type="float" office:value="0.6" calcext:value-type="float">
            <text:p>0,6 g</text:p>
          </table:table-cell>
          <table:table-cell office:value-type="float" office:value="6" calcext:value-type="float">
            <text:p>6 g</text:p>
          </table:table-cell>
          <table:table-cell/>
          <table:table-cell office:value-type="float" office:value="481" calcext:value-type="float">
            <text:p>48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table:style-name="ce14" office:value-type="string" calcext:value-type="string">
            <text:p>Kokosnussriegel Protein</text:p>
          </table:table-cell>
          <table:table-cell table:style-name="ce25" office:value-type="string" calcext:value-type="string">
            <text:p>Nature Valley</text:p>
          </table:table-cell>
          <table:table-cell table:style-name="ce43" office:value-type="float" office:value="25.7" calcext:value-type="float">
            <text:p>25,7 g</text:p>
          </table:table-cell>
          <table:table-cell table:style-name="ce58" office:value-type="float" office:value="30.6" calcext:value-type="float">
            <text:p>30,6 g</text:p>
          </table:table-cell>
          <table:table-cell/>
          <table:table-cell table:style-name="ce73" office:value-type="float" office:value="22.9" calcext:value-type="float">
            <text:p>22,9 g</text:p>
          </table:table-cell>
          <table:table-cell/>
          <table:table-cell office:value-type="float" office:value="13.3" calcext:value-type="float">
            <text:p>13,3 g</text:p>
          </table:table-cell>
          <table:table-cell/>
          <table:table-cell office:value-type="float" office:value="496" calcext:value-type="float">
            <text:p>49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Flocken</text:p>
          </table:table-cell>
          <table:table-cell table:style-name="ce14" office:value-type="string" calcext:value-type="string">
            <text:p>Köllnflocken 100% Hafer-Vollkorn</text:p>
          </table:table-cell>
          <table:table-cell table:style-name="ce25" office:value-type="string" calcext:value-type="string">
            <text:p>Peter Kölln</text:p>
          </table:table-cell>
          <table:table-cell table:style-name="ce40" office:value-type="float" office:value="14" calcext:value-type="float">
            <text:p>14 g</text:p>
          </table:table-cell>
          <table:table-cell table:style-name="ce57" office:value-type="float" office:value="6.7" calcext:value-type="float">
            <text:p>6,7 g</text:p>
          </table:table-cell>
          <table:table-cell/>
          <table:table-cell table:style-name="ce72" office:value-type="float" office:value="56" calcext:value-type="float">
            <text:p>56 g</text:p>
          </table:table-cell>
          <table:table-cell office:value-type="float" office:value="1.2" calcext:value-type="float">
            <text:p>1,2 g</text:p>
          </table:table-cell>
          <table:table-cell office:value-type="float" office:value="11" calcext:value-type="float">
            <text:p>11 g</text:p>
          </table:table-cell>
          <table:table-cell/>
          <table:table-cell office:value-type="float" office:value="361" calcext:value-type="float">
            <text:p>36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Koriander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2.1" calcext:value-type="float">
            <text:p>2,1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3.7" calcext:value-type="float">
            <text:p>3,7 g</text:p>
          </table:table-cell>
          <table:table-cell office:value-type="float" office:value="0.9" calcext:value-type="float">
            <text:p>0,9 g</text:p>
          </table:table-cell>
          <table:table-cell office:value-type="float" office:value="2.8" calcext:value-type="float">
            <text:p>2,8 g</text:p>
          </table:table-cell>
          <table:table-cell/>
          <table:table-cell office:value-type="float" office:value="23" calcext:value-type="float">
            <text:p>2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Brot</text:p>
          </table:table-cell>
          <table:table-cell office:value-type="string" calcext:value-type="string">
            <text:p>Krustenbrot</text:p>
          </table:table-cell>
          <table:table-cell table:style-name="ce25" office:value-type="string" calcext:value-type="string">
            <text:p>Kaufland</text:p>
          </table:table-cell>
          <table:table-cell office:value-type="float" office:value="6.5" calcext:value-type="float">
            <text:p>6,5 g</text:p>
          </table:table-cell>
          <table:table-cell office:value-type="float" office:value="1" calcext:value-type="float">
            <text:p>1 g</text:p>
          </table:table-cell>
          <table:table-cell office:value-type="float" office:value="0.1" calcext:value-type="float">
            <text:p>0,1 g</text:p>
          </table:table-cell>
          <table:table-cell office:value-type="float" office:value="43" calcext:value-type="float">
            <text:p>43 g</text:p>
          </table:table-cell>
          <table:table-cell office:value-type="float" office:value="1.7" calcext:value-type="float">
            <text:p>1,7 g</text:p>
          </table:table-cell>
          <table:table-cell office:value-type="float" office:value="4.9" calcext:value-type="float">
            <text:p>4,9 g</text:p>
          </table:table-cell>
          <table:table-cell/>
          <table:table-cell office:value-type="float" office:value="217" calcext:value-type="float">
            <text:p>21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Pilz</text:p>
          </table:table-cell>
          <table:table-cell office:value-type="string" calcext:value-type="string">
            <text:p>Kulturchampignon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3.1" calcext:value-type="float">
            <text:p>3,1 g</text:p>
          </table:table-cell>
          <table:table-cell office:value-type="float" office:value="0.3" calcext:value-type="float">
            <text:p>0,3 g</text:p>
          </table:table-cell>
          <table:table-cell office:value-type="float" office:value="0.1" calcext:value-type="float">
            <text:p>0,1 g</text:p>
          </table:table-cell>
          <table:table-cell office:value-type="float" office:value="3.3" calcext:value-type="float">
            <text:p>3,3 g</text:p>
          </table:table-cell>
          <table:table-cell office:value-type="float" office:value="2" calcext:value-type="float">
            <text:p>2 g</text:p>
          </table:table-cell>
          <table:table-cell office:value-type="float" office:value="1" calcext:value-type="float">
            <text:p>1 g</text:p>
          </table:table-cell>
          <table:table-cell/>
          <table:table-cell office:value-type="float" office:value="22" calcext:value-type="float">
            <text:p>2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Zwiebel</text:p>
          </table:table-cell>
          <table:table-cell office:value-type="string" calcext:value-type="string">
            <text:p>Lauchzwiebel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1.8" calcext:value-type="float">
            <text:p>1,8 g</text:p>
          </table:table-cell>
          <table:table-cell office:value-type="float" office:value="0.2" calcext:value-type="float">
            <text:p>0,2 g</text:p>
          </table:table-cell>
          <table:table-cell/>
          <table:table-cell office:value-type="float" office:value="7" calcext:value-type="float">
            <text:p>7 g</text:p>
          </table:table-cell>
          <table:table-cell office:value-type="float" office:value="2.3" calcext:value-type="float">
            <text:p>2,3 g</text:p>
          </table:table-cell>
          <table:table-cell office:value-type="float" office:value="2.6" calcext:value-type="float">
            <text:p>2,6 g</text:p>
          </table:table-cell>
          <table:table-cell/>
          <table:table-cell office:value-type="float" office:value="32" calcext:value-type="float">
            <text:p>3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Brot</text:p>
          </table:table-cell>
          <table:table-cell table:style-name="ce14" office:value-type="string" calcext:value-type="string">
            <text:p>Laugenstange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5.4" calcext:value-type="float">
            <text:p>5,4 g</text:p>
          </table:table-cell>
          <table:table-cell table:style-name="ce57" office:value-type="float" office:value="2.7" calcext:value-type="float">
            <text:p>2,7 g</text:p>
          </table:table-cell>
          <table:table-cell office:value-type="float" office:value="1.4" calcext:value-type="float">
            <text:p>1,4 g</text:p>
          </table:table-cell>
          <table:table-cell table:style-name="ce72" office:value-type="float" office:value="37.3" calcext:value-type="float">
            <text:p>37,3 g</text:p>
          </table:table-cell>
          <table:table-cell office:value-type="float" office:value="0.4" calcext:value-type="float">
            <text:p>0,4 g</text:p>
          </table:table-cell>
          <table:table-cell office:value-type="float" office:value="1.5" calcext:value-type="float">
            <text:p>1,5 g</text:p>
          </table:table-cell>
          <table:table-cell office:value-type="float" office:value="1" calcext:value-type="float">
            <text:p>1 g</text:p>
          </table:table-cell>
          <table:table-cell office:value-type="float" office:value="194" calcext:value-type="float">
            <text:p>19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Lithuanian Bread</text:p>
          </table:table-cell>
          <table:table-cell office:value-type="string" calcext:value-type="string">
            <text:p>Trejos Girnos</text:p>
          </table:table-cell>
          <table:table-cell office:value-type="float" office:value="7.6" calcext:value-type="float">
            <text:p>7,6 g</text:p>
          </table:table-cell>
          <table:table-cell office:value-type="float" office:value="2.2" calcext:value-type="float">
            <text:p>2,2 g</text:p>
          </table:table-cell>
          <table:table-cell office:value-type="float" office:value="0.3" calcext:value-type="float">
            <text:p>0,3 g</text:p>
          </table:table-cell>
          <table:table-cell office:value-type="float" office:value="52.5" calcext:value-type="float">
            <text:p>52,5 g</text:p>
          </table:table-cell>
          <table:table-cell office:value-type="float" office:value="3.2" calcext:value-type="float">
            <text:p>3,2 g</text:p>
          </table:table-cell>
          <table:table-cell office:value-type="float" office:value="2.5" calcext:value-type="float">
            <text:p>2,5 g</text:p>
          </table:table-cell>
          <table:table-cell office:value-type="float" office:value="1.3" calcext:value-type="float">
            <text:p>1,3 g</text:p>
          </table:table-cell>
          <table:table-cell office:value-type="float" office:value="265" calcext:value-type="float">
            <text:p>265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Marzipan</text:p>
          </table:table-cell>
          <table:table-cell office:value-type="string" calcext:value-type="string">
            <text:p>Lübecker Edel-Marzipan Classic</text:p>
          </table:table-cell>
          <table:table-cell office:value-type="string" calcext:value-type="string">
            <text:p>Erasmi &amp; Carstens</text:p>
          </table:table-cell>
          <table:table-cell office:value-type="float" office:value="9.7" calcext:value-type="float">
            <text:p>9,7 g</text:p>
          </table:table-cell>
          <table:table-cell office:value-type="float" office:value="29" calcext:value-type="float">
            <text:p>29 g</text:p>
          </table:table-cell>
          <table:table-cell office:value-type="float" office:value="7" calcext:value-type="float">
            <text:p>7 g</text:p>
          </table:table-cell>
          <table:table-cell office:value-type="float" office:value="43" calcext:value-type="float">
            <text:p>43 g</text:p>
          </table:table-cell>
          <table:table-cell office:value-type="float" office:value="42" calcext:value-type="float">
            <text:p>42 g</text:p>
          </table:table-cell>
          <table:table-cell office:value-type="float" office:value="0" calcext:value-type="float">
            <text:p>0 g</text:p>
          </table:table-cell>
          <table:table-cell office:value-type="float" office:value="0.01" calcext:value-type="float">
            <text:p>0,01 g</text:p>
          </table:table-cell>
          <table:table-cell office:value-type="float" office:value="487" calcext:value-type="float">
            <text:p>487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Tortilla</text:p>
          </table:table-cell>
          <table:table-cell office:value-type="string" calcext:value-type="string">
            <text:p>Mais Tortilla Wraps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10" calcext:value-type="float">
            <text:p>10 g</text:p>
          </table:table-cell>
          <table:table-cell office:value-type="float" office:value="6.7" calcext:value-type="float">
            <text:p>6,7 g</text:p>
          </table:table-cell>
          <table:table-cell/>
          <table:table-cell office:value-type="float" office:value="51" calcext:value-type="float">
            <text:p>51 g</text:p>
          </table:table-cell>
          <table:table-cell office:value-type="float" office:value="4.9" calcext:value-type="float">
            <text:p>4,9 g</text:p>
          </table:table-cell>
          <table:table-cell office:value-type="float" office:value="1.7" calcext:value-type="float">
            <text:p>1,7 g</text:p>
          </table:table-cell>
          <table:table-cell/>
          <table:table-cell office:value-type="float" office:value="308" calcext:value-type="float">
            <text:p>308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7" office:value-type="string" calcext:value-type="string">
            <text:p>Brot</text:p>
          </table:table-cell>
          <table:table-cell office:value-type="string" calcext:value-type="string">
            <text:p>Malz Mehrkornbrot</text:p>
          </table:table-cell>
          <table:table-cell table:style-name="ce25" office:value-type="string" calcext:value-type="string">
            <text:p>Lieken Urkorn</text:p>
          </table:table-cell>
          <table:table-cell office:value-type="float" office:value="8" calcext:value-type="float">
            <text:p>8 g</text:p>
          </table:table-cell>
          <table:table-cell office:value-type="float" office:value="3" calcext:value-type="float">
            <text:p>3 g</text:p>
          </table:table-cell>
          <table:table-cell office:value-type="float" office:value="0.5" calcext:value-type="float">
            <text:p>0,5 g</text:p>
          </table:table-cell>
          <table:table-cell office:value-type="float" office:value="43" calcext:value-type="float">
            <text:p>43 g</text:p>
          </table:table-cell>
          <table:table-cell office:value-type="float" office:value="3" calcext:value-type="float">
            <text:p>3 g</text:p>
          </table:table-cell>
          <table:table-cell office:value-type="float" office:value="5" calcext:value-type="float">
            <text:p>5 g</text:p>
          </table:table-cell>
          <table:table-cell/>
          <table:table-cell office:value-type="float" office:value="241" calcext:value-type="float">
            <text:p>24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Kernfrucht</text:p>
          </table:table-cell>
          <table:table-cell office:value-type="string" calcext:value-type="string">
            <text:p>Mandeln ganze Kerne</text:p>
          </table:table-cell>
          <table:table-cell table:style-name="ce25" office:value-type="string" calcext:value-type="string">
            <text:p>DM-Bio</text:p>
          </table:table-cell>
          <table:table-cell office:value-type="float" office:value="22" calcext:value-type="float">
            <text:p>22 g</text:p>
          </table:table-cell>
          <table:table-cell office:value-type="float" office:value="54" calcext:value-type="float">
            <text:p>54 g</text:p>
          </table:table-cell>
          <table:table-cell office:value-type="float" office:value="4" calcext:value-type="float">
            <text:p>4 g</text:p>
          </table:table-cell>
          <table:table-cell office:value-type="float" office:value="5.4" calcext:value-type="float">
            <text:p>5,4 g</text:p>
          </table:table-cell>
          <table:table-cell office:value-type="float" office:value="3.7" calcext:value-type="float">
            <text:p>3,7 g</text:p>
          </table:table-cell>
          <table:table-cell office:value-type="float" office:value="14" calcext:value-type="float">
            <text:p>14 g</text:p>
          </table:table-cell>
          <table:table-cell/>
          <table:table-cell office:value-type="float" office:value="624" calcext:value-type="float">
            <text:p>62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Kernfrucht</text:p>
          </table:table-cell>
          <table:table-cell table:style-name="ce14" office:value-type="string" calcext:value-type="string">
            <text:p>Mandeln Geröstet</text:p>
          </table:table-cell>
          <table:table-cell table:style-name="ce25" office:value-type="string" calcext:value-type="string">
            <text:p>Seeberger</text:p>
          </table:table-cell>
          <table:table-cell table:style-name="ce43" office:value-type="float" office:value="26" calcext:value-type="float">
            <text:p>26 g</text:p>
          </table:table-cell>
          <table:table-cell table:style-name="ce58" office:value-type="float" office:value="57" calcext:value-type="float">
            <text:p>57 g</text:p>
          </table:table-cell>
          <table:table-cell/>
          <table:table-cell table:style-name="ce73" office:value-type="float" office:value="5.3" calcext:value-type="float">
            <text:p>5,3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653" calcext:value-type="float">
            <text:p>653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Mangold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2.1" calcext:value-type="float">
            <text:p>2,1 g</text:p>
          </table:table-cell>
          <table:table-cell office:value-type="float" office:value="0.3" calcext:value-type="float">
            <text:p>0,3 g</text:p>
          </table:table-cell>
          <table:table-cell/>
          <table:table-cell office:value-type="float" office:value="0.7" calcext:value-type="float">
            <text:p>0,7 g</text:p>
          </table:table-cell>
          <table:table-cell office:value-type="float" office:value="0" calcext:value-type="float">
            <text:p>0 g</text:p>
          </table:table-cell>
          <table:table-cell office:value-type="float" office:value="2.6" calcext:value-type="float">
            <text:p>2,6 g</text:p>
          </table:table-cell>
          <table:table-cell/>
          <table:table-cell office:value-type="float" office:value="21" calcext:value-type="float">
            <text:p>2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Sauce</text:p>
          </table:table-cell>
          <table:table-cell table:style-name="ce14" office:value-type="string" calcext:value-type="string">
            <text:p>Mayonaisse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0.6" calcext:value-type="float">
            <text:p>0,6 g</text:p>
          </table:table-cell>
          <table:table-cell table:style-name="ce57" office:value-type="float" office:value="49" calcext:value-type="float">
            <text:p>49 g</text:p>
          </table:table-cell>
          <table:table-cell/>
          <table:table-cell table:style-name="ce72" office:value-type="float" office:value="6.4" calcext:value-type="float">
            <text:p>6,4 g</text:p>
          </table:table-cell>
          <table:table-cell office:value-type="float" office:value="5.1" calcext:value-type="float">
            <text:p>5,1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471" calcext:value-type="float">
            <text:p>471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Milch</text:p>
          </table:table-cell>
          <table:table-cell table:style-name="ce14" office:value-type="string" calcext:value-type="string">
            <text:p>Milch Fettarm Länger Haltbar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3.4" calcext:value-type="float">
            <text:p>3,4 g</text:p>
          </table:table-cell>
          <table:table-cell table:style-name="ce57" office:value-type="float" office:value="1.5" calcext:value-type="float">
            <text:p>1,5 g</text:p>
          </table:table-cell>
          <table:table-cell/>
          <table:table-cell table:style-name="ce72" office:value-type="float" office:value="4.8" calcext:value-type="float">
            <text:p>4,8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46" calcext:value-type="float">
            <text:p>46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Milch Jumbo</text:p>
          </table:table-cell>
          <table:table-cell office:value-type="string" calcext:value-type="string">
            <text:p>Choceur</text:p>
          </table:table-cell>
          <table:table-cell office:value-type="float" office:value="9.1" calcext:value-type="float">
            <text:p>9,1 g</text:p>
          </table:table-cell>
          <table:table-cell office:value-type="float" office:value="35" calcext:value-type="float">
            <text:p>35 g</text:p>
          </table:table-cell>
          <table:table-cell office:value-type="float" office:value="16" calcext:value-type="float">
            <text:p>16 g</text:p>
          </table:table-cell>
          <table:table-cell office:value-type="float" office:value="51" calcext:value-type="float">
            <text:p>51 g</text:p>
          </table:table-cell>
          <table:table-cell office:value-type="float" office:value="41" calcext:value-type="float">
            <text:p>41 g</text:p>
          </table:table-cell>
          <table:table-cell office:value-type="float" office:value="0" calcext:value-type="float">
            <text:p>0 g</text:p>
          </table:table-cell>
          <table:table-cell office:value-type="float" office:value="0.26" calcext:value-type="float">
            <text:p>0,26 g</text:p>
          </table:table-cell>
          <table:table-cell office:value-type="float" office:value="562" calcext:value-type="float">
            <text:p>56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Reis</text:p>
          </table:table-cell>
          <table:table-cell office:value-type="string" calcext:value-type="string">
            <text:p>Milchreis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7.1" calcext:value-type="float">
            <text:p>7,1 g</text:p>
          </table:table-cell>
          <table:table-cell office:value-type="float" office:value="1.1" calcext:value-type="float">
            <text:p>1,1 g</text:p>
          </table:table-cell>
          <table:table-cell/>
          <table:table-cell office:value-type="float" office:value="76" calcext:value-type="float">
            <text:p>76 g</text:p>
          </table:table-cell>
          <table:table-cell office:value-type="float" office:value="0.5" calcext:value-type="float">
            <text:p>0,5 g</text:p>
          </table:table-cell>
          <table:table-cell office:value-type="float" office:value="0.9" calcext:value-type="float">
            <text:p>0,9 g</text:p>
          </table:table-cell>
          <table:table-cell/>
          <table:table-cell office:value-type="float" office:value="344" calcext:value-type="float">
            <text:p>344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Wurst</text:p>
          </table:table-cell>
          <table:table-cell office:value-type="string" calcext:value-type="string">
            <text:p>Mini Geflügelrostbratwurst Let’s BBQ</text:p>
          </table:table-cell>
          <table:table-cell office:value-type="string" calcext:value-type="string">
            <text:p>K-Classic</text:p>
          </table:table-cell>
          <table:table-cell office:value-type="float" office:value="15" calcext:value-type="float">
            <text:p>15 g</text:p>
          </table:table-cell>
          <table:table-cell office:value-type="float" office:value="19" calcext:value-type="float">
            <text:p>19 g</text:p>
          </table:table-cell>
          <table:table-cell office:value-type="float" office:value="6.3" calcext:value-type="float">
            <text:p>6,3 g</text:p>
          </table:table-cell>
          <table:table-cell table:number-columns-repeated="2" office:value-type="float" office:value="0.3" calcext:value-type="float">
            <text:p>0,3 g</text:p>
          </table:table-cell>
          <table:table-cell office:value-type="float" office:value="0" calcext:value-type="float">
            <text:p>0 g</text:p>
          </table:table-cell>
          <table:table-cell office:value-type="float" office:value="1.9" calcext:value-type="float">
            <text:p>1,9 g</text:p>
          </table:table-cell>
          <table:table-cell office:value-type="float" office:value="232" calcext:value-type="float">
            <text:p>232 kcal</text:p>
          </table:table-cell>
          <table:table-cell table:style-name="ce143" office:value-type="string" calcext:value-type="string">
            <text:p>––</text:p>
          </table:table-cell>
          <table:table-cell table:style-name="ce91"/>
          <table:table-cell table:number-columns-repeated="102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office:value-type="string" calcext:value-type="string">
            <text:p>Nudeln</text:p>
          </table:table-cell>
          <table:table-cell office:value-type="string" calcext:value-type="string">
            <text:p>Mivina Chicken flavour</text:p>
          </table:table-cell>
          <table:table-cell office:value-type="string" calcext:value-type="string">
            <text:p>Rollton</text:p>
          </table:table-cell>
          <table:table-cell office:value-type="float" office:value="7.6" calcext:value-type="float">
            <text:p>7,6 g</text:p>
          </table:table-cell>
          <table:table-cell office:value-type="float" office:value="18.9" calcext:value-type="float">
            <text:p>18,9 g</text:p>
          </table:table-cell>
          <table:table-cell office:value-type="float" office:value="8.3" calcext:value-type="float">
            <text:p>8,3 g</text:p>
          </table:table-cell>
          <table:table-cell office:value-type="float" office:value="51.7" calcext:value-type="float">
            <text:p>51,7 g</text:p>
          </table:table-cell>
          <table:table-cell office:value-type="float" office:value="1.4" calcext:value-type="float">
            <text:p>1,4 g</text:p>
          </table:table-cell>
          <table:table-cell office:value-type="float" office:value="2.6" calcext:value-type="float">
            <text:p>2,6 g</text:p>
          </table:table-cell>
          <table:table-cell office:value-type="float" office:value="5.5" calcext:value-type="float">
            <text:p>5,5 g</text:p>
          </table:table-cell>
          <table:table-cell office:value-type="float" office:value="413" calcext:value-type="float">
            <text:p>41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MixMax mit Kakaocreme</text:p>
          </table:table-cell>
          <table:table-cell table:style-name="ce25" office:value-type="string" calcext:value-type="string">
            <text:p>Balconi</text:p>
          </table:table-cell>
          <table:table-cell office:value-type="float" office:value="5.7" calcext:value-type="float">
            <text:p>5,7 g</text:p>
          </table:table-cell>
          <table:table-cell office:value-type="float" office:value="22.3" calcext:value-type="float">
            <text:p>22,3 g</text:p>
          </table:table-cell>
          <table:table-cell/>
          <table:table-cell office:value-type="float" office:value="52.5" calcext:value-type="float">
            <text:p>52,5 g</text:p>
          </table:table-cell>
          <table:table-cell office:value-type="float" office:value="38.1" calcext:value-type="float">
            <text:p>38,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436" calcext:value-type="float">
            <text:p>43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Schoko-Drink</text:p>
          </table:table-cell>
          <table:table-cell office:value-type="string" calcext:value-type="string">
            <text:p>Moin Kakao</text:p>
          </table:table-cell>
          <table:table-cell office:value-type="string" calcext:value-type="string">
            <text:p>Milram</text:p>
          </table:table-cell>
          <table:table-cell office:value-type="float" office:value="3.5" calcext:value-type="float">
            <text:p>3,5 g</text:p>
          </table:table-cell>
          <table:table-cell office:value-type="float" office:value="0.2" calcext:value-type="float">
            <text:p>0,2 g</text:p>
          </table:table-cell>
          <table:table-cell office:value-type="float" office:value="0.1" calcext:value-type="float">
            <text:p>0,1 g</text:p>
          </table:table-cell>
          <table:table-cell office:value-type="float" office:value="9.5" calcext:value-type="float">
            <text:p>9,5 g</text:p>
          </table:table-cell>
          <table:table-cell office:value-type="float" office:value="9.4" calcext:value-type="float">
            <text:p>9,4 g</text:p>
          </table:table-cell>
          <table:table-cell office:value-type="float" office:value="0" calcext:value-type="float">
            <text:p>0 g</text:p>
          </table:table-cell>
          <table:table-cell office:value-type="float" office:value="0.16" calcext:value-type="float">
            <text:p>0,16 g</text:p>
          </table:table-cell>
          <table:table-cell office:value-type="float" office:value="55" calcext:value-type="float">
            <text:p>5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Joghurt</text:p>
          </table:table-cell>
          <table:table-cell office:value-type="string" calcext:value-type="string">
            <text:p>Monte Maxi</text:p>
          </table:table-cell>
          <table:table-cell office:value-type="string" calcext:value-type="string">
            <text:p>Zott</text:p>
          </table:table-cell>
          <table:table-cell office:value-type="float" office:value="2.6" calcext:value-type="float">
            <text:p>2,6 g</text:p>
          </table:table-cell>
          <table:table-cell office:value-type="float" office:value="12.2" calcext:value-type="float">
            <text:p>12,2 g</text:p>
          </table:table-cell>
          <table:table-cell office:value-type="float" office:value="8.1" calcext:value-type="float">
            <text:p>8,1 g</text:p>
          </table:table-cell>
          <table:table-cell office:value-type="float" office:value="15.5" calcext:value-type="float">
            <text:p>15,5 g</text:p>
          </table:table-cell>
          <table:table-cell office:value-type="float" office:value="13.6" calcext:value-type="float">
            <text:p>13,6 g</text:p>
          </table:table-cell>
          <table:table-cell table:number-columns-repeated="2" office:value-type="float" office:value="0" calcext:value-type="float">
            <text:p>0 g</text:p>
          </table:table-cell>
          <table:table-cell office:value-type="float" office:value="183" calcext:value-type="float">
            <text:p>18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office:value-type="string" calcext:value-type="string">
            <text:p>Mozzarella</text:p>
          </table:table-cell>
          <table:table-cell table:style-name="ce25" office:value-type="string" calcext:value-type="string">
            <text:p>Galbani</text:p>
          </table:table-cell>
          <table:table-cell office:value-type="float" office:value="17" calcext:value-type="float">
            <text:p>17 g</text:p>
          </table:table-cell>
          <table:table-cell office:value-type="float" office:value="18" calcext:value-type="float">
            <text:p>18 g</text:p>
          </table:table-cell>
          <table:table-cell/>
          <table:table-cell office:value-type="float" office:value="2" calcext:value-type="float">
            <text:p>2 g</text:p>
          </table:table-cell>
          <table:table-cell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38" calcext:value-type="float">
            <text:p>23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table:style-name="ce14" office:value-type="string" calcext:value-type="string">
            <text:p>Mozzarella Bio</text:p>
          </table:table-cell>
          <table:table-cell table:style-name="ce25" office:value-type="string" calcext:value-type="string">
            <text:p>Natur Gut</text:p>
          </table:table-cell>
          <table:table-cell table:style-name="ce40" office:value-type="float" office:value="18.1" calcext:value-type="float">
            <text:p>18,1 g</text:p>
          </table:table-cell>
          <table:table-cell table:style-name="ce57" office:value-type="float" office:value="18.5" calcext:value-type="float">
            <text:p>18,5 g</text:p>
          </table:table-cell>
          <table:table-cell/>
          <table:table-cell table:style-name="ce72" office:value-type="float" office:value="1" calcext:value-type="float">
            <text:p>1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243" calcext:value-type="float">
            <text:p>24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Käse</text:p>
          </table:table-cell>
          <table:table-cell office:value-type="string" calcext:value-type="string">
            <text:p>Mozzarella Classic</text:p>
          </table:table-cell>
          <table:table-cell office:value-type="string" calcext:value-type="string">
            <text:p>Cucina Nobile</text:p>
          </table:table-cell>
          <table:table-cell office:value-type="float" office:value="18" calcext:value-type="float">
            <text:p>18 g</text:p>
          </table:table-cell>
          <table:table-cell office:value-type="float" office:value="19" calcext:value-type="float">
            <text:p>19 g</text:p>
          </table:table-cell>
          <table:table-cell office:value-type="float" office:value="12" calcext:value-type="float">
            <text:p>12 g</text:p>
          </table:table-cell>
          <table:table-cell table:number-columns-repeated="2"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 office:value-type="float" office:value="0.5" calcext:value-type="float">
            <text:p>0,5 g</text:p>
          </table:table-cell>
          <table:table-cell office:value-type="float" office:value="247" calcext:value-type="float">
            <text:p>24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table:style-name="ce14" office:value-type="string" calcext:value-type="string">
            <text:p>Mozzarella Leicht</text:p>
          </table:table-cell>
          <table:table-cell table:style-name="ce25" office:value-type="string" calcext:value-type="string">
            <text:p>San Fabio</text:p>
          </table:table-cell>
          <table:table-cell table:style-name="ce40" office:value-type="float" office:value="19.6" calcext:value-type="float">
            <text:p>19,6 g</text:p>
          </table:table-cell>
          <table:table-cell table:style-name="ce57" office:value-type="float" office:value="8.5" calcext:value-type="float">
            <text:p>8,5 g</text:p>
          </table:table-cell>
          <table:table-cell/>
          <table:table-cell table:style-name="ce72" office:value-type="float" office:value="1" calcext:value-type="float">
            <text:p>1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159" calcext:value-type="float">
            <text:p>15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Müsli</text:p>
          </table:table-cell>
          <table:table-cell table:style-name="ce14" office:value-type="string" calcext:value-type="string">
            <text:p>Multikornmüsli Vitalis</text:p>
          </table:table-cell>
          <table:table-cell table:style-name="ce25" office:value-type="string" calcext:value-type="string">
            <text:p>Dr. Oetker</text:p>
          </table:table-cell>
          <table:table-cell table:style-name="ce40" office:value-type="float" office:value="10" calcext:value-type="float">
            <text:p>10 g</text:p>
          </table:table-cell>
          <table:table-cell table:style-name="ce57" office:value-type="float" office:value="8.8" calcext:value-type="float">
            <text:p>8,8 g</text:p>
          </table:table-cell>
          <table:table-cell/>
          <table:table-cell table:style-name="ce72" office:value-type="float" office:value="62" calcext:value-type="float">
            <text:p>62 g</text:p>
          </table:table-cell>
          <table:table-cell/>
          <table:table-cell office:value-type="float" office:value="13" calcext:value-type="float">
            <text:p>13 g</text:p>
          </table:table-cell>
          <table:table-cell/>
          <table:table-cell office:value-type="float" office:value="394" calcext:value-type="float">
            <text:p>394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Fisch</text:p>
          </table:table-cell>
          <table:table-cell office:value-type="string" calcext:value-type="string">
            <text:p>Norwegischer Räucherlachs traditionell kaltgeräuchert</text:p>
          </table:table-cell>
          <table:table-cell office:value-type="string" calcext:value-type="string">
            <text:p>K-Classic</text:p>
          </table:table-cell>
          <table:table-cell office:value-type="float" office:value="21" calcext:value-type="float">
            <text:p>21 g</text:p>
          </table:table-cell>
          <table:table-cell office:value-type="float" office:value="9" calcext:value-type="float">
            <text:p>9 g</text:p>
          </table:table-cell>
          <table:table-cell office:value-type="float" office:value="1.3" calcext:value-type="float">
            <text:p>1,3 g</text:p>
          </table:table-cell>
          <table:table-cell table:number-columns-repeated="3" office:value-type="float" office:value="0.5" calcext:value-type="float">
            <text:p>0,5 g</text:p>
          </table:table-cell>
          <table:table-cell office:value-type="float" office:value="3" calcext:value-type="float">
            <text:p>3 g</text:p>
          </table:table-cell>
          <table:table-cell office:value-type="float" office:value="165" calcext:value-type="float">
            <text:p>16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Nuss</text:p>
          </table:table-cell>
          <table:table-cell table:style-name="ce14" office:value-type="string" calcext:value-type="string">
            <text:p>Nusskernmischung (Kluth)</text:p>
          </table:table-cell>
          <table:table-cell table:style-name="ce25" office:value-type="string" calcext:value-type="string">
            <text:p>Kluth</text:p>
          </table:table-cell>
          <table:table-cell table:style-name="ce40" office:value-type="float" office:value="21" calcext:value-type="float">
            <text:p>21 g</text:p>
          </table:table-cell>
          <table:table-cell table:style-name="ce57" office:value-type="float" office:value="54" calcext:value-type="float">
            <text:p>54 g</text:p>
          </table:table-cell>
          <table:table-cell office:value-type="float" office:value="5.6" calcext:value-type="float">
            <text:p>5,6 g</text:p>
          </table:table-cell>
          <table:table-cell table:style-name="ce72" office:value-type="float" office:value="11" calcext:value-type="float">
            <text:p>11 g</text:p>
          </table:table-cell>
          <table:table-cell office:value-type="float" office:value="4.8" calcext:value-type="float">
            <text:p>4,8 g</text:p>
          </table:table-cell>
          <table:table-cell office:value-type="float" office:value="7.7" calcext:value-type="float">
            <text:p>7,7 g</text:p>
          </table:table-cell>
          <table:table-cell office:value-type="float" office:value="0.01" calcext:value-type="float">
            <text:p>0,01 g</text:p>
          </table:table-cell>
          <table:table-cell office:value-type="float" office:value="630" calcext:value-type="float">
            <text:p>63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Nuss</text:p>
          </table:table-cell>
          <table:table-cell office:value-type="string" calcext:value-type="string">
            <text:p>Nusskernmischung (Seeberger)</text:p>
          </table:table-cell>
          <table:table-cell office:value-type="string" calcext:value-type="string">
            <text:p>Seeberger</text:p>
          </table:table-cell>
          <table:table-cell office:value-type="float" office:value="21" calcext:value-type="float">
            <text:p>21 g</text:p>
          </table:table-cell>
          <table:table-cell office:value-type="float" office:value="56" calcext:value-type="float">
            <text:p>56 g</text:p>
          </table:table-cell>
          <table:table-cell office:value-type="float" office:value="6.3" calcext:value-type="float">
            <text:p>6,3 g</text:p>
          </table:table-cell>
          <table:table-cell office:value-type="float" office:value="11" calcext:value-type="float">
            <text:p>11 g</text:p>
          </table:table-cell>
          <table:table-cell office:value-type="float" office:value="4.6" calcext:value-type="float">
            <text:p>4,6 g</text:p>
          </table:table-cell>
          <table:table-cell office:value-type="float" office:value="0" calcext:value-type="float">
            <text:p>0 g</text:p>
          </table:table-cell>
          <table:table-cell office:value-type="float" office:value="0.02" calcext:value-type="float">
            <text:p>0,02 g</text:p>
          </table:table-cell>
          <table:table-cell office:value-type="float" office:value="643" calcext:value-type="float">
            <text:p>64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Saft</text:p>
          </table:table-cell>
          <table:table-cell office:value-type="string" calcext:value-type="string">
            <text:p>Orangensaft 100% ohne Fruchtfleisch</text:p>
          </table:table-cell>
          <table:table-cell office:value-type="string" calcext:value-type="string">
            <text:p>Granini</text:p>
          </table:table-cell>
          <table:table-cell office:value-type="float" office:value="0.7" calcext:value-type="float">
            <text:p>0,7 g</text:p>
          </table:table-cell>
          <table:table-cell office:value-type="float" office:value="0.5" calcext:value-type="float">
            <text:p>0,5 g</text:p>
          </table:table-cell>
          <table:table-cell office:value-type="float" office:value="0.1" calcext:value-type="float">
            <text:p>0,1 g</text:p>
          </table:table-cell>
          <table:table-cell table:number-columns-repeated="2" office:value-type="float" office:value="8.8" calcext:value-type="float">
            <text:p>8,8 g</text:p>
          </table:table-cell>
          <table:table-cell office:value-type="float" office:value="0" calcext:value-type="float">
            <text:p>0 g</text:p>
          </table:table-cell>
          <table:table-cell office:value-type="float" office:value="0.01" calcext:value-type="float">
            <text:p>0,01 g</text:p>
          </table:table-cell>
          <table:table-cell office:value-type="float" office:value="43" calcext:value-type="float">
            <text:p>4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Oregano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2.2" calcext:value-type="float">
            <text:p>2,2 g</text:p>
          </table:table-cell>
          <table:table-cell office:value-type="float" office:value="2" calcext:value-type="float">
            <text:p>2 g</text:p>
          </table:table-cell>
          <table:table-cell/>
          <table:table-cell office:value-type="float" office:value="9.7" calcext:value-type="float">
            <text:p>9,7 g</text:p>
          </table:table-cell>
          <table:table-cell office:value-type="float" office:value="0" calcext:value-type="float">
            <text:p>0 g</text:p>
          </table:table-cell>
          <table:table-cell office:value-type="float" office:value="2.52" calcext:value-type="float">
            <text:p>2,52 g</text:p>
          </table:table-cell>
          <table:table-cell/>
          <table:table-cell office:value-type="float" office:value="72" calcext:value-type="float">
            <text:p>72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Petersilie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4.4" calcext:value-type="float">
            <text:p>4,4 g</text:p>
          </table:table-cell>
          <table:table-cell office:value-type="float" office:value="0.4" calcext:value-type="float">
            <text:p>0,4 g</text:p>
          </table:table-cell>
          <table:table-cell/>
          <table:table-cell office:value-type="float" office:value="7.4" calcext:value-type="float">
            <text:p>7,4 g</text:p>
          </table:table-cell>
          <table:table-cell office:value-type="float" office:value="0" calcext:value-type="float">
            <text:p>0 g</text:p>
          </table:table-cell>
          <table:table-cell office:value-type="float" office:value="4.3" calcext:value-type="float">
            <text:p>4,3 g</text:p>
          </table:table-cell>
          <table:table-cell/>
          <table:table-cell office:value-type="float" office:value="53" calcext:value-type="float">
            <text:p>5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7" office:value-type="string" calcext:value-type="string">
            <text:p>Brot</text:p>
          </table:table-cell>
          <table:table-cell office:value-type="string" calcext:value-type="string">
            <text:p>Pfister Öko-Schranne</text:p>
          </table:table-cell>
          <table:table-cell table:style-name="ce25" office:value-type="string" calcext:value-type="string">
            <text:p>Hofpfisterei</text:p>
          </table:table-cell>
          <table:table-cell office:value-type="float" office:value="7.1" calcext:value-type="float">
            <text:p>7,1 g</text:p>
          </table:table-cell>
          <table:table-cell office:value-type="float" office:value="1.5" calcext:value-type="float">
            <text:p>1,5 g</text:p>
          </table:table-cell>
          <table:table-cell office:value-type="float" office:value="0.3" calcext:value-type="float">
            <text:p>0,3 g</text:p>
          </table:table-cell>
          <table:table-cell office:value-type="float" office:value="46" calcext:value-type="float">
            <text:p>46 g</text:p>
          </table:table-cell>
          <table:table-cell office:value-type="float" office:value="1.5" calcext:value-type="float">
            <text:p>1,5 g</text:p>
          </table:table-cell>
          <table:table-cell office:value-type="float" office:value="9.8" calcext:value-type="float">
            <text:p>9,8 g</text:p>
          </table:table-cell>
          <table:table-cell/>
          <table:table-cell office:value-type="float" office:value="245" calcext:value-type="float">
            <text:p>24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Pfister Öko-Sonne</text:p>
          </table:table-cell>
          <table:table-cell office:value-type="string" calcext:value-type="string">
            <text:p>Hofpfisterei</text:p>
          </table:table-cell>
          <table:table-cell office:value-type="float" office:value="5.9" calcext:value-type="float">
            <text:p>5,9 g</text:p>
          </table:table-cell>
          <table:table-cell office:value-type="float" office:value="2.4" calcext:value-type="float">
            <text:p>2,4 g</text:p>
          </table:table-cell>
          <table:table-cell office:value-type="float" office:value="0.3" calcext:value-type="float">
            <text:p>0,3 g</text:p>
          </table:table-cell>
          <table:table-cell office:value-type="float" office:value="52" calcext:value-type="float">
            <text:p>52 g</text:p>
          </table:table-cell>
          <table:table-cell office:value-type="float" office:value="1.5" calcext:value-type="float">
            <text:p>1,5 g</text:p>
          </table:table-cell>
          <table:table-cell office:value-type="float" office:value="6.9" calcext:value-type="float">
            <text:p>6,9 g</text:p>
          </table:table-cell>
          <table:table-cell office:value-type="float" office:value="1.1" calcext:value-type="float">
            <text:p>1,1 g</text:p>
          </table:table-cell>
          <table:table-cell office:value-type="float" office:value="265" calcext:value-type="float">
            <text:p>26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Pflaume</text:p>
          </table:table-cell>
          <table:table-cell table:style-name="ce14" office:value-type="string" calcext:value-type="string">
            <text:p>Pflaumen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0.7" calcext:value-type="float">
            <text:p>0,7 g</text:p>
          </table:table-cell>
          <table:table-cell table:style-name="ce57" office:value-type="float" office:value="0.3" calcext:value-type="float">
            <text:p>0,3 g</text:p>
          </table:table-cell>
          <table:table-cell/>
          <table:table-cell table:style-name="ce72" office:value-type="float" office:value="10" calcext:value-type="float">
            <text:p>10 g</text:p>
          </table:table-cell>
          <table:table-cell office:value-type="float" office:value="10" calcext:value-type="float">
            <text:p>10 g</text:p>
          </table:table-cell>
          <table:table-cell office:value-type="float" office:value="7" calcext:value-type="float">
            <text:p>7 g</text:p>
          </table:table-cell>
          <table:table-cell/>
          <table:table-cell office:value-type="float" office:value="47" calcext:value-type="float">
            <text:p>4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Philadelphia Schnittlauch</text:p>
          </table:table-cell>
          <table:table-cell office:value-type="string" calcext:value-type="string">
            <text:p>Philadelphia</text:p>
          </table:table-cell>
          <table:table-cell office:value-type="float" office:value="7.4" calcext:value-type="float">
            <text:p>7,4 g</text:p>
          </table:table-cell>
          <table:table-cell office:value-type="float" office:value="10" calcext:value-type="float">
            <text:p>10 g</text:p>
          </table:table-cell>
          <table:table-cell office:value-type="float" office:value="7" calcext:value-type="float">
            <text:p>7 g</text:p>
          </table:table-cell>
          <table:table-cell table:number-columns-repeated="2" office:value-type="float" office:value="5.1" calcext:value-type="float">
            <text:p>5,1 g</text:p>
          </table:table-cell>
          <table:table-cell office:value-type="float" office:value="0.6" calcext:value-type="float">
            <text:p>0,6 g</text:p>
          </table:table-cell>
          <table:table-cell office:value-type="float" office:value="0.95" calcext:value-type="float">
            <text:p>0,95 g</text:p>
          </table:table-cell>
          <table:table-cell office:value-type="float" office:value="146" calcext:value-type="float">
            <text:p>14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Müsli</text:p>
          </table:table-cell>
          <table:table-cell office:value-type="string" calcext:value-type="string">
            <text:p>Premium Müsli Früchte &amp; Nüsse</text:p>
          </table:table-cell>
          <table:table-cell office:value-type="string" calcext:value-type="string">
            <text:p>Knusperone</text:p>
          </table:table-cell>
          <table:table-cell office:value-type="float" office:value="8.5" calcext:value-type="float">
            <text:p>8,5 g</text:p>
          </table:table-cell>
          <table:table-cell office:value-type="float" office:value="11.7" calcext:value-type="float">
            <text:p>11,7 g</text:p>
          </table:table-cell>
          <table:table-cell office:value-type="float" office:value="4.7" calcext:value-type="float">
            <text:p>4,7 g</text:p>
          </table:table-cell>
          <table:table-cell office:value-type="float" office:value="57.3" calcext:value-type="float">
            <text:p>57,3 g</text:p>
          </table:table-cell>
          <table:table-cell office:value-type="float" office:value="24.9" calcext:value-type="float">
            <text:p>24,9 g</text:p>
          </table:table-cell>
          <table:table-cell office:value-type="float" office:value="8.4" calcext:value-type="float">
            <text:p>8,4 g</text:p>
          </table:table-cell>
          <table:table-cell office:value-type="float" office:value="0.28" calcext:value-type="float">
            <text:p>0,28 g</text:p>
          </table:table-cell>
          <table:table-cell office:value-type="float" office:value="386" calcext:value-type="float">
            <text:p>38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table:style-name="ce14" office:value-type="string" calcext:value-type="string">
            <text:p>Protinella</text:p>
          </table:table-cell>
          <table:table-cell table:style-name="ce25" office:value-type="string" calcext:value-type="string">
            <text:p>Goldstieg</text:p>
          </table:table-cell>
          <table:table-cell table:style-name="ce40" office:value-type="float" office:value="23" calcext:value-type="float">
            <text:p>23 g</text:p>
          </table:table-cell>
          <table:table-cell table:style-name="ce57" office:value-type="float" office:value="2.6" calcext:value-type="float">
            <text:p>2,6 g</text:p>
          </table:table-cell>
          <table:table-cell/>
          <table:table-cell table:number-columns-repeated="2" office:value-type="float" office:value="1.5" calcext:value-type="float">
            <text:p>1,5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21" calcext:value-type="float">
            <text:p>121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Fleisch</text:p>
          </table:table-cell>
          <table:table-cell office:value-type="string" calcext:value-type="string">
            <text:p>Puten-Hackfleisch</text:p>
          </table:table-cell>
          <table:table-cell office:value-type="string" calcext:value-type="string">
            <text:p>K-Purland</text:p>
          </table:table-cell>
          <table:table-cell office:value-type="float" office:value="17" calcext:value-type="float">
            <text:p>17 g</text:p>
          </table:table-cell>
          <table:table-cell office:value-type="float" office:value="9.8" calcext:value-type="float">
            <text:p>9,8 g</text:p>
          </table:table-cell>
          <table:table-cell office:value-type="float" office:value="3.3" calcext:value-type="float">
            <text:p>3,3 g</text:p>
          </table:table-cell>
          <table:table-cell office:value-type="float" office:value="0.7" calcext:value-type="float">
            <text:p>0,7 g</text:p>
          </table:table-cell>
          <table:table-cell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 office:value-type="float" office:value="1.1" calcext:value-type="float">
            <text:p>1,1 g</text:p>
          </table:table-cell>
          <table:table-cell office:value-type="float" office:value="159" calcext:value-type="float">
            <text:p>15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Quark</text:p>
          </table:table-cell>
          <table:table-cell table:style-name="ce14" office:value-type="string" calcext:value-type="string">
            <text:p>Quark nach russischer Art Firschkäse Dreiviertelstufe</text:p>
          </table:table-cell>
          <table:table-cell table:style-name="ce25" office:value-type="string" calcext:value-type="string">
            <text:p>Quarki</text:p>
          </table:table-cell>
          <table:table-cell table:style-name="ce40" office:value-type="float" office:value="15" calcext:value-type="float">
            <text:p>15 g</text:p>
          </table:table-cell>
          <table:table-cell table:style-name="ce57" office:value-type="float" office:value="8" calcext:value-type="float">
            <text:p>8 g</text:p>
          </table:table-cell>
          <table:table-cell/>
          <table:table-cell table:style-name="ce72" office:value-type="float" office:value="3.7" calcext:value-type="float">
            <text:p>3,7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147" calcext:value-type="float">
            <text:p>14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Quark</text:p>
          </table:table-cell>
          <table:table-cell table:style-name="ce14" office:value-type="string" calcext:value-type="string">
            <text:p>Quark-Creme Natur High Protein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13.8" calcext:value-type="float">
            <text:p>13,8 g</text:p>
          </table:table-cell>
          <table:table-cell table:style-name="ce57" office:value-type="float" office:value="0.4" calcext:value-type="float">
            <text:p>0,4 g</text:p>
          </table:table-cell>
          <table:table-cell/>
          <table:table-cell table:style-name="ce72" office:value-type="float" office:value="2.8" calcext:value-type="float">
            <text:p>2,8 g</text:p>
          </table:table-cell>
          <table:table-cell office:value-type="float" office:value="2.6" calcext:value-type="float">
            <text:p>2,6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70" calcext:value-type="float">
            <text:p>7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Saft</text:p>
          </table:table-cell>
          <table:table-cell office:value-type="string" calcext:value-type="string">
            <text:p>Rabenhorst Rote Bete Saft</text:p>
          </table:table-cell>
          <table:table-cell office:value-type="string" calcext:value-type="string">
            <text:p>Rabenhorst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.1" calcext:value-type="float">
            <text:p>0,1 g</text:p>
          </table:table-cell>
          <table:table-cell table:number-columns-repeated="2" office:value-type="float" office:value="8" calcext:value-type="float">
            <text:p>8 g</text:p>
          </table:table-cell>
          <table:table-cell office:value-type="float" office:value="0.5" calcext:value-type="float">
            <text:p>0,5 g</text:p>
          </table:table-cell>
          <table:table-cell office:value-type="float" office:value="0.13" calcext:value-type="float">
            <text:p>0,13 g</text:p>
          </table:table-cell>
          <table:table-cell office:value-type="float" office:value="37" calcext:value-type="float">
            <text:p>3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Fisch</text:p>
          </table:table-cell>
          <table:table-cell office:value-type="string" calcext:value-type="string">
            <text:p>Räucherlachs mit EICHENHOLZ geräuchert</text:p>
          </table:table-cell>
          <table:table-cell table:style-name="ce25" office:value-type="string" calcext:value-type="string">
            <text:p>REWE Beste Wahl</text:p>
          </table:table-cell>
          <table:table-cell office:value-type="float" office:value="21" calcext:value-type="float">
            <text:p>21 g</text:p>
          </table:table-cell>
          <table:table-cell office:value-type="float" office:value="10.7" calcext:value-type="float">
            <text:p>10,7 g</text:p>
          </table:table-cell>
          <table:table-cell office:value-type="float" office:value="2" calcext:value-type="float">
            <text:p>2 g</text:p>
          </table:table-cell>
          <table:table-cell table:number-columns-repeated="3" office:value-type="float" office:value="0" calcext:value-type="float">
            <text:p>0 g</text:p>
          </table:table-cell>
          <table:table-cell/>
          <table:table-cell office:value-type="float" office:value="180" calcext:value-type="float">
            <text:p>18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Käse</text:p>
          </table:table-cell>
          <table:table-cell office:value-type="string" calcext:value-type="string">
            <text:p>Räucherscheiben PUR über Buchenholz geräuchert</text:p>
          </table:table-cell>
          <table:table-cell office:value-type="string" calcext:value-type="string">
            <text:p>K-Classic</text:p>
          </table:table-cell>
          <table:table-cell office:value-type="float" office:value="21" calcext:value-type="float">
            <text:p>21 g</text:p>
          </table:table-cell>
          <table:table-cell office:value-type="float" office:value="27" calcext:value-type="float">
            <text:p>27 g</text:p>
          </table:table-cell>
          <table:table-cell office:value-type="float" office:value="18" calcext:value-type="float">
            <text:p>18 g</text:p>
          </table:table-cell>
          <table:table-cell table:number-columns-repeated="2" office:value-type="float" office:value="2" calcext:value-type="float">
            <text:p>2 g</text:p>
          </table:table-cell>
          <table:table-cell office:value-type="float" office:value="0" calcext:value-type="float">
            <text:p>0 g</text:p>
          </table:table-cell>
          <table:table-cell office:value-type="float" office:value="3.3" calcext:value-type="float">
            <text:p>3,3 g</text:p>
          </table:table-cell>
          <table:table-cell office:value-type="float" office:value="336" calcext:value-type="float">
            <text:p>33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7" office:value-type="string" calcext:value-type="string">
            <text:p>Fisch</text:p>
          </table:table-cell>
          <table:table-cell office:value-type="string" calcext:value-type="string">
            <text:p>Regenbogenforellen</text:p>
          </table:table-cell>
          <table:table-cell table:style-name="ce25" office:value-type="string" calcext:value-type="string">
            <text:p>REWE Beste Wahl</text:p>
          </table:table-cell>
          <table:table-cell office:value-type="float" office:value="18.7" calcext:value-type="float">
            <text:p>18,7 g</text:p>
          </table:table-cell>
          <table:table-cell office:value-type="float" office:value="4.8" calcext:value-type="float">
            <text:p>4,8 g</text:p>
          </table:table-cell>
          <table:table-cell office:value-type="float" office:value="1" calcext:value-type="float">
            <text:p>1 g</text:p>
          </table:table-cell>
          <table:table-cell table:number-columns-repeated="3" office:value-type="float" office:value="0" calcext:value-type="float">
            <text:p>0 g</text:p>
          </table:table-cell>
          <table:table-cell/>
          <table:table-cell office:value-type="float" office:value="118" calcext:value-type="float">
            <text:p>11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7" office:value-type="string" calcext:value-type="string">
            <text:p>Fleisch</text:p>
          </table:table-cell>
          <table:table-cell office:value-type="string" calcext:value-type="string">
            <text:p>Rinder-Hackfleisch</text:p>
          </table:table-cell>
          <table:table-cell table:style-name="ce25" office:value-type="string" calcext:value-type="string">
            <text:p>K-Purland</text:p>
          </table:table-cell>
          <table:table-cell office:value-type="float" office:value="18" calcext:value-type="float">
            <text:p>18 g</text:p>
          </table:table-cell>
          <table:table-cell office:value-type="float" office:value="14" calcext:value-type="float">
            <text:p>14 g</text:p>
          </table:table-cell>
          <table:table-cell/>
          <table:table-cell office:value-type="float" office:value="1" calcext:value-type="float">
            <text:p>1 g</text:p>
          </table:table-cell>
          <table:table-cell table:number-columns-repeated="2" office:value-type="float" office:value="0" calcext:value-type="float">
            <text:p>0 g</text:p>
          </table:table-cell>
          <table:table-cell/>
          <table:table-cell office:value-type="float" office:value="201" calcext:value-type="float">
            <text:p>201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Tomate</text:p>
          </table:table-cell>
          <table:table-cell table:style-name="ce15" office:value-type="string" calcext:value-type="string">
            <text:p>Rispentomaten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0.9" calcext:value-type="float">
            <text:p>0,9 g</text:p>
          </table:table-cell>
          <table:table-cell table:style-name="ce57" office:value-type="float" office:value="0.2" calcext:value-type="float">
            <text:p>0,2 g</text:p>
          </table:table-cell>
          <table:table-cell/>
          <table:table-cell table:style-name="ce72" office:value-type="float" office:value="3.9" calcext:value-type="float">
            <text:p>3,9 g</text:p>
          </table:table-cell>
          <table:table-cell office:value-type="float" office:value="2" calcext:value-type="float">
            <text:p>2 g</text:p>
          </table:table-cell>
          <table:table-cell office:value-type="float" office:value="1.2" calcext:value-type="float">
            <text:p>1,2 g</text:p>
          </table:table-cell>
          <table:table-cell/>
          <table:table-cell office:value-type="float" office:value="18" calcext:value-type="float">
            <text:p>1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Romana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1.2" calcext:value-type="float">
            <text:p>1,2 g</text:p>
          </table:table-cell>
          <table:table-cell office:value-type="float" office:value="0.2" calcext:value-type="float">
            <text:p>0,2 g</text:p>
          </table:table-cell>
          <table:table-cell/>
          <table:table-cell office:value-type="float" office:value="1.1" calcext:value-type="float">
            <text:p>1,1 g</text:p>
          </table:table-cell>
          <table:table-cell table:number-columns-repeated="2" office:value-type="float" office:value="0" calcext:value-type="float">
            <text:p>0 g</text:p>
          </table:table-cell>
          <table:table-cell/>
          <table:table-cell office:value-type="float" office:value="12" calcext:value-type="float">
            <text:p>12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number-columns-repeated="2" office:value-type="string" calcext:value-type="string">
            <text:p>Rosinen</text:p>
          </table:table-cell>
          <table:table-cell table:style-name="ce25" office:value-type="string" calcext:value-type="string">
            <text:p>DM-Bio</text:p>
          </table:table-cell>
          <table:table-cell office:value-type="float" office:value="2.7" calcext:value-type="float">
            <text:p>2,7 g</text:p>
          </table:table-cell>
          <table:table-cell office:value-type="float" office:value="1.3" calcext:value-type="float">
            <text:p>1,3 g</text:p>
          </table:table-cell>
          <table:table-cell office:value-type="float" office:value="0.4" calcext:value-type="float">
            <text:p>0,4 g</text:p>
          </table:table-cell>
          <table:table-cell office:value-type="float" office:value="73" calcext:value-type="float">
            <text:p>73 g</text:p>
          </table:table-cell>
          <table:table-cell office:value-type="float" office:value="68" calcext:value-type="float">
            <text:p>68 g</text:p>
          </table:table-cell>
          <table:table-cell office:value-type="float" office:value="3.9" calcext:value-type="float">
            <text:p>3,9 g</text:p>
          </table:table-cell>
          <table:table-cell/>
          <table:table-cell office:value-type="float" office:value="327" calcext:value-type="float">
            <text:p>32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chorle</text:p>
          </table:table-cell>
          <table:table-cell table:style-name="ce14" office:value-type="string" calcext:value-type="string">
            <text:p><text:span text:style-name="T5">Rote Schorle Heimisch</text:span> St. Primus</text:p>
          </table:table-cell>
          <table:table-cell table:style-name="ce25" office:value-type="string" calcext:value-type="string">
            <text:p>Adelholzener</text:p>
          </table:table-cell>
          <table:table-cell table:style-name="ce40" office:value-type="float" office:value="0.5" calcext:value-type="float">
            <text:p>0,5 g</text:p>
          </table:table-cell>
          <table:table-cell table:style-name="ce57" office:value-type="float" office:value="0.5" calcext:value-type="float">
            <text:p>0,5 g</text:p>
          </table:table-cell>
          <table:table-cell office:value-type="float" office:value="0.1" calcext:value-type="float">
            <text:p>0,1 g</text:p>
          </table:table-cell>
          <table:table-cell table:style-name="ce72" office:value-type="float" office:value="5.7" calcext:value-type="float">
            <text:p>5,7 g</text:p>
          </table:table-cell>
          <table:table-cell office:value-type="float" office:value="5.4" calcext:value-type="float">
            <text:p>5,4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5" calcext:value-type="float">
            <text:p>2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Brot</text:p>
          </table:table-cell>
          <table:table-cell office:value-type="string" calcext:value-type="string">
            <text:p>Rottaler Sonnenblumenbrot</text:p>
          </table:table-cell>
          <table:table-cell office:value-type="string" calcext:value-type="string">
            <text:p>Bäcker Bachmeier</text:p>
          </table:table-cell>
          <table:table-cell office:value-type="float" office:value="8" calcext:value-type="float">
            <text:p>8 g</text:p>
          </table:table-cell>
          <table:table-cell office:value-type="float" office:value="4.5" calcext:value-type="float">
            <text:p>4,5 g</text:p>
          </table:table-cell>
          <table:table-cell office:value-type="float" office:value="0.47" calcext:value-type="float">
            <text:p>0,47 g</text:p>
          </table:table-cell>
          <table:table-cell office:value-type="float" office:value="45.87" calcext:value-type="float">
            <text:p>45,87 g</text:p>
          </table:table-cell>
          <table:table-cell office:value-type="float" office:value="3.5" calcext:value-type="float">
            <text:p>3,5 g</text:p>
          </table:table-cell>
          <table:table-cell office:value-type="float" office:value="4.76" calcext:value-type="float">
            <text:p>4,76 g</text:p>
          </table:table-cell>
          <table:table-cell office:value-type="float" office:value="0.54" calcext:value-type="float">
            <text:p>0,54 g</text:p>
          </table:table-cell>
          <table:table-cell office:value-type="float" office:value="265.5" calcext:value-type="float">
            <text:p>265,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Rucola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2.6" calcext:value-type="float">
            <text:p>2,6 g</text:p>
          </table:table-cell>
          <table:table-cell office:value-type="float" office:value="0.7" calcext:value-type="float">
            <text:p>0,7 g</text:p>
          </table:table-cell>
          <table:table-cell/>
          <table:table-cell office:value-type="float" office:value="2.1" calcext:value-type="float">
            <text:p>2,1 g</text:p>
          </table:table-cell>
          <table:table-cell office:value-type="float" office:value="1.7" calcext:value-type="float">
            <text:p>1,7 g</text:p>
          </table:table-cell>
          <table:table-cell office:value-type="float" office:value="0.4" calcext:value-type="float">
            <text:p>0,4 g</text:p>
          </table:table-cell>
          <table:table-cell/>
          <table:table-cell office:value-type="float" office:value="27" calcext:value-type="float">
            <text:p>2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table:style-name="ce14" office:value-type="string" calcext:value-type="string">
            <text:p>Salami Pure Pute</text:p>
          </table:table-cell>
          <table:table-cell table:style-name="ce25" office:value-type="string" calcext:value-type="string">
            <text:p>Wiltmann</text:p>
          </table:table-cell>
          <table:table-cell table:style-name="ce40" office:value-type="float" office:value="24.4" calcext:value-type="float">
            <text:p>24,4 g</text:p>
          </table:table-cell>
          <table:table-cell table:style-name="ce57" office:value-type="float" office:value="21.4" calcext:value-type="float">
            <text:p>21,4 g</text:p>
          </table:table-cell>
          <table:table-cell office:value-type="float" office:value="11" calcext:value-type="float">
            <text:p>11 g</text:p>
          </table:table-cell>
          <table:table-cell table:style-name="ce72" office:value-type="float" office:value="1" calcext:value-type="float">
            <text:p>1 g</text:p>
          </table:table-cell>
          <table:table-cell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96" calcext:value-type="float">
            <text:p>29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tkraut</text:p>
          </table:table-cell>
          <table:table-cell office:value-type="string" calcext:value-type="string">
            <text:p>Sauerampfer frisch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3.2" calcext:value-type="float">
            <text:p>3,2 g</text:p>
          </table:table-cell>
          <table:table-cell office:value-type="float" office:value="0.4" calcext:value-type="float">
            <text:p>0,4 g</text:p>
          </table:table-cell>
          <table:table-cell/>
          <table:table-cell office:value-type="float" office:value="1.2" calcext:value-type="float">
            <text:p>1,2 g</text:p>
          </table:table-cell>
          <table:table-cell office:value-type="float" office:value="0" calcext:value-type="float">
            <text:p>0 g</text:p>
          </table:table-cell>
          <table:table-cell office:value-type="float" office:value="2" calcext:value-type="float">
            <text:p>2 g</text:p>
          </table:table-cell>
          <table:table-cell/>
          <table:table-cell office:value-type="float" office:value="26" calcext:value-type="float">
            <text:p>2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office:value-type="string" calcext:value-type="string">
            <text:p>Schafskäse</text:p>
          </table:table-cell>
          <table:table-cell table:style-name="ce25" office:value-type="string" calcext:value-type="string">
            <text:p>Notos</text:p>
          </table:table-cell>
          <table:table-cell office:value-type="float" office:value="18" calcext:value-type="float">
            <text:p>18 g</text:p>
          </table:table-cell>
          <table:table-cell office:value-type="float" office:value="22" calcext:value-type="float">
            <text:p>22 g</text:p>
          </table:table-cell>
          <table:table-cell office:value-type="float" office:value="11" calcext:value-type="float">
            <text:p>11 g</text:p>
          </table:table-cell>
          <table:table-cell table:number-columns-repeated="2" office:value-type="float" office:value="1.1" calcext:value-type="float">
            <text:p>1,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70" calcext:value-type="float">
            <text:p>27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Schogetten Edel-Alpenvollmilch-Haselnuss </text:p>
          </table:table-cell>
          <table:table-cell table:style-name="ce25" office:value-type="string" calcext:value-type="string">
            <text:p>Schogetten</text:p>
          </table:table-cell>
          <table:table-cell office:value-type="float" office:value="6.4" calcext:value-type="float">
            <text:p>6,4 g</text:p>
          </table:table-cell>
          <table:table-cell office:value-type="float" office:value="38" calcext:value-type="float">
            <text:p>38 g</text:p>
          </table:table-cell>
          <table:table-cell office:value-type="float" office:value="20" calcext:value-type="float">
            <text:p>20 g</text:p>
          </table:table-cell>
          <table:table-cell table:number-columns-repeated="2" office:value-type="float" office:value="50" calcext:value-type="float">
            <text:p>50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573" calcext:value-type="float">
            <text:p>57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Schoko Milchriegel</text:p>
          </table:table-cell>
          <table:table-cell office:value-type="string" calcext:value-type="string">
            <text:p>Choceur</text:p>
          </table:table-cell>
          <table:table-cell office:value-type="float" office:value="7.7" calcext:value-type="float">
            <text:p>7,7 g</text:p>
          </table:table-cell>
          <table:table-cell office:value-type="float" office:value="38" calcext:value-type="float">
            <text:p>38 g</text:p>
          </table:table-cell>
          <table:table-cell office:value-type="float" office:value="24" calcext:value-type="float">
            <text:p>24 g</text:p>
          </table:table-cell>
          <table:table-cell office:value-type="float" office:value="50" calcext:value-type="float">
            <text:p>50 g</text:p>
          </table:table-cell>
          <table:table-cell office:value-type="float" office:value="49" calcext:value-type="float">
            <text:p>49 g</text:p>
          </table:table-cell>
          <table:table-cell office:value-type="float" office:value="0" calcext:value-type="float">
            <text:p>0 g</text:p>
          </table:table-cell>
          <table:table-cell office:value-type="float" office:value="0.27" calcext:value-type="float">
            <text:p>0,27 g</text:p>
          </table:table-cell>
          <table:table-cell office:value-type="float" office:value="577" calcext:value-type="float">
            <text:p>57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office:value-type="string" calcext:value-type="string">
            <text:p>Schoko Riegel Himbeer Joghurt</text:p>
          </table:table-cell>
          <table:table-cell table:style-name="ce25" office:value-type="string" calcext:value-type="string">
            <text:p>DM-Bio</text:p>
          </table:table-cell>
          <table:table-cell office:value-type="float" office:value="9" calcext:value-type="float">
            <text:p>9 g</text:p>
          </table:table-cell>
          <table:table-cell office:value-type="float" office:value="39" calcext:value-type="float">
            <text:p>39 g</text:p>
          </table:table-cell>
          <table:table-cell/>
          <table:table-cell office:value-type="float" office:value="49" calcext:value-type="float">
            <text:p>49 g</text:p>
          </table:table-cell>
          <table:table-cell office:value-type="float" office:value="47" calcext:value-type="float">
            <text:p>47 g</text:p>
          </table:table-cell>
          <table:table-cell office:value-type="float" office:value="1.1" calcext:value-type="float">
            <text:p>1,1 g</text:p>
          </table:table-cell>
          <table:table-cell/>
          <table:table-cell office:value-type="float" office:value="582" calcext:value-type="float">
            <text:p>582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Schokolade</text:p>
          </table:table-cell>
          <table:table-cell office:value-type="string" calcext:value-type="string">
            <text:p>Schoko-Bons</text:p>
          </table:table-cell>
          <table:table-cell office:value-type="string" calcext:value-type="string">
            <text:p>Kinder</text:p>
          </table:table-cell>
          <table:table-cell office:value-type="float" office:value="8.3" calcext:value-type="float">
            <text:p>8,3 g</text:p>
          </table:table-cell>
          <table:table-cell office:value-type="float" office:value="36.6" calcext:value-type="float">
            <text:p>36,6 g</text:p>
          </table:table-cell>
          <table:table-cell office:value-type="float" office:value="21.2" calcext:value-type="float">
            <text:p>21,2 g</text:p>
          </table:table-cell>
          <table:table-cell office:value-type="float" office:value="52.5" calcext:value-type="float">
            <text:p>52,5 g</text:p>
          </table:table-cell>
          <table:table-cell office:value-type="float" office:value="52.2" calcext:value-type="float">
            <text:p>52,2 g</text:p>
          </table:table-cell>
          <table:table-cell office:value-type="float" office:value="0" calcext:value-type="float">
            <text:p>0 g</text:p>
          </table:table-cell>
          <table:table-cell office:value-type="float" office:value="0.28" calcext:value-type="float">
            <text:p>0,28 g</text:p>
          </table:table-cell>
          <table:table-cell office:value-type="float" office:value="576" calcext:value-type="float">
            <text:p>57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Donut</text:p>
          </table:table-cell>
          <table:table-cell office:value-type="string" calcext:value-type="string">
            <text:p>Schoko-Donut gefüllt (Milka)</text:p>
          </table:table-cell>
          <table:table-cell office:value-type="string" calcext:value-type="string">
            <text:p>Milka</text:p>
          </table:table-cell>
          <table:table-cell office:value-type="float" office:value="6.5" calcext:value-type="float">
            <text:p>6,5 g</text:p>
          </table:table-cell>
          <table:table-cell office:value-type="float" office:value="25.8" calcext:value-type="float">
            <text:p>25,8 g</text:p>
          </table:table-cell>
          <table:table-cell office:value-type="float" office:value="11.2" calcext:value-type="float">
            <text:p>11,2 g</text:p>
          </table:table-cell>
          <table:table-cell office:value-type="float" office:value="49.8" calcext:value-type="float">
            <text:p>49,8 g</text:p>
          </table:table-cell>
          <table:table-cell office:value-type="float" office:value="23.5" calcext:value-type="float">
            <text:p>23,5 g</text:p>
          </table:table-cell>
          <table:table-cell office:value-type="float" office:value="0" calcext:value-type="float">
            <text:p>0 g</text:p>
          </table:table-cell>
          <table:table-cell office:value-type="float" office:value="0.7" calcext:value-type="float">
            <text:p>0,7 g</text:p>
          </table:table-cell>
          <table:table-cell office:value-type="float" office:value="461" calcext:value-type="float">
            <text:p>461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Eis</text:p>
          </table:table-cell>
          <table:table-cell table:style-name="ce14" office:value-type="string" calcext:value-type="string">
            <text:p>Schoko-Eis</text:p>
          </table:table-cell>
          <table:table-cell table:style-name="ce25" office:value-type="string" calcext:value-type="string">
            <text:p>Dovgan</text:p>
          </table:table-cell>
          <table:table-cell table:style-name="ce40" office:value-type="float" office:value="4.4" calcext:value-type="float">
            <text:p>4,4 g</text:p>
          </table:table-cell>
          <table:table-cell table:style-name="ce57" office:value-type="float" office:value="15" calcext:value-type="float">
            <text:p>15 g</text:p>
          </table:table-cell>
          <table:table-cell/>
          <table:table-cell table:style-name="ce72" office:value-type="float" office:value="27" calcext:value-type="float">
            <text:p>27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259" calcext:value-type="float">
            <text:p>25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Joghurt</text:p>
          </table:table-cell>
          <table:table-cell office:value-type="string" calcext:value-type="string">
            <text:p>Skyr Natur</text:p>
          </table:table-cell>
          <table:table-cell table:style-name="ce25" office:value-type="string" calcext:value-type="string">
            <text:p>Arla</text:p>
          </table:table-cell>
          <table:table-cell office:value-type="float" office:value="11" calcext:value-type="float">
            <text:p>11 g</text:p>
          </table:table-cell>
          <table:table-cell office:value-type="float" office:value="0.2" calcext:value-type="float">
            <text:p>0,2 g</text:p>
          </table:table-cell>
          <table:table-cell office:value-type="float" office:value="0.1" calcext:value-type="float">
            <text:p>0,1 g</text:p>
          </table:table-cell>
          <table:table-cell table:number-columns-repeated="2" office:value-type="float" office:value="4" calcext:value-type="float">
            <text:p>4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63" calcext:value-type="float">
            <text:p>6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Joghurt</text:p>
          </table:table-cell>
          <table:table-cell office:value-type="string" calcext:value-type="string">
            <text:p><text:span text:style-name="T6">Skyr Natur Bio </text:span><text:span text:style-name="T7">(Andechser Natur)</text:span></text:p>
          </table:table-cell>
          <table:table-cell office:value-type="string" calcext:value-type="string">
            <text:p>Andechser Natur</text:p>
          </table:table-cell>
          <table:table-cell office:value-type="float" office:value="11" calcext:value-type="float">
            <text:p>11 g</text:p>
          </table:table-cell>
          <table:table-cell office:value-type="float" office:value="0.2" calcext:value-type="float">
            <text:p>0,2 g</text:p>
          </table:table-cell>
          <table:table-cell office:value-type="float" office:value="0.1" calcext:value-type="float">
            <text:p>0,1 g</text:p>
          </table:table-cell>
          <table:table-cell table:number-columns-repeated="2" office:value-type="float" office:value="3.5" calcext:value-type="float">
            <text:p>3,5 g</text:p>
          </table:table-cell>
          <table:table-cell office:value-type="float" office:value="0" calcext:value-type="float">
            <text:p>0 g</text:p>
          </table:table-cell>
          <table:table-cell office:value-type="float" office:value="0.1" calcext:value-type="float">
            <text:p>0,1 g</text:p>
          </table:table-cell>
          <table:table-cell office:value-type="float" office:value="60" calcext:value-type="float">
            <text:p>6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hne</text:p>
          </table:table-cell>
          <table:table-cell office:value-type="string" calcext:value-type="string">
            <text:p>Smietana 12% Fett</text:p>
          </table:table-cell>
          <table:table-cell table:style-name="ce25" office:value-type="string" calcext:value-type="string">
            <text:p>Jana</text:p>
          </table:table-cell>
          <table:table-cell office:value-type="float" office:value="2.7" calcext:value-type="float">
            <text:p>2,7 g</text:p>
          </table:table-cell>
          <table:table-cell office:value-type="float" office:value="12" calcext:value-type="float">
            <text:p>12 g</text:p>
          </table:table-cell>
          <table:table-cell office:value-type="float" office:value="8" calcext:value-type="float">
            <text:p>8 g</text:p>
          </table:table-cell>
          <table:table-cell table:number-columns-repeated="2" office:value-type="float" office:value="4.7" calcext:value-type="float">
            <text:p>4,7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38" calcext:value-type="float">
            <text:p>13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hne</text:p>
          </table:table-cell>
          <table:table-cell office:value-type="string" calcext:value-type="string">
            <text:p>Smietana Polska</text:p>
          </table:table-cell>
          <table:table-cell table:style-name="ce25" office:value-type="string" calcext:value-type="string">
            <text:p>Mlekovita</text:p>
          </table:table-cell>
          <table:table-cell office:value-type="float" office:value="2.3" calcext:value-type="float">
            <text:p>2,3 g</text:p>
          </table:table-cell>
          <table:table-cell office:value-type="float" office:value="18" calcext:value-type="float">
            <text:p>18 g</text:p>
          </table:table-cell>
          <table:table-cell/>
          <table:table-cell table:number-columns-repeated="2" office:value-type="float" office:value="4.2" calcext:value-type="float">
            <text:p>4,2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88" calcext:value-type="float">
            <text:p>18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Flocken</text:p>
          </table:table-cell>
          <table:table-cell table:style-name="ce16" office:value-type="string" calcext:value-type="string">
            <text:p>Sojaflocken</text:p>
          </table:table-cell>
          <table:table-cell table:style-name="ce25" office:value-type="string" calcext:value-type="string">
            <text:p>DM-Bio</text:p>
          </table:table-cell>
          <table:table-cell table:style-name="ce47" office:value-type="float" office:value="41" calcext:value-type="float">
            <text:p>41 g</text:p>
          </table:table-cell>
          <table:table-cell table:style-name="ce59" office:value-type="float" office:value="21" calcext:value-type="float">
            <text:p>21 g</text:p>
          </table:table-cell>
          <table:table-cell office:value-type="float" office:value="3" calcext:value-type="float">
            <text:p>3 g</text:p>
          </table:table-cell>
          <table:table-cell table:style-name="ce74" office:value-type="float" office:value="3" calcext:value-type="float">
            <text:p>3 g</text:p>
          </table:table-cell>
          <table:table-cell office:value-type="float" office:value="3" calcext:value-type="float">
            <text:p>3 g</text:p>
          </table:table-cell>
          <table:table-cell table:style-name="ce100" office:value-type="float" office:value="19" calcext:value-type="float">
            <text:p>19 g</text:p>
          </table:table-cell>
          <table:table-cell office:value-type="float" office:value="0.01" calcext:value-type="float">
            <text:p>0,01 g</text:p>
          </table:table-cell>
          <table:table-cell table:style-name="ce122" office:value-type="float" office:value="403" calcext:value-type="float">
            <text:p>40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Öl</text:p>
          </table:table-cell>
          <table:table-cell office:value-type="string" calcext:value-type="string">
            <text:p>Sonnenblumenöl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0" calcext:value-type="float">
            <text:p>0 g</text:p>
          </table:table-cell>
          <table:table-cell office:value-type="float" office:value="92" calcext:value-type="float">
            <text:p>92 g</text:p>
          </table:table-cell>
          <table:table-cell/>
          <table:table-cell table:number-columns-repeated="3" office:value-type="float" office:value="0" calcext:value-type="float">
            <text:p>0 g</text:p>
          </table:table-cell>
          <table:table-cell/>
          <table:table-cell office:value-type="float" office:value="828" calcext:value-type="float">
            <text:p>82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Nudeln</text:p>
          </table:table-cell>
          <table:table-cell office:value-type="string" calcext:value-type="string">
            <text:p>Spaghetti (K-Classic)</text:p>
          </table:table-cell>
          <table:table-cell office:value-type="string" calcext:value-type="string">
            <text:p>K-Classic</text:p>
          </table:table-cell>
          <table:table-cell office:value-type="float" office:value="12" calcext:value-type="float">
            <text:p>12 g</text:p>
          </table:table-cell>
          <table:table-cell office:value-type="float" office:value="1.9" calcext:value-type="float">
            <text:p>1,9 g</text:p>
          </table:table-cell>
          <table:table-cell office:value-type="float" office:value="0.8" calcext:value-type="float">
            <text:p>0,8 g</text:p>
          </table:table-cell>
          <table:table-cell office:value-type="float" office:value="72" calcext:value-type="float">
            <text:p>72 g</text:p>
          </table:table-cell>
          <table:table-cell table:number-columns-repeated="2" office:value-type="float" office:value="3" calcext:value-type="float">
            <text:p>3 g</text:p>
          </table:table-cell>
          <table:table-cell office:value-type="float" office:value="0.03" calcext:value-type="float">
            <text:p>0,03 g</text:p>
          </table:table-cell>
          <table:table-cell office:value-type="float" office:value="359" calcext:value-type="float">
            <text:p>35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teinfrucht</text:p>
          </table:table-cell>
          <table:table-cell table:style-name="ce15" office:value-type="string" calcext:value-type="string">
            <text:p>Spanische Oliven entsteint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0.5" calcext:value-type="float">
            <text:p>0,5 g</text:p>
          </table:table-cell>
          <table:table-cell table:style-name="ce57" office:value-type="float" office:value="13" calcext:value-type="float">
            <text:p>13 g</text:p>
          </table:table-cell>
          <table:table-cell office:value-type="float" office:value="2.2" calcext:value-type="float">
            <text:p>2,2 g</text:p>
          </table:table-cell>
          <table:table-cell table:style-name="ce72" office:value-type="float" office:value="0" calcext:value-type="float">
            <text:p>0 g</text:p>
          </table:table-cell>
          <table:table-cell office:value-type="float" office:value="0" calcext:value-type="float">
            <text:p>0 g</text:p>
          </table:table-cell>
          <table:table-cell office:value-type="float" office:value="3" calcext:value-type="float">
            <text:p>3 g</text:p>
          </table:table-cell>
          <table:table-cell/>
          <table:table-cell office:value-type="float" office:value="125" calcext:value-type="float">
            <text:p>12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oftdrink</text:p>
          </table:table-cell>
          <table:table-cell office:value-type="string" calcext:value-type="string">
            <text:p>Sprite Zitrone-Limette</text:p>
          </table:table-cell>
          <table:table-cell table:style-name="ce25" office:value-type="string" calcext:value-type="string">
            <text:p>Sprite</text:p>
          </table:table-cell>
          <table:table-cell table:number-columns-repeated="3" office:value-type="float" office:value="0" calcext:value-type="float">
            <text:p>0 g</text:p>
          </table:table-cell>
          <table:table-cell table:number-columns-repeated="2" office:value-type="float" office:value="7.9" calcext:value-type="float">
            <text:p>7,9 g</text:p>
          </table:table-cell>
          <table:table-cell office:value-type="float" office:value="0" calcext:value-type="float">
            <text:p>0 g</text:p>
          </table:table-cell>
          <table:table-cell office:value-type="float" office:value="0.03" calcext:value-type="float">
            <text:p>0,03 g</text:p>
          </table:table-cell>
          <table:table-cell office:value-type="float" office:value="33" calcext:value-type="float">
            <text:p>3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Streich Bärlauch</text:p>
          </table:table-cell>
          <table:table-cell table:style-name="ce25" office:value-type="string" calcext:value-type="string">
            <text:p>Zwergenwiese</text:p>
          </table:table-cell>
          <table:table-cell office:value-type="float" office:value="4.9" calcext:value-type="float">
            <text:p>4,9 g</text:p>
          </table:table-cell>
          <table:table-cell office:value-type="float" office:value="30" calcext:value-type="float">
            <text:p>30 g</text:p>
          </table:table-cell>
          <table:table-cell office:value-type="float" office:value="2.8" calcext:value-type="float">
            <text:p>2,8 g</text:p>
          </table:table-cell>
          <table:table-cell office:value-type="float" office:value="4.5" calcext:value-type="float">
            <text:p>4,5 g</text:p>
          </table:table-cell>
          <table:table-cell office:value-type="float" office:value="2.2" calcext:value-type="float">
            <text:p>2,2 g</text:p>
          </table:table-cell>
          <table:table-cell office:value-type="float" office:value="2.6" calcext:value-type="float">
            <text:p>2,6 g</text:p>
          </table:table-cell>
          <table:table-cell office:value-type="float" office:value="1.3" calcext:value-type="float">
            <text:p>1,3 g</text:p>
          </table:table-cell>
          <table:table-cell office:value-type="float" office:value="313" calcext:value-type="float">
            <text:p>31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Streich Sonnen-Tomate</text:p>
          </table:table-cell>
          <table:table-cell office:value-type="string" calcext:value-type="string">
            <text:p>Zwergenwiese</text:p>
          </table:table-cell>
          <table:table-cell office:value-type="float" office:value="4.5" calcext:value-type="float">
            <text:p>4,5 g</text:p>
          </table:table-cell>
          <table:table-cell office:value-type="float" office:value="16" calcext:value-type="float">
            <text:p>16 g</text:p>
          </table:table-cell>
          <table:table-cell office:value-type="float" office:value="1.4" calcext:value-type="float">
            <text:p>1,4 g</text:p>
          </table:table-cell>
          <table:table-cell office:value-type="float" office:value="10" calcext:value-type="float">
            <text:p>10 g</text:p>
          </table:table-cell>
          <table:table-cell office:value-type="float" office:value="9" calcext:value-type="float">
            <text:p>9 g</text:p>
          </table:table-cell>
          <table:table-cell office:value-type="float" office:value="3.3" calcext:value-type="float">
            <text:p>3,3 g</text:p>
          </table:table-cell>
          <table:table-cell office:value-type="float" office:value="1.7" calcext:value-type="float">
            <text:p>1,7 g</text:p>
          </table:table-cell>
          <table:table-cell office:value-type="float" office:value="209" calcext:value-type="float">
            <text:p>20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Nuss</text:p>
          </table:table-cell>
          <table:table-cell office:value-type="string" calcext:value-type="string">
            <text:p>Studentenfutter (Kluth)</text:p>
          </table:table-cell>
          <table:table-cell office:value-type="string" calcext:value-type="string">
            <text:p>Kluth</text:p>
          </table:table-cell>
          <table:table-cell office:value-type="float" office:value="13" calcext:value-type="float">
            <text:p>13 g</text:p>
          </table:table-cell>
          <table:table-cell office:value-type="float" office:value="30" calcext:value-type="float">
            <text:p>30 g</text:p>
          </table:table-cell>
          <table:table-cell office:value-type="float" office:value="3.2" calcext:value-type="float">
            <text:p>3,2 g</text:p>
          </table:table-cell>
          <table:table-cell office:value-type="float" office:value="39" calcext:value-type="float">
            <text:p>39 g</text:p>
          </table:table-cell>
          <table:table-cell office:value-type="float" office:value="35" calcext:value-type="float">
            <text:p>35 g</text:p>
          </table:table-cell>
          <table:table-cell office:value-type="float" office:value="6.2" calcext:value-type="float">
            <text:p>6,2 g</text:p>
          </table:table-cell>
          <table:table-cell office:value-type="float" office:value="0.03" calcext:value-type="float">
            <text:p>0,03 g</text:p>
          </table:table-cell>
          <table:table-cell office:value-type="float" office:value="492" calcext:value-type="float">
            <text:p>492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Nuss</text:p>
          </table:table-cell>
          <table:table-cell office:value-type="string" calcext:value-type="string">
            <text:p>Studentenfutter (REWE Bio)</text:p>
          </table:table-cell>
          <table:table-cell office:value-type="string" calcext:value-type="string">
            <text:p>REWE Bio</text:p>
          </table:table-cell>
          <table:table-cell office:value-type="float" office:value="11.7" calcext:value-type="float">
            <text:p>11,7 g</text:p>
          </table:table-cell>
          <table:table-cell office:value-type="float" office:value="40.8" calcext:value-type="float">
            <text:p>40,8 g</text:p>
          </table:table-cell>
          <table:table-cell office:value-type="float" office:value="4" calcext:value-type="float">
            <text:p>4 g</text:p>
          </table:table-cell>
          <table:table-cell office:value-type="float" office:value="27.2" calcext:value-type="float">
            <text:p>27,2 g</text:p>
          </table:table-cell>
          <table:table-cell office:value-type="float" office:value="22.7" calcext:value-type="float">
            <text:p>22,7 g</text:p>
          </table:table-cell>
          <table:table-cell office:value-type="float" office:value="0" calcext:value-type="float">
            <text:p>0 g</text:p>
          </table:table-cell>
          <table:table-cell office:value-type="float" office:value="0.02" calcext:value-type="float">
            <text:p>0,02 g</text:p>
          </table:table-cell>
          <table:table-cell office:value-type="float" office:value="535" calcext:value-type="float">
            <text:p>53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alami</text:p>
          </table:table-cell>
          <table:table-cell office:value-type="string" calcext:value-type="string">
            <text:p>Sucuk 100% Rind</text:p>
          </table:table-cell>
          <table:table-cell table:style-name="ce25" office:value-type="string" calcext:value-type="string">
            <text:p>Kamar</text:p>
          </table:table-cell>
          <table:table-cell office:value-type="float" office:value="17" calcext:value-type="float">
            <text:p>17 g</text:p>
          </table:table-cell>
          <table:table-cell office:value-type="float" office:value="33" calcext:value-type="float">
            <text:p>33 g</text:p>
          </table:table-cell>
          <table:table-cell/>
          <table:table-cell office:value-type="float" office:value="0.9" calcext:value-type="float">
            <text:p>0,9 g</text:p>
          </table:table-cell>
          <table:table-cell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369" calcext:value-type="float">
            <text:p>36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Gemüse</text:p>
          </table:table-cell>
          <table:table-cell office:value-type="string" calcext:value-type="string">
            <text:p>Suppengemüse erntefrisch tiefgefroren</text:p>
          </table:table-cell>
          <table:table-cell table:style-name="ce25" office:value-type="string" calcext:value-type="string">
            <text:p>K-Bio</text:p>
          </table:table-cell>
          <table:table-cell office:value-type="float" office:value="2.3" calcext:value-type="float">
            <text:p>2,3 g</text:p>
          </table:table-cell>
          <table:table-cell office:value-type="float" office:value="0.6" calcext:value-type="float">
            <text:p>0,6 g</text:p>
          </table:table-cell>
          <table:table-cell office:value-type="float" office:value="0.1" calcext:value-type="float">
            <text:p>0,1 g</text:p>
          </table:table-cell>
          <table:table-cell office:value-type="float" office:value="5" calcext:value-type="float">
            <text:p>5 g</text:p>
          </table:table-cell>
          <table:table-cell office:value-type="float" office:value="3.4" calcext:value-type="float">
            <text:p>3,4 g</text:p>
          </table:table-cell>
          <table:table-cell office:value-type="float" office:value="3.3" calcext:value-type="float">
            <text:p>3,3 g</text:p>
          </table:table-cell>
          <table:table-cell/>
          <table:table-cell office:value-type="float" office:value="41" calcext:value-type="float">
            <text:p>41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Aufstrich</text:p>
          </table:table-cell>
          <table:table-cell office:value-type="string" calcext:value-type="string">
            <text:p>Tartex Rote Linse Italienische Kräuter</text:p>
          </table:table-cell>
          <table:table-cell office:value-type="string" calcext:value-type="string">
            <text:p>Tartex</text:p>
          </table:table-cell>
          <table:table-cell office:value-type="float" office:value="4.1" calcext:value-type="float">
            <text:p>4,1 g</text:p>
          </table:table-cell>
          <table:table-cell office:value-type="float" office:value="8" calcext:value-type="float">
            <text:p>8 g</text:p>
          </table:table-cell>
          <table:table-cell office:value-type="float" office:value="0.9" calcext:value-type="float">
            <text:p>0,9 g</text:p>
          </table:table-cell>
          <table:table-cell office:value-type="float" office:value="9.3" calcext:value-type="float">
            <text:p>9,3 g</text:p>
          </table:table-cell>
          <table:table-cell office:value-type="float" office:value="2.7" calcext:value-type="float">
            <text:p>2,7 g</text:p>
          </table:table-cell>
          <table:table-cell office:value-type="float" office:value="5.4" calcext:value-type="float">
            <text:p>5,4 g</text:p>
          </table:table-cell>
          <table:table-cell office:value-type="float" office:value="1.2" calcext:value-type="float">
            <text:p>1,2 g</text:p>
          </table:table-cell>
          <table:table-cell office:value-type="float" office:value="136" calcext:value-type="float">
            <text:p>13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Fisch</text:p>
          </table:table-cell>
          <table:table-cell office:value-type="string" calcext:value-type="string">
            <text:p>Thunfisch Naturale ohne Öl</text:p>
          </table:table-cell>
          <table:table-cell office:value-type="string" calcext:value-type="string">
            <text:p>Saupiquet</text:p>
          </table:table-cell>
          <table:table-cell office:value-type="float" office:value="23" calcext:value-type="float">
            <text:p>23 g</text:p>
          </table:table-cell>
          <table:table-cell office:value-type="float" office:value="0.5" calcext:value-type="float">
            <text:p>0,5 g</text:p>
          </table:table-cell>
          <table:table-cell office:value-type="float" office:value="0.2" calcext:value-type="float">
            <text:p>0,2 g</text:p>
          </table:table-cell>
          <table:table-cell table:number-columns-repeated="3" office:value-type="float" office:value="0" calcext:value-type="float">
            <text:p>0 g</text:p>
          </table:table-cell>
          <table:table-cell office:value-type="float" office:value="1.3" calcext:value-type="float">
            <text:p>1,3 g</text:p>
          </table:table-cell>
          <table:table-cell office:value-type="float" office:value="97" calcext:value-type="float">
            <text:p>9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7" office:value-type="string" calcext:value-type="string">
            <text:p>Fisch</text:p>
          </table:table-cell>
          <table:table-cell office:value-type="string" calcext:value-type="string">
            <text:p>Thunfischfilets in eigenem Saft</text:p>
          </table:table-cell>
          <table:table-cell table:style-name="ce25" office:value-type="string" calcext:value-type="string">
            <text:p>K-Classic</text:p>
          </table:table-cell>
          <table:table-cell office:value-type="float" office:value="24" calcext:value-type="float">
            <text:p>24 g</text:p>
          </table:table-cell>
          <table:table-cell office:value-type="float" office:value="0.9" calcext:value-type="float">
            <text:p>0,9 g</text:p>
          </table:table-cell>
          <table:table-cell office:value-type="float" office:value="0.7" calcext:value-type="float">
            <text:p>0,7 g</text:p>
          </table:table-cell>
          <table:table-cell table:number-columns-repeated="2" office:value-type="float" office:value="0" calcext:value-type="float">
            <text:p>0 g</text:p>
          </table:table-cell>
          <table:table-cell office:value-type="float" office:value="0.5" calcext:value-type="float">
            <text:p>0,5 g</text:p>
          </table:table-cell>
          <table:table-cell office:value-type="float" office:value="0.93" calcext:value-type="float">
            <text:p>0,93 g</text:p>
          </table:table-cell>
          <table:table-cell office:value-type="float" office:value="105" calcext:value-type="float">
            <text:p>10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Fisch</text:p>
          </table:table-cell>
          <table:table-cell office:value-type="string" calcext:value-type="string">
            <text:p>Thunfischfilets in eigenem Saft und Aufguss</text:p>
          </table:table-cell>
          <table:table-cell office:value-type="string" calcext:value-type="string">
            <text:p>ALMARE Seafood</text:p>
          </table:table-cell>
          <table:table-cell office:value-type="float" office:value="28" calcext:value-type="float">
            <text:p>28 g</text:p>
          </table:table-cell>
          <table:table-cell office:value-type="float" office:value="0.8" calcext:value-type="float">
            <text:p>0,8 g</text:p>
          </table:table-cell>
          <table:table-cell office:value-type="float" office:value="0.3" calcext:value-type="float">
            <text:p>0,3 g</text:p>
          </table:table-cell>
          <table:table-cell table:number-columns-repeated="2" office:value-type="float" office:value="0.5" calcext:value-type="float">
            <text:p>0,5 g</text:p>
          </table:table-cell>
          <table:table-cell office:value-type="float" office:value="0" calcext:value-type="float">
            <text:p>0 g</text:p>
          </table:table-cell>
          <table:table-cell office:value-type="float" office:value="1" calcext:value-type="float">
            <text:p>1 g</text:p>
          </table:table-cell>
          <table:table-cell office:value-type="float" office:value="118" calcext:value-type="float">
            <text:p>11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Käse</text:p>
          </table:table-cell>
          <table:table-cell table:style-name="ce18" office:value-type="string" calcext:value-type="string">
            <text:p>Tilsiter</text:p>
          </table:table-cell>
          <table:table-cell table:style-name="ce25" office:value-type="string" calcext:value-type="string">
            <text:p>K-Classic</text:p>
          </table:table-cell>
          <table:table-cell table:style-name="ce48" office:value-type="float" office:value="24" calcext:value-type="float">
            <text:p>24 g</text:p>
          </table:table-cell>
          <table:table-cell table:style-name="ce61" office:value-type="float" office:value="25" calcext:value-type="float">
            <text:p>25 g</text:p>
          </table:table-cell>
          <table:table-cell/>
          <table:table-cell table:style-name="ce75" office:value-type="float" office:value="0.5" calcext:value-type="float">
            <text:p>0,5 g</text:p>
          </table:table-cell>
          <table:table-cell table:style-name="ce80" office:value-type="float" office:value="0.5" calcext:value-type="float">
            <text:p>0,5 g</text:p>
          </table:table-cell>
          <table:table-cell table:style-name="ce101" office:value-type="float" office:value="0" calcext:value-type="float">
            <text:p>0 g</text:p>
          </table:table-cell>
          <table:table-cell/>
          <table:table-cell table:style-name="ce123" office:value-type="float" office:value="323" calcext:value-type="float">
            <text:p>32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Käse</text:p>
          </table:table-cell>
          <table:table-cell office:value-type="string" calcext:value-type="string">
            <text:p>Tilsiter 45% Fett i.Tr.</text:p>
          </table:table-cell>
          <table:table-cell office:value-type="string" calcext:value-type="string">
            <text:p>Milbona</text:p>
          </table:table-cell>
          <table:table-cell office:value-type="float" office:value="25" calcext:value-type="float">
            <text:p>25 g</text:p>
          </table:table-cell>
          <table:table-cell office:value-type="float" office:value="27" calcext:value-type="float">
            <text:p>27 g</text:p>
          </table:table-cell>
          <table:table-cell office:value-type="float" office:value="18" calcext:value-type="float">
            <text:p>18 g</text:p>
          </table:table-cell>
          <table:table-cell table:number-columns-repeated="2" office:value-type="float" office:value="0.1" calcext:value-type="float">
            <text:p>0,1 g</text:p>
          </table:table-cell>
          <table:table-cell office:value-type="float" office:value="0" calcext:value-type="float">
            <text:p>0 g</text:p>
          </table:table-cell>
          <table:table-cell office:value-type="float" office:value="1.7" calcext:value-type="float">
            <text:p>1,7 g</text:p>
          </table:table-cell>
          <table:table-cell office:value-type="float" office:value="343" calcext:value-type="float">
            <text:p>343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Schokolade</text:p>
          </table:table-cell>
          <table:table-cell office:value-type="string" calcext:value-type="string">
            <text:p>Toblerone</text:p>
          </table:table-cell>
          <table:table-cell office:value-type="string" calcext:value-type="string">
            <text:p>Mondelez International</text:p>
          </table:table-cell>
          <table:table-cell office:value-type="float" office:value="5.6" calcext:value-type="float">
            <text:p>5,6 g</text:p>
          </table:table-cell>
          <table:table-cell office:value-type="float" office:value="29" calcext:value-type="float">
            <text:p>29 g</text:p>
          </table:table-cell>
          <table:table-cell office:value-type="float" office:value="17" calcext:value-type="float">
            <text:p>17 g</text:p>
          </table:table-cell>
          <table:table-cell office:value-type="float" office:value="61" calcext:value-type="float">
            <text:p>61 g</text:p>
          </table:table-cell>
          <table:table-cell office:value-type="float" office:value="60" calcext:value-type="float">
            <text:p>60 g</text:p>
          </table:table-cell>
          <table:table-cell office:value-type="float" office:value="2.4" calcext:value-type="float">
            <text:p>2,4 g</text:p>
          </table:table-cell>
          <table:table-cell office:value-type="float" office:value="0.12" calcext:value-type="float">
            <text:p>0,12 g</text:p>
          </table:table-cell>
          <table:table-cell office:value-type="float" office:value="529" calcext:value-type="float">
            <text:p>529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Quark</text:p>
          </table:table-cell>
          <table:table-cell table:style-name="ce14" office:value-type="string" calcext:value-type="string">
            <text:p>Tворог Деревенский 15%</text:p>
          </table:table-cell>
          <table:table-cell office:value-type="string" calcext:value-type="string">
            <text:p>Mилочка</text:p>
          </table:table-cell>
          <table:table-cell table:style-name="ce40" office:value-type="float" office:value="16.7" calcext:value-type="float">
            <text:p>16,7 g</text:p>
          </table:table-cell>
          <table:table-cell table:style-name="ce57" office:value-type="float" office:value="4.2" calcext:value-type="float">
            <text:p>4,2 g</text:p>
          </table:table-cell>
          <table:table-cell/>
          <table:table-cell table:style-name="ce72" office:value-type="float" office:value="3.4" calcext:value-type="float">
            <text:p>3,4 g</text:p>
          </table:table-cell>
          <table:table-cell office:value-type="float" office:value="3" calcext:value-type="float">
            <text:p>3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118" calcext:value-type="float">
            <text:p>11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7" office:value-type="string" calcext:value-type="string">
            <text:p>Brot</text:p>
          </table:table-cell>
          <table:table-cell office:value-type="string" calcext:value-type="string">
            <text:p>Unser Herzhaftes</text:p>
          </table:table-cell>
          <table:table-cell table:style-name="ce25" office:value-type="string" calcext:value-type="string">
            <text:p>ALDI</text:p>
          </table:table-cell>
          <table:table-cell office:value-type="float" office:value="11.8" calcext:value-type="float">
            <text:p>11,8 g</text:p>
          </table:table-cell>
          <table:table-cell office:value-type="float" office:value="11.4" calcext:value-type="float">
            <text:p>11,4 g</text:p>
          </table:table-cell>
          <table:table-cell office:value-type="float" office:value="1.1" calcext:value-type="float">
            <text:p>1,1 g</text:p>
          </table:table-cell>
          <table:table-cell office:value-type="float" office:value="41.4" calcext:value-type="float">
            <text:p>41,4 g</text:p>
          </table:table-cell>
          <table:table-cell office:value-type="float" office:value="1.9" calcext:value-type="float">
            <text:p>1,9 g</text:p>
          </table:table-cell>
          <table:table-cell office:value-type="float" office:value="5.5" calcext:value-type="float">
            <text:p>5,5 g</text:p>
          </table:table-cell>
          <table:table-cell/>
          <table:table-cell office:value-type="float" office:value="326" calcext:value-type="float">
            <text:p>32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Keks</text:p>
          </table:table-cell>
          <table:table-cell office:value-type="string" calcext:value-type="string">
            <text:p>Vollkorn Keks (Leibniz)</text:p>
          </table:table-cell>
          <table:table-cell office:value-type="string" calcext:value-type="string">
            <text:p>Leibniz</text:p>
          </table:table-cell>
          <table:table-cell office:value-type="float" office:value="8.3" calcext:value-type="float">
            <text:p>8,3 g</text:p>
          </table:table-cell>
          <table:table-cell office:value-type="float" office:value="15" calcext:value-type="float">
            <text:p>15 g</text:p>
          </table:table-cell>
          <table:table-cell office:value-type="float" office:value="1.9" calcext:value-type="float">
            <text:p>1,9 g</text:p>
          </table:table-cell>
          <table:table-cell office:value-type="float" office:value="66" calcext:value-type="float">
            <text:p>66 g</text:p>
          </table:table-cell>
          <table:table-cell office:value-type="float" office:value="20" calcext:value-type="float">
            <text:p>20 g</text:p>
          </table:table-cell>
          <table:table-cell office:value-type="float" office:value="7.5" calcext:value-type="float">
            <text:p>7,5 g</text:p>
          </table:table-cell>
          <table:table-cell office:value-type="float" office:value="0.78" calcext:value-type="float">
            <text:p>0,78 g</text:p>
          </table:table-cell>
          <table:table-cell office:value-type="float" office:value="447" calcext:value-type="float">
            <text:p>44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Nudeln</text:p>
          </table:table-cell>
          <table:table-cell table:style-name="ce14" office:value-type="string" calcext:value-type="string">
            <text:p>Vollkorn Penne Rigate Bio</text:p>
          </table:table-cell>
          <table:table-cell table:style-name="ce25" office:value-type="string" calcext:value-type="string">
            <text:p>K-Classic</text:p>
          </table:table-cell>
          <table:table-cell table:style-name="ce40" office:value-type="float" office:value="12" calcext:value-type="float">
            <text:p>12 g</text:p>
          </table:table-cell>
          <table:table-cell table:style-name="ce57" office:value-type="float" office:value="2.2" calcext:value-type="float">
            <text:p>2,2 g</text:p>
          </table:table-cell>
          <table:table-cell/>
          <table:table-cell table:style-name="ce72" office:value-type="float" office:value="67" calcext:value-type="float">
            <text:p>67 g</text:p>
          </table:table-cell>
          <table:table-cell office:value-type="float" office:value="3.2" calcext:value-type="float">
            <text:p>3,2 g</text:p>
          </table:table-cell>
          <table:table-cell office:value-type="float" office:value="7" calcext:value-type="float">
            <text:p>7 g</text:p>
          </table:table-cell>
          <table:table-cell/>
          <table:table-cell office:value-type="float" office:value="350" calcext:value-type="float">
            <text:p>35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Nuss</text:p>
          </table:table-cell>
          <table:table-cell office:value-type="string" calcext:value-type="string">
            <text:p>Walnusskerne (DM-Bio)</text:p>
          </table:table-cell>
          <table:table-cell table:style-name="ce25" office:value-type="string" calcext:value-type="string">
            <text:p>DM-Bio</text:p>
          </table:table-cell>
          <table:table-cell office:value-type="float" office:value="17" calcext:value-type="float">
            <text:p>17 g</text:p>
          </table:table-cell>
          <table:table-cell office:value-type="float" office:value="63" calcext:value-type="float">
            <text:p>63 g</text:p>
          </table:table-cell>
          <table:table-cell office:value-type="float" office:value="6.8" calcext:value-type="float">
            <text:p>6,8 g</text:p>
          </table:table-cell>
          <table:table-cell office:value-type="float" office:value="11" calcext:value-type="float">
            <text:p>11 g</text:p>
          </table:table-cell>
          <table:table-cell office:value-type="float" office:value="7" calcext:value-type="float">
            <text:p>7 g</text:p>
          </table:table-cell>
          <table:table-cell office:value-type="float" office:value="6.1" calcext:value-type="float">
            <text:p>6,1 g</text:p>
          </table:table-cell>
          <table:table-cell/>
          <table:table-cell office:value-type="float" office:value="685" calcext:value-type="float">
            <text:p>685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Nuss</text:p>
          </table:table-cell>
          <table:table-cell table:style-name="ce14" office:value-type="string" calcext:value-type="string">
            <text:p>Walnusskerne (GUT Bio)</text:p>
          </table:table-cell>
          <table:table-cell table:style-name="ce25" office:value-type="string" calcext:value-type="string">
            <text:p>GUT Bio</text:p>
          </table:table-cell>
          <table:table-cell table:style-name="ce40" office:value-type="float" office:value="16" calcext:value-type="float">
            <text:p>16 g</text:p>
          </table:table-cell>
          <table:table-cell table:style-name="ce57" office:value-type="float" office:value="63" calcext:value-type="float">
            <text:p>63 g</text:p>
          </table:table-cell>
          <table:table-cell office:value-type="float" office:value="6.6" calcext:value-type="float">
            <text:p>6,6 g</text:p>
          </table:table-cell>
          <table:table-cell table:style-name="ce72" office:value-type="float" office:value="9" calcext:value-type="float">
            <text:p>9 g</text:p>
          </table:table-cell>
          <table:table-cell office:value-type="float" office:value="2.1" calcext:value-type="float">
            <text:p>2,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678" calcext:value-type="float">
            <text:p>67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Nuss</text:p>
          </table:table-cell>
          <table:table-cell office:value-type="string" calcext:value-type="string">
            <text:p>Walnusskerne (Kluth)</text:p>
          </table:table-cell>
          <table:table-cell table:style-name="ce25" office:value-type="string" calcext:value-type="string">
            <text:p>Kluth</text:p>
          </table:table-cell>
          <table:table-cell office:value-type="float" office:value="17" calcext:value-type="float">
            <text:p>17 g</text:p>
          </table:table-cell>
          <table:table-cell office:value-type="float" office:value="63" calcext:value-type="float">
            <text:p>63 g</text:p>
          </table:table-cell>
          <table:table-cell office:value-type="float" office:value="6" calcext:value-type="float">
            <text:p>6 g</text:p>
          </table:table-cell>
          <table:table-cell office:value-type="float" office:value="8.6" calcext:value-type="float">
            <text:p>8,6 g</text:p>
          </table:table-cell>
          <table:table-cell office:value-type="float" office:value="2.5" calcext:value-type="float">
            <text:p>2,5 g</text:p>
          </table:table-cell>
          <table:table-cell office:value-type="float" office:value="6.5" calcext:value-type="float">
            <text:p>6,5 g</text:p>
          </table:table-cell>
          <table:table-cell/>
          <table:table-cell office:value-type="float" office:value="688" calcext:value-type="float">
            <text:p>68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Wasser</text:p>
          </table:table-cell>
          <table:table-cell office:value-type="string" calcext:value-type="string">
            <text:p>Wasser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number-columns-repeated="6" office:value-type="float" office:value="0" calcext:value-type="float">
            <text:p>0 g</text:p>
          </table:table-cell>
          <table:table-cell/>
          <table:table-cell office:value-type="float" office:value="0" calcext:value-type="float">
            <text:p>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Melone</text:p>
          </table:table-cell>
          <table:table-cell table:style-name="ce14" office:value-type="string" calcext:value-type="string">
            <text:p>Wassermelone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0" office:value-type="float" office:value="0.6" calcext:value-type="float">
            <text:p>0,6 g</text:p>
          </table:table-cell>
          <table:table-cell table:style-name="ce57" office:value-type="float" office:value="0.2" calcext:value-type="float">
            <text:p>0,2 g</text:p>
          </table:table-cell>
          <table:table-cell/>
          <table:table-cell table:style-name="ce72" office:value-type="float" office:value="8" calcext:value-type="float">
            <text:p>8 g</text:p>
          </table:table-cell>
          <table:table-cell/>
          <table:table-cell office:value-type="float" office:value="0.2" calcext:value-type="float">
            <text:p>0,2 g</text:p>
          </table:table-cell>
          <table:table-cell/>
          <table:table-cell office:value-type="float" office:value="38" calcext:value-type="float">
            <text:p>3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6" office:value-type="string" calcext:value-type="string">
            <text:p>Schokolade</text:p>
          </table:table-cell>
          <table:table-cell table:style-name="ce14" office:value-type="string" calcext:value-type="string">
            <text:p>Weihnachtsmann Vollmilch</text:p>
          </table:table-cell>
          <table:table-cell table:style-name="ce25" office:value-type="string" calcext:value-type="string">
            <text:p>Lindt</text:p>
          </table:table-cell>
          <table:table-cell table:style-name="ce40" office:value-type="float" office:value="7.4" calcext:value-type="float">
            <text:p>7,4 g</text:p>
          </table:table-cell>
          <table:table-cell table:style-name="ce57" office:value-type="float" office:value="37" calcext:value-type="float">
            <text:p>37 g</text:p>
          </table:table-cell>
          <table:table-cell/>
          <table:table-cell table:style-name="ce72" office:value-type="float" office:value="51" calcext:value-type="float">
            <text:p>51 g</text:p>
          </table:table-cell>
          <table:table-cell/>
          <table:table-cell office:value-type="float" office:value="0" calcext:value-type="float">
            <text:p>0 g</text:p>
          </table:table-cell>
          <table:table-cell/>
          <table:table-cell office:value-type="float" office:value="570" calcext:value-type="float">
            <text:p>57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Trauben</text:p>
          </table:table-cell>
          <table:table-cell table:style-name="ce14" office:value-type="string" calcext:value-type="string">
            <text:p>Weintrauben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table:style-name="ce49" office:value-type="float" office:value="0.6" calcext:value-type="float">
            <text:p>0,6 g</text:p>
          </table:table-cell>
          <table:table-cell table:style-name="ce57" office:value-type="float" office:value="0.4" calcext:value-type="float">
            <text:p>0,4 g</text:p>
          </table:table-cell>
          <table:table-cell/>
          <table:table-cell table:style-name="ce72" office:value-type="float" office:value="17" calcext:value-type="float">
            <text:p>17 g</text:p>
          </table:table-cell>
          <table:table-cell office:value-type="float" office:value="16" calcext:value-type="float">
            <text:p>16 g</text:p>
          </table:table-cell>
          <table:table-cell office:value-type="float" office:value="0.9" calcext:value-type="float">
            <text:p>0,9 g</text:p>
          </table:table-cell>
          <table:table-cell/>
          <table:table-cell office:value-type="float" office:value="67" calcext:value-type="float">
            <text:p>6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Mus</text:p>
          </table:table-cell>
          <table:table-cell office:value-type="string" calcext:value-type="string">
            <text:p>Weißes Mandelmus</text:p>
          </table:table-cell>
          <table:table-cell table:style-name="ce25" office:value-type="string" calcext:value-type="string">
            <text:p>REWE Bio</text:p>
          </table:table-cell>
          <table:table-cell office:value-type="float" office:value="23.2" calcext:value-type="float">
            <text:p>23,2 g</text:p>
          </table:table-cell>
          <table:table-cell office:value-type="float" office:value="54.7" calcext:value-type="float">
            <text:p>54,7 g</text:p>
          </table:table-cell>
          <table:table-cell office:value-type="float" office:value="5.1" calcext:value-type="float">
            <text:p>5,1 g</text:p>
          </table:table-cell>
          <table:table-cell office:value-type="float" office:value="7.3" calcext:value-type="float">
            <text:p>7,3 g</text:p>
          </table:table-cell>
          <table:table-cell office:value-type="float" office:value="5.2" calcext:value-type="float">
            <text:p>5,2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634" calcext:value-type="float">
            <text:p>634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Reis</text:p>
          </table:table-cell>
          <table:table-cell office:value-type="string" calcext:value-type="string">
            <text:p>Wildreis Natur</text:p>
          </table:table-cell>
          <table:table-cell office:value-type="string" calcext:value-type="string">
            <text:p>Oryza</text:p>
          </table:table-cell>
          <table:table-cell office:value-type="float" office:value="9.7" calcext:value-type="float">
            <text:p>9,7 g</text:p>
          </table:table-cell>
          <table:table-cell office:value-type="float" office:value="2.3" calcext:value-type="float">
            <text:p>2,3 g</text:p>
          </table:table-cell>
          <table:table-cell office:value-type="float" office:value="0.5" calcext:value-type="float">
            <text:p>0,5 g</text:p>
          </table:table-cell>
          <table:table-cell office:value-type="float" office:value="69" calcext:value-type="float">
            <text:p>69 g</text:p>
          </table:table-cell>
          <table:table-cell office:value-type="float" office:value="0.5" calcext:value-type="float">
            <text:p>0,5 g</text:p>
          </table:table-cell>
          <table:table-cell office:value-type="float" office:value="4.8" calcext:value-type="float">
            <text:p>4,8 g</text:p>
          </table:table-cell>
          <table:table-cell office:value-type="float" office:value="0.01" calcext:value-type="float">
            <text:p>0,01 g</text:p>
          </table:table-cell>
          <table:table-cell office:value-type="float" office:value="344" calcext:value-type="float">
            <text:p>344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ZZZZZ-Gericht</text:p>
          </table:table-cell>
          <table:table-cell office:value-type="string" calcext:value-type="string">
            <text:p>Zhingyalov Hats, 1-lagig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1.635" calcext:value-type="float">
            <text:p>1,635 g</text:p>
          </table:table-cell>
          <table:table-cell office:value-type="float" office:value="1.35" calcext:value-type="float">
            <text:p>1,35 g</text:p>
          </table:table-cell>
          <table:table-cell/>
          <table:table-cell office:value-type="float" office:value="5.5265" calcext:value-type="float">
            <text:p>5,5265 g</text:p>
          </table:table-cell>
          <table:table-cell office:value-type="float" office:value="0.975" calcext:value-type="float">
            <text:p>0,975 g</text:p>
          </table:table-cell>
          <table:table-cell office:value-type="float" office:value="1.115" calcext:value-type="float">
            <text:p>1,115 g</text:p>
          </table:table-cell>
          <table:table-cell/>
          <table:table-cell office:value-type="float" office:value="40" calcext:value-type="float">
            <text:p>4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ZZZZZ-Gericht</text:p>
          </table:table-cell>
          <table:table-cell office:value-type="string" calcext:value-type="string">
            <text:p>Zhingyalov Hats, 2-lagig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3.27" calcext:value-type="float">
            <text:p>3,27 g</text:p>
          </table:table-cell>
          <table:table-cell office:value-type="float" office:value="2.7" calcext:value-type="float">
            <text:p>2,7 g</text:p>
          </table:table-cell>
          <table:table-cell/>
          <table:table-cell office:value-type="float" office:value="11.53" calcext:value-type="float">
            <text:p>11,53 g</text:p>
          </table:table-cell>
          <table:table-cell office:value-type="float" office:value="1.95" calcext:value-type="float">
            <text:p>1,95 g</text:p>
          </table:table-cell>
          <table:table-cell office:value-type="float" office:value="2.23" calcext:value-type="float">
            <text:p>2,23 g</text:p>
          </table:table-cell>
          <table:table-cell/>
          <table:table-cell office:value-type="float" office:value="80" calcext:value-type="float">
            <text:p>8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Saft</text:p>
          </table:table-cell>
          <table:table-cell office:value-type="string" calcext:value-type="string">
            <text:p>Zitronensaft frisch gepresst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0.4" calcext:value-type="float">
            <text:p>0,4 g</text:p>
          </table:table-cell>
          <table:table-cell office:value-type="float" office:value="0.1" calcext:value-type="float">
            <text:p>0,1 g</text:p>
          </table:table-cell>
          <table:table-cell/>
          <table:table-cell office:value-type="float" office:value="1.7" calcext:value-type="float">
            <text:p>1,7 g</text:p>
          </table:table-cell>
          <table:table-cell office:value-type="float" office:value="1.5" calcext:value-type="float">
            <text:p>1,5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26" calcext:value-type="float">
            <text:p>26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number-columns-repeated="2" office:value-type="string" calcext:value-type="string">
            <text:p>Zucchini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1.2" calcext:value-type="float">
            <text:p>1,2 g</text:p>
          </table:table-cell>
          <table:table-cell office:value-type="float" office:value="0.3" calcext:value-type="float">
            <text:p>0,3 g</text:p>
          </table:table-cell>
          <table:table-cell/>
          <table:table-cell office:value-type="float" office:value="3.1" calcext:value-type="float">
            <text:p>3,1 g</text:p>
          </table:table-cell>
          <table:table-cell office:value-type="float" office:value="2.5" calcext:value-type="float">
            <text:p>2,5 g</text:p>
          </table:table-cell>
          <table:table-cell office:value-type="float" office:value="1" calcext:value-type="float">
            <text:p>1 g</text:p>
          </table:table-cell>
          <table:table-cell/>
          <table:table-cell office:value-type="float" office:value="17" calcext:value-type="float">
            <text:p>1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Zwiebel</text:p>
          </table:table-cell>
          <table:table-cell office:value-type="string" calcext:value-type="string">
            <text:p>Zwiebel Grün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1" calcext:value-type="float">
            <text:p>1 g</text:p>
          </table:table-cell>
          <table:table-cell office:value-type="float" office:value="0.5" calcext:value-type="float">
            <text:p>0,5 g</text:p>
          </table:table-cell>
          <table:table-cell/>
          <table:table-cell office:value-type="float" office:value="3.94" calcext:value-type="float">
            <text:p>3,94 g</text:p>
          </table:table-cell>
          <table:table-cell office:value-type="float" office:value="3.91" calcext:value-type="float">
            <text:p>3,91 g</text:p>
          </table:table-cell>
          <table:table-cell office:value-type="float" office:value="1.8" calcext:value-type="float">
            <text:p>1,8 g</text:p>
          </table:table-cell>
          <table:table-cell/>
          <table:table-cell office:value-type="float" office:value="27" calcext:value-type="float">
            <text:p>27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office:value-type="string" calcext:value-type="string">
            <text:p>Zwiebel</text:p>
          </table:table-cell>
          <table:table-cell office:value-type="string" calcext:value-type="string">
            <text:p>Zwiebel Rot</text:p>
          </table:table-cell>
          <table:table-cell table:style-name="ce27" office:value-type="string" calcext:value-type="string">
            <text:p><text:span text:style-name="T8">я</text:span>––</text:p>
          </table:table-cell>
          <table:table-cell office:value-type="float" office:value="1" calcext:value-type="float">
            <text:p>1 g</text:p>
          </table:table-cell>
          <table:table-cell office:value-type="float" office:value="0" calcext:value-type="float">
            <text:p>0 g</text:p>
          </table:table-cell>
          <table:table-cell/>
          <table:table-cell office:value-type="float" office:value="5" calcext:value-type="float">
            <text:p>5 g</text:p>
          </table:table-cell>
          <table:table-cell office:value-type="float" office:value="3.8" calcext:value-type="float">
            <text:p>3,8 g</text:p>
          </table:table-cell>
          <table:table-cell office:value-type="float" office:value="1.8" calcext:value-type="float">
            <text:p>1,8 g</text:p>
          </table:table-cell>
          <table:table-cell/>
          <table:table-cell office:value-type="float" office:value="28" calcext:value-type="float">
            <text:p>28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>
          <table:table-cell table:style-name="ce7" office:value-type="string" calcext:value-type="string">
            <text:p>Brot</text:p>
          </table:table-cell>
          <table:table-cell table:style-name="ce14" office:value-type="string" calcext:value-type="string">
            <text:p>Zwiebelbrot</text:p>
          </table:table-cell>
          <table:table-cell table:style-name="ce25" office:value-type="string" calcext:value-type="string">
            <text:p>Kaufland</text:p>
          </table:table-cell>
          <table:table-cell table:style-name="ce43" office:value-type="float" office:value="7" calcext:value-type="float">
            <text:p>7 g</text:p>
          </table:table-cell>
          <table:table-cell table:style-name="ce58" office:value-type="float" office:value="3.5" calcext:value-type="float">
            <text:p>3,5 g</text:p>
          </table:table-cell>
          <table:table-cell/>
          <table:table-cell table:style-name="ce73" office:value-type="float" office:value="48" calcext:value-type="float">
            <text:p>48 g</text:p>
          </table:table-cell>
          <table:table-cell table:number-columns-repeated="2" office:value-type="float" office:value="0" calcext:value-type="float">
            <text:p>0 g</text:p>
          </table:table-cell>
          <table:table-cell/>
          <table:table-cell office:value-type="float" office:value="260" calcext:value-type="float">
            <text:p>260 kcal</text:p>
          </table:table-cell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 table:number-rows-repeated="6518">
          <table:table-cell table:number-columns-repeated="11"/>
          <table:table-cell table:style-name="ce88"/>
          <table:table-cell table:style-name="ce91"/>
          <table:table-cell table:number-columns-repeated="102"/>
          <table:table-cell table:style-name="ce381" table:number-columns-repeated="594"/>
          <table:table-cell table:number-columns-repeated="315"/>
        </table:table-row>
        <table:table-row table:style-name="ro7" table:number-rows-repeated="3297">
          <table:table-cell table:number-columns-repeated="11"/>
          <table:table-cell table:style-name="ce88"/>
          <table:table-cell table:style-name="ce91"/>
          <table:table-cell table:number-columns-repeated="1011"/>
        </table:table-row>
        <table:table-row table:style-name="ro7">
          <table:table-cell table:number-columns-repeated="11"/>
          <table:table-cell table:style-name="ce89"/>
          <table:table-cell table:style-name="ce92" table:number-columns-repeated="2"/>
          <table:table-cell table:number-columns-repeated="1010"/>
        </table:table-row>
        <table:table-row table:style-name="ro7" table:number-rows-repeated="1038297">
          <table:table-cell table:number-columns-repeated="1024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700"/>
          <table:table-cell table:style-name="ce143" office:value-type="string" calcext:value-type="string">
            <text:p>––</text:p>
          </table:table-cell>
          <table:table-cell table:number-columns-repeated="311"/>
        </table:table-row>
        <table:table-row table:style-name="ro7">
          <table:table-cell table:number-columns-repeated="11"/>
          <table:table-cell table:style-name="ce143" office:value-type="string" calcext:value-type="string">
            <text:p>––</text:p>
          </table:table-cell>
          <table:table-cell table:number-columns-repeated="103"/>
          <table:table-cell table:style-name="ce381" table:number-columns-repeated="594"/>
          <table:table-cell table:number-columns-repeated="3"/>
          <table:table-cell table:style-name="ce143" office:value-type="string" calcext:value-type="string">
            <text:p>––</text:p>
          </table:table-cell>
          <table:table-cell table:number-columns-repeated="311"/>
        </table:table-row>
      </table:table>
      <table:table table:name="KALORIEN-TRACKER" table:style-name="ta3" table:print-ranges="'KALORIEN-TRACKER'.C4:'KALORIEN-TRACKER'.D11">
        <office:forms form:automatic-focus="false" form:apply-design-mode="false"/>
        <table:table-column table:style-name="co32" table:visibility="collapse" table:default-cell-style-name="ce112"/>
        <table:table-column table:style-name="co33" table:visibility="collapse" table:default-cell-style-name="ce112"/>
        <table:table-column table:style-name="co36" table:default-cell-style-name="ce112"/>
        <table:table-column table:style-name="co42" table:default-cell-style-name="ce112"/>
        <table:table-column table:style-name="co43" table:number-columns-repeated="2" table:default-cell-style-name="ce112"/>
        <table:table-column table:style-name="co44" table:default-cell-style-name="ce112"/>
        <table:table-column table:style-name="co45" table:default-cell-style-name="ce112"/>
        <table:table-column table:style-name="co43" table:number-columns-repeated="4" table:default-cell-style-name="ce112"/>
        <table:table-column table:style-name="co46" table:default-cell-style-name="ce112"/>
        <table:table-column table:style-name="co47" table:default-cell-style-name="ce112"/>
        <table:table-column table:style-name="co48" table:default-cell-style-name="ce112"/>
        <table:table-column table:style-name="co23" table:number-columns-repeated="1009" table:default-cell-style-name="ce112"/>
        <table:table-row table:style-name="ro9" table:visibility="collapse">
          <table:table-cell table:style-name="ce102"/>
          <table:table-cell table:style-name="ce113"/>
          <table:table-cell table:style-name="ce102" table:number-columns-repeated="11"/>
          <table:table-cell table:style-name="ce103"/>
          <table:table-cell table:style-name="ce102" table:number-columns-repeated="22"/>
          <table:table-cell table:style-name="ce109" table:number-columns-repeated="42"/>
          <table:table-cell table:style-name="ce235" table:number-columns-repeated="6"/>
          <table:table-cell table:number-columns-repeated="940"/>
        </table:table-row>
        <table:table-row table:style-name="ro12">
          <table:table-cell table:style-name="ce103"/>
          <table:table-cell table:style-name="ce113"/>
          <table:table-cell table:style-name="ce175" office:value-type="string" calcext:value-type="string" table:number-columns-spanned="10" table:number-rows-spanned="1">
            <text:p><text:span text:style-name="T10">KALORIEN-TRACKER</text:span></text:p>
          </table:table-cell>
          <table:covered-table-cell table:number-columns-repeated="2" table:style-name="ce139"/>
          <table:covered-table-cell table:style-name="ce151"/>
          <table:covered-table-cell table:style-name="ce176"/>
          <table:covered-table-cell table:number-columns-repeated="3" table:style-name="ce139"/>
          <table:covered-table-cell table:style-name="ce221"/>
          <table:covered-table-cell table:style-name="ce229"/>
          <table:table-cell table:style-name="ce113"/>
          <table:table-cell table:style-name="ce103"/>
          <table:table-cell table:style-name="ce102" table:number-columns-repeated="22"/>
          <table:table-cell table:style-name="ce109" table:number-columns-repeated="42"/>
          <table:table-cell table:style-name="ce235" table:number-columns-repeated="5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13">
          <table:table-cell table:style-name="ce104"/>
          <table:table-cell table:style-name="ce114"/>
          <table:table-cell table:style-name="ce119" table:content-validation-name="val12" office:value-type="string" calcext:value-type="string">
            <text:p><text:span text:style-name="T11">       </text:span><text:span text:style-name="T12"> </text:span><text:span text:style-name="T13">NAHRUNGSMITTEL </text:span><text:span text:style-name="T14"> </text:span><text:span text:style-name="T16">⬇</text:span></text:p>
          </table:table-cell>
          <table:table-cell table:style-name="ce193" table:content-validation-name="val17" office:value-type="string" calcext:value-type="string">
            <text:p>MENGE</text:p>
          </table:table-cell>
          <table:table-cell table:style-name="ce200" office:value-type="string" calcext:value-type="string">
            <text:p>EIWEIẞ</text:p>
          </table:table-cell>
          <table:table-cell table:style-name="ce209" office:value-type="string" calcext:value-type="string">
            <text:p>FETT</text:p>
          </table:table-cell>
          <table:table-cell table:style-name="ce214" office:value-type="string" calcext:value-type="string">
            <text:p>GESÄTTIGTES FETT</text:p>
          </table:table-cell>
          <table:table-cell table:style-name="ce274" office:value-type="string" calcext:value-type="string">
            <text:p>KOHLENHYDRATE</text:p>
          </table:table-cell>
          <table:table-cell table:style-name="ce223" office:value-type="string" calcext:value-type="string">
            <text:p>ZUCKER</text:p>
          </table:table-cell>
          <table:table-cell table:style-name="ce230" office:value-type="string" calcext:value-type="string">
            <text:p>BALLASTSTOFFE</text:p>
          </table:table-cell>
          <table:table-cell table:style-name="ce240" office:value-type="string" calcext:value-type="string">
            <text:p>SALZ</text:p>
          </table:table-cell>
          <table:table-cell table:style-name="ce258" office:value-type="string" calcext:value-type="string">
            <text:p>KALORIEN</text:p>
          </table:table-cell>
          <table:table-cell table:style-name="ce114"/>
          <table:table-cell table:style-name="ce104"/>
          <table:table-cell table:style-name="ce107" table:number-columns-repeated="5"/>
          <table:table-cell table:style-name="ce102" table:number-columns-repeated="17"/>
          <table:table-cell table:style-name="ce109" table:number-columns-repeated="42"/>
          <table:table-cell table:style-name="ce235" table:number-columns-repeated="5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7">
          <table:table-cell table:style-name="ce105"/>
          <table:table-cell table:style-name="ce116"/>
          <table:table-cell table:style-name="ce252" table:content-validation-name="val13"/>
          <table:table-cell table:style-name="ce196" table:content-validation-name="val18"/>
          <table:table-cell table:style-name="ce201" table:formula="of:=IF([.$C4]=0; IF([.$D4]=0; &quot;&quot;; IFERROR(VLOOKUP([.$C4]; [NAHRUNGSLISTE.$B$3:.$K$1048576]; 3; 0); 0)*0.01*[.$D4]); IFERROR(VLOOKUP([.$C4]; [NAHRUNGSLISTE.$B$3:.$K$1048576]; 3; 0); 0)*0.01*[.$D4])">
            <text:p/>
          </table:table-cell>
          <table:table-cell table:style-name="ce210" table:formula="of:=IF([.$C4]=0; IF([.$D4]=0; &quot;&quot;; IFERROR(VLOOKUP([.$C4]; [NAHRUNGSLISTE.$B$3:.$K$1048576]; 4; 0); 0)*0.01*[.$D4]); IFERROR(VLOOKUP([.$C4]; [NAHRUNGSLISTE.$B$3:.$K$1048576]; 4; 0); 0)*0.01*[.$D4])">
            <text:p/>
          </table:table-cell>
          <table:table-cell table:style-name="ce215" table:formula="of:=IF([.$C4]=0; IF([.$D4]=0; &quot;&quot;; IFERROR(VLOOKUP([.$C4]; [NAHRUNGSLISTE.$B$3:.$K$1048576]; 5; 0); 0)*0.01*[.$D4]); IFERROR(VLOOKUP([.$C4]; [NAHRUNGSLISTE.$B$3:.$K$1048576]; 5; 0); 0)*0.01*[.$D4])">
            <text:p/>
          </table:table-cell>
          <table:table-cell table:style-name="ce222" table:formula="of:=IF([.$C4]=0; IF([.$D4]=0; &quot;&quot;; IFERROR(VLOOKUP([.$C4]; [NAHRUNGSLISTE.$B$3:.$K$1048576]; 6; 0); 0)*0.01*[.$D4]); IFERROR(VLOOKUP([.$C4]; [NAHRUNGSLISTE.$B$3:.$K$1048576]; 6; 0); 0)*0.01*[.$D4])">
            <text:p/>
          </table:table-cell>
          <table:table-cell table:style-name="ce226" table:formula="of:=IF([.$C4]=0; IF([.$D4]=0; &quot;&quot;; IFERROR(VLOOKUP([.$C4]; [NAHRUNGSLISTE.$B$3:.$K$1048576]; 7; 0); 0)*0.01*[.$D4]); IFERROR(VLOOKUP([.$C4]; [NAHRUNGSLISTE.$B$3:.$K$1048576]; 7; 0); 0)*0.01*[.$D4])">
            <text:p/>
          </table:table-cell>
          <table:table-cell table:style-name="ce231" table:formula="of:=IF([.$C4]=0; IF([.$D4]=0; &quot;&quot;; IFERROR(VLOOKUP([.$C4]; [NAHRUNGSLISTE.$B$3:.$K$1048576]; 8; 0); 0)*0.01*[.$D4]); IFERROR(VLOOKUP([.$C4]; [NAHRUNGSLISTE.$B$3:.$K$1048576]; 8; 0); 0)*0.01*[.$D4])">
            <text:p/>
          </table:table-cell>
          <table:table-cell table:style-name="ce243" table:formula="of:=IF([.$C4]=0; IF([.$D4]=0; &quot;&quot;; IFERROR(VLOOKUP([.$C4]; [NAHRUNGSLISTE.$B$3:.$K$1048576]; 9; 0); 0)*0.01*[.$D4]); IFERROR(VLOOKUP([.$C4]; [NAHRUNGSLISTE.$B$3:.$K$1048576]; 9; 0); 0)*0.01*[.$D4])">
            <text:p/>
          </table:table-cell>
          <table:table-cell table:style-name="ce261" table:formula="of:=IF([.$C4]=0; IF([.$D4]=0; &quot;&quot;; IFERROR(VLOOKUP([.$C4]; [NAHRUNGSLISTE.$B$3:.$K$1048576]; 10; 0); 0)*0.01*[.$D4]); IFERROR(VLOOKUP([.$C4]; [NAHRUNGSLISTE.$B$3:.$K$1048576]; 10; 0); 0)*0.01*[.$D4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5]=0; IF([.$D5]=0; &quot;&quot;; IFERROR(VLOOKUP([.$C5]; [NAHRUNGSLISTE.$B$3:.$K$1048576]; 3; 0); 0)*0.01*[.$D5]); IFERROR(VLOOKUP([.$C5]; [NAHRUNGSLISTE.$B$3:.$K$1048576]; 3; 0); 0)*0.01*[.$D5])">
            <text:p/>
          </table:table-cell>
          <table:table-cell table:style-name="ce210" table:formula="of:=IF([.$C5]=0; IF([.$D5]=0; &quot;&quot;; IFERROR(VLOOKUP([.$C5]; [NAHRUNGSLISTE.$B$3:.$K$1048576]; 4; 0); 0)*0.01*[.$D5]); IFERROR(VLOOKUP([.$C5]; [NAHRUNGSLISTE.$B$3:.$K$1048576]; 4; 0); 0)*0.01*[.$D5])">
            <text:p/>
          </table:table-cell>
          <table:table-cell table:style-name="ce215" table:formula="of:=IF([.$C5]=0; IF([.$D5]=0; &quot;&quot;; IFERROR(VLOOKUP([.$C5]; [NAHRUNGSLISTE.$B$3:.$K$1048576]; 5; 0); 0)*0.01*[.$D5]); IFERROR(VLOOKUP([.$C5]; [NAHRUNGSLISTE.$B$3:.$K$1048576]; 5; 0); 0)*0.01*[.$D5])">
            <text:p/>
          </table:table-cell>
          <table:table-cell table:style-name="ce222" table:formula="of:=IF([.$C5]=0; IF([.$D5]=0; &quot;&quot;; IFERROR(VLOOKUP([.$C5]; [NAHRUNGSLISTE.$B$3:.$K$1048576]; 6; 0); 0)*0.01*[.$D5]); IFERROR(VLOOKUP([.$C5]; [NAHRUNGSLISTE.$B$3:.$K$1048576]; 6; 0); 0)*0.01*[.$D5])">
            <text:p/>
          </table:table-cell>
          <table:table-cell table:style-name="ce226" table:formula="of:=IF([.$C5]=0; IF([.$D5]=0; &quot;&quot;; IFERROR(VLOOKUP([.$C5]; [NAHRUNGSLISTE.$B$3:.$K$1048576]; 7; 0); 0)*0.01*[.$D5]); IFERROR(VLOOKUP([.$C5]; [NAHRUNGSLISTE.$B$3:.$K$1048576]; 7; 0); 0)*0.01*[.$D5])">
            <text:p/>
          </table:table-cell>
          <table:table-cell table:style-name="ce231" table:formula="of:=IF([.$C5]=0; IF([.$D5]=0; &quot;&quot;; IFERROR(VLOOKUP([.$C5]; [NAHRUNGSLISTE.$B$3:.$K$1048576]; 8; 0); 0)*0.01*[.$D5]); IFERROR(VLOOKUP([.$C5]; [NAHRUNGSLISTE.$B$3:.$K$1048576]; 8; 0); 0)*0.01*[.$D5])">
            <text:p/>
          </table:table-cell>
          <table:table-cell table:style-name="ce243" table:formula="of:=IF([.$C5]=0; IF([.$D5]=0; &quot;&quot;; IFERROR(VLOOKUP([.$C5]; [NAHRUNGSLISTE.$B$3:.$K$1048576]; 9; 0); 0)*0.01*[.$D5]); IFERROR(VLOOKUP([.$C5]; [NAHRUNGSLISTE.$B$3:.$K$1048576]; 9; 0); 0)*0.01*[.$D5])">
            <text:p/>
          </table:table-cell>
          <table:table-cell table:style-name="ce261" table:formula="of:=IF([.$C5]=0; IF([.$D5]=0; &quot;&quot;; IFERROR(VLOOKUP([.$C5]; [NAHRUNGSLISTE.$B$3:.$K$1048576]; 10; 0); 0)*0.01*[.$D5]); IFERROR(VLOOKUP([.$C5]; [NAHRUNGSLISTE.$B$3:.$K$1048576]; 10; 0); 0)*0.01*[.$D5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6]=0; IF([.$D6]=0; &quot;&quot;; IFERROR(VLOOKUP([.$C6]; [NAHRUNGSLISTE.$B$3:.$K$1048576]; 3; 0); 0)*0.01*[.$D6]); IFERROR(VLOOKUP([.$C6]; [NAHRUNGSLISTE.$B$3:.$K$1048576]; 3; 0); 0)*0.01*[.$D6])">
            <text:p/>
          </table:table-cell>
          <table:table-cell table:style-name="ce210" table:formula="of:=IF([.$C6]=0; IF([.$D6]=0; &quot;&quot;; IFERROR(VLOOKUP([.$C6]; [NAHRUNGSLISTE.$B$3:.$K$1048576]; 4; 0); 0)*0.01*[.$D6]); IFERROR(VLOOKUP([.$C6]; [NAHRUNGSLISTE.$B$3:.$K$1048576]; 4; 0); 0)*0.01*[.$D6])">
            <text:p/>
          </table:table-cell>
          <table:table-cell table:style-name="ce215" table:formula="of:=IF([.$C6]=0; IF([.$D6]=0; &quot;&quot;; IFERROR(VLOOKUP([.$C6]; [NAHRUNGSLISTE.$B$3:.$K$1048576]; 5; 0); 0)*0.01*[.$D6]); IFERROR(VLOOKUP([.$C6]; [NAHRUNGSLISTE.$B$3:.$K$1048576]; 5; 0); 0)*0.01*[.$D6])">
            <text:p/>
          </table:table-cell>
          <table:table-cell table:style-name="ce222" table:formula="of:=IF([.$C6]=0; IF([.$D6]=0; &quot;&quot;; IFERROR(VLOOKUP([.$C6]; [NAHRUNGSLISTE.$B$3:.$K$1048576]; 6; 0); 0)*0.01*[.$D6]); IFERROR(VLOOKUP([.$C6]; [NAHRUNGSLISTE.$B$3:.$K$1048576]; 6; 0); 0)*0.01*[.$D6])">
            <text:p/>
          </table:table-cell>
          <table:table-cell table:style-name="ce226" table:formula="of:=IF([.$C6]=0; IF([.$D6]=0; &quot;&quot;; IFERROR(VLOOKUP([.$C6]; [NAHRUNGSLISTE.$B$3:.$K$1048576]; 7; 0); 0)*0.01*[.$D6]); IFERROR(VLOOKUP([.$C6]; [NAHRUNGSLISTE.$B$3:.$K$1048576]; 7; 0); 0)*0.01*[.$D6])">
            <text:p/>
          </table:table-cell>
          <table:table-cell table:style-name="ce231" table:formula="of:=IF([.$C6]=0; IF([.$D6]=0; &quot;&quot;; IFERROR(VLOOKUP([.$C6]; [NAHRUNGSLISTE.$B$3:.$K$1048576]; 8; 0); 0)*0.01*[.$D6]); IFERROR(VLOOKUP([.$C6]; [NAHRUNGSLISTE.$B$3:.$K$1048576]; 8; 0); 0)*0.01*[.$D6])">
            <text:p/>
          </table:table-cell>
          <table:table-cell table:style-name="ce243" table:formula="of:=IF([.$C6]=0; IF([.$D6]=0; &quot;&quot;; IFERROR(VLOOKUP([.$C6]; [NAHRUNGSLISTE.$B$3:.$K$1048576]; 9; 0); 0)*0.01*[.$D6]); IFERROR(VLOOKUP([.$C6]; [NAHRUNGSLISTE.$B$3:.$K$1048576]; 9; 0); 0)*0.01*[.$D6])">
            <text:p/>
          </table:table-cell>
          <table:table-cell table:style-name="ce261" table:formula="of:=IF([.$C6]=0; IF([.$D6]=0; &quot;&quot;; IFERROR(VLOOKUP([.$C6]; [NAHRUNGSLISTE.$B$3:.$K$1048576]; 10; 0); 0)*0.01*[.$D6]); IFERROR(VLOOKUP([.$C6]; [NAHRUNGSLISTE.$B$3:.$K$1048576]; 10; 0); 0)*0.01*[.$D6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7]=0; IF([.$D7]=0; &quot;&quot;; IFERROR(VLOOKUP([.$C7]; [NAHRUNGSLISTE.$B$3:.$K$1048576]; 3; 0); 0)*0.01*[.$D7]); IFERROR(VLOOKUP([.$C7]; [NAHRUNGSLISTE.$B$3:.$K$1048576]; 3; 0); 0)*0.01*[.$D7])">
            <text:p/>
          </table:table-cell>
          <table:table-cell table:style-name="ce210" table:formula="of:=IF([.$C7]=0; IF([.$D7]=0; &quot;&quot;; IFERROR(VLOOKUP([.$C7]; [NAHRUNGSLISTE.$B$3:.$K$1048576]; 4; 0); 0)*0.01*[.$D7]); IFERROR(VLOOKUP([.$C7]; [NAHRUNGSLISTE.$B$3:.$K$1048576]; 4; 0); 0)*0.01*[.$D7])">
            <text:p/>
          </table:table-cell>
          <table:table-cell table:style-name="ce215" table:formula="of:=IF([.$C7]=0; IF([.$D7]=0; &quot;&quot;; IFERROR(VLOOKUP([.$C7]; [NAHRUNGSLISTE.$B$3:.$K$1048576]; 5; 0); 0)*0.01*[.$D7]); IFERROR(VLOOKUP([.$C7]; [NAHRUNGSLISTE.$B$3:.$K$1048576]; 5; 0); 0)*0.01*[.$D7])">
            <text:p/>
          </table:table-cell>
          <table:table-cell table:style-name="ce222" table:formula="of:=IF([.$C7]=0; IF([.$D7]=0; &quot;&quot;; IFERROR(VLOOKUP([.$C7]; [NAHRUNGSLISTE.$B$3:.$K$1048576]; 6; 0); 0)*0.01*[.$D7]); IFERROR(VLOOKUP([.$C7]; [NAHRUNGSLISTE.$B$3:.$K$1048576]; 6; 0); 0)*0.01*[.$D7])">
            <text:p/>
          </table:table-cell>
          <table:table-cell table:style-name="ce226" table:formula="of:=IF([.$C7]=0; IF([.$D7]=0; &quot;&quot;; IFERROR(VLOOKUP([.$C7]; [NAHRUNGSLISTE.$B$3:.$K$1048576]; 7; 0); 0)*0.01*[.$D7]); IFERROR(VLOOKUP([.$C7]; [NAHRUNGSLISTE.$B$3:.$K$1048576]; 7; 0); 0)*0.01*[.$D7])">
            <text:p/>
          </table:table-cell>
          <table:table-cell table:style-name="ce231" table:formula="of:=IF([.$C7]=0; IF([.$D7]=0; &quot;&quot;; IFERROR(VLOOKUP([.$C7]; [NAHRUNGSLISTE.$B$3:.$K$1048576]; 8; 0); 0)*0.01*[.$D7]); IFERROR(VLOOKUP([.$C7]; [NAHRUNGSLISTE.$B$3:.$K$1048576]; 8; 0); 0)*0.01*[.$D7])">
            <text:p/>
          </table:table-cell>
          <table:table-cell table:style-name="ce243" table:formula="of:=IF([.$C7]=0; IF([.$D7]=0; &quot;&quot;; IFERROR(VLOOKUP([.$C7]; [NAHRUNGSLISTE.$B$3:.$K$1048576]; 9; 0); 0)*0.01*[.$D7]); IFERROR(VLOOKUP([.$C7]; [NAHRUNGSLISTE.$B$3:.$K$1048576]; 9; 0); 0)*0.01*[.$D7])">
            <text:p/>
          </table:table-cell>
          <table:table-cell table:style-name="ce261" table:formula="of:=IF([.$C7]=0; IF([.$D7]=0; &quot;&quot;; IFERROR(VLOOKUP([.$C7]; [NAHRUNGSLISTE.$B$3:.$K$1048576]; 10; 0); 0)*0.01*[.$D7]); IFERROR(VLOOKUP([.$C7]; [NAHRUNGSLISTE.$B$3:.$K$1048576]; 10; 0); 0)*0.01*[.$D7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8]=0; IF([.$D8]=0; &quot;&quot;; IFERROR(VLOOKUP([.$C8]; [NAHRUNGSLISTE.$B$3:.$K$1048576]; 3; 0); 0)*0.01*[.$D8]); IFERROR(VLOOKUP([.$C8]; [NAHRUNGSLISTE.$B$3:.$K$1048576]; 3; 0); 0)*0.01*[.$D8])">
            <text:p/>
          </table:table-cell>
          <table:table-cell table:style-name="ce210" table:formula="of:=IF([.$C8]=0; IF([.$D8]=0; &quot;&quot;; IFERROR(VLOOKUP([.$C8]; [NAHRUNGSLISTE.$B$3:.$K$1048576]; 4; 0); 0)*0.01*[.$D8]); IFERROR(VLOOKUP([.$C8]; [NAHRUNGSLISTE.$B$3:.$K$1048576]; 4; 0); 0)*0.01*[.$D8])">
            <text:p/>
          </table:table-cell>
          <table:table-cell table:style-name="ce215" table:formula="of:=IF([.$C8]=0; IF([.$D8]=0; &quot;&quot;; IFERROR(VLOOKUP([.$C8]; [NAHRUNGSLISTE.$B$3:.$K$1048576]; 5; 0); 0)*0.01*[.$D8]); IFERROR(VLOOKUP([.$C8]; [NAHRUNGSLISTE.$B$3:.$K$1048576]; 5; 0); 0)*0.01*[.$D8])">
            <text:p/>
          </table:table-cell>
          <table:table-cell table:style-name="ce222" table:formula="of:=IF([.$C8]=0; IF([.$D8]=0; &quot;&quot;; IFERROR(VLOOKUP([.$C8]; [NAHRUNGSLISTE.$B$3:.$K$1048576]; 6; 0); 0)*0.01*[.$D8]); IFERROR(VLOOKUP([.$C8]; [NAHRUNGSLISTE.$B$3:.$K$1048576]; 6; 0); 0)*0.01*[.$D8])">
            <text:p/>
          </table:table-cell>
          <table:table-cell table:style-name="ce226" table:formula="of:=IF([.$C8]=0; IF([.$D8]=0; &quot;&quot;; IFERROR(VLOOKUP([.$C8]; [NAHRUNGSLISTE.$B$3:.$K$1048576]; 7; 0); 0)*0.01*[.$D8]); IFERROR(VLOOKUP([.$C8]; [NAHRUNGSLISTE.$B$3:.$K$1048576]; 7; 0); 0)*0.01*[.$D8])">
            <text:p/>
          </table:table-cell>
          <table:table-cell table:style-name="ce231" table:formula="of:=IF([.$C8]=0; IF([.$D8]=0; &quot;&quot;; IFERROR(VLOOKUP([.$C8]; [NAHRUNGSLISTE.$B$3:.$K$1048576]; 8; 0); 0)*0.01*[.$D8]); IFERROR(VLOOKUP([.$C8]; [NAHRUNGSLISTE.$B$3:.$K$1048576]; 8; 0); 0)*0.01*[.$D8])">
            <text:p/>
          </table:table-cell>
          <table:table-cell table:style-name="ce243" table:formula="of:=IF([.$C8]=0; IF([.$D8]=0; &quot;&quot;; IFERROR(VLOOKUP([.$C8]; [NAHRUNGSLISTE.$B$3:.$K$1048576]; 9; 0); 0)*0.01*[.$D8]); IFERROR(VLOOKUP([.$C8]; [NAHRUNGSLISTE.$B$3:.$K$1048576]; 9; 0); 0)*0.01*[.$D8])">
            <text:p/>
          </table:table-cell>
          <table:table-cell table:style-name="ce261" table:formula="of:=IF([.$C8]=0; IF([.$D8]=0; &quot;&quot;; IFERROR(VLOOKUP([.$C8]; [NAHRUNGSLISTE.$B$3:.$K$1048576]; 10; 0); 0)*0.01*[.$D8]); IFERROR(VLOOKUP([.$C8]; [NAHRUNGSLISTE.$B$3:.$K$1048576]; 10; 0); 0)*0.01*[.$D8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9]=0; IF([.$D9]=0; &quot;&quot;; IFERROR(VLOOKUP([.$C9]; [NAHRUNGSLISTE.$B$3:.$K$1048576]; 3; 0); 0)*0.01*[.$D9]); IFERROR(VLOOKUP([.$C9]; [NAHRUNGSLISTE.$B$3:.$K$1048576]; 3; 0); 0)*0.01*[.$D9])">
            <text:p/>
          </table:table-cell>
          <table:table-cell table:style-name="ce210" table:formula="of:=IF([.$C9]=0; IF([.$D9]=0; &quot;&quot;; IFERROR(VLOOKUP([.$C9]; [NAHRUNGSLISTE.$B$3:.$K$1048576]; 4; 0); 0)*0.01*[.$D9]); IFERROR(VLOOKUP([.$C9]; [NAHRUNGSLISTE.$B$3:.$K$1048576]; 4; 0); 0)*0.01*[.$D9])">
            <text:p/>
          </table:table-cell>
          <table:table-cell table:style-name="ce215" table:formula="of:=IF([.$C9]=0; IF([.$D9]=0; &quot;&quot;; IFERROR(VLOOKUP([.$C9]; [NAHRUNGSLISTE.$B$3:.$K$1048576]; 5; 0); 0)*0.01*[.$D9]); IFERROR(VLOOKUP([.$C9]; [NAHRUNGSLISTE.$B$3:.$K$1048576]; 5; 0); 0)*0.01*[.$D9])">
            <text:p/>
          </table:table-cell>
          <table:table-cell table:style-name="ce222" table:formula="of:=IF([.$C9]=0; IF([.$D9]=0; &quot;&quot;; IFERROR(VLOOKUP([.$C9]; [NAHRUNGSLISTE.$B$3:.$K$1048576]; 6; 0); 0)*0.01*[.$D9]); IFERROR(VLOOKUP([.$C9]; [NAHRUNGSLISTE.$B$3:.$K$1048576]; 6; 0); 0)*0.01*[.$D9])">
            <text:p/>
          </table:table-cell>
          <table:table-cell table:style-name="ce226" table:formula="of:=IF([.$C9]=0; IF([.$D9]=0; &quot;&quot;; IFERROR(VLOOKUP([.$C9]; [NAHRUNGSLISTE.$B$3:.$K$1048576]; 7; 0); 0)*0.01*[.$D9]); IFERROR(VLOOKUP([.$C9]; [NAHRUNGSLISTE.$B$3:.$K$1048576]; 7; 0); 0)*0.01*[.$D9])">
            <text:p/>
          </table:table-cell>
          <table:table-cell table:style-name="ce231" table:formula="of:=IF([.$C9]=0; IF([.$D9]=0; &quot;&quot;; IFERROR(VLOOKUP([.$C9]; [NAHRUNGSLISTE.$B$3:.$K$1048576]; 8; 0); 0)*0.01*[.$D9]); IFERROR(VLOOKUP([.$C9]; [NAHRUNGSLISTE.$B$3:.$K$1048576]; 8; 0); 0)*0.01*[.$D9])">
            <text:p/>
          </table:table-cell>
          <table:table-cell table:style-name="ce243" table:formula="of:=IF([.$C9]=0; IF([.$D9]=0; &quot;&quot;; IFERROR(VLOOKUP([.$C9]; [NAHRUNGSLISTE.$B$3:.$K$1048576]; 9; 0); 0)*0.01*[.$D9]); IFERROR(VLOOKUP([.$C9]; [NAHRUNGSLISTE.$B$3:.$K$1048576]; 9; 0); 0)*0.01*[.$D9])">
            <text:p/>
          </table:table-cell>
          <table:table-cell table:style-name="ce261" table:formula="of:=IF([.$C9]=0; IF([.$D9]=0; &quot;&quot;; IFERROR(VLOOKUP([.$C9]; [NAHRUNGSLISTE.$B$3:.$K$1048576]; 10; 0); 0)*0.01*[.$D9]); IFERROR(VLOOKUP([.$C9]; [NAHRUNGSLISTE.$B$3:.$K$1048576]; 10; 0); 0)*0.01*[.$D9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0]=0; IF([.$D10]=0; &quot;&quot;; IFERROR(VLOOKUP([.$C10]; [NAHRUNGSLISTE.$B$3:.$K$1048576]; 3; 0); 0)*0.01*[.$D10]); IFERROR(VLOOKUP([.$C10]; [NAHRUNGSLISTE.$B$3:.$K$1048576]; 3; 0); 0)*0.01*[.$D10])">
            <text:p/>
          </table:table-cell>
          <table:table-cell table:style-name="ce210" table:formula="of:=IF([.$C10]=0; IF([.$D10]=0; &quot;&quot;; IFERROR(VLOOKUP([.$C10]; [NAHRUNGSLISTE.$B$3:.$K$1048576]; 4; 0); 0)*0.01*[.$D10]); IFERROR(VLOOKUP([.$C10]; [NAHRUNGSLISTE.$B$3:.$K$1048576]; 4; 0); 0)*0.01*[.$D10])">
            <text:p/>
          </table:table-cell>
          <table:table-cell table:style-name="ce215" table:formula="of:=IF([.$C10]=0; IF([.$D10]=0; &quot;&quot;; IFERROR(VLOOKUP([.$C10]; [NAHRUNGSLISTE.$B$3:.$K$1048576]; 5; 0); 0)*0.01*[.$D10]); IFERROR(VLOOKUP([.$C10]; [NAHRUNGSLISTE.$B$3:.$K$1048576]; 5; 0); 0)*0.01*[.$D10])">
            <text:p/>
          </table:table-cell>
          <table:table-cell table:style-name="ce222" table:formula="of:=IF([.$C10]=0; IF([.$D10]=0; &quot;&quot;; IFERROR(VLOOKUP([.$C10]; [NAHRUNGSLISTE.$B$3:.$K$1048576]; 6; 0); 0)*0.01*[.$D10]); IFERROR(VLOOKUP([.$C10]; [NAHRUNGSLISTE.$B$3:.$K$1048576]; 6; 0); 0)*0.01*[.$D10])">
            <text:p/>
          </table:table-cell>
          <table:table-cell table:style-name="ce226" table:formula="of:=IF([.$C10]=0; IF([.$D10]=0; &quot;&quot;; IFERROR(VLOOKUP([.$C10]; [NAHRUNGSLISTE.$B$3:.$K$1048576]; 7; 0); 0)*0.01*[.$D10]); IFERROR(VLOOKUP([.$C10]; [NAHRUNGSLISTE.$B$3:.$K$1048576]; 7; 0); 0)*0.01*[.$D10])">
            <text:p/>
          </table:table-cell>
          <table:table-cell table:style-name="ce231" table:formula="of:=IF([.$C10]=0; IF([.$D10]=0; &quot;&quot;; IFERROR(VLOOKUP([.$C10]; [NAHRUNGSLISTE.$B$3:.$K$1048576]; 8; 0); 0)*0.01*[.$D10]); IFERROR(VLOOKUP([.$C10]; [NAHRUNGSLISTE.$B$3:.$K$1048576]; 8; 0); 0)*0.01*[.$D10])">
            <text:p/>
          </table:table-cell>
          <table:table-cell table:style-name="ce243" table:formula="of:=IF([.$C10]=0; IF([.$D10]=0; &quot;&quot;; IFERROR(VLOOKUP([.$C10]; [NAHRUNGSLISTE.$B$3:.$K$1048576]; 9; 0); 0)*0.01*[.$D10]); IFERROR(VLOOKUP([.$C10]; [NAHRUNGSLISTE.$B$3:.$K$1048576]; 9; 0); 0)*0.01*[.$D10])">
            <text:p/>
          </table:table-cell>
          <table:table-cell table:style-name="ce261" table:formula="of:=IF([.$C10]=0; IF([.$D10]=0; &quot;&quot;; IFERROR(VLOOKUP([.$C10]; [NAHRUNGSLISTE.$B$3:.$K$1048576]; 10; 0); 0)*0.01*[.$D10]); IFERROR(VLOOKUP([.$C10]; [NAHRUNGSLISTE.$B$3:.$K$1048576]; 10; 0); 0)*0.01*[.$D10])">
            <text:p/>
          </table:table-cell>
          <table:table-cell table:style-name="ce11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1]=0; IF([.$D11]=0; &quot;&quot;; IFERROR(VLOOKUP([.$C11]; [NAHRUNGSLISTE.$B$3:.$K$1048576]; 3; 0); 0)*0.01*[.$D11]); IFERROR(VLOOKUP([.$C11]; [NAHRUNGSLISTE.$B$3:.$K$1048576]; 3; 0); 0)*0.01*[.$D11])">
            <text:p/>
          </table:table-cell>
          <table:table-cell table:style-name="ce210" table:formula="of:=IF([.$C11]=0; IF([.$D11]=0; &quot;&quot;; IFERROR(VLOOKUP([.$C11]; [NAHRUNGSLISTE.$B$3:.$K$1048576]; 4; 0); 0)*0.01*[.$D11]); IFERROR(VLOOKUP([.$C11]; [NAHRUNGSLISTE.$B$3:.$K$1048576]; 4; 0); 0)*0.01*[.$D11])">
            <text:p/>
          </table:table-cell>
          <table:table-cell table:style-name="ce215" table:formula="of:=IF([.$C11]=0; IF([.$D11]=0; &quot;&quot;; IFERROR(VLOOKUP([.$C11]; [NAHRUNGSLISTE.$B$3:.$K$1048576]; 5; 0); 0)*0.01*[.$D11]); IFERROR(VLOOKUP([.$C11]; [NAHRUNGSLISTE.$B$3:.$K$1048576]; 5; 0); 0)*0.01*[.$D11])">
            <text:p/>
          </table:table-cell>
          <table:table-cell table:style-name="ce222" table:formula="of:=IF([.$C11]=0; IF([.$D11]=0; &quot;&quot;; IFERROR(VLOOKUP([.$C11]; [NAHRUNGSLISTE.$B$3:.$K$1048576]; 6; 0); 0)*0.01*[.$D11]); IFERROR(VLOOKUP([.$C11]; [NAHRUNGSLISTE.$B$3:.$K$1048576]; 6; 0); 0)*0.01*[.$D11])">
            <text:p/>
          </table:table-cell>
          <table:table-cell table:style-name="ce226" table:formula="of:=IF([.$C11]=0; IF([.$D11]=0; &quot;&quot;; IFERROR(VLOOKUP([.$C11]; [NAHRUNGSLISTE.$B$3:.$K$1048576]; 7; 0); 0)*0.01*[.$D11]); IFERROR(VLOOKUP([.$C11]; [NAHRUNGSLISTE.$B$3:.$K$1048576]; 7; 0); 0)*0.01*[.$D11])">
            <text:p/>
          </table:table-cell>
          <table:table-cell table:style-name="ce231" table:formula="of:=IF([.$C11]=0; IF([.$D11]=0; &quot;&quot;; IFERROR(VLOOKUP([.$C11]; [NAHRUNGSLISTE.$B$3:.$K$1048576]; 8; 0); 0)*0.01*[.$D11]); IFERROR(VLOOKUP([.$C11]; [NAHRUNGSLISTE.$B$3:.$K$1048576]; 8; 0); 0)*0.01*[.$D11])">
            <text:p/>
          </table:table-cell>
          <table:table-cell table:style-name="ce243" table:formula="of:=IF([.$C11]=0; IF([.$D11]=0; &quot;&quot;; IFERROR(VLOOKUP([.$C11]; [NAHRUNGSLISTE.$B$3:.$K$1048576]; 9; 0); 0)*0.01*[.$D11]); IFERROR(VLOOKUP([.$C11]; [NAHRUNGSLISTE.$B$3:.$K$1048576]; 9; 0); 0)*0.01*[.$D11])">
            <text:p/>
          </table:table-cell>
          <table:table-cell table:style-name="ce261" table:formula="of:=IF([.$C11]=0; IF([.$D11]=0; &quot;&quot;; IFERROR(VLOOKUP([.$C11]; [NAHRUNGSLISTE.$B$3:.$K$1048576]; 10; 0); 0)*0.01*[.$D11]); IFERROR(VLOOKUP([.$C11]; [NAHRUNGSLISTE.$B$3:.$K$1048576]; 10; 0); 0)*0.01*[.$D11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2]=0; IF([.$D12]=0; &quot;&quot;; IFERROR(VLOOKUP([.$C12]; [NAHRUNGSLISTE.$B$3:.$K$1048576]; 3; 0); 0)*0.01*[.$D12]); IFERROR(VLOOKUP([.$C12]; [NAHRUNGSLISTE.$B$3:.$K$1048576]; 3; 0); 0)*0.01*[.$D12])">
            <text:p/>
          </table:table-cell>
          <table:table-cell table:style-name="ce210" table:formula="of:=IF([.$C12]=0; IF([.$D12]=0; &quot;&quot;; IFERROR(VLOOKUP([.$C12]; [NAHRUNGSLISTE.$B$3:.$K$1048576]; 4; 0); 0)*0.01*[.$D12]); IFERROR(VLOOKUP([.$C12]; [NAHRUNGSLISTE.$B$3:.$K$1048576]; 4; 0); 0)*0.01*[.$D12])">
            <text:p/>
          </table:table-cell>
          <table:table-cell table:style-name="ce215" table:formula="of:=IF([.$C12]=0; IF([.$D12]=0; &quot;&quot;; IFERROR(VLOOKUP([.$C12]; [NAHRUNGSLISTE.$B$3:.$K$1048576]; 5; 0); 0)*0.01*[.$D12]); IFERROR(VLOOKUP([.$C12]; [NAHRUNGSLISTE.$B$3:.$K$1048576]; 5; 0); 0)*0.01*[.$D12])">
            <text:p/>
          </table:table-cell>
          <table:table-cell table:style-name="ce222" table:formula="of:=IF([.$C12]=0; IF([.$D12]=0; &quot;&quot;; IFERROR(VLOOKUP([.$C12]; [NAHRUNGSLISTE.$B$3:.$K$1048576]; 6; 0); 0)*0.01*[.$D12]); IFERROR(VLOOKUP([.$C12]; [NAHRUNGSLISTE.$B$3:.$K$1048576]; 6; 0); 0)*0.01*[.$D12])">
            <text:p/>
          </table:table-cell>
          <table:table-cell table:style-name="ce226" table:formula="of:=IF([.$C12]=0; IF([.$D12]=0; &quot;&quot;; IFERROR(VLOOKUP([.$C12]; [NAHRUNGSLISTE.$B$3:.$K$1048576]; 7; 0); 0)*0.01*[.$D12]); IFERROR(VLOOKUP([.$C12]; [NAHRUNGSLISTE.$B$3:.$K$1048576]; 7; 0); 0)*0.01*[.$D12])">
            <text:p/>
          </table:table-cell>
          <table:table-cell table:style-name="ce231" table:formula="of:=IF([.$C12]=0; IF([.$D12]=0; &quot;&quot;; IFERROR(VLOOKUP([.$C12]; [NAHRUNGSLISTE.$B$3:.$K$1048576]; 8; 0); 0)*0.01*[.$D12]); IFERROR(VLOOKUP([.$C12]; [NAHRUNGSLISTE.$B$3:.$K$1048576]; 8; 0); 0)*0.01*[.$D12])">
            <text:p/>
          </table:table-cell>
          <table:table-cell table:style-name="ce243" table:formula="of:=IF([.$C12]=0; IF([.$D12]=0; &quot;&quot;; IFERROR(VLOOKUP([.$C12]; [NAHRUNGSLISTE.$B$3:.$K$1048576]; 9; 0); 0)*0.01*[.$D12]); IFERROR(VLOOKUP([.$C12]; [NAHRUNGSLISTE.$B$3:.$K$1048576]; 9; 0); 0)*0.01*[.$D12])">
            <text:p/>
          </table:table-cell>
          <table:table-cell table:style-name="ce261" table:formula="of:=IF([.$C12]=0; IF([.$D12]=0; &quot;&quot;; IFERROR(VLOOKUP([.$C12]; [NAHRUNGSLISTE.$B$3:.$K$1048576]; 10; 0); 0)*0.01*[.$D12]); IFERROR(VLOOKUP([.$C12]; [NAHRUNGSLISTE.$B$3:.$K$1048576]; 10; 0); 0)*0.01*[.$D12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3]=0; IF([.$D13]=0; &quot;&quot;; IFERROR(VLOOKUP([.$C13]; [NAHRUNGSLISTE.$B$3:.$K$1048576]; 3; 0); 0)*0.01*[.$D13]); IFERROR(VLOOKUP([.$C13]; [NAHRUNGSLISTE.$B$3:.$K$1048576]; 3; 0); 0)*0.01*[.$D13])">
            <text:p/>
          </table:table-cell>
          <table:table-cell table:style-name="ce210" table:formula="of:=IF([.$C13]=0; IF([.$D13]=0; &quot;&quot;; IFERROR(VLOOKUP([.$C13]; [NAHRUNGSLISTE.$B$3:.$K$1048576]; 4; 0); 0)*0.01*[.$D13]); IFERROR(VLOOKUP([.$C13]; [NAHRUNGSLISTE.$B$3:.$K$1048576]; 4; 0); 0)*0.01*[.$D13])">
            <text:p/>
          </table:table-cell>
          <table:table-cell table:style-name="ce215" table:formula="of:=IF([.$C13]=0; IF([.$D13]=0; &quot;&quot;; IFERROR(VLOOKUP([.$C13]; [NAHRUNGSLISTE.$B$3:.$K$1048576]; 5; 0); 0)*0.01*[.$D13]); IFERROR(VLOOKUP([.$C13]; [NAHRUNGSLISTE.$B$3:.$K$1048576]; 5; 0); 0)*0.01*[.$D13])">
            <text:p/>
          </table:table-cell>
          <table:table-cell table:style-name="ce222" table:formula="of:=IF([.$C13]=0; IF([.$D13]=0; &quot;&quot;; IFERROR(VLOOKUP([.$C13]; [NAHRUNGSLISTE.$B$3:.$K$1048576]; 6; 0); 0)*0.01*[.$D13]); IFERROR(VLOOKUP([.$C13]; [NAHRUNGSLISTE.$B$3:.$K$1048576]; 6; 0); 0)*0.01*[.$D13])">
            <text:p/>
          </table:table-cell>
          <table:table-cell table:style-name="ce226" table:formula="of:=IF([.$C13]=0; IF([.$D13]=0; &quot;&quot;; IFERROR(VLOOKUP([.$C13]; [NAHRUNGSLISTE.$B$3:.$K$1048576]; 7; 0); 0)*0.01*[.$D13]); IFERROR(VLOOKUP([.$C13]; [NAHRUNGSLISTE.$B$3:.$K$1048576]; 7; 0); 0)*0.01*[.$D13])">
            <text:p/>
          </table:table-cell>
          <table:table-cell table:style-name="ce231" table:formula="of:=IF([.$C13]=0; IF([.$D13]=0; &quot;&quot;; IFERROR(VLOOKUP([.$C13]; [NAHRUNGSLISTE.$B$3:.$K$1048576]; 8; 0); 0)*0.01*[.$D13]); IFERROR(VLOOKUP([.$C13]; [NAHRUNGSLISTE.$B$3:.$K$1048576]; 8; 0); 0)*0.01*[.$D13])">
            <text:p/>
          </table:table-cell>
          <table:table-cell table:style-name="ce243" table:formula="of:=IF([.$C13]=0; IF([.$D13]=0; &quot;&quot;; IFERROR(VLOOKUP([.$C13]; [NAHRUNGSLISTE.$B$3:.$K$1048576]; 9; 0); 0)*0.01*[.$D13]); IFERROR(VLOOKUP([.$C13]; [NAHRUNGSLISTE.$B$3:.$K$1048576]; 9; 0); 0)*0.01*[.$D13])">
            <text:p/>
          </table:table-cell>
          <table:table-cell table:style-name="ce261" table:formula="of:=IF([.$C13]=0; IF([.$D13]=0; &quot;&quot;; IFERROR(VLOOKUP([.$C13]; [NAHRUNGSLISTE.$B$3:.$K$1048576]; 10; 0); 0)*0.01*[.$D13]); IFERROR(VLOOKUP([.$C13]; [NAHRUNGSLISTE.$B$3:.$K$1048576]; 10; 0); 0)*0.01*[.$D13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6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4]=0; IF([.$D14]=0; &quot;&quot;; IFERROR(VLOOKUP([.$C14]; [NAHRUNGSLISTE.$B$3:.$K$1048576]; 3; 0); 0)*0.01*[.$D14]); IFERROR(VLOOKUP([.$C14]; [NAHRUNGSLISTE.$B$3:.$K$1048576]; 3; 0); 0)*0.01*[.$D14])">
            <text:p/>
          </table:table-cell>
          <table:table-cell table:style-name="ce210" table:formula="of:=IF([.$C14]=0; IF([.$D14]=0; &quot;&quot;; IFERROR(VLOOKUP([.$C14]; [NAHRUNGSLISTE.$B$3:.$K$1048576]; 4; 0); 0)*0.01*[.$D14]); IFERROR(VLOOKUP([.$C14]; [NAHRUNGSLISTE.$B$3:.$K$1048576]; 4; 0); 0)*0.01*[.$D14])">
            <text:p/>
          </table:table-cell>
          <table:table-cell table:style-name="ce215" table:formula="of:=IF([.$C14]=0; IF([.$D14]=0; &quot;&quot;; IFERROR(VLOOKUP([.$C14]; [NAHRUNGSLISTE.$B$3:.$K$1048576]; 5; 0); 0)*0.01*[.$D14]); IFERROR(VLOOKUP([.$C14]; [NAHRUNGSLISTE.$B$3:.$K$1048576]; 5; 0); 0)*0.01*[.$D14])">
            <text:p/>
          </table:table-cell>
          <table:table-cell table:style-name="ce222" table:formula="of:=IF([.$C14]=0; IF([.$D14]=0; &quot;&quot;; IFERROR(VLOOKUP([.$C14]; [NAHRUNGSLISTE.$B$3:.$K$1048576]; 6; 0); 0)*0.01*[.$D14]); IFERROR(VLOOKUP([.$C14]; [NAHRUNGSLISTE.$B$3:.$K$1048576]; 6; 0); 0)*0.01*[.$D14])">
            <text:p/>
          </table:table-cell>
          <table:table-cell table:style-name="ce226" table:formula="of:=IF([.$C14]=0; IF([.$D14]=0; &quot;&quot;; IFERROR(VLOOKUP([.$C14]; [NAHRUNGSLISTE.$B$3:.$K$1048576]; 7; 0); 0)*0.01*[.$D14]); IFERROR(VLOOKUP([.$C14]; [NAHRUNGSLISTE.$B$3:.$K$1048576]; 7; 0); 0)*0.01*[.$D14])">
            <text:p/>
          </table:table-cell>
          <table:table-cell table:style-name="ce231" table:formula="of:=IF([.$C14]=0; IF([.$D14]=0; &quot;&quot;; IFERROR(VLOOKUP([.$C14]; [NAHRUNGSLISTE.$B$3:.$K$1048576]; 8; 0); 0)*0.01*[.$D14]); IFERROR(VLOOKUP([.$C14]; [NAHRUNGSLISTE.$B$3:.$K$1048576]; 8; 0); 0)*0.01*[.$D14])">
            <text:p/>
          </table:table-cell>
          <table:table-cell table:style-name="ce243" table:formula="of:=IF([.$C14]=0; IF([.$D14]=0; &quot;&quot;; IFERROR(VLOOKUP([.$C14]; [NAHRUNGSLISTE.$B$3:.$K$1048576]; 9; 0); 0)*0.01*[.$D14]); IFERROR(VLOOKUP([.$C14]; [NAHRUNGSLISTE.$B$3:.$K$1048576]; 9; 0); 0)*0.01*[.$D14])">
            <text:p/>
          </table:table-cell>
          <table:table-cell table:style-name="ce261" table:formula="of:=IF([.$C14]=0; IF([.$D14]=0; &quot;&quot;; IFERROR(VLOOKUP([.$C14]; [NAHRUNGSLISTE.$B$3:.$K$1048576]; 10; 0); 0)*0.01*[.$D14]); IFERROR(VLOOKUP([.$C14]; [NAHRUNGSLISTE.$B$3:.$K$1048576]; 10; 0); 0)*0.01*[.$D14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5]=0; IF([.$D15]=0; &quot;&quot;; IFERROR(VLOOKUP([.$C15]; [NAHRUNGSLISTE.$B$3:.$K$1048576]; 3; 0); 0)*0.01*[.$D15]); IFERROR(VLOOKUP([.$C15]; [NAHRUNGSLISTE.$B$3:.$K$1048576]; 3; 0); 0)*0.01*[.$D15])">
            <text:p/>
          </table:table-cell>
          <table:table-cell table:style-name="ce210" table:formula="of:=IF([.$C15]=0; IF([.$D15]=0; &quot;&quot;; IFERROR(VLOOKUP([.$C15]; [NAHRUNGSLISTE.$B$3:.$K$1048576]; 4; 0); 0)*0.01*[.$D15]); IFERROR(VLOOKUP([.$C15]; [NAHRUNGSLISTE.$B$3:.$K$1048576]; 4; 0); 0)*0.01*[.$D15])">
            <text:p/>
          </table:table-cell>
          <table:table-cell table:style-name="ce215" table:formula="of:=IF([.$C15]=0; IF([.$D15]=0; &quot;&quot;; IFERROR(VLOOKUP([.$C15]; [NAHRUNGSLISTE.$B$3:.$K$1048576]; 5; 0); 0)*0.01*[.$D15]); IFERROR(VLOOKUP([.$C15]; [NAHRUNGSLISTE.$B$3:.$K$1048576]; 5; 0); 0)*0.01*[.$D15])">
            <text:p/>
          </table:table-cell>
          <table:table-cell table:style-name="ce222" table:formula="of:=IF([.$C15]=0; IF([.$D15]=0; &quot;&quot;; IFERROR(VLOOKUP([.$C15]; [NAHRUNGSLISTE.$B$3:.$K$1048576]; 6; 0); 0)*0.01*[.$D15]); IFERROR(VLOOKUP([.$C15]; [NAHRUNGSLISTE.$B$3:.$K$1048576]; 6; 0); 0)*0.01*[.$D15])">
            <text:p/>
          </table:table-cell>
          <table:table-cell table:style-name="ce226" table:formula="of:=IF([.$C15]=0; IF([.$D15]=0; &quot;&quot;; IFERROR(VLOOKUP([.$C15]; [NAHRUNGSLISTE.$B$3:.$K$1048576]; 7; 0); 0)*0.01*[.$D15]); IFERROR(VLOOKUP([.$C15]; [NAHRUNGSLISTE.$B$3:.$K$1048576]; 7; 0); 0)*0.01*[.$D15])">
            <text:p/>
          </table:table-cell>
          <table:table-cell table:style-name="ce231" table:formula="of:=IF([.$C15]=0; IF([.$D15]=0; &quot;&quot;; IFERROR(VLOOKUP([.$C15]; [NAHRUNGSLISTE.$B$3:.$K$1048576]; 8; 0); 0)*0.01*[.$D15]); IFERROR(VLOOKUP([.$C15]; [NAHRUNGSLISTE.$B$3:.$K$1048576]; 8; 0); 0)*0.01*[.$D15])">
            <text:p/>
          </table:table-cell>
          <table:table-cell table:style-name="ce243" table:formula="of:=IF([.$C15]=0; IF([.$D15]=0; &quot;&quot;; IFERROR(VLOOKUP([.$C15]; [NAHRUNGSLISTE.$B$3:.$K$1048576]; 9; 0); 0)*0.01*[.$D15]); IFERROR(VLOOKUP([.$C15]; [NAHRUNGSLISTE.$B$3:.$K$1048576]; 9; 0); 0)*0.01*[.$D15])">
            <text:p/>
          </table:table-cell>
          <table:table-cell table:style-name="ce261" table:formula="of:=IF([.$C15]=0; IF([.$D15]=0; &quot;&quot;; IFERROR(VLOOKUP([.$C15]; [NAHRUNGSLISTE.$B$3:.$K$1048576]; 10; 0); 0)*0.01*[.$D15]); IFERROR(VLOOKUP([.$C15]; [NAHRUNGSLISTE.$B$3:.$K$1048576]; 10; 0); 0)*0.01*[.$D15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6]=0; IF([.$D16]=0; &quot;&quot;; IFERROR(VLOOKUP([.$C16]; [NAHRUNGSLISTE.$B$3:.$K$1048576]; 3; 0); 0)*0.01*[.$D16]); IFERROR(VLOOKUP([.$C16]; [NAHRUNGSLISTE.$B$3:.$K$1048576]; 3; 0); 0)*0.01*[.$D16])">
            <text:p/>
          </table:table-cell>
          <table:table-cell table:style-name="ce210" table:formula="of:=IF([.$C16]=0; IF([.$D16]=0; &quot;&quot;; IFERROR(VLOOKUP([.$C16]; [NAHRUNGSLISTE.$B$3:.$K$1048576]; 4; 0); 0)*0.01*[.$D16]); IFERROR(VLOOKUP([.$C16]; [NAHRUNGSLISTE.$B$3:.$K$1048576]; 4; 0); 0)*0.01*[.$D16])">
            <text:p/>
          </table:table-cell>
          <table:table-cell table:style-name="ce215" table:formula="of:=IF([.$C16]=0; IF([.$D16]=0; &quot;&quot;; IFERROR(VLOOKUP([.$C16]; [NAHRUNGSLISTE.$B$3:.$K$1048576]; 5; 0); 0)*0.01*[.$D16]); IFERROR(VLOOKUP([.$C16]; [NAHRUNGSLISTE.$B$3:.$K$1048576]; 5; 0); 0)*0.01*[.$D16])">
            <text:p/>
          </table:table-cell>
          <table:table-cell table:style-name="ce222" table:formula="of:=IF([.$C16]=0; IF([.$D16]=0; &quot;&quot;; IFERROR(VLOOKUP([.$C16]; [NAHRUNGSLISTE.$B$3:.$K$1048576]; 6; 0); 0)*0.01*[.$D16]); IFERROR(VLOOKUP([.$C16]; [NAHRUNGSLISTE.$B$3:.$K$1048576]; 6; 0); 0)*0.01*[.$D16])">
            <text:p/>
          </table:table-cell>
          <table:table-cell table:style-name="ce226" table:formula="of:=IF([.$C16]=0; IF([.$D16]=0; &quot;&quot;; IFERROR(VLOOKUP([.$C16]; [NAHRUNGSLISTE.$B$3:.$K$1048576]; 7; 0); 0)*0.01*[.$D16]); IFERROR(VLOOKUP([.$C16]; [NAHRUNGSLISTE.$B$3:.$K$1048576]; 7; 0); 0)*0.01*[.$D16])">
            <text:p/>
          </table:table-cell>
          <table:table-cell table:style-name="ce231" table:formula="of:=IF([.$C16]=0; IF([.$D16]=0; &quot;&quot;; IFERROR(VLOOKUP([.$C16]; [NAHRUNGSLISTE.$B$3:.$K$1048576]; 8; 0); 0)*0.01*[.$D16]); IFERROR(VLOOKUP([.$C16]; [NAHRUNGSLISTE.$B$3:.$K$1048576]; 8; 0); 0)*0.01*[.$D16])">
            <text:p/>
          </table:table-cell>
          <table:table-cell table:style-name="ce243" table:formula="of:=IF([.$C16]=0; IF([.$D16]=0; &quot;&quot;; IFERROR(VLOOKUP([.$C16]; [NAHRUNGSLISTE.$B$3:.$K$1048576]; 9; 0); 0)*0.01*[.$D16]); IFERROR(VLOOKUP([.$C16]; [NAHRUNGSLISTE.$B$3:.$K$1048576]; 9; 0); 0)*0.01*[.$D16])">
            <text:p/>
          </table:table-cell>
          <table:table-cell table:style-name="ce261" table:formula="of:=IF([.$C16]=0; IF([.$D16]=0; &quot;&quot;; IFERROR(VLOOKUP([.$C16]; [NAHRUNGSLISTE.$B$3:.$K$1048576]; 10; 0); 0)*0.01*[.$D16]); IFERROR(VLOOKUP([.$C16]; [NAHRUNGSLISTE.$B$3:.$K$1048576]; 10; 0); 0)*0.01*[.$D16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7]=0; IF([.$D17]=0; &quot;&quot;; IFERROR(VLOOKUP([.$C17]; [NAHRUNGSLISTE.$B$3:.$K$1048576]; 3; 0); 0)*0.01*[.$D17]); IFERROR(VLOOKUP([.$C17]; [NAHRUNGSLISTE.$B$3:.$K$1048576]; 3; 0); 0)*0.01*[.$D17])">
            <text:p/>
          </table:table-cell>
          <table:table-cell table:style-name="ce210" table:formula="of:=IF([.$C17]=0; IF([.$D17]=0; &quot;&quot;; IFERROR(VLOOKUP([.$C17]; [NAHRUNGSLISTE.$B$3:.$K$1048576]; 4; 0); 0)*0.01*[.$D17]); IFERROR(VLOOKUP([.$C17]; [NAHRUNGSLISTE.$B$3:.$K$1048576]; 4; 0); 0)*0.01*[.$D17])">
            <text:p/>
          </table:table-cell>
          <table:table-cell table:style-name="ce215" table:formula="of:=IF([.$C17]=0; IF([.$D17]=0; &quot;&quot;; IFERROR(VLOOKUP([.$C17]; [NAHRUNGSLISTE.$B$3:.$K$1048576]; 5; 0); 0)*0.01*[.$D17]); IFERROR(VLOOKUP([.$C17]; [NAHRUNGSLISTE.$B$3:.$K$1048576]; 5; 0); 0)*0.01*[.$D17])">
            <text:p/>
          </table:table-cell>
          <table:table-cell table:style-name="ce222" table:formula="of:=IF([.$C17]=0; IF([.$D17]=0; &quot;&quot;; IFERROR(VLOOKUP([.$C17]; [NAHRUNGSLISTE.$B$3:.$K$1048576]; 6; 0); 0)*0.01*[.$D17]); IFERROR(VLOOKUP([.$C17]; [NAHRUNGSLISTE.$B$3:.$K$1048576]; 6; 0); 0)*0.01*[.$D17])">
            <text:p/>
          </table:table-cell>
          <table:table-cell table:style-name="ce226" table:formula="of:=IF([.$C17]=0; IF([.$D17]=0; &quot;&quot;; IFERROR(VLOOKUP([.$C17]; [NAHRUNGSLISTE.$B$3:.$K$1048576]; 7; 0); 0)*0.01*[.$D17]); IFERROR(VLOOKUP([.$C17]; [NAHRUNGSLISTE.$B$3:.$K$1048576]; 7; 0); 0)*0.01*[.$D17])">
            <text:p/>
          </table:table-cell>
          <table:table-cell table:style-name="ce231" table:formula="of:=IF([.$C17]=0; IF([.$D17]=0; &quot;&quot;; IFERROR(VLOOKUP([.$C17]; [NAHRUNGSLISTE.$B$3:.$K$1048576]; 8; 0); 0)*0.01*[.$D17]); IFERROR(VLOOKUP([.$C17]; [NAHRUNGSLISTE.$B$3:.$K$1048576]; 8; 0); 0)*0.01*[.$D17])">
            <text:p/>
          </table:table-cell>
          <table:table-cell table:style-name="ce243" table:formula="of:=IF([.$C17]=0; IF([.$D17]=0; &quot;&quot;; IFERROR(VLOOKUP([.$C17]; [NAHRUNGSLISTE.$B$3:.$K$1048576]; 9; 0); 0)*0.01*[.$D17]); IFERROR(VLOOKUP([.$C17]; [NAHRUNGSLISTE.$B$3:.$K$1048576]; 9; 0); 0)*0.01*[.$D17])">
            <text:p/>
          </table:table-cell>
          <table:table-cell table:style-name="ce261" table:formula="of:=IF([.$C17]=0; IF([.$D17]=0; &quot;&quot;; IFERROR(VLOOKUP([.$C17]; [NAHRUNGSLISTE.$B$3:.$K$1048576]; 10; 0); 0)*0.01*[.$D17]); IFERROR(VLOOKUP([.$C17]; [NAHRUNGSLISTE.$B$3:.$K$1048576]; 10; 0); 0)*0.01*[.$D17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8]=0; IF([.$D18]=0; &quot;&quot;; IFERROR(VLOOKUP([.$C18]; [NAHRUNGSLISTE.$B$3:.$K$1048576]; 3; 0); 0)*0.01*[.$D18]); IFERROR(VLOOKUP([.$C18]; [NAHRUNGSLISTE.$B$3:.$K$1048576]; 3; 0); 0)*0.01*[.$D18])">
            <text:p/>
          </table:table-cell>
          <table:table-cell table:style-name="ce210" table:formula="of:=IF([.$C18]=0; IF([.$D18]=0; &quot;&quot;; IFERROR(VLOOKUP([.$C18]; [NAHRUNGSLISTE.$B$3:.$K$1048576]; 4; 0); 0)*0.01*[.$D18]); IFERROR(VLOOKUP([.$C18]; [NAHRUNGSLISTE.$B$3:.$K$1048576]; 4; 0); 0)*0.01*[.$D18])">
            <text:p/>
          </table:table-cell>
          <table:table-cell table:style-name="ce215" table:formula="of:=IF([.$C18]=0; IF([.$D18]=0; &quot;&quot;; IFERROR(VLOOKUP([.$C18]; [NAHRUNGSLISTE.$B$3:.$K$1048576]; 5; 0); 0)*0.01*[.$D18]); IFERROR(VLOOKUP([.$C18]; [NAHRUNGSLISTE.$B$3:.$K$1048576]; 5; 0); 0)*0.01*[.$D18])">
            <text:p/>
          </table:table-cell>
          <table:table-cell table:style-name="ce222" table:formula="of:=IF([.$C18]=0; IF([.$D18]=0; &quot;&quot;; IFERROR(VLOOKUP([.$C18]; [NAHRUNGSLISTE.$B$3:.$K$1048576]; 6; 0); 0)*0.01*[.$D18]); IFERROR(VLOOKUP([.$C18]; [NAHRUNGSLISTE.$B$3:.$K$1048576]; 6; 0); 0)*0.01*[.$D18])">
            <text:p/>
          </table:table-cell>
          <table:table-cell table:style-name="ce226" table:formula="of:=IF([.$C18]=0; IF([.$D18]=0; &quot;&quot;; IFERROR(VLOOKUP([.$C18]; [NAHRUNGSLISTE.$B$3:.$K$1048576]; 7; 0); 0)*0.01*[.$D18]); IFERROR(VLOOKUP([.$C18]; [NAHRUNGSLISTE.$B$3:.$K$1048576]; 7; 0); 0)*0.01*[.$D18])">
            <text:p/>
          </table:table-cell>
          <table:table-cell table:style-name="ce231" table:formula="of:=IF([.$C18]=0; IF([.$D18]=0; &quot;&quot;; IFERROR(VLOOKUP([.$C18]; [NAHRUNGSLISTE.$B$3:.$K$1048576]; 8; 0); 0)*0.01*[.$D18]); IFERROR(VLOOKUP([.$C18]; [NAHRUNGSLISTE.$B$3:.$K$1048576]; 8; 0); 0)*0.01*[.$D18])">
            <text:p/>
          </table:table-cell>
          <table:table-cell table:style-name="ce243" table:formula="of:=IF([.$C18]=0; IF([.$D18]=0; &quot;&quot;; IFERROR(VLOOKUP([.$C18]; [NAHRUNGSLISTE.$B$3:.$K$1048576]; 9; 0); 0)*0.01*[.$D18]); IFERROR(VLOOKUP([.$C18]; [NAHRUNGSLISTE.$B$3:.$K$1048576]; 9; 0); 0)*0.01*[.$D18])">
            <text:p/>
          </table:table-cell>
          <table:table-cell table:style-name="ce261" table:formula="of:=IF([.$C18]=0; IF([.$D18]=0; &quot;&quot;; IFERROR(VLOOKUP([.$C18]; [NAHRUNGSLISTE.$B$3:.$K$1048576]; 10; 0); 0)*0.01*[.$D18]); IFERROR(VLOOKUP([.$C18]; [NAHRUNGSLISTE.$B$3:.$K$1048576]; 10; 0); 0)*0.01*[.$D18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19]=0; IF([.$D19]=0; &quot;&quot;; IFERROR(VLOOKUP([.$C19]; [NAHRUNGSLISTE.$B$3:.$K$1048576]; 3; 0); 0)*0.01*[.$D19]); IFERROR(VLOOKUP([.$C19]; [NAHRUNGSLISTE.$B$3:.$K$1048576]; 3; 0); 0)*0.01*[.$D19])">
            <text:p/>
          </table:table-cell>
          <table:table-cell table:style-name="ce210" table:formula="of:=IF([.$C19]=0; IF([.$D19]=0; &quot;&quot;; IFERROR(VLOOKUP([.$C19]; [NAHRUNGSLISTE.$B$3:.$K$1048576]; 4; 0); 0)*0.01*[.$D19]); IFERROR(VLOOKUP([.$C19]; [NAHRUNGSLISTE.$B$3:.$K$1048576]; 4; 0); 0)*0.01*[.$D19])">
            <text:p/>
          </table:table-cell>
          <table:table-cell table:style-name="ce215" table:formula="of:=IF([.$C19]=0; IF([.$D19]=0; &quot;&quot;; IFERROR(VLOOKUP([.$C19]; [NAHRUNGSLISTE.$B$3:.$K$1048576]; 5; 0); 0)*0.01*[.$D19]); IFERROR(VLOOKUP([.$C19]; [NAHRUNGSLISTE.$B$3:.$K$1048576]; 5; 0); 0)*0.01*[.$D19])">
            <text:p/>
          </table:table-cell>
          <table:table-cell table:style-name="ce222" table:formula="of:=IF([.$C19]=0; IF([.$D19]=0; &quot;&quot;; IFERROR(VLOOKUP([.$C19]; [NAHRUNGSLISTE.$B$3:.$K$1048576]; 6; 0); 0)*0.01*[.$D19]); IFERROR(VLOOKUP([.$C19]; [NAHRUNGSLISTE.$B$3:.$K$1048576]; 6; 0); 0)*0.01*[.$D19])">
            <text:p/>
          </table:table-cell>
          <table:table-cell table:style-name="ce226" table:formula="of:=IF([.$C19]=0; IF([.$D19]=0; &quot;&quot;; IFERROR(VLOOKUP([.$C19]; [NAHRUNGSLISTE.$B$3:.$K$1048576]; 7; 0); 0)*0.01*[.$D19]); IFERROR(VLOOKUP([.$C19]; [NAHRUNGSLISTE.$B$3:.$K$1048576]; 7; 0); 0)*0.01*[.$D19])">
            <text:p/>
          </table:table-cell>
          <table:table-cell table:style-name="ce231" table:formula="of:=IF([.$C19]=0; IF([.$D19]=0; &quot;&quot;; IFERROR(VLOOKUP([.$C19]; [NAHRUNGSLISTE.$B$3:.$K$1048576]; 8; 0); 0)*0.01*[.$D19]); IFERROR(VLOOKUP([.$C19]; [NAHRUNGSLISTE.$B$3:.$K$1048576]; 8; 0); 0)*0.01*[.$D19])">
            <text:p/>
          </table:table-cell>
          <table:table-cell table:style-name="ce243" table:formula="of:=IF([.$C19]=0; IF([.$D19]=0; &quot;&quot;; IFERROR(VLOOKUP([.$C19]; [NAHRUNGSLISTE.$B$3:.$K$1048576]; 9; 0); 0)*0.01*[.$D19]); IFERROR(VLOOKUP([.$C19]; [NAHRUNGSLISTE.$B$3:.$K$1048576]; 9; 0); 0)*0.01*[.$D19])">
            <text:p/>
          </table:table-cell>
          <table:table-cell table:style-name="ce261" table:formula="of:=IF([.$C19]=0; IF([.$D19]=0; &quot;&quot;; IFERROR(VLOOKUP([.$C19]; [NAHRUNGSLISTE.$B$3:.$K$1048576]; 10; 0); 0)*0.01*[.$D19]); IFERROR(VLOOKUP([.$C19]; [NAHRUNGSLISTE.$B$3:.$K$1048576]; 10; 0); 0)*0.01*[.$D19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0]=0; IF([.$D20]=0; &quot;&quot;; IFERROR(VLOOKUP([.$C20]; [NAHRUNGSLISTE.$B$3:.$K$1048576]; 3; 0); 0)*0.01*[.$D20]); IFERROR(VLOOKUP([.$C20]; [NAHRUNGSLISTE.$B$3:.$K$1048576]; 3; 0); 0)*0.01*[.$D20])">
            <text:p/>
          </table:table-cell>
          <table:table-cell table:style-name="ce210" table:formula="of:=IF([.$C20]=0; IF([.$D20]=0; &quot;&quot;; IFERROR(VLOOKUP([.$C20]; [NAHRUNGSLISTE.$B$3:.$K$1048576]; 4; 0); 0)*0.01*[.$D20]); IFERROR(VLOOKUP([.$C20]; [NAHRUNGSLISTE.$B$3:.$K$1048576]; 4; 0); 0)*0.01*[.$D20])">
            <text:p/>
          </table:table-cell>
          <table:table-cell table:style-name="ce215" table:formula="of:=IF([.$C20]=0; IF([.$D20]=0; &quot;&quot;; IFERROR(VLOOKUP([.$C20]; [NAHRUNGSLISTE.$B$3:.$K$1048576]; 5; 0); 0)*0.01*[.$D20]); IFERROR(VLOOKUP([.$C20]; [NAHRUNGSLISTE.$B$3:.$K$1048576]; 5; 0); 0)*0.01*[.$D20])">
            <text:p/>
          </table:table-cell>
          <table:table-cell table:style-name="ce222" table:formula="of:=IF([.$C20]=0; IF([.$D20]=0; &quot;&quot;; IFERROR(VLOOKUP([.$C20]; [NAHRUNGSLISTE.$B$3:.$K$1048576]; 6; 0); 0)*0.01*[.$D20]); IFERROR(VLOOKUP([.$C20]; [NAHRUNGSLISTE.$B$3:.$K$1048576]; 6; 0); 0)*0.01*[.$D20])">
            <text:p/>
          </table:table-cell>
          <table:table-cell table:style-name="ce226" table:formula="of:=IF([.$C20]=0; IF([.$D20]=0; &quot;&quot;; IFERROR(VLOOKUP([.$C20]; [NAHRUNGSLISTE.$B$3:.$K$1048576]; 7; 0); 0)*0.01*[.$D20]); IFERROR(VLOOKUP([.$C20]; [NAHRUNGSLISTE.$B$3:.$K$1048576]; 7; 0); 0)*0.01*[.$D20])">
            <text:p/>
          </table:table-cell>
          <table:table-cell table:style-name="ce231" table:formula="of:=IF([.$C20]=0; IF([.$D20]=0; &quot;&quot;; IFERROR(VLOOKUP([.$C20]; [NAHRUNGSLISTE.$B$3:.$K$1048576]; 8; 0); 0)*0.01*[.$D20]); IFERROR(VLOOKUP([.$C20]; [NAHRUNGSLISTE.$B$3:.$K$1048576]; 8; 0); 0)*0.01*[.$D20])">
            <text:p/>
          </table:table-cell>
          <table:table-cell table:style-name="ce243" table:formula="of:=IF([.$C20]=0; IF([.$D20]=0; &quot;&quot;; IFERROR(VLOOKUP([.$C20]; [NAHRUNGSLISTE.$B$3:.$K$1048576]; 9; 0); 0)*0.01*[.$D20]); IFERROR(VLOOKUP([.$C20]; [NAHRUNGSLISTE.$B$3:.$K$1048576]; 9; 0); 0)*0.01*[.$D20])">
            <text:p/>
          </table:table-cell>
          <table:table-cell table:style-name="ce261" table:formula="of:=IF([.$C20]=0; IF([.$D20]=0; &quot;&quot;; IFERROR(VLOOKUP([.$C20]; [NAHRUNGSLISTE.$B$3:.$K$1048576]; 10; 0); 0)*0.01*[.$D20]); IFERROR(VLOOKUP([.$C20]; [NAHRUNGSLISTE.$B$3:.$K$1048576]; 10; 0); 0)*0.01*[.$D20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1]=0; IF([.$D21]=0; &quot;&quot;; IFERROR(VLOOKUP([.$C21]; [NAHRUNGSLISTE.$B$3:.$K$1048576]; 3; 0); 0)*0.01*[.$D21]); IFERROR(VLOOKUP([.$C21]; [NAHRUNGSLISTE.$B$3:.$K$1048576]; 3; 0); 0)*0.01*[.$D21])">
            <text:p/>
          </table:table-cell>
          <table:table-cell table:style-name="ce210" table:formula="of:=IF([.$C21]=0; IF([.$D21]=0; &quot;&quot;; IFERROR(VLOOKUP([.$C21]; [NAHRUNGSLISTE.$B$3:.$K$1048576]; 4; 0); 0)*0.01*[.$D21]); IFERROR(VLOOKUP([.$C21]; [NAHRUNGSLISTE.$B$3:.$K$1048576]; 4; 0); 0)*0.01*[.$D21])">
            <text:p/>
          </table:table-cell>
          <table:table-cell table:style-name="ce215" table:formula="of:=IF([.$C21]=0; IF([.$D21]=0; &quot;&quot;; IFERROR(VLOOKUP([.$C21]; [NAHRUNGSLISTE.$B$3:.$K$1048576]; 5; 0); 0)*0.01*[.$D21]); IFERROR(VLOOKUP([.$C21]; [NAHRUNGSLISTE.$B$3:.$K$1048576]; 5; 0); 0)*0.01*[.$D21])">
            <text:p/>
          </table:table-cell>
          <table:table-cell table:style-name="ce222" table:formula="of:=IF([.$C21]=0; IF([.$D21]=0; &quot;&quot;; IFERROR(VLOOKUP([.$C21]; [NAHRUNGSLISTE.$B$3:.$K$1048576]; 6; 0); 0)*0.01*[.$D21]); IFERROR(VLOOKUP([.$C21]; [NAHRUNGSLISTE.$B$3:.$K$1048576]; 6; 0); 0)*0.01*[.$D21])">
            <text:p/>
          </table:table-cell>
          <table:table-cell table:style-name="ce226" table:formula="of:=IF([.$C21]=0; IF([.$D21]=0; &quot;&quot;; IFERROR(VLOOKUP([.$C21]; [NAHRUNGSLISTE.$B$3:.$K$1048576]; 7; 0); 0)*0.01*[.$D21]); IFERROR(VLOOKUP([.$C21]; [NAHRUNGSLISTE.$B$3:.$K$1048576]; 7; 0); 0)*0.01*[.$D21])">
            <text:p/>
          </table:table-cell>
          <table:table-cell table:style-name="ce231" table:formula="of:=IF([.$C21]=0; IF([.$D21]=0; &quot;&quot;; IFERROR(VLOOKUP([.$C21]; [NAHRUNGSLISTE.$B$3:.$K$1048576]; 8; 0); 0)*0.01*[.$D21]); IFERROR(VLOOKUP([.$C21]; [NAHRUNGSLISTE.$B$3:.$K$1048576]; 8; 0); 0)*0.01*[.$D21])">
            <text:p/>
          </table:table-cell>
          <table:table-cell table:style-name="ce243" table:formula="of:=IF([.$C21]=0; IF([.$D21]=0; &quot;&quot;; IFERROR(VLOOKUP([.$C21]; [NAHRUNGSLISTE.$B$3:.$K$1048576]; 9; 0); 0)*0.01*[.$D21]); IFERROR(VLOOKUP([.$C21]; [NAHRUNGSLISTE.$B$3:.$K$1048576]; 9; 0); 0)*0.01*[.$D21])">
            <text:p/>
          </table:table-cell>
          <table:table-cell table:style-name="ce261" table:formula="of:=IF([.$C21]=0; IF([.$D21]=0; &quot;&quot;; IFERROR(VLOOKUP([.$C21]; [NAHRUNGSLISTE.$B$3:.$K$1048576]; 10; 0); 0)*0.01*[.$D21]); IFERROR(VLOOKUP([.$C21]; [NAHRUNGSLISTE.$B$3:.$K$1048576]; 10; 0); 0)*0.01*[.$D21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2]=0; IF([.$D22]=0; &quot;&quot;; IFERROR(VLOOKUP([.$C22]; [NAHRUNGSLISTE.$B$3:.$K$1048576]; 3; 0); 0)*0.01*[.$D22]); IFERROR(VLOOKUP([.$C22]; [NAHRUNGSLISTE.$B$3:.$K$1048576]; 3; 0); 0)*0.01*[.$D22])">
            <text:p/>
          </table:table-cell>
          <table:table-cell table:style-name="ce210" table:formula="of:=IF([.$C22]=0; IF([.$D22]=0; &quot;&quot;; IFERROR(VLOOKUP([.$C22]; [NAHRUNGSLISTE.$B$3:.$K$1048576]; 4; 0); 0)*0.01*[.$D22]); IFERROR(VLOOKUP([.$C22]; [NAHRUNGSLISTE.$B$3:.$K$1048576]; 4; 0); 0)*0.01*[.$D22])">
            <text:p/>
          </table:table-cell>
          <table:table-cell table:style-name="ce215" table:formula="of:=IF([.$C22]=0; IF([.$D22]=0; &quot;&quot;; IFERROR(VLOOKUP([.$C22]; [NAHRUNGSLISTE.$B$3:.$K$1048576]; 5; 0); 0)*0.01*[.$D22]); IFERROR(VLOOKUP([.$C22]; [NAHRUNGSLISTE.$B$3:.$K$1048576]; 5; 0); 0)*0.01*[.$D22])">
            <text:p/>
          </table:table-cell>
          <table:table-cell table:style-name="ce222" table:formula="of:=IF([.$C22]=0; IF([.$D22]=0; &quot;&quot;; IFERROR(VLOOKUP([.$C22]; [NAHRUNGSLISTE.$B$3:.$K$1048576]; 6; 0); 0)*0.01*[.$D22]); IFERROR(VLOOKUP([.$C22]; [NAHRUNGSLISTE.$B$3:.$K$1048576]; 6; 0); 0)*0.01*[.$D22])">
            <text:p/>
          </table:table-cell>
          <table:table-cell table:style-name="ce226" table:formula="of:=IF([.$C22]=0; IF([.$D22]=0; &quot;&quot;; IFERROR(VLOOKUP([.$C22]; [NAHRUNGSLISTE.$B$3:.$K$1048576]; 7; 0); 0)*0.01*[.$D22]); IFERROR(VLOOKUP([.$C22]; [NAHRUNGSLISTE.$B$3:.$K$1048576]; 7; 0); 0)*0.01*[.$D22])">
            <text:p/>
          </table:table-cell>
          <table:table-cell table:style-name="ce231" table:formula="of:=IF([.$C22]=0; IF([.$D22]=0; &quot;&quot;; IFERROR(VLOOKUP([.$C22]; [NAHRUNGSLISTE.$B$3:.$K$1048576]; 8; 0); 0)*0.01*[.$D22]); IFERROR(VLOOKUP([.$C22]; [NAHRUNGSLISTE.$B$3:.$K$1048576]; 8; 0); 0)*0.01*[.$D22])">
            <text:p/>
          </table:table-cell>
          <table:table-cell table:style-name="ce243" table:formula="of:=IF([.$C22]=0; IF([.$D22]=0; &quot;&quot;; IFERROR(VLOOKUP([.$C22]; [NAHRUNGSLISTE.$B$3:.$K$1048576]; 9; 0); 0)*0.01*[.$D22]); IFERROR(VLOOKUP([.$C22]; [NAHRUNGSLISTE.$B$3:.$K$1048576]; 9; 0); 0)*0.01*[.$D22])">
            <text:p/>
          </table:table-cell>
          <table:table-cell table:style-name="ce261" table:formula="of:=IF([.$C22]=0; IF([.$D22]=0; &quot;&quot;; IFERROR(VLOOKUP([.$C22]; [NAHRUNGSLISTE.$B$3:.$K$1048576]; 10; 0); 0)*0.01*[.$D22]); IFERROR(VLOOKUP([.$C22]; [NAHRUNGSLISTE.$B$3:.$K$1048576]; 10; 0); 0)*0.01*[.$D22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3]=0; IF([.$D23]=0; &quot;&quot;; IFERROR(VLOOKUP([.$C23]; [NAHRUNGSLISTE.$B$3:.$K$1048576]; 3; 0); 0)*0.01*[.$D23]); IFERROR(VLOOKUP([.$C23]; [NAHRUNGSLISTE.$B$3:.$K$1048576]; 3; 0); 0)*0.01*[.$D23])">
            <text:p/>
          </table:table-cell>
          <table:table-cell table:style-name="ce210" table:formula="of:=IF([.$C23]=0; IF([.$D23]=0; &quot;&quot;; IFERROR(VLOOKUP([.$C23]; [NAHRUNGSLISTE.$B$3:.$K$1048576]; 4; 0); 0)*0.01*[.$D23]); IFERROR(VLOOKUP([.$C23]; [NAHRUNGSLISTE.$B$3:.$K$1048576]; 4; 0); 0)*0.01*[.$D23])">
            <text:p/>
          </table:table-cell>
          <table:table-cell table:style-name="ce215" table:formula="of:=IF([.$C23]=0; IF([.$D23]=0; &quot;&quot;; IFERROR(VLOOKUP([.$C23]; [NAHRUNGSLISTE.$B$3:.$K$1048576]; 5; 0); 0)*0.01*[.$D23]); IFERROR(VLOOKUP([.$C23]; [NAHRUNGSLISTE.$B$3:.$K$1048576]; 5; 0); 0)*0.01*[.$D23])">
            <text:p/>
          </table:table-cell>
          <table:table-cell table:style-name="ce222" table:formula="of:=IF([.$C23]=0; IF([.$D23]=0; &quot;&quot;; IFERROR(VLOOKUP([.$C23]; [NAHRUNGSLISTE.$B$3:.$K$1048576]; 6; 0); 0)*0.01*[.$D23]); IFERROR(VLOOKUP([.$C23]; [NAHRUNGSLISTE.$B$3:.$K$1048576]; 6; 0); 0)*0.01*[.$D23])">
            <text:p/>
          </table:table-cell>
          <table:table-cell table:style-name="ce226" table:formula="of:=IF([.$C23]=0; IF([.$D23]=0; &quot;&quot;; IFERROR(VLOOKUP([.$C23]; [NAHRUNGSLISTE.$B$3:.$K$1048576]; 7; 0); 0)*0.01*[.$D23]); IFERROR(VLOOKUP([.$C23]; [NAHRUNGSLISTE.$B$3:.$K$1048576]; 7; 0); 0)*0.01*[.$D23])">
            <text:p/>
          </table:table-cell>
          <table:table-cell table:style-name="ce231" table:formula="of:=IF([.$C23]=0; IF([.$D23]=0; &quot;&quot;; IFERROR(VLOOKUP([.$C23]; [NAHRUNGSLISTE.$B$3:.$K$1048576]; 8; 0); 0)*0.01*[.$D23]); IFERROR(VLOOKUP([.$C23]; [NAHRUNGSLISTE.$B$3:.$K$1048576]; 8; 0); 0)*0.01*[.$D23])">
            <text:p/>
          </table:table-cell>
          <table:table-cell table:style-name="ce243" table:formula="of:=IF([.$C23]=0; IF([.$D23]=0; &quot;&quot;; IFERROR(VLOOKUP([.$C23]; [NAHRUNGSLISTE.$B$3:.$K$1048576]; 9; 0); 0)*0.01*[.$D23]); IFERROR(VLOOKUP([.$C23]; [NAHRUNGSLISTE.$B$3:.$K$1048576]; 9; 0); 0)*0.01*[.$D23])">
            <text:p/>
          </table:table-cell>
          <table:table-cell table:style-name="ce261" table:formula="of:=IF([.$C23]=0; IF([.$D23]=0; &quot;&quot;; IFERROR(VLOOKUP([.$C23]; [NAHRUNGSLISTE.$B$3:.$K$1048576]; 10; 0); 0)*0.01*[.$D23]); IFERROR(VLOOKUP([.$C23]; [NAHRUNGSLISTE.$B$3:.$K$1048576]; 10; 0); 0)*0.01*[.$D23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4]=0; IF([.$D24]=0; &quot;&quot;; IFERROR(VLOOKUP([.$C24]; [NAHRUNGSLISTE.$B$3:.$K$1048576]; 3; 0); 0)*0.01*[.$D24]); IFERROR(VLOOKUP([.$C24]; [NAHRUNGSLISTE.$B$3:.$K$1048576]; 3; 0); 0)*0.01*[.$D24])">
            <text:p/>
          </table:table-cell>
          <table:table-cell table:style-name="ce210" table:formula="of:=IF([.$C24]=0; IF([.$D24]=0; &quot;&quot;; IFERROR(VLOOKUP([.$C24]; [NAHRUNGSLISTE.$B$3:.$K$1048576]; 4; 0); 0)*0.01*[.$D24]); IFERROR(VLOOKUP([.$C24]; [NAHRUNGSLISTE.$B$3:.$K$1048576]; 4; 0); 0)*0.01*[.$D24])">
            <text:p/>
          </table:table-cell>
          <table:table-cell table:style-name="ce215" table:formula="of:=IF([.$C24]=0; IF([.$D24]=0; &quot;&quot;; IFERROR(VLOOKUP([.$C24]; [NAHRUNGSLISTE.$B$3:.$K$1048576]; 5; 0); 0)*0.01*[.$D24]); IFERROR(VLOOKUP([.$C24]; [NAHRUNGSLISTE.$B$3:.$K$1048576]; 5; 0); 0)*0.01*[.$D24])">
            <text:p/>
          </table:table-cell>
          <table:table-cell table:style-name="ce222" table:formula="of:=IF([.$C24]=0; IF([.$D24]=0; &quot;&quot;; IFERROR(VLOOKUP([.$C24]; [NAHRUNGSLISTE.$B$3:.$K$1048576]; 6; 0); 0)*0.01*[.$D24]); IFERROR(VLOOKUP([.$C24]; [NAHRUNGSLISTE.$B$3:.$K$1048576]; 6; 0); 0)*0.01*[.$D24])">
            <text:p/>
          </table:table-cell>
          <table:table-cell table:style-name="ce226" table:formula="of:=IF([.$C24]=0; IF([.$D24]=0; &quot;&quot;; IFERROR(VLOOKUP([.$C24]; [NAHRUNGSLISTE.$B$3:.$K$1048576]; 7; 0); 0)*0.01*[.$D24]); IFERROR(VLOOKUP([.$C24]; [NAHRUNGSLISTE.$B$3:.$K$1048576]; 7; 0); 0)*0.01*[.$D24])">
            <text:p/>
          </table:table-cell>
          <table:table-cell table:style-name="ce231" table:formula="of:=IF([.$C24]=0; IF([.$D24]=0; &quot;&quot;; IFERROR(VLOOKUP([.$C24]; [NAHRUNGSLISTE.$B$3:.$K$1048576]; 8; 0); 0)*0.01*[.$D24]); IFERROR(VLOOKUP([.$C24]; [NAHRUNGSLISTE.$B$3:.$K$1048576]; 8; 0); 0)*0.01*[.$D24])">
            <text:p/>
          </table:table-cell>
          <table:table-cell table:style-name="ce243" table:formula="of:=IF([.$C24]=0; IF([.$D24]=0; &quot;&quot;; IFERROR(VLOOKUP([.$C24]; [NAHRUNGSLISTE.$B$3:.$K$1048576]; 9; 0); 0)*0.01*[.$D24]); IFERROR(VLOOKUP([.$C24]; [NAHRUNGSLISTE.$B$3:.$K$1048576]; 9; 0); 0)*0.01*[.$D24])">
            <text:p/>
          </table:table-cell>
          <table:table-cell table:style-name="ce261" table:formula="of:=IF([.$C24]=0; IF([.$D24]=0; &quot;&quot;; IFERROR(VLOOKUP([.$C24]; [NAHRUNGSLISTE.$B$3:.$K$1048576]; 10; 0); 0)*0.01*[.$D24]); IFERROR(VLOOKUP([.$C24]; [NAHRUNGSLISTE.$B$3:.$K$1048576]; 10; 0); 0)*0.01*[.$D24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5]=0; IF([.$D25]=0; &quot;&quot;; IFERROR(VLOOKUP([.$C25]; [NAHRUNGSLISTE.$B$3:.$K$1048576]; 3; 0); 0)*0.01*[.$D25]); IFERROR(VLOOKUP([.$C25]; [NAHRUNGSLISTE.$B$3:.$K$1048576]; 3; 0); 0)*0.01*[.$D25])">
            <text:p/>
          </table:table-cell>
          <table:table-cell table:style-name="ce210" table:formula="of:=IF([.$C25]=0; IF([.$D25]=0; &quot;&quot;; IFERROR(VLOOKUP([.$C25]; [NAHRUNGSLISTE.$B$3:.$K$1048576]; 4; 0); 0)*0.01*[.$D25]); IFERROR(VLOOKUP([.$C25]; [NAHRUNGSLISTE.$B$3:.$K$1048576]; 4; 0); 0)*0.01*[.$D25])">
            <text:p/>
          </table:table-cell>
          <table:table-cell table:style-name="ce215" table:formula="of:=IF([.$C25]=0; IF([.$D25]=0; &quot;&quot;; IFERROR(VLOOKUP([.$C25]; [NAHRUNGSLISTE.$B$3:.$K$1048576]; 5; 0); 0)*0.01*[.$D25]); IFERROR(VLOOKUP([.$C25]; [NAHRUNGSLISTE.$B$3:.$K$1048576]; 5; 0); 0)*0.01*[.$D25])">
            <text:p/>
          </table:table-cell>
          <table:table-cell table:style-name="ce222" table:formula="of:=IF([.$C25]=0; IF([.$D25]=0; &quot;&quot;; IFERROR(VLOOKUP([.$C25]; [NAHRUNGSLISTE.$B$3:.$K$1048576]; 6; 0); 0)*0.01*[.$D25]); IFERROR(VLOOKUP([.$C25]; [NAHRUNGSLISTE.$B$3:.$K$1048576]; 6; 0); 0)*0.01*[.$D25])">
            <text:p/>
          </table:table-cell>
          <table:table-cell table:style-name="ce226" table:formula="of:=IF([.$C25]=0; IF([.$D25]=0; &quot;&quot;; IFERROR(VLOOKUP([.$C25]; [NAHRUNGSLISTE.$B$3:.$K$1048576]; 7; 0); 0)*0.01*[.$D25]); IFERROR(VLOOKUP([.$C25]; [NAHRUNGSLISTE.$B$3:.$K$1048576]; 7; 0); 0)*0.01*[.$D25])">
            <text:p/>
          </table:table-cell>
          <table:table-cell table:style-name="ce231" table:formula="of:=IF([.$C25]=0; IF([.$D25]=0; &quot;&quot;; IFERROR(VLOOKUP([.$C25]; [NAHRUNGSLISTE.$B$3:.$K$1048576]; 8; 0); 0)*0.01*[.$D25]); IFERROR(VLOOKUP([.$C25]; [NAHRUNGSLISTE.$B$3:.$K$1048576]; 8; 0); 0)*0.01*[.$D25])">
            <text:p/>
          </table:table-cell>
          <table:table-cell table:style-name="ce243" table:formula="of:=IF([.$C25]=0; IF([.$D25]=0; &quot;&quot;; IFERROR(VLOOKUP([.$C25]; [NAHRUNGSLISTE.$B$3:.$K$1048576]; 9; 0); 0)*0.01*[.$D25]); IFERROR(VLOOKUP([.$C25]; [NAHRUNGSLISTE.$B$3:.$K$1048576]; 9; 0); 0)*0.01*[.$D25])">
            <text:p/>
          </table:table-cell>
          <table:table-cell table:style-name="ce261" table:formula="of:=IF([.$C25]=0; IF([.$D25]=0; &quot;&quot;; IFERROR(VLOOKUP([.$C25]; [NAHRUNGSLISTE.$B$3:.$K$1048576]; 10; 0); 0)*0.01*[.$D25]); IFERROR(VLOOKUP([.$C25]; [NAHRUNGSLISTE.$B$3:.$K$1048576]; 10; 0); 0)*0.01*[.$D25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5"/>
          <table:table-cell table:style-name="ce196" table:content-validation-name="val18"/>
          <table:table-cell table:style-name="ce201" table:formula="of:=IF([.$C26]=0; IF([.$D26]=0; &quot;&quot;; IFERROR(VLOOKUP([.$C26]; [NAHRUNGSLISTE.$B$3:.$K$1048576]; 3; 0); 0)*0.01*[.$D26]); IFERROR(VLOOKUP([.$C26]; [NAHRUNGSLISTE.$B$3:.$K$1048576]; 3; 0); 0)*0.01*[.$D26])">
            <text:p/>
          </table:table-cell>
          <table:table-cell table:style-name="ce210" table:formula="of:=IF([.$C26]=0; IF([.$D26]=0; &quot;&quot;; IFERROR(VLOOKUP([.$C26]; [NAHRUNGSLISTE.$B$3:.$K$1048576]; 4; 0); 0)*0.01*[.$D26]); IFERROR(VLOOKUP([.$C26]; [NAHRUNGSLISTE.$B$3:.$K$1048576]; 4; 0); 0)*0.01*[.$D26])">
            <text:p/>
          </table:table-cell>
          <table:table-cell table:style-name="ce215" table:formula="of:=IF([.$C26]=0; IF([.$D26]=0; &quot;&quot;; IFERROR(VLOOKUP([.$C26]; [NAHRUNGSLISTE.$B$3:.$K$1048576]; 5; 0); 0)*0.01*[.$D26]); IFERROR(VLOOKUP([.$C26]; [NAHRUNGSLISTE.$B$3:.$K$1048576]; 5; 0); 0)*0.01*[.$D26])">
            <text:p/>
          </table:table-cell>
          <table:table-cell table:style-name="ce222" table:formula="of:=IF([.$C26]=0; IF([.$D26]=0; &quot;&quot;; IFERROR(VLOOKUP([.$C26]; [NAHRUNGSLISTE.$B$3:.$K$1048576]; 6; 0); 0)*0.01*[.$D26]); IFERROR(VLOOKUP([.$C26]; [NAHRUNGSLISTE.$B$3:.$K$1048576]; 6; 0); 0)*0.01*[.$D26])">
            <text:p/>
          </table:table-cell>
          <table:table-cell table:style-name="ce226" table:formula="of:=IF([.$C26]=0; IF([.$D26]=0; &quot;&quot;; IFERROR(VLOOKUP([.$C26]; [NAHRUNGSLISTE.$B$3:.$K$1048576]; 7; 0); 0)*0.01*[.$D26]); IFERROR(VLOOKUP([.$C26]; [NAHRUNGSLISTE.$B$3:.$K$1048576]; 7; 0); 0)*0.01*[.$D26])">
            <text:p/>
          </table:table-cell>
          <table:table-cell table:style-name="ce231" table:formula="of:=IF([.$C26]=0; IF([.$D26]=0; &quot;&quot;; IFERROR(VLOOKUP([.$C26]; [NAHRUNGSLISTE.$B$3:.$K$1048576]; 8; 0); 0)*0.01*[.$D26]); IFERROR(VLOOKUP([.$C26]; [NAHRUNGSLISTE.$B$3:.$K$1048576]; 8; 0); 0)*0.01*[.$D26])">
            <text:p/>
          </table:table-cell>
          <table:table-cell table:style-name="ce243" table:formula="of:=IF([.$C26]=0; IF([.$D26]=0; &quot;&quot;; IFERROR(VLOOKUP([.$C26]; [NAHRUNGSLISTE.$B$3:.$K$1048576]; 9; 0); 0)*0.01*[.$D26]); IFERROR(VLOOKUP([.$C26]; [NAHRUNGSLISTE.$B$3:.$K$1048576]; 9; 0); 0)*0.01*[.$D26])">
            <text:p/>
          </table:table-cell>
          <table:table-cell table:style-name="ce261" table:formula="of:=IF([.$C26]=0; IF([.$D26]=0; &quot;&quot;; IFERROR(VLOOKUP([.$C26]; [NAHRUNGSLISTE.$B$3:.$K$1048576]; 10; 0); 0)*0.01*[.$D26]); IFERROR(VLOOKUP([.$C26]; [NAHRUNGSLISTE.$B$3:.$K$1048576]; 10; 0); 0)*0.01*[.$D26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7]=0; IF([.$D27]=0; &quot;&quot;; IFERROR(VLOOKUP([.$C27]; [NAHRUNGSLISTE.$B$3:.$K$1048576]; 3; 0); 0)*0.01*[.$D27]); IFERROR(VLOOKUP([.$C27]; [NAHRUNGSLISTE.$B$3:.$K$1048576]; 3; 0); 0)*0.01*[.$D27])">
            <text:p/>
          </table:table-cell>
          <table:table-cell table:style-name="ce210" table:formula="of:=IF([.$C27]=0; IF([.$D27]=0; &quot;&quot;; IFERROR(VLOOKUP([.$C27]; [NAHRUNGSLISTE.$B$3:.$K$1048576]; 4; 0); 0)*0.01*[.$D27]); IFERROR(VLOOKUP([.$C27]; [NAHRUNGSLISTE.$B$3:.$K$1048576]; 4; 0); 0)*0.01*[.$D27])">
            <text:p/>
          </table:table-cell>
          <table:table-cell table:style-name="ce215" table:formula="of:=IF([.$C27]=0; IF([.$D27]=0; &quot;&quot;; IFERROR(VLOOKUP([.$C27]; [NAHRUNGSLISTE.$B$3:.$K$1048576]; 5; 0); 0)*0.01*[.$D27]); IFERROR(VLOOKUP([.$C27]; [NAHRUNGSLISTE.$B$3:.$K$1048576]; 5; 0); 0)*0.01*[.$D27])">
            <text:p/>
          </table:table-cell>
          <table:table-cell table:style-name="ce222" table:formula="of:=IF([.$C27]=0; IF([.$D27]=0; &quot;&quot;; IFERROR(VLOOKUP([.$C27]; [NAHRUNGSLISTE.$B$3:.$K$1048576]; 6; 0); 0)*0.01*[.$D27]); IFERROR(VLOOKUP([.$C27]; [NAHRUNGSLISTE.$B$3:.$K$1048576]; 6; 0); 0)*0.01*[.$D27])">
            <text:p/>
          </table:table-cell>
          <table:table-cell table:style-name="ce226" table:formula="of:=IF([.$C27]=0; IF([.$D27]=0; &quot;&quot;; IFERROR(VLOOKUP([.$C27]; [NAHRUNGSLISTE.$B$3:.$K$1048576]; 7; 0); 0)*0.01*[.$D27]); IFERROR(VLOOKUP([.$C27]; [NAHRUNGSLISTE.$B$3:.$K$1048576]; 7; 0); 0)*0.01*[.$D27])">
            <text:p/>
          </table:table-cell>
          <table:table-cell table:style-name="ce231" table:formula="of:=IF([.$C27]=0; IF([.$D27]=0; &quot;&quot;; IFERROR(VLOOKUP([.$C27]; [NAHRUNGSLISTE.$B$3:.$K$1048576]; 8; 0); 0)*0.01*[.$D27]); IFERROR(VLOOKUP([.$C27]; [NAHRUNGSLISTE.$B$3:.$K$1048576]; 8; 0); 0)*0.01*[.$D27])">
            <text:p/>
          </table:table-cell>
          <table:table-cell table:style-name="ce243" table:formula="of:=IF([.$C27]=0; IF([.$D27]=0; &quot;&quot;; IFERROR(VLOOKUP([.$C27]; [NAHRUNGSLISTE.$B$3:.$K$1048576]; 9; 0); 0)*0.01*[.$D27]); IFERROR(VLOOKUP([.$C27]; [NAHRUNGSLISTE.$B$3:.$K$1048576]; 9; 0); 0)*0.01*[.$D27])">
            <text:p/>
          </table:table-cell>
          <table:table-cell table:style-name="ce261" table:formula="of:=IF([.$C27]=0; IF([.$D27]=0; &quot;&quot;; IFERROR(VLOOKUP([.$C27]; [NAHRUNGSLISTE.$B$3:.$K$1048576]; 10; 0); 0)*0.01*[.$D27]); IFERROR(VLOOKUP([.$C27]; [NAHRUNGSLISTE.$B$3:.$K$1048576]; 10; 0); 0)*0.01*[.$D27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8]=0; IF([.$D28]=0; &quot;&quot;; IFERROR(VLOOKUP([.$C28]; [NAHRUNGSLISTE.$B$3:.$K$1048576]; 3; 0); 0)*0.01*[.$D28]); IFERROR(VLOOKUP([.$C28]; [NAHRUNGSLISTE.$B$3:.$K$1048576]; 3; 0); 0)*0.01*[.$D28])">
            <text:p/>
          </table:table-cell>
          <table:table-cell table:style-name="ce210" table:formula="of:=IF([.$C28]=0; IF([.$D28]=0; &quot;&quot;; IFERROR(VLOOKUP([.$C28]; [NAHRUNGSLISTE.$B$3:.$K$1048576]; 4; 0); 0)*0.01*[.$D28]); IFERROR(VLOOKUP([.$C28]; [NAHRUNGSLISTE.$B$3:.$K$1048576]; 4; 0); 0)*0.01*[.$D28])">
            <text:p/>
          </table:table-cell>
          <table:table-cell table:style-name="ce215" table:formula="of:=IF([.$C28]=0; IF([.$D28]=0; &quot;&quot;; IFERROR(VLOOKUP([.$C28]; [NAHRUNGSLISTE.$B$3:.$K$1048576]; 5; 0); 0)*0.01*[.$D28]); IFERROR(VLOOKUP([.$C28]; [NAHRUNGSLISTE.$B$3:.$K$1048576]; 5; 0); 0)*0.01*[.$D28])">
            <text:p/>
          </table:table-cell>
          <table:table-cell table:style-name="ce222" table:formula="of:=IF([.$C28]=0; IF([.$D28]=0; &quot;&quot;; IFERROR(VLOOKUP([.$C28]; [NAHRUNGSLISTE.$B$3:.$K$1048576]; 6; 0); 0)*0.01*[.$D28]); IFERROR(VLOOKUP([.$C28]; [NAHRUNGSLISTE.$B$3:.$K$1048576]; 6; 0); 0)*0.01*[.$D28])">
            <text:p/>
          </table:table-cell>
          <table:table-cell table:style-name="ce226" table:formula="of:=IF([.$C28]=0; IF([.$D28]=0; &quot;&quot;; IFERROR(VLOOKUP([.$C28]; [NAHRUNGSLISTE.$B$3:.$K$1048576]; 7; 0); 0)*0.01*[.$D28]); IFERROR(VLOOKUP([.$C28]; [NAHRUNGSLISTE.$B$3:.$K$1048576]; 7; 0); 0)*0.01*[.$D28])">
            <text:p/>
          </table:table-cell>
          <table:table-cell table:style-name="ce231" table:formula="of:=IF([.$C28]=0; IF([.$D28]=0; &quot;&quot;; IFERROR(VLOOKUP([.$C28]; [NAHRUNGSLISTE.$B$3:.$K$1048576]; 8; 0); 0)*0.01*[.$D28]); IFERROR(VLOOKUP([.$C28]; [NAHRUNGSLISTE.$B$3:.$K$1048576]; 8; 0); 0)*0.01*[.$D28])">
            <text:p/>
          </table:table-cell>
          <table:table-cell table:style-name="ce243" table:formula="of:=IF([.$C28]=0; IF([.$D28]=0; &quot;&quot;; IFERROR(VLOOKUP([.$C28]; [NAHRUNGSLISTE.$B$3:.$K$1048576]; 9; 0); 0)*0.01*[.$D28]); IFERROR(VLOOKUP([.$C28]; [NAHRUNGSLISTE.$B$3:.$K$1048576]; 9; 0); 0)*0.01*[.$D28])">
            <text:p/>
          </table:table-cell>
          <table:table-cell table:style-name="ce261" table:formula="of:=IF([.$C28]=0; IF([.$D28]=0; &quot;&quot;; IFERROR(VLOOKUP([.$C28]; [NAHRUNGSLISTE.$B$3:.$K$1048576]; 10; 0); 0)*0.01*[.$D28]); IFERROR(VLOOKUP([.$C28]; [NAHRUNGSLISTE.$B$3:.$K$1048576]; 10; 0); 0)*0.01*[.$D28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29]=0; IF([.$D29]=0; &quot;&quot;; IFERROR(VLOOKUP([.$C29]; [NAHRUNGSLISTE.$B$3:.$K$1048576]; 3; 0); 0)*0.01*[.$D29]); IFERROR(VLOOKUP([.$C29]; [NAHRUNGSLISTE.$B$3:.$K$1048576]; 3; 0); 0)*0.01*[.$D29])">
            <text:p/>
          </table:table-cell>
          <table:table-cell table:style-name="ce210" table:formula="of:=IF([.$C29]=0; IF([.$D29]=0; &quot;&quot;; IFERROR(VLOOKUP([.$C29]; [NAHRUNGSLISTE.$B$3:.$K$1048576]; 4; 0); 0)*0.01*[.$D29]); IFERROR(VLOOKUP([.$C29]; [NAHRUNGSLISTE.$B$3:.$K$1048576]; 4; 0); 0)*0.01*[.$D29])">
            <text:p/>
          </table:table-cell>
          <table:table-cell table:style-name="ce215" table:formula="of:=IF([.$C29]=0; IF([.$D29]=0; &quot;&quot;; IFERROR(VLOOKUP([.$C29]; [NAHRUNGSLISTE.$B$3:.$K$1048576]; 5; 0); 0)*0.01*[.$D29]); IFERROR(VLOOKUP([.$C29]; [NAHRUNGSLISTE.$B$3:.$K$1048576]; 5; 0); 0)*0.01*[.$D29])">
            <text:p/>
          </table:table-cell>
          <table:table-cell table:style-name="ce222" table:formula="of:=IF([.$C29]=0; IF([.$D29]=0; &quot;&quot;; IFERROR(VLOOKUP([.$C29]; [NAHRUNGSLISTE.$B$3:.$K$1048576]; 6; 0); 0)*0.01*[.$D29]); IFERROR(VLOOKUP([.$C29]; [NAHRUNGSLISTE.$B$3:.$K$1048576]; 6; 0); 0)*0.01*[.$D29])">
            <text:p/>
          </table:table-cell>
          <table:table-cell table:style-name="ce226" table:formula="of:=IF([.$C29]=0; IF([.$D29]=0; &quot;&quot;; IFERROR(VLOOKUP([.$C29]; [NAHRUNGSLISTE.$B$3:.$K$1048576]; 7; 0); 0)*0.01*[.$D29]); IFERROR(VLOOKUP([.$C29]; [NAHRUNGSLISTE.$B$3:.$K$1048576]; 7; 0); 0)*0.01*[.$D29])">
            <text:p/>
          </table:table-cell>
          <table:table-cell table:style-name="ce231" table:formula="of:=IF([.$C29]=0; IF([.$D29]=0; &quot;&quot;; IFERROR(VLOOKUP([.$C29]; [NAHRUNGSLISTE.$B$3:.$K$1048576]; 8; 0); 0)*0.01*[.$D29]); IFERROR(VLOOKUP([.$C29]; [NAHRUNGSLISTE.$B$3:.$K$1048576]; 8; 0); 0)*0.01*[.$D29])">
            <text:p/>
          </table:table-cell>
          <table:table-cell table:style-name="ce243" table:formula="of:=IF([.$C29]=0; IF([.$D29]=0; &quot;&quot;; IFERROR(VLOOKUP([.$C29]; [NAHRUNGSLISTE.$B$3:.$K$1048576]; 9; 0); 0)*0.01*[.$D29]); IFERROR(VLOOKUP([.$C29]; [NAHRUNGSLISTE.$B$3:.$K$1048576]; 9; 0); 0)*0.01*[.$D29])">
            <text:p/>
          </table:table-cell>
          <table:table-cell table:style-name="ce261" table:formula="of:=IF([.$C29]=0; IF([.$D29]=0; &quot;&quot;; IFERROR(VLOOKUP([.$C29]; [NAHRUNGSLISTE.$B$3:.$K$1048576]; 10; 0); 0)*0.01*[.$D29]); IFERROR(VLOOKUP([.$C29]; [NAHRUNGSLISTE.$B$3:.$K$1048576]; 10; 0); 0)*0.01*[.$D29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7">
          <table:table-cell table:style-name="ce105"/>
          <table:table-cell table:style-name="ce116"/>
          <table:table-cell table:style-name="ce217" table:content-validation-name="val14"/>
          <table:table-cell table:style-name="ce196" table:content-validation-name="val18"/>
          <table:table-cell table:style-name="ce201" table:formula="of:=IF([.$C30]=0; IF([.$D30]=0; &quot;&quot;; IFERROR(VLOOKUP([.$C30]; [NAHRUNGSLISTE.$B$3:.$K$1048576]; 3; 0); 0)*0.01*[.$D30]); IFERROR(VLOOKUP([.$C30]; [NAHRUNGSLISTE.$B$3:.$K$1048576]; 3; 0); 0)*0.01*[.$D30])">
            <text:p/>
          </table:table-cell>
          <table:table-cell table:style-name="ce210" table:formula="of:=IF([.$C30]=0; IF([.$D30]=0; &quot;&quot;; IFERROR(VLOOKUP([.$C30]; [NAHRUNGSLISTE.$B$3:.$K$1048576]; 4; 0); 0)*0.01*[.$D30]); IFERROR(VLOOKUP([.$C30]; [NAHRUNGSLISTE.$B$3:.$K$1048576]; 4; 0); 0)*0.01*[.$D30])">
            <text:p/>
          </table:table-cell>
          <table:table-cell table:style-name="ce215" table:formula="of:=IF([.$C30]=0; IF([.$D30]=0; &quot;&quot;; IFERROR(VLOOKUP([.$C30]; [NAHRUNGSLISTE.$B$3:.$K$1048576]; 5; 0); 0)*0.01*[.$D30]); IFERROR(VLOOKUP([.$C30]; [NAHRUNGSLISTE.$B$3:.$K$1048576]; 5; 0); 0)*0.01*[.$D30])">
            <text:p/>
          </table:table-cell>
          <table:table-cell table:style-name="ce222" table:formula="of:=IF([.$C30]=0; IF([.$D30]=0; &quot;&quot;; IFERROR(VLOOKUP([.$C30]; [NAHRUNGSLISTE.$B$3:.$K$1048576]; 6; 0); 0)*0.01*[.$D30]); IFERROR(VLOOKUP([.$C30]; [NAHRUNGSLISTE.$B$3:.$K$1048576]; 6; 0); 0)*0.01*[.$D30])">
            <text:p/>
          </table:table-cell>
          <table:table-cell table:style-name="ce226" table:formula="of:=IF([.$C30]=0; IF([.$D30]=0; &quot;&quot;; IFERROR(VLOOKUP([.$C30]; [NAHRUNGSLISTE.$B$3:.$K$1048576]; 7; 0); 0)*0.01*[.$D30]); IFERROR(VLOOKUP([.$C30]; [NAHRUNGSLISTE.$B$3:.$K$1048576]; 7; 0); 0)*0.01*[.$D30])">
            <text:p/>
          </table:table-cell>
          <table:table-cell table:style-name="ce231" table:formula="of:=IF([.$C30]=0; IF([.$D30]=0; &quot;&quot;; IFERROR(VLOOKUP([.$C30]; [NAHRUNGSLISTE.$B$3:.$K$1048576]; 8; 0); 0)*0.01*[.$D30]); IFERROR(VLOOKUP([.$C30]; [NAHRUNGSLISTE.$B$3:.$K$1048576]; 8; 0); 0)*0.01*[.$D30])">
            <text:p/>
          </table:table-cell>
          <table:table-cell table:style-name="ce243" table:formula="of:=IF([.$C30]=0; IF([.$D30]=0; &quot;&quot;; IFERROR(VLOOKUP([.$C30]; [NAHRUNGSLISTE.$B$3:.$K$1048576]; 9; 0); 0)*0.01*[.$D30]); IFERROR(VLOOKUP([.$C30]; [NAHRUNGSLISTE.$B$3:.$K$1048576]; 9; 0); 0)*0.01*[.$D30])">
            <text:p/>
          </table:table-cell>
          <table:table-cell table:style-name="ce261" table:formula="of:=IF([.$C30]=0; IF([.$D30]=0; &quot;&quot;; IFERROR(VLOOKUP([.$C30]; [NAHRUNGSLISTE.$B$3:.$K$1048576]; 10; 0); 0)*0.01*[.$D30]); IFERROR(VLOOKUP([.$C30]; [NAHRUNGSLISTE.$B$3:.$K$1048576]; 10; 0); 0)*0.01*[.$D30])">
            <text:p/>
          </table:table-cell>
          <table:table-cell table:style-name="ce106"/>
          <table:table-cell table:style-name="ce105"/>
          <table:table-cell table:style-name="ce106" table:number-columns-repeated="69"/>
          <table:table-cell table:style-name="ce187" office:value-type="string" calcext:value-type="string">
            <text:p>––</text:p>
          </table:table-cell>
          <table:table-cell table:style-name="ce236" table:number-columns-repeated="940"/>
        </table:table-row>
        <table:table-row table:style-name="ro13">
          <table:table-cell table:style-name="ce104"/>
          <table:table-cell table:style-name="ce114"/>
          <table:table-cell table:style-name="ce125" office:value-type="string" calcext:value-type="string">
            <text:p>GESAMT</text:p>
          </table:table-cell>
          <table:table-cell table:style-name="ce197" table:formula="of:= SUM([.$D$4:.$D$30])" office:value-type="float" office:value="0" calcext:value-type="float">
            <text:p>0 g</text:p>
          </table:table-cell>
          <table:table-cell table:style-name="ce197" table:formula="of:= SUM([.$E$4:.$E$30])" office:value-type="float" office:value="0" calcext:value-type="float">
            <text:p>0 g</text:p>
          </table:table-cell>
          <table:table-cell table:style-name="ce197" table:formula="of:= SUM([.$F$4:.$F$30])" office:value-type="float" office:value="0" calcext:value-type="float">
            <text:p>0 g</text:p>
          </table:table-cell>
          <table:table-cell table:style-name="ce216" table:formula="of:= SUM([.$G$4:.$G$30])" office:value-type="float" office:value="0" calcext:value-type="float">
            <text:p>0 g</text:p>
          </table:table-cell>
          <table:table-cell table:style-name="ce216" table:formula="of:= SUM([.$H$4:.$H$30])" office:value-type="float" office:value="0" calcext:value-type="float">
            <text:p>0 g</text:p>
          </table:table-cell>
          <table:table-cell table:style-name="ce216" table:formula="of:= SUM([.$I$4:.$I$30])" office:value-type="float" office:value="0" calcext:value-type="float">
            <text:p>0 g</text:p>
          </table:table-cell>
          <table:table-cell table:style-name="ce216" table:formula="of:= SUM([.$J$4:.$J$30])" office:value-type="float" office:value="0" calcext:value-type="float">
            <text:p>0 g</text:p>
          </table:table-cell>
          <table:table-cell table:style-name="ce255" table:formula="of:= ROUND([$OPERATIONEN.$N$3]; 1)" office:value-type="float" office:value="0" calcext:value-type="float">
            <text:p>0 g</text:p>
          </table:table-cell>
          <table:table-cell table:style-name="ce262" table:formula="of:= SUM([.$L$4:.$L$30])" office:value-type="float" office:value="0" calcext:value-type="float">
            <text:p>0 kcal</text:p>
          </table:table-cell>
          <table:table-cell table:style-name="ce107"/>
          <table:table-cell table:style-name="ce104"/>
          <table:table-cell table:style-name="ce107" table:number-columns-repeated="5"/>
          <table:table-cell table:style-name="ce102" table:number-columns-repeated="17"/>
          <table:table-cell table:style-name="ce109" table:number-columns-repeated="42"/>
          <table:table-cell table:style-name="ce235" table:number-columns-repeated="5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13">
          <table:table-cell table:style-name="ce104"/>
          <table:table-cell table:style-name="ce114"/>
          <table:table-cell table:style-name="ce289" office:value-type="string" calcext:value-type="string">
            <text:p>NOCH ÜBRIG</text:p>
          </table:table-cell>
          <table:table-cell table:style-name="ce311" office:value-type="string" calcext:value-type="string">
            <text:p>––</text:p>
          </table:table-cell>
          <table:table-cell table:style-name="ce320" table:formula="of:= IFERROR(IF([.$E$33] = &quot;––&quot;; &quot;––&quot;; SUM([.$E$33]; -[.$E$31])); &quot;––&quot;)" office:value-type="string" office:string-value="––" calcext:value-type="string">
            <text:p>––</text:p>
          </table:table-cell>
          <table:table-cell table:style-name="ce320" table:formula="of:= IFERROR(IF([.$F$33] = &quot;––&quot;; &quot;––&quot;; SUM([.$F$33]; -[.$F$31])); &quot;––&quot;)" office:value-type="string" office:string-value="––" calcext:value-type="string">
            <text:p>––</text:p>
          </table:table-cell>
          <table:table-cell table:style-name="ce320" table:formula="of:= IFERROR(IF([.$G$33] = &quot;––&quot;; &quot;––&quot;; SUM([.$G$33]; -[.$G$31])); &quot;––&quot;)" office:value-type="string" office:string-value="––" calcext:value-type="string">
            <text:p>––</text:p>
          </table:table-cell>
          <table:table-cell table:style-name="ce320" table:formula="of:= IFERROR(IF([.$H$33] = &quot;––&quot;; &quot;––&quot;; SUM([.$H$33]; -[.$H$31])); &quot;––&quot;)" office:value-type="string" office:string-value="––" calcext:value-type="string">
            <text:p>––</text:p>
          </table:table-cell>
          <table:table-cell table:style-name="ce320" table:formula="of:= IFERROR(IF([.$I$33] = &quot;––&quot;; &quot;––&quot;; SUM([.$I$33]; -[.$I$31])); &quot;––&quot;)" office:value-type="string" office:string-value="––" calcext:value-type="string">
            <text:p>––</text:p>
          </table:table-cell>
          <table:table-cell table:style-name="ce320" table:formula="of:= IFERROR(IF([.$J$33] = &quot;––&quot;; &quot;––&quot;; SUM([.$J$33]; -[.$J$31])); &quot;––&quot;)" office:value-type="string" office:string-value="––" calcext:value-type="string">
            <text:p>––</text:p>
          </table:table-cell>
          <table:table-cell table:style-name="ce360" table:formula="of:= IFERROR(IF([.$K$33] = &quot;––&quot;; &quot;––&quot;; SUM([.$K$33]; -[.$K$31])); &quot;––&quot;)" office:value-type="string" office:string-value="––" calcext:value-type="string">
            <text:p>––</text:p>
          </table:table-cell>
          <table:table-cell table:style-name="ce251" table:formula="of:= IFERROR(IF([.$L$33] = &quot;––&quot;; &quot;––&quot;; SUM([.$L$33]; -[.$L$31])); &quot;––&quot;)" office:value-type="string" office:string-value="––" calcext:value-type="string">
            <text:p>––</text:p>
          </table:table-cell>
          <table:table-cell table:style-name="ce107"/>
          <table:table-cell table:style-name="ce104"/>
          <table:table-cell table:style-name="ce107" table:number-columns-repeated="5"/>
          <table:table-cell table:style-name="ce102" table:number-columns-repeated="17"/>
          <table:table-cell table:style-name="ce109" table:number-columns-repeated="42"/>
          <table:table-cell table:style-name="ce235" table:number-columns-repeated="5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13">
          <table:table-cell table:style-name="ce104"/>
          <table:table-cell table:style-name="ce114"/>
          <table:table-cell table:style-name="ce128" office:value-type="string" calcext:value-type="string">
            <text:p>TAGESZIEL / TAGESGRENZE</text:p>
          </table:table-cell>
          <table:table-cell table:style-name="ce307" office:value-type="string" calcext:value-type="string">
            <text:p>––</text:p>
          </table:table-cell>
          <table:table-cell table:style-name="ce206" table:formula="of:= IFERROR(IF([.$E$34] = &quot;MINDESTENS&quot;; [.$L$33] * 0.135 / 4; IF([.$E$34] = &quot;HÖCHSTENS&quot;; [.$L$33] * 0.35 / 4; [.$L$33] * 0.225 / 4));&quot;––&quot;)" office:value-type="string" office:string-value="––" calcext:value-type="string">
            <text:p>––</text:p>
          </table:table-cell>
          <table:table-cell table:style-name="ce206" table:formula="of:= IFERROR(IF([.$F$34] = &quot;MINDESTENS&quot;; [.$L$33] * 0.25 / 9; IF([.$F$34] = &quot;HÖCHSTENS&quot;; [.$L$33] * 0.35 / 9; [.$L$33] * 0.3 / 9)); &quot;––&quot;)" office:value-type="string" office:string-value="––" calcext:value-type="string">
            <text:p>––</text:p>
          </table:table-cell>
          <table:table-cell table:style-name="ce206" table:formula="of:= IFERROR([.$L$33] * 0.09 / 9; &quot;––&quot;)" office:value-type="string" office:string-value="––" calcext:value-type="string">
            <text:p>––</text:p>
          </table:table-cell>
          <table:table-cell table:style-name="ce206" table:formula="of:= IFERROR(IF([.$H$34] = &quot;MINDESTENS&quot;; [.$L$33] * 0.45 / 4; IF([.$H$34] = &quot;HÖCHSTENS&quot;; [.$L$33] * 0.65 / 4; [.$L$33] * 0.55 / 4)); &quot;––&quot;)" office:value-type="string" office:string-value="––" calcext:value-type="string">
            <text:p>––</text:p>
          </table:table-cell>
          <table:table-cell table:style-name="ce206" table:formula="of:= IFERROR(IF([.$I$34] = &quot;MINDESTENS&quot;; [.$L$33] * 0.06 / 4; IF([.$I$34] = &quot;HÖCHSTENS&quot;; [.$L$33] * 0.1/4; [.$L$33] * 0.08 / 4)); &quot;––&quot;)" office:value-type="string" office:string-value="––" calcext:value-type="string">
            <text:p>––</text:p>
          </table:table-cell>
          <table:table-cell table:style-name="ce234" table:formula="of:= IFERROR(IF([$'FITNESS-PROFIL'.$E$5] = &quot;&quot;; &quot;––&quot;; IF([.$J$34] = &quot;EMPFOHLEN&quot;; IF([$'FITNESS-PROFIL'.$E$5] = &quot;♂&quot;; 38; 25); IF([.$J$34] = &quot;HÖCHSTENS&quot;; 70; IF([$'FITNESS-PROFIL'.$E$5] = &quot;♂&quot;; 30; 21)))); &quot;––&quot;)" office:value-type="string" office:string-value="––" calcext:value-type="string">
            <text:p>––</text:p>
          </table:table-cell>
          <table:table-cell table:style-name="ce234" table:formula="of:= IFERROR(IF([.$L$33] = &quot;––&quot; ; &quot;––&quot;; 2.3); &quot;––&quot;)" office:value-type="string" office:string-value="––" calcext:value-type="string">
            <text:p>––</text:p>
          </table:table-cell>
          <table:table-cell table:style-name="ce264" table:formula="of:= IFERROR([$OPERATIONEN.$G$17]; &quot;––&quot;)" office:value-type="string" office:string-value="––" calcext:value-type="string">
            <text:p>––</text:p>
          </table:table-cell>
          <table:table-cell table:style-name="ce107"/>
          <table:table-cell table:style-name="ce104"/>
          <table:table-cell table:style-name="ce107" table:number-columns-repeated="5"/>
          <table:table-cell table:style-name="ce102" table:number-columns-repeated="17"/>
          <table:table-cell table:style-name="ce109" table:number-columns-repeated="42"/>
          <table:table-cell table:style-name="ce235" table:number-columns-repeated="5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13">
          <table:table-cell table:style-name="ce104"/>
          <table:table-cell table:style-name="ce114"/>
          <table:table-cell table:style-name="ce284" table:content-validation-name="val16" office:value-type="string" calcext:value-type="string">
            <text:p><text:s text:c="7"/>QUANTITÄT <text:s/>⬇</text:p>
          </table:table-cell>
          <table:table-cell table:style-name="ce295" office:value-type="string" calcext:value-type="string">
            <text:p>EGAL</text:p>
          </table:table-cell>
          <table:table-cell table:style-name="ce269" table:content-validation-name="val19" office:value-type="string" calcext:value-type="string">
            <text:p>DURCHSCHNITT</text:p>
          </table:table-cell>
          <table:table-cell table:style-name="ce269" table:content-validation-name="val20" office:value-type="string" calcext:value-type="string">
            <text:p>HÖCHSTENS</text:p>
          </table:table-cell>
          <table:table-cell table:style-name="ce295" office:value-type="string" calcext:value-type="string">
            <text:p>HÖCHSTENS</text:p>
          </table:table-cell>
          <table:table-cell table:style-name="ce269" table:content-validation-name="val21" office:value-type="string" calcext:value-type="string">
            <text:p>MINDESTENS</text:p>
          </table:table-cell>
          <table:table-cell table:style-name="ce269" table:content-validation-name="val22" office:value-type="string" calcext:value-type="string">
            <text:p>HÖCHSTENS</text:p>
          </table:table-cell>
          <table:table-cell table:style-name="ce269" table:content-validation-name="val23" office:value-type="string" calcext:value-type="string">
            <text:p>MINDESTENS</text:p>
          </table:table-cell>
          <table:table-cell table:style-name="ce228" office:value-type="string" calcext:value-type="string">
            <text:p>HÖCHSTENS</text:p>
          </table:table-cell>
          <table:table-cell table:style-name="ce295" office:value-type="string" calcext:value-type="string">
            <text:p>UNGEFÄHR</text:p>
          </table:table-cell>
          <table:table-cell table:style-name="ce107"/>
          <table:table-cell table:style-name="ce104"/>
          <table:table-cell table:style-name="ce107" table:number-columns-repeated="5"/>
          <table:table-cell table:style-name="ce102" table:number-columns-repeated="17"/>
          <table:table-cell table:style-name="ce109" table:number-columns-repeated="42"/>
          <table:table-cell table:style-name="ce235" table:number-columns-repeated="5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9">
          <table:table-cell table:style-name="ce104"/>
          <table:table-cell table:style-name="ce114"/>
          <table:table-cell table:style-name="ce132" table:number-columns-repeated="10"/>
          <table:table-cell table:style-name="ce107"/>
          <table:table-cell table:style-name="ce104"/>
          <table:table-cell table:style-name="ce107" table:number-columns-repeated="5"/>
          <table:table-cell table:style-name="ce102" table:number-columns-repeated="17"/>
          <table:table-cell table:style-name="ce109" table:number-columns-repeated="42"/>
          <table:table-cell table:style-name="ce235" table:number-columns-repeated="6"/>
          <table:table-cell table:number-columns-repeated="940"/>
        </table:table-row>
        <table:table-row table:style-name="ro9">
          <table:table-cell table:style-name="ce104"/>
          <table:table-cell table:style-name="ce114"/>
          <table:table-cell table:style-name="ce132" table:number-columns-repeated="11"/>
          <table:table-cell table:style-name="ce233"/>
          <table:table-cell table:style-name="ce132" table:number-columns-repeated="3"/>
          <table:table-cell table:style-name="ce107" table:number-columns-repeated="2"/>
          <table:table-cell table:style-name="ce102" table:number-columns-repeated="17"/>
          <table:table-cell table:style-name="ce109" table:number-columns-repeated="42"/>
          <table:table-cell table:style-name="ce235" table:number-columns-repeated="6"/>
          <table:table-cell table:number-columns-repeated="940"/>
        </table:table-row>
        <table:table-row table:style-name="ro9" table:number-rows-repeated="11">
          <table:table-cell table:style-name="ce107" table:number-columns-repeated="2"/>
          <table:table-cell table:style-name="ce132" table:number-columns-repeated="15"/>
          <table:table-cell table:style-name="ce107" table:number-columns-repeated="2"/>
          <table:table-cell table:style-name="ce102" table:number-columns-repeated="17"/>
          <table:table-cell table:style-name="ce109" table:number-columns-repeated="42"/>
          <table:table-cell table:style-name="ce235" table:number-columns-repeated="6"/>
          <table:table-cell table:number-columns-repeated="940"/>
        </table:table-row>
        <table:table-row table:style-name="ro9" table:number-rows-repeated="2">
          <table:table-cell table:style-name="ce107" table:number-columns-repeated="2"/>
          <table:table-cell table:style-name="ce132" table:number-columns-repeated="15"/>
          <table:table-cell table:style-name="ce107" table:number-columns-repeated="2"/>
          <table:table-cell table:style-name="ce109" table:number-columns-repeated="59"/>
          <table:table-cell table:style-name="ce235" table:number-columns-repeated="6"/>
          <table:table-cell table:number-columns-repeated="940"/>
        </table:table-row>
        <table:table-row table:style-name="ro9" table:number-rows-repeated="31">
          <table:table-cell table:style-name="ce109" table:number-columns-repeated="2"/>
          <table:table-cell table:style-name="ce132" table:number-columns-repeated="10"/>
          <table:table-cell table:style-name="ce135" table:number-columns-repeated="5"/>
          <table:table-cell table:style-name="ce109" table:number-columns-repeated="61"/>
          <table:table-cell table:style-name="ce235" table:number-columns-repeated="6"/>
          <table:table-cell table:number-columns-repeated="940"/>
        </table:table-row>
        <table:table-row table:style-name="ro9" table:number-rows-repeated="17">
          <table:table-cell table:style-name="ce109" table:number-columns-repeated="2"/>
          <table:table-cell table:style-name="ce135" table:number-columns-repeated="15"/>
          <table:table-cell table:style-name="ce109" table:number-columns-repeated="61"/>
          <table:table-cell table:style-name="ce235" table:number-columns-repeated="6"/>
          <table:table-cell table:number-columns-repeated="940"/>
        </table:table-row>
        <table:table-row table:style-name="ro9" table:number-rows-repeated="11">
          <table:table-cell table:style-name="ce110" table:number-columns-repeated="2"/>
          <table:table-cell table:style-name="ce138" table:number-columns-repeated="15"/>
          <table:table-cell table:style-name="ce110" table:number-columns-repeated="37"/>
          <table:table-cell table:style-name="ce235" table:number-columns-repeated="30"/>
          <table:table-cell table:number-columns-repeated="940"/>
        </table:table-row>
        <table:table-row table:style-name="ro9" table:number-rows-repeated="23">
          <table:table-cell table:style-name="ce110" table:number-columns-repeated="54"/>
          <table:table-cell table:style-name="ce235" table:number-columns-repeated="30"/>
          <table:table-cell table:number-columns-repeated="940"/>
        </table:table-row>
        <table:table-row table:style-name="ro9">
          <table:table-cell table:style-name="ce110" table:number-columns-repeated="2"/>
          <table:table-cell table:number-columns-repeated="10" table:style-name="ce187" office:value-type="string" calcext:value-type="string">
            <text:p>––</text:p>
          </table:table-cell>
          <table:table-cell table:style-name="ce110" table:number-columns-repeated="42"/>
          <table:table-cell table:style-name="ce235" table:number-columns-repeated="29"/>
          <table:table-cell table:style-name="ce187" office:value-type="string" calcext:value-type="string">
            <text:p>––</text:p>
          </table:table-cell>
          <table:table-cell table:number-columns-repeated="940"/>
        </table:table-row>
        <table:table-row table:style-name="ro9" table:number-rows-repeated="76">
          <table:table-cell table:style-name="ce111" table:number-columns-repeated="54"/>
          <table:table-cell table:number-columns-repeated="970"/>
        </table:table-row>
        <table:table-row table:style-name="ro9" table:number-rows-repeated="10483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ITNESS-PROFIL" table:style-name="ta3">
        <office:forms form:automatic-focus="false" form:apply-design-mode="false"/>
        <table:table-column table:style-name="co34" table:default-cell-style-name="ce335"/>
        <table:table-column table:style-name="co35" table:default-cell-style-name="ce335"/>
        <table:table-column table:style-name="co49" table:default-cell-style-name="ce335"/>
        <table:table-column table:style-name="co35" table:default-cell-style-name="ce335"/>
        <table:table-column table:style-name="co49" table:default-cell-style-name="ce335"/>
        <table:table-column table:style-name="co35" table:default-cell-style-name="ce335"/>
        <table:table-column table:style-name="co34" table:default-cell-style-name="ce335"/>
        <table:table-column table:style-name="co37" table:number-columns-repeated="20" table:default-cell-style-name="ce335"/>
        <table:table-column table:style-name="co23" table:number-columns-repeated="997" table:default-cell-style-name="ce335"/>
        <table:table-row table:style-name="ro6">
          <table:table-cell table:style-name="ce315"/>
          <table:table-cell table:style-name="ce336" table:number-columns-spanned="1" table:number-rows-spanned="18"/>
          <table:table-cell table:style-name="ce359" table:number-columns-spanned="3" table:number-rows-spanned="1"/>
          <table:covered-table-cell table:style-name="ce338"/>
          <table:covered-table-cell table:style-name="ce370"/>
          <table:table-cell table:style-name="ce400" table:number-columns-spanned="1" table:number-rows-spanned="18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14">
          <table:table-cell table:style-name="ce315"/>
          <table:covered-table-cell table:style-name="ce337"/>
          <table:table-cell table:style-name="ce361" office:value-type="string" calcext:value-type="string" table:number-columns-spanned="3" table:number-rows-spanned="1">
            <text:p><text:span text:style-name="T15">FITNESS-PROFIL</text:span></text:p>
          </table:table-cell>
          <table:covered-table-cell table:style-name="ce294"/>
          <table:covered-table-cell table:style-name="ce301"/>
          <table:covered-table-cell table:style-name="ce338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6">
          <table:table-cell table:style-name="ce316"/>
          <table:covered-table-cell table:style-name="ce338"/>
          <table:table-cell table:style-name="ce336" table:number-columns-spanned="3" table:number-rows-spanned="1"/>
          <table:covered-table-cell table:number-columns-repeated="3" table:style-name="ce338"/>
          <table:table-cell table:style-name="ce316"/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9"/>
          <table:table-cell table:style-name="ce317" office:value-type="string" calcext:value-type="string">
            <text:p>NAME</text:p>
          </table:table-cell>
          <table:table-cell table:style-name="ce367" table:number-columns-spanned="1" table:number-rows-spanned="14"/>
          <table:table-cell table:style-name="ce372" table:content-validation-name="val26"/>
          <table:covered-table-cell table:style-name="ce354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9"/>
          <table:table-cell table:style-name="ce313" office:value-type="string" calcext:value-type="string">
            <text:p>GESCHLECHT</text:p>
          </table:table-cell>
          <table:covered-table-cell table:style-name="ce339"/>
          <table:table-cell table:style-name="ce350" table:content-validation-name="val27"/>
          <table:covered-table-cell table:style-name="ce355"/>
          <table:table-cell table:style-name="ce427" office:value-type="string" calcext:value-type="string">
            <text:p>⬇</text:p>
          </table:table-cell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9"/>
          <table:table-cell table:style-name="ce313" office:value-type="string" calcext:value-type="string">
            <text:p>ALTER</text:p>
          </table:table-cell>
          <table:covered-table-cell table:style-name="ce339"/>
          <table:table-cell table:style-name="ce327" table:content-validation-name="val28"/>
          <table:covered-table-cell table:style-name="ce354"/>
          <table:table-cell table:style-name="ce315"/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9"/>
          <table:table-cell table:style-name="ce313" office:value-type="string" calcext:value-type="string">
            <text:p>GRÖẞE</text:p>
          </table:table-cell>
          <table:covered-table-cell table:style-name="ce339"/>
          <table:table-cell table:style-name="ce328" table:content-validation-name="val29"/>
          <table:covered-table-cell table:style-name="ce354"/>
          <table:table-cell table:style-name="ce315"/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9"/>
          <table:table-cell table:style-name="ce313" office:value-type="string" calcext:value-type="string">
            <text:p>GEWICHT</text:p>
          </table:table-cell>
          <table:covered-table-cell table:style-name="ce339"/>
          <table:table-cell table:style-name="ce330" table:content-validation-name="val30"/>
          <table:covered-table-cell table:style-name="ce354"/>
          <table:table-cell table:style-name="ce315"/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9"/>
          <table:table-cell table:style-name="ce313" office:value-type="string" calcext:value-type="string">
            <text:p>WOCHENAKTIVITÄT</text:p>
          </table:table-cell>
          <table:covered-table-cell table:style-name="ce339"/>
          <table:table-cell table:style-name="ce372" table:content-validation-name="val31"/>
          <table:covered-table-cell table:style-name="ce355"/>
          <table:table-cell table:style-name="ce427" office:value-type="string" calcext:value-type="string">
            <text:p>⬇</text:p>
          </table:table-cell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242" office:value-type="string" calcext:value-type="string">
            <text:p>⬇</text:p>
          </table:table-cell>
          <table:covered-table-cell table:style-name="ce339"/>
          <table:table-cell table:style-name="ce364" table:content-validation-name="val24" office:value-type="string" calcext:value-type="string">
            <text:p>WOCHENRATE</text:p>
          </table:table-cell>
          <table:covered-table-cell table:style-name="ce339"/>
          <table:table-cell table:style-name="ce372" table:content-validation-name="val32"/>
          <table:covered-table-cell table:style-name="ce355"/>
          <table:table-cell table:style-name="ce427" office:value-type="string" calcext:value-type="string">
            <text:p>⬇</text:p>
          </table:table-cell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241"/>
          <table:covered-table-cell table:style-name="ce340"/>
          <table:table-cell table:style-name="ce313" office:value-type="string" calcext:value-type="string">
            <text:p>ZIELGEWICHT</text:p>
          </table:table-cell>
          <table:covered-table-cell table:style-name="ce339"/>
          <table:table-cell table:style-name="ce331" table:content-validation-name="val33"/>
          <table:covered-table-cell table:style-name="ce356"/>
          <table:table-cell table:style-name="ce428"/>
          <table:table-cell table:style-name="ce347" table:number-columns-repeated="5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6">
          <table:table-cell table:style-name="ce316"/>
          <table:covered-table-cell table:style-name="ce338"/>
          <table:table-cell table:style-name="ce312"/>
          <table:covered-table-cell table:style-name="ce338"/>
          <table:table-cell table:style-name="ce291"/>
          <table:covered-table-cell table:style-name="ce338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8"/>
          <table:table-cell table:style-name="ce313" office:value-type="string" calcext:value-type="string">
            <text:p>GEWICHTSZUSTAND</text:p>
          </table:table-cell>
          <table:covered-table-cell table:style-name="ce322"/>
          <table:table-cell table:style-name="ce341" table:formula="of:= IFERROR([$OPERATIONEN.$F$8]; &quot;––&quot;)" office:value-type="string" office:string-value="––" calcext:value-type="string">
            <text:p>––</text:p>
          </table:table-cell>
          <table:covered-table-cell table:style-name="ce338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8"/>
          <table:table-cell table:style-name="ce313" office:value-type="string" calcext:value-type="string">
            <text:p>KÖRPER-MASSE-INDEX</text:p>
          </table:table-cell>
          <table:covered-table-cell table:style-name="ce339"/>
          <table:table-cell table:style-name="ce343" table:formula="of:= IFERROR([$OPERATIONEN.$E$11]; &quot;––&quot;)" office:value-type="string" office:string-value="––" calcext:value-type="string">
            <text:p>––</text:p>
          </table:table-cell>
          <table:covered-table-cell table:style-name="ce338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covered-table-cell table:style-name="ce338"/>
          <table:table-cell table:style-name="ce313" office:value-type="string" calcext:value-type="string">
            <text:p>OPTIMALGEWICHT</text:p>
          </table:table-cell>
          <table:covered-table-cell table:style-name="ce339"/>
          <table:table-cell table:style-name="ce345" table:formula="of:= IFERROR([$OPERATIONEN.$D$11]; &quot;––&quot;)" office:value-type="string" office:string-value="––" calcext:value-type="string">
            <text:p>––</text:p>
          </table:table-cell>
          <table:covered-table-cell table:style-name="ce357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242" office:value-type="string" calcext:value-type="string">
            <text:p>⬇</text:p>
          </table:table-cell>
          <table:covered-table-cell table:style-name="ce308"/>
          <table:table-cell table:style-name="ce364" table:content-validation-name="val25" office:value-type="string" calcext:value-type="string">
            <text:p>DAUER IN WOCHEN</text:p>
          </table:table-cell>
          <table:covered-table-cell table:style-name="ce339"/>
          <table:table-cell table:style-name="ce351" table:formula="of:= IFERROR([$OPERATIONEN.$K$32]; &quot;––&quot;)" office:value-type="string" office:string-value="––" calcext:value-type="string">
            <text:p>––</text:p>
          </table:table-cell>
          <table:covered-table-cell table:style-name="ce339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21"/>
          <table:covered-table-cell table:style-name="ce339"/>
          <table:table-cell table:style-name="ce313" office:value-type="string" calcext:value-type="string">
            <text:p>TÄGLICHER KALORIENBEDARF</text:p>
          </table:table-cell>
          <table:covered-table-cell table:style-name="ce339"/>
          <table:table-cell table:style-name="ce344" table:formula="of:= IFERROR([$OPERATIONEN.$G$17]; &quot;––&quot;)" office:value-type="string" office:string-value="––" calcext:value-type="string">
            <text:p>––</text:p>
          </table:table-cell>
          <table:covered-table-cell table:style-name="ce338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15">
          <table:table-cell table:style-name="ce316"/>
          <table:covered-table-cell table:style-name="ce338"/>
          <table:table-cell table:style-name="ce359" table:number-columns-spanned="3" table:number-rows-spanned="1"/>
          <table:covered-table-cell table:style-name="ce338"/>
          <table:covered-table-cell table:style-name="ce349"/>
          <table:covered-table-cell table:style-name="ce370"/>
          <table:table-cell table:style-name="ce347" table:number-columns-repeated="6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79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316"/>
          <table:table-cell table:style-name="ce346"/>
          <table:table-cell table:style-name="ce347" table:number-columns-repeated="10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316"/>
          <table:table-cell table:style-name="ce347" table:number-columns-repeated="11"/>
          <table:table-cell table:style-name="ce314" table:number-columns-repeated="3"/>
          <table:table-cell table:style-name="ce429" table:number-columns-repeated="7"/>
          <table:table-cell table:style-name="ce432" table:number-columns-repeated="2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47" table:number-columns-repeated="11"/>
          <table:table-cell table:style-name="ce314" table:number-columns-repeated="3"/>
          <table:table-cell table:style-name="ce245" table:number-columns-repeated="7"/>
          <table:table-cell table:style-name="ce433" table:number-columns-repeated="2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316"/>
          <table:table-cell table:style-name="ce347" table:number-columns-repeated="11"/>
          <table:table-cell table:style-name="ce314" table:number-columns-repeated="3"/>
          <table:table-cell table:style-name="ce245" table:number-columns-repeated="7"/>
          <table:table-cell table:style-name="ce250" table:number-columns-repeated="2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4">
          <table:table-cell table:style-name="ce245"/>
          <table:table-cell table:style-name="ce314" table:number-columns-repeated="14"/>
          <table:table-cell table:style-name="ce245" table:number-columns-repeated="7"/>
          <table:table-cell table:style-name="ce250" table:number-columns-repeated="2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1">
          <table:table-cell table:style-name="ce246"/>
          <table:table-cell table:style-name="ce326" table:number-columns-repeated="2"/>
          <table:table-cell table:style-name="ce348"/>
          <table:table-cell table:style-name="ce326" table:number-columns-repeated="10"/>
          <table:table-cell table:style-name="ce348"/>
          <table:table-cell table:style-name="ce250" table:number-columns-repeated="9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17">
          <table:table-cell table:style-name="ce246"/>
          <table:table-cell table:style-name="ce326" table:number-columns-repeated="2"/>
          <table:table-cell table:style-name="ce348"/>
          <table:table-cell table:style-name="ce326" table:number-columns-repeated="10"/>
          <table:table-cell table:style-name="ce250" table:number-columns-repeated="10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9">
          <table:table-cell table:style-name="ce250" table:number-columns-repeated="24"/>
          <table:table-cell table:style-name="ce253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253" table:number-columns-repeated="104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283" office:value-type="string" calcext:value-type="string">
            <text:p>––</text:p>
          </table:table-cell>
          <table:table-cell table:style-name="ce310" office:value-type="string" calcext:value-type="string">
            <text:p>––</text:p>
          </table:table-cell>
          <table:table-cell table:style-name="ce283" office:value-type="string" calcext:value-type="string">
            <text:p>––</text:p>
          </table:table-cell>
          <table:table-cell table:style-name="ce310" office:value-type="string" calcext:value-type="string">
            <text:p>––</text:p>
          </table:table-cell>
          <table:table-cell table:style-name="ce283" office:value-type="string" calcext:value-type="string">
            <text:p>––</text:p>
          </table:table-cell>
          <table:table-cell table:style-name="ce310" office:value-type="string" calcext:value-type="string">
            <text:p>––</text:p>
          </table:table-cell>
          <table:table-cell table:style-name="ce283" office:value-type="string" calcext:value-type="string">
            <text:p>––</text:p>
          </table:table-cell>
          <table:table-cell table:style-name="ce283" table:number-columns-repeated="96"/>
          <table:table-cell table:style-name="ce283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7">
          <table:table-cell table:style-name="ce333" table:number-columns-repeated="25"/>
          <table:table-cell table:style-name="ce402" table:number-columns-repeated="107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3">
          <table:table-cell table:style-name="ce334" table:number-columns-repeated="4"/>
          <table:table-cell table:style-name="ce388"/>
          <table:table-cell table:style-name="ce334" table:number-columns-repeated="20"/>
          <table:table-cell table:style-name="ce402" table:number-columns-repeated="107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88">
          <table:table-cell table:style-name="ce334" table:number-columns-repeated="25"/>
          <table:table-cell table:style-name="ce402" table:number-columns-repeated="107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126">
          <table:table-cell table:style-name="ce334" table:number-columns-repeated="26"/>
          <table:table-cell table:style-name="ce388" table:number-columns-repeated="106"/>
          <table:table-cell table:style-name="ce404" table:number-columns-repeated="163"/>
          <table:table-cell table:number-columns-repeated="729"/>
        </table:table-row>
        <table:table-row table:style-name="ro8" table:number-rows-repeated="87">
          <table:table-cell table:number-columns-repeated="26"/>
          <table:table-cell table:style-name="ce404" table:number-columns-repeated="269"/>
          <table:table-cell table:number-columns-repeated="729"/>
        </table:table-row>
        <table:table-row table:style-name="ro8" table:number-rows-repeated="10481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GESMENÜ" table:style-name="ta2">
        <table:table-column table:style-name="co34" table:default-cell-style-name="ce335"/>
        <table:table-column table:style-name="co35" table:default-cell-style-name="ce335"/>
        <table:table-column table:style-name="co38" table:default-cell-style-name="ce335"/>
        <table:table-column table:style-name="co39" table:default-cell-style-name="ce335"/>
        <table:table-column table:style-name="co40" table:default-cell-style-name="ce335"/>
        <table:table-column table:style-name="co41" table:default-cell-style-name="ce335"/>
        <table:table-column table:style-name="co34" table:default-cell-style-name="ce335"/>
        <table:table-column table:style-name="co37" table:number-columns-repeated="20" table:default-cell-style-name="ce335"/>
        <table:table-column table:style-name="co23" table:number-columns-repeated="997" table:default-cell-style-name="ce335"/>
        <table:table-row table:style-name="ro6">
          <table:table-cell table:style-name="ce315"/>
          <table:table-cell table:style-name="ce336"/>
          <table:table-cell table:style-name="ce359"/>
          <table:table-cell table:style-name="ce338"/>
          <table:table-cell table:style-name="ce337"/>
          <table:table-cell table:style-name="ce338" table:number-columns-repeated="2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10">
          <table:table-cell table:style-name="ce315"/>
          <table:table-cell table:style-name="ce337"/>
          <table:table-cell table:style-name="ce361" office:value-type="string" calcext:value-type="string" table:number-columns-spanned="4" table:number-rows-spanned="1">
            <text:p><text:span text:style-name="T15">TAGESMENÜ</text:span></text:p>
          </table:table-cell>
          <table:covered-table-cell table:style-name="ce367"/>
          <table:covered-table-cell table:style-name="ce337"/>
          <table:covered-table-cell table:style-name="ce316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6">
          <table:table-cell table:style-name="ce316"/>
          <table:table-cell table:style-name="ce338"/>
          <table:table-cell table:style-name="ce336"/>
          <table:table-cell table:style-name="ce338"/>
          <table:table-cell table:style-name="ce337"/>
          <table:table-cell table:style-name="ce338" table:number-columns-repeated="2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office:value-type="string" calcext:value-type="string">
            <text:p>FRÜHSTÜCK</text:p>
          </table:table-cell>
          <table:table-cell table:style-name="ce421" office:value-type="string" calcext:value-type="string">
            <text:p>MITTAGESSEN</text:p>
          </table:table-cell>
          <table:table-cell table:style-name="ce421" office:value-type="string" calcext:value-type="string">
            <text:p>ABENDESSEN</text:p>
          </table:table-cell>
          <table:table-cell table:style-name="ce421" office:value-type="string" calcext:value-type="string">
            <text:p>BROTZEIT</text:p>
          </table:table-cell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9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11">
          <table:table-cell table:style-name="ce316"/>
          <table:table-cell table:style-name="ce340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11">
          <table:table-cell table:style-name="ce316"/>
          <table:table-cell table:style-name="ce338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8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8"/>
          <table:table-cell table:style-name="ce421" table:number-columns-repeated="4"/>
          <table:table-cell table:style-name="ce338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38" table:number-columns-repeated="6"/>
          <table:table-cell table:style-name="ce347" table:number-columns-repeated="8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47" table:number-columns-repeated="14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21"/>
          <table:table-cell table:style-name="ce347" table:number-columns-repeated="14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11">
          <table:table-cell table:style-name="ce316"/>
          <table:table-cell table:style-name="ce347" table:number-columns-repeated="14"/>
          <table:table-cell table:style-name="ce321" table:number-columns-repeated="7"/>
          <table:table-cell table:style-name="ce423" table:number-columns-repeated="2"/>
          <table:table-cell table:style-name="ce408" table:number-columns-repeated="79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316"/>
          <table:table-cell table:style-name="ce346"/>
          <table:table-cell table:style-name="ce347" table:number-columns-repeated="13"/>
          <table:table-cell table:style-name="ce321" table:number-columns-repeated="7"/>
          <table:table-cell table:style-name="ce423" table:number-columns-repeated="2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316"/>
          <table:table-cell table:style-name="ce347" table:number-columns-repeated="14"/>
          <table:table-cell table:style-name="ce321" table:number-columns-repeated="7"/>
          <table:table-cell table:style-name="ce423" table:number-columns-repeated="2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316"/>
          <table:table-cell table:style-name="ce347" table:number-columns-repeated="14"/>
          <table:table-cell table:style-name="ce316" table:number-columns-repeated="7"/>
          <table:table-cell table:style-name="ce424" table:number-columns-repeated="2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6">
          <table:table-cell table:style-name="ce316"/>
          <table:table-cell table:style-name="ce347" table:number-columns-repeated="14"/>
          <table:table-cell table:style-name="ce316" table:number-columns-repeated="7"/>
          <table:table-cell table:style-name="ce407" table:number-columns-repeated="2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406"/>
          <table:table-cell table:style-name="ce418"/>
          <table:table-cell table:style-name="ce347"/>
          <table:table-cell table:style-name="ce422"/>
          <table:table-cell table:style-name="ce418" table:number-columns-repeated="10"/>
          <table:table-cell table:style-name="ce422"/>
          <table:table-cell table:style-name="ce407" table:number-columns-repeated="9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19">
          <table:table-cell table:style-name="ce406"/>
          <table:table-cell table:style-name="ce418" table:number-columns-repeated="2"/>
          <table:table-cell table:style-name="ce422"/>
          <table:table-cell table:style-name="ce418" table:number-columns-repeated="10"/>
          <table:table-cell table:style-name="ce422"/>
          <table:table-cell table:style-name="ce407" table:number-columns-repeated="9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17">
          <table:table-cell table:style-name="ce406"/>
          <table:table-cell table:style-name="ce418" table:number-columns-repeated="2"/>
          <table:table-cell table:style-name="ce422"/>
          <table:table-cell table:style-name="ce418" table:number-columns-repeated="10"/>
          <table:table-cell table:style-name="ce407" table:number-columns-repeated="10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9">
          <table:table-cell table:style-name="ce407" table:number-columns-repeated="24"/>
          <table:table-cell table:style-name="ce408" table:number-columns-repeated="80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">
          <table:table-cell table:style-name="ce408" table:number-columns-repeated="104"/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>
          <table:table-cell table:style-name="ce409" office:value-type="string" calcext:value-type="string">
            <text:p>––</text:p>
          </table:table-cell>
          <table:table-cell table:style-name="ce419" office:value-type="string" calcext:value-type="string">
            <text:p>––</text:p>
          </table:table-cell>
          <table:table-cell table:style-name="ce409" office:value-type="string" calcext:value-type="string">
            <text:p>––</text:p>
          </table:table-cell>
          <table:table-cell table:style-name="ce419" office:value-type="string" calcext:value-type="string">
            <text:p>––</text:p>
          </table:table-cell>
          <table:table-cell table:style-name="ce409" office:value-type="string" calcext:value-type="string">
            <text:p>––</text:p>
          </table:table-cell>
          <table:table-cell table:style-name="ce419" office:value-type="string" calcext:value-type="string">
            <text:p>––</text:p>
          </table:table-cell>
          <table:table-cell table:style-name="ce409" office:value-type="string" calcext:value-type="string">
            <text:p>––</text:p>
          </table:table-cell>
          <table:table-cell table:style-name="ce409" table:number-columns-repeated="96"/>
          <table:table-cell table:style-name="ce409" office:value-type="string" calcext:value-type="string">
            <text:p>––</text:p>
          </table:table-cell>
          <table:table-cell table:style-name="ce402" table:number-columns-repeated="28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7">
          <table:table-cell table:style-name="ce333" table:number-columns-repeated="25"/>
          <table:table-cell table:style-name="ce402" table:number-columns-repeated="107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23">
          <table:table-cell table:style-name="ce334" table:number-columns-repeated="4"/>
          <table:table-cell table:style-name="ce388"/>
          <table:table-cell table:style-name="ce334" table:number-columns-repeated="20"/>
          <table:table-cell table:style-name="ce402" table:number-columns-repeated="107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88">
          <table:table-cell table:style-name="ce334" table:number-columns-repeated="25"/>
          <table:table-cell table:style-name="ce402" table:number-columns-repeated="107"/>
          <table:table-cell table:style-name="ce405" table:number-columns-repeated="36"/>
          <table:table-cell table:style-name="ce404" table:number-columns-repeated="127"/>
          <table:table-cell table:number-columns-repeated="729"/>
        </table:table-row>
        <table:table-row table:style-name="ro8" table:number-rows-repeated="126">
          <table:table-cell table:style-name="ce334" table:number-columns-repeated="26"/>
          <table:table-cell table:style-name="ce388" table:number-columns-repeated="106"/>
          <table:table-cell table:style-name="ce404" table:number-columns-repeated="163"/>
          <table:table-cell table:number-columns-repeated="729"/>
        </table:table-row>
        <table:table-row table:style-name="ro8" table:number-rows-repeated="87">
          <table:table-cell table:number-columns-repeated="26"/>
          <table:table-cell table:style-name="ce404" table:number-columns-repeated="269"/>
          <table:table-cell table:number-columns-repeated="729"/>
        </table:table-row>
        <table:table-row table:style-name="ro8" table:number-rows-repeated="10481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PERATIONEN" table:style-name="ta3">
        <table:table-column table:style-name="co50" table:visibility="collapse" table:default-cell-style-name="ce569"/>
        <table:table-column table:style-name="co51" table:default-cell-style-name="ce569"/>
        <table:table-column table:style-name="co52" table:default-cell-style-name="ce569"/>
        <table:table-column table:style-name="co53" table:default-cell-style-name="ce569"/>
        <table:table-column table:style-name="co54" table:default-cell-style-name="ce569"/>
        <table:table-column table:style-name="co55" table:default-cell-style-name="ce569"/>
        <table:table-column table:style-name="co56" table:default-cell-style-name="ce569"/>
        <table:table-column table:style-name="co57" table:default-cell-style-name="ce569"/>
        <table:table-column table:style-name="co58" table:number-columns-repeated="2" table:default-cell-style-name="ce569"/>
        <table:table-column table:style-name="co59" table:default-cell-style-name="ce569"/>
        <table:table-column table:style-name="co60" table:default-cell-style-name="ce569"/>
        <table:table-column table:style-name="co61" table:default-cell-style-name="ce569"/>
        <table:table-column table:style-name="co62" table:default-cell-style-name="ce569"/>
        <table:table-column table:style-name="co63" table:default-cell-style-name="ce569"/>
        <table:table-column table:style-name="co64" table:default-cell-style-name="ce569"/>
        <table:table-column table:style-name="co65" table:default-cell-style-name="ce569"/>
        <table:table-column table:style-name="co66" table:default-cell-style-name="ce569"/>
        <table:table-column table:style-name="co67" table:default-cell-style-name="ce569"/>
        <table:table-column table:style-name="co68" table:default-cell-style-name="ce569"/>
        <table:table-column table:style-name="co69" table:default-cell-style-name="ce569"/>
        <table:table-column table:style-name="co70" table:default-cell-style-name="ce569"/>
        <table:table-column table:style-name="co71" table:default-cell-style-name="ce569"/>
        <table:table-column table:style-name="co72" table:default-cell-style-name="ce569"/>
        <table:table-column table:style-name="co69" table:default-cell-style-name="ce569"/>
        <table:table-column table:style-name="co68" table:number-columns-repeated="57" table:default-cell-style-name="ce569"/>
        <table:table-column table:style-name="co73" table:default-cell-style-name="ce569"/>
        <table:table-column table:style-name="co74" table:default-cell-style-name="ce569"/>
        <table:table-column table:style-name="co68" table:default-cell-style-name="ce569"/>
        <table:table-column table:style-name="co23" table:number-columns-repeated="939" table:default-cell-style-name="ce569"/>
        <table:table-row table:style-name="ro16">
          <table:table-cell table:style-name="ce559"/>
          <table:table-cell table:style-name="ce570" office:value-type="string" calcext:value-type="string" table:number-columns-spanned="84" table:number-rows-spanned="1">
            <text:p><text:s text:c="2"/>WARNUNG: Verändere &amp; lösche hier bitte GAR NICHTS, sonst funktioniert der Tracker nicht! (Zoom: 110%) <text:s/>— <text:s/>KIMBANTON</text:p>
          </table:table-cell>
          <table:covered-table-cell table:number-columns-repeated="11" table:style-name="ce584"/>
          <table:covered-table-cell table:number-columns-repeated="2" table:style-name="ce600"/>
          <table:covered-table-cell table:style-name="ce602"/>
          <table:covered-table-cell table:number-columns-repeated="11" table:style-name="ce600"/>
          <table:covered-table-cell table:number-columns-repeated="16" table:style-name="ce606"/>
          <table:covered-table-cell table:number-columns-repeated="41" table:style-name="ce610"/>
          <table:covered-table-cell table:style-name="ce613"/>
          <table:table-cell table:style-name="ce568" office:value-type="string" calcext:value-type="string">
            <text:p>––</text:p>
          </table:table-cell>
          <table:table-cell table:style-name="ce293" table:number-columns-repeated="938"/>
        </table:table-row>
        <table:table-row table:style-name="ro17">
          <table:table-cell table:style-name="ce560"/>
          <table:table-cell table:style-name="ce571" office:value-type="string" calcext:value-type="string">
            <text:p>DAUERANGABE</text:p>
          </table:table-cell>
          <table:table-cell table:style-name="ce571" office:value-type="string" calcext:value-type="string">
            <text:p>WOCHENAKTIVITÄT</text:p>
          </table:table-cell>
          <table:table-cell table:style-name="ce571" office:value-type="string" calcext:value-type="string">
            <text:p>OPTIMALGEWICHT</text:p>
          </table:table-cell>
          <table:table-cell table:style-name="ce571" office:value-type="string" calcext:value-type="string">
            <text:p>GESCHLECHT</text:p>
          </table:table-cell>
          <table:table-cell table:style-name="ce571" office:value-type="string" calcext:value-type="string">
            <text:p>BASALE STOFFWECHSELRATE</text:p>
          </table:table-cell>
          <table:table-cell table:style-name="ce571" office:value-type="string" calcext:value-type="string">
            <text:p>KALORIENFUNKTION</text:p>
          </table:table-cell>
          <table:table-cell table:style-name="ce594" office:value-type="string" calcext:value-type="string">
            <text:p>QUANTITÄT</text:p>
          </table:table-cell>
          <table:table-cell table:style-name="ce594" office:value-type="string" calcext:value-type="string">
            <text:p><text:span text:style-name="T25">IstVariable == “</text:span><text:span text:style-name="T26">Abnahme“ || “Zunahme”</text:span></text:p>
          </table:table-cell>
          <table:table-cell table:style-name="ce594" office:value-type="string" calcext:value-type="string">
            <text:p>LOSWERDEGEWICHT</text:p>
          </table:table-cell>
          <table:table-cell table:style-name="ce594" office:value-type="string" calcext:value-type="string">
            <text:p>ABNAHMEDAUERFUNKTION</text:p>
          </table:table-cell>
          <table:table-cell table:style-name="ce598" office:value-type="string" calcext:value-type="string">
            <text:p>IstZIELGEWICHT <text:span text:style-name="T27">==</text:span> 0?</text:p>
          </table:table-cell>
          <table:table-cell table:style-name="ce571" office:value-type="string" calcext:value-type="string">
            <text:p>IstLOSWERDEGEWICHT &lt; 0?</text:p>
          </table:table-cell>
          <table:table-cell table:style-name="ce571" office:value-type="string" calcext:value-type="string">
            <text:p>SALZ GESAMT</text:p>
          </table:table-cell>
          <table:table-cell table:style-name="ce601" table:number-columns-repeated="69"/>
          <table:table-cell table:style-name="ce601" office:value-type="string" calcext:value-type="string">
            <text:p>CELL PROTECTION – PASSWORT</text:p>
          </table:table-cell>
          <table:table-cell table:style-name="ce614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2" office:value-type="string" calcext:value-type="string">
            <text:p>DAUER IN TAGEN</text:p>
          </table:table-cell>
          <table:table-cell table:style-name="ce585" office:value-type="string" calcext:value-type="string">
            <text:p>wenig (kaum beweglich)</text:p>
          </table:table-cell>
          <table:table-cell table:style-name="ce589" table:formula="of:= 22 * [$'FITNESS-PROFIL'.$E$7] * [$'FITNESS-PROFIL'.$E$7] / 10000" office:value-type="float" office:value="0" calcext:value-type="float">
            <text:p>0 kg</text:p>
          </table:table-cell>
          <table:table-cell table:style-name="ce591" office:value-type="string" calcext:value-type="string">
            <text:p>♂</text:p>
          </table:table-cell>
          <table:table-cell table:style-name="ce588" table:formula="of:= IF([$'FITNESS-PROFIL'.$E$5] = &quot;♂&quot;; 88.362 + (13.397 * [$'FITNESS-PROFIL'.$E$8]) + (4.799 * [$'FITNESS-PROFIL'.$E$7]) - (5.677 * [$'FITNESS-PROFIL'.$E$6]); IF([$'FITNESS-PROFIL'.$E$5] = &quot;♀&quot;; 447.593 + (9.247 * [$'FITNESS-PROFIL'.$E$8]) + (3.098 * [$'FITNESS-PROFIL'.$E$7]) - (4.33 * [$'FITNESS-PROFIL'.$E$6]); &quot;––&quot;))" office:value-type="string" office:string-value="––" calcext:value-type="string">
            <text:p>––</text:p>
          </table:table-cell>
          <table:table-cell table:style-name="ce588" table:formula="of:= IF([$'FITNESS-PROFIL'.$E$9] = &quot;wenig (kaum beweglich)&quot;; [.F3] * 1.2; IF([$'FITNESS-PROFIL'.$E$9] = &quot;leicht (1-3 mal)&quot;; [.F3] * 1.375; IF([$'FITNESS-PROFIL'.$E$9] = &quot;mäßig (4-5 mal)&quot;; [.F3] * 1.55; IF([$'FITNESS-PROFIL'.$E$9] = &quot;stark (6-7 mal)&quot;; [.F3] * 1.725; IF([$'FITNESS-PROFIL'.$E$9] = &quot;extrem (täglich hart)&quot;; [.F3] * 1.9; [.F3] * 1.2)))))" office:value-type="string" office:string-value="" calcext:value-type="error">
            <text:p>#VALUE!</text:p>
          </table:table-cell>
          <table:table-cell table:style-name="ce588" office:value-type="string" calcext:value-type="string">
            <text:p>MINDESTENS</text:p>
          </table:table-cell>
          <table:table-cell table:style-name="ce588" table:formula="of:= IF([$'FITNESS-PROFIL'.$E$10] = &quot;Abnahme (- 0,1 kg)&quot;; &quot;Abnahme&quot;; IF([$'FITNESS-PROFIL'.$E$10] = &quot;Abnahme (- 0,2 kg)&quot;; &quot;Abnahme&quot;; IF([$'FITNESS-PROFIL'.$E$10] = &quot;Abnahme (- 0,25 kg)&quot;; &quot;Abnahme&quot;; IF([$'FITNESS-PROFIL'.$E$10] = &quot;Abnahme (- 0,3 kg)&quot;; &quot;Abnahme&quot;; IF([$'FITNESS-PROFIL'.$E$10] = &quot;Abnahme (- 0,4 kg)&quot;; &quot;Abnahme&quot;; IF([$'FITNESS-PROFIL'.$E$10] = &quot;Abnahme (- 0,5 kg)&quot;; &quot;Abnahme&quot;; IF([$'FITNESS-PROFIL'.$E$10] = &quot;Abnahme (- 0,6 kg)&quot;; &quot;Abnahme&quot;; IF([$'FITNESS-PROFIL'.$E$10] = &quot;Abnahme (- 0,7 kg)&quot;; &quot;Abnahme&quot;; IF([$'FITNESS-PROFIL'.$E$10] = &quot;Abnahme (- 0,75 kg)&quot;; &quot;Abnahme&quot;; IF([$'FITNESS-PROFIL'.$E$10] = &quot;Abnahme (- 0,8 kg)&quot;; &quot;Abnahme&quot;; IF([$'FITNESS-PROFIL'.$E$10] = &quot;Abnahme (- 0,9 kg)&quot;; &quot;Abnahme&quot;; IF([$'FITNESS-PROFIL'.$E$10] = &quot;Abnahme (- 1 kg)&quot;; &quot;Abnahme&quot;; IF([$'FITNESS-PROFIL'.$E$10] = &quot;Abnahme (- 1,5 kg)&quot;; &quot;Abnahme&quot;; IF([$'FITNESS-PROFIL'.$E$10] = &quot;Abnahme (- 2 kg)&quot;; &quot;Abnahme&quot;; IF([$'FITNESS-PROFIL'.$E$10] = &quot;Abnahme (- 2,5 kg)&quot;; &quot;Abnahme&quot;; IF([$'FITNESS-PROFIL'.$E$10] = &quot;Abnahme (- 3 kg)&quot;; &quot;Abnahme&quot;; IF([$'FITNESS-PROFIL'.$E$10] = &quot;Abnahme (- 3,5 kg)&quot;; &quot;Abnahme&quot;; IF([$'FITNESS-PROFIL'.$E$10] = &quot;Abnahme (- 4 kg)&quot;; &quot;Abnahme&quot;; IF([$'FITNESS-PROFIL'.$E$10] = &quot;Abnahme (- 5 kg)&quot;; &quot;Abnahme&quot;; IF([$'FITNESS-PROFIL'.$E$10] = &quot;Abnahme (- 10 kg)&quot;; &quot;Abnahme&quot;; IF([$'FITNESS-PROFIL'.$E$10] = &quot;Abnahme (- 15 kg)&quot;; &quot;Abnahme&quot;; IF([$'FITNESS-PROFIL'.$E$10] = &quot;Abnahme (- 20 kg)&quot;; &quot;Abnahme&quot;; IF([$'FITNESS-PROFIL'.$E$10] = &quot;Abnahme (- 25 kg)&quot;; &quot;Abnahme&quot;; IF([$'FITNESS-PROFIL'.$E$10] = &quot;Abnahme (- 30 kg)&quot;; &quot;Abnahme&quot;; IF([$'FITNESS-PROFIL'.$E$10] = &quot;Abnahme (- 35 kg)&quot;; &quot;Abnahme&quot;; IF([$'FITNESS-PROFIL'.$E$10] = &quot;Abnahme (- 40 kg)&quot;; &quot;Abnahme&quot;; IF([$'FITNESS-PROFIL'.$E$10] = &quot;Abnahme (- 45 kg)&quot;; &quot;Abnahme&quot;; IF([$'FITNESS-PROFIL'.$E$10] = &quot;Zunahme (+ 0,1 kg)&quot;; &quot;Zunahme&quot;; IF([$'FITNESS-PROFIL'.$E$10] = &quot;Zunahme (+ 0,2 kg)&quot;; &quot;Zunahme&quot;; IF([$'FITNESS-PROFIL'.$E$10] = &quot;Zunahme (+ 0,25 kg)&quot;;&quot;Zunahme&quot;; IF([$'FITNESS-PROFIL'.$E$10] = &quot;Zunahme (+ 0,3 kg)&quot;; &quot;Zunahme&quot;; IF([$'FITNESS-PROFIL'.$E$10] = &quot;Zunahme (+ 0,4 kg)&quot;; &quot;Zunahme&quot;; IF([$'FITNESS-PROFIL'.$E$10] = &quot;Zunahme (+ 0,5 kg)&quot;; &quot;Zunahme&quot;; IF([$'FITNESS-PROFIL'.$E$10] = &quot;Zunahme (+ 0,6 kg)&quot;; &quot;Zunahme&quot;; IF([$'FITNESS-PROFIL'.$E$10] = &quot;Zunahme (+ 0,7 kg)&quot;; &quot;Zunahme&quot;; IF([$'FITNESS-PROFIL'.$E$10] = &quot;Zunahme (+ 0,75 kg)&quot;; &quot;Zunahme&quot;; IF([$'FITNESS-PROFIL'.$E$10] = &quot;Zunahme (+ 0,8 kg)&quot;; &quot;Zunahme&quot;; IF([$'FITNESS-PROFIL'.$E$10] = &quot;Zunahme (+ 0,9 kg)&quot;; &quot;Zunahme&quot;; IF([$'FITNESS-PROFIL'.$E$10] = &quot;Zunahme (+ 1 kg)&quot;; &quot;Zunahme&quot;; IF([$'FITNESS-PROFIL'.$E$10] = &quot;Zunahme (+ 1,5 kg)&quot;; &quot;Zunahme&quot;; IF([$'FITNESS-PROFIL'.$E$10] = &quot;Zunahme (+ 2 kg)&quot;; &quot;Zunahme&quot;; IF([$'FITNESS-PROFIL'.$E$10] = &quot;Zunahme (+ 2,5 kg)&quot;; &quot;Zunahme&quot;; IF([$'FITNESS-PROFIL'.$E$10] = &quot;Zunahme (+ 3 kg)&quot;; &quot;Zunahme&quot;; IF([$'FITNESS-PROFIL'.$E$10] = &quot;Zunahme (+ 3,5 kg)&quot;; &quot;Zunahme&quot;; IF([$'FITNESS-PROFIL'.$E$10] = &quot;Zunahme (+ 4 kg)&quot;; &quot;Zunahme&quot;; IF([$'FITNESS-PROFIL'.$E$10] = &quot;Zunahme (+ 5 kg)&quot;; &quot;Zunahme&quot;; IF([$'FITNESS-PROFIL'.$E$10] = &quot;Zunahme (+ 10 kg)&quot;; &quot;Zunahme&quot;; IF([$'FITNESS-PROFIL'.$E$10] = &quot;Zunahme (+ 15 kg)&quot;; &quot;Zunahme&quot;; IF([$'FITNESS-PROFIL'.$E$10] = &quot;Zunahme (+ 20 kg)&quot;; &quot;Zunahme&quot;; IF([$'FITNESS-PROFIL'.$E$10] = &quot;Zunahme (+ 25 kg)&quot;; &quot;Zunahme&quot;; IF([$'FITNESS-PROFIL'.$E$10] = &quot;Zunahme (+ 30 kg)&quot;; &quot;Zunahme&quot;; IF([$'FITNESS-PROFIL'.$E$10] = &quot;Zunahme (+ 35 kg)&quot;; &quot;Zunahme&quot;; IF([$'FITNESS-PROFIL'.$E$10] = &quot;Zunahme (+ 40 kg)&quot;; &quot;Zunahme&quot;; IF([$'FITNESS-PROFIL'.$E$10] = &quot;Zunahme (+ 45 kg)&quot;; &quot;Zunahme&quot;; &quot;Beibehaltung&quot;))))))))))))))))))))))))))))))))))))))))))))))))))))))" office:value-type="string" office:string-value="Beibehaltung" calcext:value-type="string">
            <text:p>Beibehaltung</text:p>
          </table:table-cell>
          <table:table-cell table:style-name="ce588" table:formula="of:= IF([.$L$3] = &quot;nicht Null&quot;; SUM([$'FITNESS-PROFIL'.$E$8]; -[$'FITNESS-PROFIL'.$E$11]); SUM([$'FITNESS-PROFIL'.$E$8]; -[$'FITNESS-PROFIL'.$E$15]))" office:value-type="string" office:string-value="" calcext:value-type="error">
            <text:p>#VALUE!</text:p>
          </table:table-cell>
          <table:table-cell table:style-name="ce588" table:formula="of:= IF([$'FITNESS-PROFIL'.$C$10] = &quot;WOCHENRATE&quot;; [.$I$14]; IF([$'FITNESS-PROFIL'.$C$10] = &quot;MONATSRATE&quot;; [.$I$17]; IF([$'FITNESS-PROFIL'.$C$10] = &quot;JAHRESRATE&quot;; [.$I$20]; &quot;––&quot;)))" office:value-type="string" office:string-value="––" calcext:value-type="string">
            <text:p>––</text:p>
          </table:table-cell>
          <table:table-cell table:style-name="ce588" table:formula="of:= IF([$'FITNESS-PROFIL'.$E$11] &gt; 0; &quot;nicht Null&quot;; IF([$'FITNESS-PROFIL'.$E$11] &lt; 0; &quot;nicht Null&quot;; &quot;Null&quot;))" office:value-type="string" office:string-value="Null" calcext:value-type="string">
            <text:p>Null</text:p>
          </table:table-cell>
          <table:table-cell table:style-name="ce588" table:formula="of:= IF([.$J$3] &lt; 0; &quot;kleiner Null&quot;; &quot;nicht kleiner Null&quot;)" office:value-type="string" office:string-value="" calcext:value-type="error">
            <text:p>#VALUE!</text:p>
          </table:table-cell>
          <table:table-cell table:style-name="ce588" table:formula="of:= SUM([$'KALORIEN-TRACKER'.$K$4] : [$'KALORIEN-TRACKER'.$K$30])" office:value-type="float" office:value="0" calcext:value-type="float">
            <text:p>0</text:p>
          </table:table-cell>
          <table:table-cell table:style-name="ce575"/>
          <table:table-cell table:style-name="ce590"/>
          <table:table-cell table:style-name="ce579" table:number-columns-repeated="10"/>
          <table:table-cell table:style-name="ce605"/>
          <table:table-cell table:style-name="ce607"/>
          <table:table-cell table:style-name="ce608" table:number-columns-repeated="54"/>
          <table:table-cell table:style-name="ce611"/>
          <table:table-cell table:style-name="ce612" office:value-type="string" calcext:value-type="string">
            <text:p>Kimbanton</text:p>
          </table:table-cell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3" office:value-type="string" calcext:value-type="string">
            <text:p><text:span text:style-name="T17">DAUER IN WOCHEN</text:span></text:p>
          </table:table-cell>
          <table:table-cell table:style-name="ce585" office:value-type="string" calcext:value-type="string">
            <text:p>leicht (1-3 mal)</text:p>
          </table:table-cell>
          <table:table-cell table:style-name="ce575"/>
          <table:table-cell table:style-name="ce591" office:value-type="string" calcext:value-type="string">
            <text:p>♀</text:p>
          </table:table-cell>
          <table:table-cell table:style-name="ce575" table:number-columns-repeated="2"/>
          <table:table-cell table:style-name="ce588" office:value-type="string" calcext:value-type="string">
            <text:p>DURCHSCHNITT</text:p>
          </table:table-cell>
          <table:table-cell table:style-name="ce577" table:number-columns-repeated="5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4"/>
          <table:table-cell table:style-name="ce579" table:number-columns-repeated="2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3" office:value-type="string" calcext:value-type="string">
            <text:p>DAUER IN MONATEN</text:p>
          </table:table-cell>
          <table:table-cell table:style-name="ce585" office:value-type="string" calcext:value-type="string">
            <text:p>mäßig (4-5 mal)</text:p>
          </table:table-cell>
          <table:table-cell table:style-name="ce575"/>
          <table:table-cell table:style-name="ce592"/>
          <table:table-cell table:style-name="ce575" table:number-columns-repeated="2"/>
          <table:table-cell table:style-name="ce595" office:value-type="string" calcext:value-type="string">
            <text:p>HÖCHSTENS</text:p>
          </table:table-cell>
          <table:table-cell table:style-name="ce577" table:number-columns-repeated="5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4"/>
          <table:table-cell table:style-name="ce579" table:number-columns-repeated="2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3" office:value-type="string" calcext:value-type="string">
            <text:p>DAUER IN JAHREN</text:p>
          </table:table-cell>
          <table:table-cell table:style-name="ce586" office:value-type="string" calcext:value-type="string">
            <text:p>stark (6-7 mal)</text:p>
          </table:table-cell>
          <table:table-cell table:style-name="ce590"/>
          <table:table-cell table:style-name="ce592"/>
          <table:table-cell table:style-name="ce575" table:number-columns-repeated="2"/>
          <table:table-cell table:style-name="ce596"/>
          <table:table-cell table:style-name="ce577" table:number-columns-repeated="5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4"/>
          <table:table-cell table:style-name="ce579"/>
          <table:table-cell table:style-name="ce608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4"/>
          <table:table-cell table:style-name="ce586" office:value-type="string" calcext:value-type="string">
            <text:p>extrem (täglich hart)</text:p>
          </table:table-cell>
          <table:table-cell table:style-name="ce571" office:value-type="string" calcext:value-type="string">
            <text:p>OPTIMALGEWICHT ≠ 0?</text:p>
          </table:table-cell>
          <table:table-cell table:style-name="ce571" office:value-type="string" calcext:value-type="string">
            <text:p>KÖRPER-MASSE-INDEX</text:p>
          </table:table-cell>
          <table:table-cell table:style-name="ce571" office:value-type="string" calcext:value-type="string">
            <text:p>GEWICHTSZUSTAND</text:p>
          </table:table-cell>
          <table:table-cell table:style-name="ce571" office:value-type="string" calcext:value-type="string">
            <text:p>WOCHENRATE – KALORIENBEDARF</text:p>
          </table:table-cell>
          <table:table-cell table:style-name="ce577" table:number-columns-repeated="2"/>
          <table:table-cell table:style-name="ce594" office:value-type="string" calcext:value-type="string">
            <text:p>ZUNAHMEGEWICHT</text:p>
          </table:table-cell>
          <table:table-cell table:style-name="ce594" office:value-type="string" calcext:value-type="string">
            <text:p>ZUNAHMEDAUERFUNKTION</text:p>
          </table:table-cell>
          <table:table-cell table:style-name="ce599"/>
          <table:table-cell table:style-name="ce571" office:value-type="string" calcext:value-type="string">
            <text:p>IstZUNAHMEGEWICHT &lt; 0?</text:p>
          </table:table-cell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4"/>
          <table:table-cell table:style-name="ce611"/>
          <table:table-cell table:style-name="ce608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5" table:number-columns-repeated="2"/>
          <table:table-cell table:style-name="ce589" table:formula="of:= IF([.$D$3] = 0; &quot;––&quot;; [.$D$3])" office:value-type="string" office:string-value="––" calcext:value-type="string">
            <text:p>––</text:p>
          </table:table-cell>
          <table:table-cell table:style-name="ce586" table:formula="of:= ([$'FITNESS-PROFIL'.$E$8]) / ([$'FITNESS-PROFIL'.$E$7] * [$'FITNESS-PROFIL'.$E$7]) * 10000" office:value-type="string" office:string-value="" calcext:value-type="error">
            <text:p>#DIV/0!</text:p>
          </table:table-cell>
          <table:table-cell table:style-name="ce588" table:formula="of:= IF([$'FITNESS-PROFIL'.$E$14] = &quot;––&quot;; &quot;––&quot;; IF([$'FITNESS-PROFIL'.$E$14] &gt; 24.999999999; IF([$'FITNESS-PROFIL'.$E$14] &gt; 39.999999999; &quot;fettleibig (Grad III)&quot;; IF([$'FITNESS-PROFIL'.$E$14] &gt; 34.999999999; &quot;fettleibig (Grad II)&quot;; IF([$'FITNESS-PROFIL'.$E$14] &gt; 29.999999999; &quot;fettleibig (Grad I)&quot;; &quot;übergewichtig&quot;))); IF([$'FITNESS-PROFIL'.$E$14] &lt; 18.5; IF([$'FITNESS-PROFIL'.$E$14] &lt; 16; &quot;stark untergewichtig&quot;; IF([$'FITNESS-PROFIL'.$E$14] &lt; 17; &quot;mäßig untergewichtig&quot;; &quot;leicht untergewichtig&quot;)); &quot;normalgewichtig&quot;)))" office:value-type="string" office:string-value="––" calcext:value-type="string">
            <text:p>––</text:p>
          </table:table-cell>
          <table:table-cell table:style-name="ce588" table:formula="of:= IF([$'FITNESS-PROFIL'.$E$10] = &quot;Abnahme (- 0,1 kg)&quot;; [.$G$3] - 100; IF([$'FITNESS-PROFIL'.$E$10] = &quot;Abnahme (- 0,2 kg)&quot;; [.$G$3] - 200; IF([$'FITNESS-PROFIL'.$E$10] = &quot;Abnahme (- 0,25 kg)&quot;; [.$G$3] - 250; IF([$'FITNESS-PROFIL'.$E$10] = &quot;Abnahme (- 0,3 kg)&quot;; [.$G$3] - 300; IF([$'FITNESS-PROFIL'.$E$10] = &quot;Abnahme (- 0,4 kg)&quot;; [.$G$3] - 400; IF([$'FITNESS-PROFIL'.$E$10] = &quot;Abnahme (- 0,5 kg)&quot;; [.$G$3] - 500; IF([$'FITNESS-PROFIL'.$E$10] = &quot;Abnahme (- 0,6 kg)&quot;; [.$G$3] - 600; IF([$'FITNESS-PROFIL'.$E$10] = &quot;Abnahme (- 0,7 kg)&quot;; [.$G$3] - 700; IF([$'FITNESS-PROFIL'.$E$10] = &quot;Abnahme (- 0,75 kg)&quot;; [.$G$3] - 750; IF([$'FITNESS-PROFIL'.$E$10] = &quot;Abnahme (- 0,8 kg)&quot;; [.$G$3] - 800; IF([$'FITNESS-PROFIL'.$E$10] = &quot;Abnahme (- 0,9 kg)&quot;; [.$G$3] - 900; IF([$'FITNESS-PROFIL'.$E$10] = &quot;Abnahme (- 1 kg)&quot;; [.$G$3] - 1000; IF([$'FITNESS-PROFIL'.$E$10] = &quot;Zunahme (+ 0,1 kg)&quot;; [.$G$3] + 100; IF([$'FITNESS-PROFIL'.$E$10] = &quot;Zunahme (+ 0,2 kg)&quot;; [.$G$3] + 200; IF([$'FITNESS-PROFIL'.$E$10] = &quot;Zunahme (+ 0,25 kg)&quot;; [.$G$3] + 250; IF([$'FITNESS-PROFIL'.$E$10] = &quot;Zunahme (+ 0,3 kg)&quot;; [.$G$3] + 300; IF([$'FITNESS-PROFIL'.$E$10] = &quot;Zunahme (+ 0,4 kg)&quot;; [.$G$3] + 400; IF([$'FITNESS-PROFIL'.$E$10] = &quot;Zunahme (+ 0,5 kg)&quot;; [.$G$3] + 500; IF([$'FITNESS-PROFIL'.$E$10] = &quot;Zunahme (+ 0,6 kg)&quot;; [.$G$3] + 600; IF([$'FITNESS-PROFIL'.$E$10] = &quot;Zunahme (+ 0,7 kg)&quot;; [.$G$3] + 700; IF([$'FITNESS-PROFIL'.$E$10] = &quot;Zunahme (+ 0,75 kg)&quot;; [.$G$3] + 750; IF([$'FITNESS-PROFIL'.$E$10] = &quot;Zunahme (+ 0,8 kg)&quot; ; [.$G$3] + 800; IF([$'FITNESS-PROFIL'.$E$10] = &quot;Zunahme (+ 0,9 kg)&quot;; [.$G$3] + 900; IF([$'FITNESS-PROFIL'.$E$10] = &quot;Zunahme (+ 1 kg)&quot;; [.$G$3] + 1000; IF([$'FITNESS-PROFIL'.$E$10] = &quot;Beibehaltung&quot;; [.$G$3]; &quot;––&quot;)))))))))))))))))))))))))" office:value-type="string" office:string-value="––" calcext:value-type="string">
            <text:p>––</text:p>
          </table:table-cell>
          <table:table-cell table:style-name="ce577" table:number-columns-repeated="2"/>
          <table:table-cell table:style-name="ce588" table:formula="of:= IF([.$L$3] = &quot;nicht Null&quot;; SUM(-[$'FITNESS-PROFIL'.$E$8]; [$'FITNESS-PROFIL'.$E$11]); SUM([$'FITNESS-PROFIL'.$E$8]; -[$'FITNESS-PROFIL'.$E$8]))" office:value-type="float" office:value="0" calcext:value-type="float">
            <text:p>0</text:p>
          </table:table-cell>
          <table:table-cell table:style-name="ce588" table:formula="of:= IF([$'FITNESS-PROFIL'.$C$10] = &quot;WOCHENRATE&quot;; [.$J$14]; IF([$'FITNESS-PROFIL'.$C$10] = &quot;MONATSRATE&quot;; [.$J$17]; IF([$'FITNESS-PROFIL'.$C$10] = &quot;JAHRESRATE&quot;; [.$J$20]; &quot;––&quot;)))" office:value-type="string" office:string-value="––" calcext:value-type="string">
            <text:p>––</text:p>
          </table:table-cell>
          <table:table-cell table:style-name="ce577"/>
          <table:table-cell table:style-name="ce588" table:formula="of:= IF([.$J$8] &lt; 0; &quot;kleiner Null&quot;; &quot;nicht kleiner Null&quot;)" office:value-type="string" office:string-value="nicht kleiner Null" calcext:value-type="string">
            <text:p>nicht kleiner Null</text:p>
          </table:table-cell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5" table:number-columns-repeated="6"/>
          <table:table-cell table:style-name="ce588" office:value-type="string" calcext:value-type="string">
            <text:p>MINDESTENS</text:p>
          </table:table-cell>
          <table:table-cell table:style-name="ce577" table:number-columns-repeated="5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5" table:number-columns-repeated="2"/>
          <table:table-cell table:style-name="ce571" office:value-type="string" calcext:value-type="string">
            <text:p>ROUND(OPTIMALGEWICHT ≠ 0?)</text:p>
          </table:table-cell>
          <table:table-cell table:style-name="ce571" office:value-type="string" calcext:value-type="string">
            <text:p><text:span text:style-name="T24">ROUND(KÖRPER-MASSE-INDEX</text:span>)</text:p>
          </table:table-cell>
          <table:table-cell table:style-name="ce575"/>
          <table:table-cell table:style-name="ce571" office:value-type="string" calcext:value-type="string">
            <text:p>MONATSRATE – KALORIENBEDARF</text:p>
          </table:table-cell>
          <table:table-cell table:style-name="ce595" office:value-type="string" calcext:value-type="string">
            <text:p>HÖCHSTENS</text:p>
          </table:table-cell>
          <table:table-cell table:style-name="ce577" table:number-columns-repeated="2"/>
          <table:table-cell table:style-name="ce597" table:number-columns-repeated="2"/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5" table:number-columns-repeated="2"/>
          <table:table-cell table:style-name="ce589" table:formula="of:= ROUND([.$D$8]; 1)" office:value-type="string" office:string-value="" calcext:value-type="error">
            <text:p>#VALUE!</text:p>
          </table:table-cell>
          <table:table-cell table:style-name="ce589" table:formula="of:= ROUND([.$E$8]; 2)" office:value-type="string" office:string-value="" calcext:value-type="error">
            <text:p>#DIV/0!</text:p>
          </table:table-cell>
          <table:table-cell table:style-name="ce575"/>
          <table:table-cell table:style-name="ce588" table:formula="of:= IF([$'FITNESS-PROFIL'.$E$10] = &quot;Abnahme (- 0,5 kg)&quot;; [.$G$3] - ((500 / (365.25 / 12)) * 7); IF([$'FITNESS-PROFIL'.$E$10] = &quot;Abnahme (- 1 kg)&quot;; [.$G$3] - ((1000 / (365.25 / 12)) * 7); IF([$'FITNESS-PROFIL'.$E$10] = &quot;Abnahme (- 1,5 kg)&quot;; [.$G$3] - ((1500 / (365.25 / 12)) * 7); IF([$'FITNESS-PROFIL'.$E$10] = &quot;Abnahme (- 2 kg)&quot;; [.$G$3] - ((2000 / (365.25 / 12)) * 7); IF([$'FITNESS-PROFIL'.$E$10] = &quot;Abnahme (- 2,5 kg)&quot;; [.$G$3] - ((2500 / (365.25 / 12)) * 7); IF([$'FITNESS-PROFIL'.$E$10] = &quot;Abnahme (- 3 kg)&quot;; [.$G$3] - ((3000 / (365.25 / 12)) * 7); IF([$'FITNESS-PROFIL'.$E$10] = &quot;Abnahme (- 3,5 kg)&quot;; [.$G$3] - ((3500 / (365.25 / 12)) * 7); IF([$'FITNESS-PROFIL'.$E$10] = &quot;Abnahme (- 4 kg)&quot;; [.$G$3] - ((4000 / (365.25 / 12)) * 7); IF([$'FITNESS-PROFIL'.$E$10] = &quot;Zunahme (+ 0,5 kg)&quot;; [.$G$3] + ((500 / (365.25 / 12)) * 7); IF([$'FITNESS-PROFIL'.$E$10] = &quot;Zunahme (+ 1 kg)&quot;; [.$G$3] + ((1000 / (365.25 / 12)) * 7); IF([$'FITNESS-PROFIL'.$E$10] = &quot;Zunahme (+ 1,5 kg)&quot;; [.$G$3] + ((1500 / (365.25 / 12)) * 7); IF([$'FITNESS-PROFIL'.$E$10] = &quot;Zunahme (+ 2 kg)&quot;; [.$G$3] + ((2000 / (365.25 / 12)) * 7); IF([$'FITNESS-PROFIL'.$E$10] = &quot;Zunahme (+ 2,5 kg)&quot;; [.$G$3] + ((2500 / (365.25 / 12)) * 7); IF([$'FITNESS-PROFIL'.$E$10] = &quot;Zunahme (+ 3 kg)&quot;; [.$G$3] + ((3000 / (365.25 / 12)) * 7); IF([$'FITNESS-PROFIL'.$E$10] = &quot;Zunahme (+ 3,5 kg)&quot;; [.$G$3] + ((3500 / (365.25 / 12)) * 7); IF([$'FITNESS-PROFIL'.$E$10] = &quot;Zunahme (+ 4 kg)&quot;; [.$G$3] + ((4000 / (365.25 / 12)) * 7); IF([$'FITNESS-PROFIL'.$E$10] = &quot;Beibehaltung&quot;; [.$G$3]; &quot;––&quot;)))))))))))))))))" office:value-type="string" office:string-value="––" calcext:value-type="string">
            <text:p>––</text:p>
          </table:table-cell>
          <table:table-cell table:style-name="ce588" office:value-type="string" calcext:value-type="string">
            <text:p>EMPFOHLEN</text:p>
          </table:table-cell>
          <table:table-cell table:style-name="ce577" table:number-columns-repeated="5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5" table:number-columns-repeated="6"/>
          <table:table-cell table:style-name="ce596"/>
          <table:table-cell table:style-name="ce577"/>
          <table:table-cell table:style-name="ce597"/>
          <table:table-cell table:style-name="ce577" table:number-columns-repeated="3"/>
          <table:table-cell table:style-name="ce579"/>
          <table:table-cell table:style-name="ce590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5" table:number-columns-repeated="5"/>
          <table:table-cell table:style-name="ce571" office:value-type="string" calcext:value-type="string">
            <text:p>JAHRESRATE – KALORIENBEDARF</text:p>
          </table:table-cell>
          <table:table-cell table:style-name="ce577"/>
          <table:table-cell table:style-name="ce594" office:value-type="string" calcext:value-type="string">
            <text:p>WOCHENRATE – ABNAHMEDAUERFUNKTION</text:p>
          </table:table-cell>
          <table:table-cell table:style-name="ce594" office:value-type="string" calcext:value-type="string">
            <text:p>WOCHENRATE – ZUNAHMEDAUERFUNKTION</text:p>
          </table:table-cell>
          <table:table-cell table:style-name="ce571" office:value-type="string" calcext:value-type="string">
            <text:p>ABNAHMEDAUER IN WOCHEN</text:p>
          </table:table-cell>
          <table:table-cell table:style-name="ce571" office:value-type="string" calcext:value-type="string">
            <text:p>ZUNAHMEDAUER IN WOCHEN</text:p>
          </table:table-cell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1" office:value-type="string" calcext:value-type="string">
            <text:p>ratenangabe (C14:E14) ⇒</text:p>
          </table:table-cell>
          <table:table-cell table:style-name="ce571" office:value-type="string" calcext:value-type="string">
            <text:p>WOCHENRATE</text:p>
          </table:table-cell>
          <table:table-cell table:style-name="ce571" office:value-type="string" calcext:value-type="string">
            <text:p>MONATSRATE</text:p>
          </table:table-cell>
          <table:table-cell table:style-name="ce571" office:value-type="string" calcext:value-type="string">
            <text:p>JAHRESRATE</text:p>
          </table:table-cell>
          <table:table-cell table:style-name="ce575"/>
          <table:table-cell table:style-name="ce588" table:formula="of:= IF([$'FITNESS-PROFIL'.$E$10] = &quot;Abnahme (- 5 kg)&quot;; [.$G$3] - ((5000 / 365.25) * 7); IF([$'FITNESS-PROFIL'.$E$10] = &quot;Abnahme (- 10 kg)&quot;; [.$G$3] - ((10000 / 365.25) * 7); IF([$'FITNESS-PROFIL'.$E$10] = &quot;Abnahme (- 15 kg)&quot;; [.$G$3] - ((15000 / 365.25) * 7); IF([$'FITNESS-PROFIL'.$E$10] = &quot;Abnahme (- 20 kg)&quot;; [.$G$3] - ((20000 / 365.25) * 7); IF([$'FITNESS-PROFIL'.$E$10] = &quot;Abnahme (- 25 kg)&quot;; [.$G$3] - ((25000 / 365.25) * 7); IF([$'FITNESS-PROFIL'.$E$10] = &quot;Abnahme (- 30 kg)&quot;; [.$G$3] - ((30000 / 365.25) * 7); IF([$'FITNESS-PROFIL'.$E$10] = &quot;Abnahme (- 35 kg)&quot;; [.$G$3] - ((35000 / 365.25) * 7); IF([$'FITNESS-PROFIL'.$E$10] = &quot;Abnahme (- 40 kg)&quot;; [.$G$3] - ((40000 / 365.25) * 7); IF([$'FITNESS-PROFIL'.$E$10] = &quot;Abnahme (- 45 kg)&quot;; [.$G$3] - ((45000 / 365.25) * 7); IF([$'FITNESS-PROFIL'.$E$10] = &quot;Zunahme (+ 5 kg)&quot;; [.$G$3] + ((5000 / 365.25) * 7); IF([$'FITNESS-PROFIL'.$E$10] = &quot;Zunahme (+ 10 kg)&quot;; [.$G$3] + ((10000 / 365.25) * 7);  IF([$'FITNESS-PROFIL'.$E$10] = &quot;Zunahme (+ 15 kg)&quot;; [.$G$3] + ((15000 / 365.25) * 7); IF([$'FITNESS-PROFIL'.$E$10] = &quot;Zunahme (+ 20 kg)&quot;; [.$G$3] + ((20000 / 365.25) * 7); IF([$'FITNESS-PROFIL'.$E$10] = &quot;Zunahme (+ 25 kg)&quot;; [.$G$3] + ((25000 / 365.25) * 7); IF([$'FITNESS-PROFIL'.$E$10] = &quot;Zunahme (+ 30 kg)&quot;; [.$G$3] + ((30000 / 365.25) * 7); IF([$'FITNESS-PROFIL'.$E$10] = &quot;Zunahme (+ 35 kg)&quot;; [.$G$3] + ((35000 / 365.25) * 7); IF([$'FITNESS-PROFIL'.$E$10] = &quot;Zunahme (+ 40 kg)&quot;; [.$G$3] + ((40000 / 365.25) * 7); IF([$'FITNESS-PROFIL'.$E$10] = &quot;Zunahme (+ 45 kg)&quot;; [.$G$3] + ((45000 / 365.25) * 7); IF([$'FITNESS-PROFIL'.$E$10] = &quot;Beibehaltung&quot;; [.$G$3]; &quot;––&quot;)))))))))))))))))))" office:value-type="string" office:string-value="––" calcext:value-type="string">
            <text:p>––</text:p>
          </table:table-cell>
          <table:table-cell table:style-name="ce577"/>
          <table:table-cell table:style-name="ce588" table:formula="of:= IF([.$I$3] = &quot;Abnahme&quot;; IF([$'FITNESS-PROFIL'.$E$10] = &quot;Abnahme (- 0,1 kg)&quot;; [.$J$3] / 0.1; IF([$'FITNESS-PROFIL'.$E$10] = &quot;Abnahme (- 0,2 kg)&quot;; [.$J$3] / 0.2; IF([$'FITNESS-PROFIL'.$E$10] = &quot;Abnahme (- 0,25 kg)&quot;; [.$J$3] / 0.25; IF([$'FITNESS-PROFIL'.$E$10] = &quot;Abnahme (- 0,3 kg)&quot;; [.$J$3] / 0.3; IF([$'FITNESS-PROFIL'.$E$10] = &quot;Abnahme (- 0,4 kg)&quot;; [.$J$3] / 0.4; IF([$'FITNESS-PROFIL'.$E$10] = &quot;Abnahme (- 0,5 kg)&quot;; [.$J$3] / 0.5; IF([$'FITNESS-PROFIL'.$E$10] = &quot;Abnahme (- 0,6 kg)&quot;; [.$J$3] / 0.6; IF([$'FITNESS-PROFIL'.$E$10] = &quot;Abnahme (- 0,7 kg)&quot;; [.$J$3] / 0.7; IF([$'FITNESS-PROFIL'.$E$10] = &quot;Abnahme (- 0,75 kg)&quot;; [.$J$3] / 0.75; IF([$'FITNESS-PROFIL'.$E$10] = &quot;Abnahme (- 0,8 kg)&quot;; [.$J$3] / 0.8; IF([$'FITNESS-PROFIL'.$E$10] = &quot;Abnahme (- 0,9 kg)&quot;; [.$J$3] / 0.9; IF([$'FITNESS-PROFIL'.$E$10] = &quot;Abnahme (- 1 kg)&quot;; [.$J$3]; &quot;––&quot;)))))))))))); &quot;––&quot;)" office:value-type="string" office:string-value="––" calcext:value-type="string">
            <text:p>––</text:p>
          </table:table-cell>
          <table:table-cell table:style-name="ce588" table:formula="of:= IF([.$I$3] = &quot;Zunahme&quot;; IF([$'FITNESS-PROFIL'.$E$10] = &quot;Zunahme (+ 0,1 kg)&quot;; [.$J$8] / 0.1; IF([$'FITNESS-PROFIL'.$E$10] = &quot;Zunahme (+ 0,2 kg)&quot;; [.$J$8] / 0.2; IF([$'FITNESS-PROFIL'.$E$10] = &quot;Zunahme (+ 0,25 kg)&quot;; [.$J$8] / 0.25; IF([$'FITNESS-PROFIL'.$E$10] = &quot;Zunahme (+ 0,3 kg)&quot;; [.$J$8] / 0.3; IF([$'FITNESS-PROFIL'.$E$10] = &quot;Zunahme (+ 0,4 kg)&quot;; [.$J$8] / 0.4; IF([$'FITNESS-PROFIL'.$E$10] = &quot;Zunahme (+ 0,5 kg)&quot;; [.$J$8] / 0.5; IF([$'FITNESS-PROFIL'.$E$10] = &quot;Zunahme (+ 0,6 kg)&quot;; [.$J$8] / 0.6; IF([$'FITNESS-PROFIL'.$E$10] = &quot;Zunahme (+ 0,7 kg)&quot;; [.$J$8] / 0.7; IF([$'FITNESS-PROFIL'.$E$10] = &quot;Zunahme (+ 0,75 kg)&quot;; [.$J$8] / 0.75; IF([$'FITNESS-PROFIL'.$E$10] = &quot;Zunahme (+ 0,8 kg)&quot;; [.$J$8] / 0.8; IF([$'FITNESS-PROFIL'.$E$10] = &quot;Zunahme (+ 0,9 kg)&quot;; [.$J$8] / 0.9; IF([$'FITNESS-PROFIL'.$E$10] = &quot;Zunahme (+ 1 kg)&quot;; [.$J$8]; &quot;––&quot;)))))))))))); &quot;––&quot;)" office:value-type="string" office:string-value="––" calcext:value-type="string">
            <text:p>––</text:p>
          </table:table-cell>
          <table:table-cell table:style-name="ce588" table:formula="of:= IF([.$M$3] = &quot;kleiner Null&quot;; &quot;––&quot;; [.$K$3])" office:value-type="string" office:string-value="" calcext:value-type="error">
            <text:p>#VALUE!</text:p>
          </table:table-cell>
          <table:table-cell table:style-name="ce588" table:formula="of:= IF([.$M$8] = &quot;kleiner Null&quot;; &quot;––&quot;; [.$K$8])" office:value-type="string" office:string-value="––" calcext:value-type="string">
            <text:p>––</text:p>
          </table:table-cell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1" office:value-type="string" calcext:value-type="string">
            <text:p>raten (C14:E40) ⇒</text:p>
          </table:table-cell>
          <table:table-cell table:number-columns-repeated="3" table:style-name="ce572" office:value-type="string" calcext:value-type="string">
            <text:p>Beibehaltung</text:p>
          </table:table-cell>
          <table:table-cell table:style-name="ce590"/>
          <table:table-cell table:style-name="ce575"/>
          <table:table-cell table:style-name="ce577" table:number-columns-repeated="6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6"/>
          <table:table-cell table:style-name="ce586" office:value-type="string" calcext:value-type="string">
            <text:p>Abnahme (- 0,1 kg)</text:p>
          </table:table-cell>
          <table:table-cell table:style-name="ce586" office:value-type="string" calcext:value-type="string">
            <text:p>Abnahme (- 0,5 kg)</text:p>
          </table:table-cell>
          <table:table-cell table:style-name="ce586" office:value-type="string" calcext:value-type="string">
            <text:p>Abnahme (- 5 kg)</text:p>
          </table:table-cell>
          <table:table-cell table:style-name="ce575"/>
          <table:table-cell table:style-name="ce571" office:value-type="string" calcext:value-type="string">
            <text:p>TÄGLICHER KALORIENBEDARF</text:p>
          </table:table-cell>
          <table:table-cell table:style-name="ce577"/>
          <table:table-cell table:style-name="ce594" office:value-type="string" calcext:value-type="string">
            <text:p>MONATSRATE – ABNAHMEDAUERFUNKTION</text:p>
          </table:table-cell>
          <table:table-cell table:style-name="ce594" office:value-type="string" calcext:value-type="string">
            <text:p>MONATSRATE – ZUNAHMEDAUERFUNKTION</text:p>
          </table:table-cell>
          <table:table-cell table:style-name="ce577" table:number-columns-repeated="3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1"/>
          <table:table-cell table:style-name="ce576"/>
          <table:table-cell table:style-name="ce586" office:value-type="string" calcext:value-type="string">
            <text:p>Abnahme (- 0,2 kg)</text:p>
          </table:table-cell>
          <table:table-cell table:style-name="ce586" office:value-type="string" calcext:value-type="string">
            <text:p>Abnahme (- 1 kg)</text:p>
          </table:table-cell>
          <table:table-cell table:style-name="ce586" office:value-type="string" calcext:value-type="string">
            <text:p>Abnahme (- 10 kg)</text:p>
          </table:table-cell>
          <table:table-cell table:style-name="ce575"/>
          <table:table-cell table:style-name="ce588" table:formula="of:= IF([$'FITNESS-PROFIL'.$C$10] = &quot;MONATSRATE&quot;; [.$G$11]; IF([$'FITNESS-PROFIL'.$C$10] = &quot;JAHRESRATE&quot;; [.$G$14]; IF([$'FITNESS-PROFIL'.$C$10] = &quot;WOCHENRATE&quot;; [.$G$8]; &quot;––&quot;)))" office:value-type="string" office:string-value="––" calcext:value-type="string">
            <text:p>––</text:p>
          </table:table-cell>
          <table:table-cell table:style-name="ce577"/>
          <table:table-cell table:style-name="ce588" table:formula="of:= IF([.$I$3] = &quot;Abnahme&quot;; IF([$'FITNESS-PROFIL'.$E$10] = &quot;Abnahme (- 0,5 kg)&quot;; [.$J$3] / ((0.5 / 7) * (365.25 / 12)); IF([$'FITNESS-PROFIL'.$E$10] = &quot;Abnahme (- 1 kg)&quot;; [.$J$3] / ((1 / 7) * (365.25 / 12)); IF([$'FITNESS-PROFIL'.$E$10] = &quot;Abnahme (- 1,5 kg)&quot;; [.$J$3] / ((1.5 / 7) * (365.25 / 12)); IF([$'FITNESS-PROFIL'.$E$10] = &quot;Abnahme (- 2 kg)&quot;; [.$J$3] / ((2 / 7) * (365.25 / 12)); IF([$'FITNESS-PROFIL'.$E$10] = &quot;Abnahme (- 2,5 kg)&quot;; [.$J$3] / ((2.5 / 7) * (365.25 / 12)); IF([$'FITNESS-PROFIL'.$E$10] = &quot;Abnahme (- 3 kg)&quot;; [.$J$3] / ((3 / 7) * (365.25 / 12)); IF([$'FITNESS-PROFIL'.$E$10] = &quot;Abnahme (- 3,5 kg)&quot;; [.$J$3] / ((3.5 / 7) * (365.25 / 12)); IF([$'FITNESS-PROFIL'.$E$10] = &quot;Abnahme (- 4 kg)&quot;; [.$J$3] / ((4 / 7) * (365.25 / 12)); &quot;––&quot;)))))))); &quot;––&quot;)" office:value-type="string" office:string-value="––" calcext:value-type="string">
            <text:p>––</text:p>
          </table:table-cell>
          <table:table-cell table:style-name="ce588" table:formula="of:= IF([.$I$3] = &quot;Zunahme&quot;; IF([$'FITNESS-PROFIL'.$E$10] = &quot;Zunahme (+ 0,5 kg)&quot;; [.$J$8] / ((0.5 / 7) * (365.25 / 12)); IF([$'FITNESS-PROFIL'.$E$10] = &quot;Zunahme (+ 1 kg)&quot;; [.$J$8] / ((1 / 7) * (365.25 / 12)); IF([$'FITNESS-PROFIL'.$E$10] = &quot;Zunahme (+ 1,5 kg)&quot;; [.$J$8] / ((1.5 / 7) * (365.25 / 12)); IF([$'FITNESS-PROFIL'.$E$10] = &quot;Zunahme (+ 2 kg)&quot;; [.$J$8] / ((2 / 7) * (365.25 / 12)); IF([$'FITNESS-PROFIL'.$E$10] = &quot;Zunahme (+ 2,5 kg)&quot;; [.$J$8] / ((2.5 / 7) * (365.25 / 12)); IF([$'FITNESS-PROFIL'.$E$10] = &quot;Zunahme (+ 3 kg)&quot;; [.$J$8] / ((3 / 7) * (365.25 / 12)); IF([$'FITNESS-PROFIL'.$E$10] = &quot;Zunahme (+ 3,5 kg)&quot;; [.$J$8] / ((3.5 / 7) * (365.25 / 12)); IF([$'FITNESS-PROFIL'.$E$10] = &quot;Zunahme (+ 4 kg)&quot;; [.$J$8] / ((4 / 7) * (365.25 / 12)); &quot;––&quot;)))))))); &quot;––&quot;)" office:value-type="string" office:string-value="––" calcext:value-type="string">
            <text:p>––</text:p>
          </table:table-cell>
          <table:table-cell table:style-name="ce577" table:number-columns-repeated="3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0,25 kg)</text:p>
          </table:table-cell>
          <table:table-cell table:style-name="ce586" office:value-type="string" calcext:value-type="string">
            <text:p>Abnahme (- 1,5 kg)</text:p>
          </table:table-cell>
          <table:table-cell table:style-name="ce586" office:value-type="string" calcext:value-type="string">
            <text:p>Abnahme (- 15 kg)</text:p>
          </table:table-cell>
          <table:table-cell table:style-name="ce575"/>
          <table:table-cell table:style-name="ce577" table:number-columns-repeated="5"/>
          <table:table-cell table:style-name="ce579"/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0,3 kg)</text:p>
          </table:table-cell>
          <table:table-cell table:style-name="ce586" office:value-type="string" calcext:value-type="string">
            <text:p>Abnahme (- 2 kg)</text:p>
          </table:table-cell>
          <table:table-cell table:style-name="ce586" office:value-type="string" calcext:value-type="string">
            <text:p>Abnahme (- 20 kg)</text:p>
          </table:table-cell>
          <table:table-cell table:style-name="ce575"/>
          <table:table-cell table:style-name="ce577" table:number-columns-repeated="2"/>
          <table:table-cell table:style-name="ce594" office:value-type="string" calcext:value-type="string">
            <text:p>JAHRESRATE – ABNAHMEDAUERFUNKTION</text:p>
          </table:table-cell>
          <table:table-cell table:style-name="ce594" office:value-type="string" calcext:value-type="string">
            <text:p>JAHRESRATE – ZUNAHMEDAUERFUNKTION</text:p>
          </table:table-cell>
          <table:table-cell table:style-name="ce571" office:value-type="string" calcext:value-type="string">
            <text:p>DAUER IN TAGEN</text:p>
          </table:table-cell>
          <table:table-cell table:style-name="ce571" office:value-type="string" calcext:value-type="string">
            <text:p><text:span text:style-name="T24">ROUND</text:span>(DAUER IN TAGEN)</text:p>
          </table:table-cell>
          <table:table-cell table:style-name="ce571" office:value-type="string" calcext:value-type="string">
            <text:p>"TAG" ODER "TAGE"?</text:p>
          </table:table-cell>
          <table:table-cell table:style-name="ce571" office:value-type="string" calcext:value-type="string">
            <text:p><text:span text:style-name="T24">CONCATENATE</text:span>(DAUER IN TAGEN)</text:p>
          </table:table-cell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6"/>
          <table:table-cell table:style-name="ce586" office:value-type="string" calcext:value-type="string">
            <text:p>Abnahme (- 0,4 kg)</text:p>
          </table:table-cell>
          <table:table-cell table:style-name="ce586" office:value-type="string" calcext:value-type="string">
            <text:p>Abnahme (- 2,5 kg)</text:p>
          </table:table-cell>
          <table:table-cell table:style-name="ce586" office:value-type="string" calcext:value-type="string">
            <text:p>Abnahme (- 25 kg)</text:p>
          </table:table-cell>
          <table:table-cell table:style-name="ce575"/>
          <table:table-cell table:style-name="ce577" table:number-columns-repeated="2"/>
          <table:table-cell table:style-name="ce588" table:formula="of:= IF([.$I$3] = &quot;Abnahme&quot;; IF([$'FITNESS-PROFIL'.$E$10] = &quot;Abnahme (- 5 kg)&quot;; [.$J$3] / ((5 / 7) * 365.25); IF([$'FITNESS-PROFIL'.$E$10] = &quot;Abnahme (- 10 kg)&quot;; [.$J$3] / ((10 / 7) * 365.25); IF([$'FITNESS-PROFIL'.$E$10] = &quot;Abnahme (- 15 kg)&quot;; [.$J$3] / ((15 / 7) * 365.25); IF([$'FITNESS-PROFIL'.$E$10] = &quot;Abnahme (- 20 kg)&quot;; [.$J$3] / ((20 / 7) * 365.25); IF([$'FITNESS-PROFIL'.$E$10] = &quot;Abnahme (- 25 kg)&quot;; [.$J$3] / ((25 / 7) * 365.25); IF([$'FITNESS-PROFIL'.$E$10] = &quot;Abnahme (- 30 kg)&quot;; [.$J$3] / ((30 / 7) * 365.25); IF([$'FITNESS-PROFIL'.$E$10] = &quot;Abnahme (- 35 kg)&quot;; [.$J$3] / ((35 / 7) * 365.25); IF([$'FITNESS-PROFIL'.$E$10] = &quot;Abnahme (- 40 kg)&quot;; [.$J$3] / ((40 / 7) * 365.25); IF([$'FITNESS-PROFIL'.$E$10] = &quot;Abnahme (- 45 kg)&quot;; [.$J$3] / ((45 / 7) * 365.25); &quot;––&quot;))))))))); &quot;––&quot;)" office:value-type="string" office:string-value="––" calcext:value-type="string">
            <text:p>––</text:p>
          </table:table-cell>
          <table:table-cell table:style-name="ce588" table:formula="of:= IF([.$I$3] = &quot;Zunahme&quot;; IF([$'FITNESS-PROFIL'.$E$10] = &quot;Zunahme (+ 5 kg)&quot;; [.$J$8] / ((5 / 7) * 365.25); IF([$'FITNESS-PROFIL'.$E$10] = &quot;Zunahme (+ 10 kg)&quot;; [.$J$8] / ((10 / 7) * 365.25); IF([$'FITNESS-PROFIL'.$E$10] = &quot;Zunahme (+ 15 kg)&quot;; [.$J$8] / ((15 / 7) * 365.25); IF([$'FITNESS-PROFIL'.$E$10] = &quot;Zunahme (+ 20 kg)&quot;; [.$J$8] / ((20 / 7) * 365.25); IF([$'FITNESS-PROFIL'.$E$10] = &quot;Zunahme (+ 25 kg)&quot;; [.$J$8] / ((25 / 7) * 365.25); IF([$'FITNESS-PROFIL'.$E$10] = &quot;Zunahme (+ 30 kg)&quot;; [.$J$8] / ((30 / 7) * 365.25); IF([$'FITNESS-PROFIL'.$E$10] = &quot;Zunahme (+ 35 kg)&quot;; [.$J$8] / ((35 / 7) * 365.25); IF([$'FITNESS-PROFIL'.$E$10] = &quot;Zunahme (+ 40 kg)&quot;; [.$J$8] / ((40 / 7) * 365.25); IF([$'FITNESS-PROFIL'.$E$10] = &quot;Zunahme (+ 45 kg)&quot;; [.$J$8] / ((45 / 7) * 365.25); &quot;––&quot;))))))))); &quot;––&quot;)" office:value-type="string" office:string-value="––" calcext:value-type="string">
            <text:p>––</text:p>
          </table:table-cell>
          <table:table-cell table:style-name="ce588" table:formula="of:= IF([.$I$3] = &quot;Abnahme&quot;; [.$K$14] * 7; [.$L$14] * 7)" office:value-type="string" office:string-value="" calcext:value-type="error">
            <text:p>#VALUE!</text:p>
          </table:table-cell>
          <table:table-cell table:style-name="ce588" table:formula="of:= ROUND([.$K$20]; 0)" office:value-type="string" office:string-value="" calcext:value-type="error">
            <text:p>#VALUE!</text:p>
          </table:table-cell>
          <table:table-cell table:style-name="ce588" table:formula="of:= IF([.$L$20] = 1; &quot;Tag&quot;; &quot;Tage&quot;)" office:value-type="string" office:string-value="" calcext:value-type="error">
            <text:p>#VALUE!</text:p>
          </table:table-cell>
          <table:table-cell table:style-name="ce588" table:formula="of:= CONCATENATE([.$L$20]; &quot; &quot;; [.$M$20])" office:value-type="string" office:string-value="" calcext:value-type="error">
            <text:p>#VALUE!</text:p>
          </table:table-cell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8"/>
          <table:table-cell table:style-name="ce586" office:value-type="string" calcext:value-type="string">
            <text:p>Abnahme (- 0,5 kg)</text:p>
          </table:table-cell>
          <table:table-cell table:style-name="ce586" office:value-type="string" calcext:value-type="string">
            <text:p>Abnahme (- 3 kg)</text:p>
          </table:table-cell>
          <table:table-cell table:style-name="ce586" office:value-type="string" calcext:value-type="string">
            <text:p>Abnahme (- 30 kg)</text:p>
          </table:table-cell>
          <table:table-cell table:style-name="ce575"/>
          <table:table-cell table:style-name="ce577" table:number-columns-repeated="5"/>
          <table:table-cell table:style-name="ce579"/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8"/>
          <table:table-cell table:style-name="ce586" office:value-type="string" calcext:value-type="string">
            <text:p>Abnahme (- 0,6 kg)</text:p>
          </table:table-cell>
          <table:table-cell table:style-name="ce586" office:value-type="string" calcext:value-type="string">
            <text:p>Abnahme (- 3,5 kg)</text:p>
          </table:table-cell>
          <table:table-cell table:style-name="ce586" office:value-type="string" calcext:value-type="string">
            <text:p>Abnahme (- 35 kg)</text:p>
          </table:table-cell>
          <table:table-cell table:style-name="ce575"/>
          <table:table-cell table:style-name="ce577" table:number-columns-repeated="4"/>
          <table:table-cell table:style-name="ce571" office:value-type="string" calcext:value-type="string">
            <text:p>DAUER IN WOCHEN</text:p>
          </table:table-cell>
          <table:table-cell table:style-name="ce571" office:value-type="string" calcext:value-type="string">
            <text:p><text:span text:style-name="T24">ROUND</text:span>(DAUER IN WOCHEN)</text:p>
          </table:table-cell>
          <table:table-cell table:style-name="ce571" office:value-type="string" calcext:value-type="string">
            <text:p>"WOCHE" ODER "WOCHEN"?</text:p>
          </table:table-cell>
          <table:table-cell table:style-name="ce571" office:value-type="string" calcext:value-type="string">
            <text:p><text:span text:style-name="T24">CONCATENATE</text:span>(DAUER IN WOCHEN)</text:p>
          </table:table-cell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0,7 kg)</text:p>
          </table:table-cell>
          <table:table-cell table:style-name="ce586" office:value-type="string" calcext:value-type="string">
            <text:p>Abnahme (- 4 kg)</text:p>
          </table:table-cell>
          <table:table-cell table:style-name="ce586" office:value-type="string" calcext:value-type="string">
            <text:p>Abnahme (- 40 kg)</text:p>
          </table:table-cell>
          <table:table-cell table:style-name="ce575"/>
          <table:table-cell table:style-name="ce577" table:number-columns-repeated="4"/>
          <table:table-cell table:style-name="ce588" table:formula="of:= IF([.$I$3] = &quot;Abnahme&quot;; [.$K$14]; [.$L$14])" office:value-type="string" office:string-value="––" calcext:value-type="string">
            <text:p>––</text:p>
          </table:table-cell>
          <table:table-cell table:style-name="ce588" table:formula="of:= ROUND([.$K$23]; 1)" office:value-type="string" office:string-value="" calcext:value-type="error">
            <text:p>#VALUE!</text:p>
          </table:table-cell>
          <table:table-cell table:style-name="ce588" table:formula="of:= IF([.$L$23] = 1; &quot;Woche&quot;; &quot;Wochen&quot;)" office:value-type="string" office:string-value="" calcext:value-type="error">
            <text:p>#VALUE!</text:p>
          </table:table-cell>
          <table:table-cell table:style-name="ce588" table:formula="of:= CONCATENATE([.$L$23]; &quot; &quot;; [.$M$23])" office:value-type="string" office:string-value="" calcext:value-type="error">
            <text:p>#VALUE!</text:p>
          </table:table-cell>
          <table:table-cell table:style-name="ce575" table:number-columns-repeated="2"/>
          <table:table-cell table:style-name="ce579" table:number-columns-repeated="11"/>
          <table:table-cell table:style-name="ce607"/>
          <table:table-cell table:style-name="ce608" table:number-columns-repeated="56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0,75 kg)</text:p>
          </table:table-cell>
          <table:table-cell table:style-name="ce572" office:value-type="string" calcext:value-type="string">
            <text:p>Beibehaltung</text:p>
          </table:table-cell>
          <table:table-cell table:style-name="ce572" office:value-type="string" calcext:value-type="string">
            <text:p>Abnahme (- 45 kg)</text:p>
          </table:table-cell>
          <table:table-cell table:style-name="ce590"/>
          <table:table-cell table:style-name="ce577" table:number-columns-repeated="5"/>
          <table:table-cell table:style-name="ce579"/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0,8 kg)</text:p>
          </table:table-cell>
          <table:table-cell table:style-name="ce586" office:value-type="string" calcext:value-type="string">
            <text:p>Zunahme (+ 0,5 kg)</text:p>
          </table:table-cell>
          <table:table-cell table:style-name="ce572" office:value-type="string" calcext:value-type="string">
            <text:p>Beibehaltung</text:p>
          </table:table-cell>
          <table:table-cell table:style-name="ce575"/>
          <table:table-cell table:style-name="ce577" table:number-columns-repeated="4"/>
          <table:table-cell table:style-name="ce571" office:value-type="string" calcext:value-type="string">
            <text:p>DAUER IN MONATEN</text:p>
          </table:table-cell>
          <table:table-cell table:style-name="ce571" office:value-type="string" calcext:value-type="string">
            <text:p><text:span text:style-name="T24">ROUND</text:span>(DAUER IN MONATEN)</text:p>
          </table:table-cell>
          <table:table-cell table:style-name="ce571" office:value-type="string" calcext:value-type="string">
            <text:p>"MONAT" ODER "MONATE"?</text:p>
          </table:table-cell>
          <table:table-cell table:style-name="ce571" office:value-type="string" calcext:value-type="string">
            <text:p><text:span text:style-name="T24">CONCATENATE</text:span>(DAUER IN MONATEN)</text:p>
          </table:table-cell>
          <table:table-cell table:style-name="ce575" table:number-columns-repeated="2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0,9 kg)</text:p>
          </table:table-cell>
          <table:table-cell table:style-name="ce586" office:value-type="string" calcext:value-type="string">
            <text:p><text:span text:style-name="T21">Zunahme (+ 1</text:span><text:span text:style-name="T22"> kg)</text:span></text:p>
          </table:table-cell>
          <table:table-cell table:style-name="ce586" office:value-type="string" calcext:value-type="string">
            <text:p>Zunahme (+ 5 kg)</text:p>
          </table:table-cell>
          <table:table-cell table:style-name="ce575"/>
          <table:table-cell table:style-name="ce577" table:number-columns-repeated="4"/>
          <table:table-cell table:style-name="ce588" table:formula="of:= IF([.$I$3] = &quot;Abnahme&quot;; [.$K$14] * (7 / (365.25 / 12)); [.$L$14] * (7 / (365.25 / 12)))" office:value-type="string" office:string-value="" calcext:value-type="error">
            <text:p>#VALUE!</text:p>
          </table:table-cell>
          <table:table-cell table:style-name="ce588" table:formula="of:= ROUND([.$K$26]; 1)" office:value-type="string" office:string-value="" calcext:value-type="error">
            <text:p>#VALUE!</text:p>
          </table:table-cell>
          <table:table-cell table:style-name="ce588" table:formula="of:= IF([.$L$26] = 1; &quot;Monat&quot;; &quot;Monate&quot;)" office:value-type="string" office:string-value="" calcext:value-type="error">
            <text:p>#VALUE!</text:p>
          </table:table-cell>
          <table:table-cell table:style-name="ce588" table:formula="of:= CONCATENATE([.$L$26]; &quot; &quot;; [.$M$26])" office:value-type="string" office:string-value="" calcext:value-type="error">
            <text:p>#VALUE!</text:p>
          </table:table-cell>
          <table:table-cell table:style-name="ce575" table:number-columns-repeated="2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2"/>
          <table:table-cell table:style-name="ce577"/>
          <table:table-cell table:style-name="ce586" office:value-type="string" calcext:value-type="string">
            <text:p>Abnahme (- 1 kg)</text:p>
          </table:table-cell>
          <table:table-cell table:style-name="ce586" office:value-type="string" calcext:value-type="string">
            <text:p><text:span text:style-name="T21">Zunahme (+</text:span><text:span text:style-name="T22"> 1,5 kg)</text:span></text:p>
          </table:table-cell>
          <table:table-cell table:style-name="ce586" office:value-type="string" calcext:value-type="string">
            <text:p>Zunahme (+ 10 kg)</text:p>
          </table:table-cell>
          <table:table-cell table:style-name="ce575"/>
          <table:table-cell table:style-name="ce577" table:number-columns-repeated="5"/>
          <table:table-cell table:style-name="ce579"/>
          <table:table-cell table:style-name="ce577"/>
          <table:table-cell table:style-name="ce579"/>
          <table:table-cell table:style-name="ce575" table:number-columns-repeated="2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3"/>
          <table:table-cell table:style-name="ce579"/>
          <table:table-cell table:style-name="ce572" office:value-type="string" calcext:value-type="string">
            <text:p>Beibehaltung</text:p>
          </table:table-cell>
          <table:table-cell table:style-name="ce586" office:value-type="string" calcext:value-type="string">
            <text:p><text:span text:style-name="T21">Zunahme (+</text:span><text:span text:style-name="T22"> 2 kg)</text:span></text:p>
          </table:table-cell>
          <table:table-cell table:style-name="ce586" office:value-type="string" calcext:value-type="string">
            <text:p>Zunahme (+ 15 kg)</text:p>
          </table:table-cell>
          <table:table-cell table:style-name="ce575"/>
          <table:table-cell table:style-name="ce579" table:number-columns-repeated="4"/>
          <table:table-cell table:style-name="ce571" office:value-type="string" calcext:value-type="string">
            <text:p>DAUER IN JAHREN</text:p>
          </table:table-cell>
          <table:table-cell table:style-name="ce571" office:value-type="string" calcext:value-type="string">
            <text:p><text:span text:style-name="T24">ROUND</text:span>(DAUER IN JAHREN)</text:p>
          </table:table-cell>
          <table:table-cell table:style-name="ce571" office:value-type="string" calcext:value-type="string">
            <text:p>"JAHR" ODER "JAHRE"?</text:p>
          </table:table-cell>
          <table:table-cell table:style-name="ce571" office:value-type="string" calcext:value-type="string">
            <text:p><text:span text:style-name="T24">CONCATENATE</text:span>(DAUER IN JAHREN)</text:p>
          </table:table-cell>
          <table:table-cell table:style-name="ce575" table:number-columns-repeated="2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3"/>
          <table:table-cell table:style-name="ce579"/>
          <table:table-cell table:style-name="ce586" office:value-type="string" calcext:value-type="string">
            <text:p>Zunahme (+ 0,1 kg)</text:p>
          </table:table-cell>
          <table:table-cell table:style-name="ce586" office:value-type="string" calcext:value-type="string">
            <text:p><text:span text:style-name="T23">Zunahme (+</text:span> 2,5 kg)</text:p>
          </table:table-cell>
          <table:table-cell table:style-name="ce586" office:value-type="string" calcext:value-type="string">
            <text:p>Zunahme (+ 20 kg)</text:p>
          </table:table-cell>
          <table:table-cell table:style-name="ce575"/>
          <table:table-cell table:style-name="ce579" table:number-columns-repeated="4"/>
          <table:table-cell table:style-name="ce588" table:formula="of:= IF([.$I$3] = &quot;Abnahme&quot;; [.$K$14] * (7 / 365.25); [.$L$14] * (7 / 365.25))" office:value-type="string" office:string-value="" calcext:value-type="error">
            <text:p>#VALUE!</text:p>
          </table:table-cell>
          <table:table-cell table:style-name="ce588" table:formula="of:= ROUND([.$K$29]; 1)" office:value-type="string" office:string-value="" calcext:value-type="error">
            <text:p>#VALUE!</text:p>
          </table:table-cell>
          <table:table-cell table:style-name="ce588" table:formula="of:= IF([.$L$29] = 1; &quot;Jahr&quot;; &quot;Jahre&quot;)" office:value-type="string" office:string-value="" calcext:value-type="error">
            <text:p>#VALUE!</text:p>
          </table:table-cell>
          <table:table-cell table:style-name="ce588" table:formula="of:= CONCATENATE([.$L$29]; &quot; &quot;; [.$M$29])" office:value-type="string" office:string-value="" calcext:value-type="error">
            <text:p>#VALUE!</text:p>
          </table:table-cell>
          <table:table-cell table:style-name="ce579"/>
          <table:table-cell table:style-name="ce597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79"/>
          <table:table-cell table:style-name="ce586" office:value-type="string" calcext:value-type="string">
            <text:p>Zunahme (+ 0,2 kg)</text:p>
          </table:table-cell>
          <table:table-cell table:style-name="ce586" office:value-type="string" calcext:value-type="string">
            <text:p><text:span text:style-name="T23">Zunahme (+</text:span> 3 kg)</text:p>
          </table:table-cell>
          <table:table-cell table:style-name="ce586" office:value-type="string" calcext:value-type="string">
            <text:p>Zunahme (+ 25 kg)</text:p>
          </table:table-cell>
          <table:table-cell table:style-name="ce575"/>
          <table:table-cell table:style-name="ce579" table:number-columns-repeated="9"/>
          <table:table-cell table:style-name="ce597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5"/>
          <table:table-cell table:style-name="ce580"/>
          <table:table-cell table:style-name="ce587" office:value-type="string" calcext:value-type="string">
            <text:p><text:span text:style-name="T18">Zunahme (</text:span><text:span text:style-name="T19">+ </text:span><text:span text:style-name="T20">0,25 kg</text:span>)</text:p>
          </table:table-cell>
          <table:table-cell table:style-name="ce586" office:value-type="string" calcext:value-type="string">
            <text:p><text:span text:style-name="T23">Zunahme (+</text:span> 3,5 kg)</text:p>
          </table:table-cell>
          <table:table-cell table:style-name="ce586" office:value-type="string" calcext:value-type="string">
            <text:p>Zunahme (+ 30 kg)</text:p>
          </table:table-cell>
          <table:table-cell table:style-name="ce575"/>
          <table:table-cell table:style-name="ce579" table:number-columns-repeated="4"/>
          <table:table-cell table:style-name="ce571" office:value-type="string" calcext:value-type="string">
            <text:p>DAUERANGABE</text:p>
          </table:table-cell>
          <table:table-cell table:style-name="ce579" table:number-columns-repeated="4"/>
          <table:table-cell table:style-name="ce597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79"/>
          <table:table-cell table:style-name="ce588" office:value-type="string" calcext:value-type="string">
            <text:p>Zunahme (+ 0,3 kg)</text:p>
          </table:table-cell>
          <table:table-cell table:style-name="ce586" office:value-type="string" calcext:value-type="string">
            <text:p><text:span text:style-name="T23">Zunahme (+</text:span> 4 kg)</text:p>
          </table:table-cell>
          <table:table-cell table:style-name="ce586" office:value-type="string" calcext:value-type="string">
            <text:p>Zunahme (+ 35 kg)</text:p>
          </table:table-cell>
          <table:table-cell table:style-name="ce575"/>
          <table:table-cell table:style-name="ce579" table:number-columns-repeated="4"/>
          <table:table-cell table:style-name="ce588" table:formula="of:= IF([$'FITNESS-PROFIL'.$C$16] = &quot;DAUER IN TAGEN&quot;; [.$N$20]; IF([$'FITNESS-PROFIL'.$C$16] = &quot;DAUER IN WOCHEN&quot;; [.$N$23]; IF([$'FITNESS-PROFIL'.$C$16] = &quot;DAUER IN MONATEN&quot;; [.$N$26]; IF([$'FITNESS-PROFIL'.$C$16] = &quot;DAUER IN JAHREN&quot;; [.$N$29]; &quot;––&quot;))))" office:value-type="string" office:string-value="" calcext:value-type="error">
            <text:p>#VALUE!</text:p>
          </table:table-cell>
          <table:table-cell table:style-name="ce579" table:number-columns-repeated="4"/>
          <table:table-cell table:style-name="ce597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79"/>
          <table:table-cell table:style-name="ce588" office:value-type="string" calcext:value-type="string">
            <text:p>Zunahme (+ 0,4 kg)</text:p>
          </table:table-cell>
          <table:table-cell table:style-name="ce577"/>
          <table:table-cell table:style-name="ce586" office:value-type="string" calcext:value-type="string">
            <text:p>Zunahme (+ 40 kg)</text:p>
          </table:table-cell>
          <table:table-cell table:style-name="ce579" table:number-columns-repeated="10"/>
          <table:table-cell table:style-name="ce597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79"/>
          <table:table-cell table:style-name="ce588" office:value-type="string" calcext:value-type="string">
            <text:p>Zunahme (+ 0,5 kg)</text:p>
          </table:table-cell>
          <table:table-cell table:style-name="ce577"/>
          <table:table-cell table:style-name="ce593" office:value-type="string" calcext:value-type="string">
            <text:p>Zunahme (+ 45 kg)</text:p>
          </table:table-cell>
          <table:table-cell table:style-name="ce579" table:number-columns-repeated="10"/>
          <table:table-cell table:style-name="ce597"/>
          <table:table-cell table:style-name="ce579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1"/>
          <table:table-cell table:style-name="ce588" office:value-type="string" calcext:value-type="string">
            <text:p>Zunahme (+ 0,6 kg)</text:p>
          </table:table-cell>
          <table:table-cell table:style-name="ce577"/>
          <table:table-cell table:style-name="ce581" table:number-columns-repeated="11"/>
          <table:table-cell table:style-name="ce603"/>
          <table:table-cell table:style-name="ce581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1"/>
          <table:table-cell table:style-name="ce588" office:value-type="string" calcext:value-type="string">
            <text:p>Zunahme (+ 0,7 kg)</text:p>
          </table:table-cell>
          <table:table-cell table:style-name="ce577"/>
          <table:table-cell table:style-name="ce581" table:number-columns-repeated="11"/>
          <table:table-cell table:style-name="ce603"/>
          <table:table-cell table:style-name="ce581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1"/>
          <table:table-cell table:style-name="ce588" office:value-type="string" calcext:value-type="string">
            <text:p>Zunahme (+ 0,75 kg)</text:p>
          </table:table-cell>
          <table:table-cell table:style-name="ce577"/>
          <table:table-cell table:style-name="ce581" table:number-columns-repeated="11"/>
          <table:table-cell table:style-name="ce603"/>
          <table:table-cell table:style-name="ce581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1"/>
          <table:table-cell table:style-name="ce588" office:value-type="string" calcext:value-type="string">
            <text:p>Zunahme (+ 0,8 kg)</text:p>
          </table:table-cell>
          <table:table-cell table:style-name="ce577"/>
          <table:table-cell table:style-name="ce581" table:number-columns-repeated="11"/>
          <table:table-cell table:style-name="ce603"/>
          <table:table-cell table:style-name="ce581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1"/>
          <table:table-cell table:style-name="ce588" office:value-type="string" calcext:value-type="string">
            <text:p>Zunahme (+ 0,9 kg)</text:p>
          </table:table-cell>
          <table:table-cell table:style-name="ce577"/>
          <table:table-cell table:style-name="ce581" table:number-columns-repeated="11"/>
          <table:table-cell table:style-name="ce603"/>
          <table:table-cell table:style-name="ce581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1"/>
          <table:table-cell table:style-name="ce588" office:value-type="string" calcext:value-type="string">
            <text:p>Zunahme (+ 1 kg)</text:p>
          </table:table-cell>
          <table:table-cell table:style-name="ce577"/>
          <table:table-cell table:style-name="ce581" table:number-columns-repeated="11"/>
          <table:table-cell table:style-name="ce603"/>
          <table:table-cell table:style-name="ce581" table:number-columns-repeated="11"/>
          <table:table-cell table:style-name="ce608" table:number-columns-repeated="57"/>
          <table:table-cell table:style-name="ce609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6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4"/>
          <table:table-cell table:style-name="ce582" table:number-columns-repeated="14"/>
          <table:table-cell table:style-name="ce604"/>
          <table:table-cell table:style-name="ce582" table:number-columns-repeated="11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style-name="ce567"/>
          <table:table-cell table:style-name="ce582" table:number-columns-repeated="26"/>
          <table:table-cell table:style-name="ce609" table:number-columns-repeated="58"/>
          <table:table-cell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>
          <table:table-cell table:number-columns-repeated="86" table:style-name="ce568" office:value-type="string" calcext:value-type="string">
            <text:p>––</text:p>
          </table:table-cell>
          <table:table-cell table:number-columns-repeated="938"/>
        </table:table-row>
        <table:table-row table:style-name="ro17" table:number-rows-repeated="117">
          <table:table-cell/>
          <table:table-cell table:style-name="ce583" table:number-columns-repeated="26"/>
          <table:table-cell table:number-columns-repeated="997"/>
        </table:table-row>
        <table:table-row table:style-name="ro17" table:number-rows-repeated="104838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raten" table:base-cell-address="$OPERATIONEN.$C$15" table:cell-range-address="$OPERATIONEN.$C$15:.$E$40"/>
        <table:named-range table:name="ratenangabe" table:base-cell-address="$OPERATIONEN.$C$14" table:cell-range-address="$OPERATIONEN.$C$14:.$E$14"/>
      </table:named-expressions>
      <table:database-ranges>
        <table:database-range table:name="__Anonymous_Sheet_DB__0" table:target-range-address="NAHRUNGSLISTE.A2:NAHRUNGSLISTE.K18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DejaVu" svg:font-family="DejaVu"/>
    <style:font-face style:name="DejaVu Sans" svg:font-family="'DejaVu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650953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 </number:text>
      <number:month number:textual="true"/>
    </number:dat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date-style style:name="N124">
      <number:day/>
      <number:text>.</number:text>
      <number:month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5" number:min-decimal-places="5" number:min-integer-digits="1"/>
    </number:number-style>
    <number:percentage-style style:name="N128">
      <number:number number:decimal-places="1" number:min-decimal-places="1" number:min-integer-digits="1"/>
      <number:text>%</number:text>
    </number:percentage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date-style style:name="N138">
      <number:day/>
      <number:text> </number:text>
      <number:month number:style="long" number:textual="true"/>
    </number:date-style>
    <number:number-style style:name="N139">
      <number:number number:decimal-places="13" number:min-decimal-places="13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5" number:min-decimal-places="15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date-style style:name="N147">
      <number:text>k</number:text>
      <number:era/>
    </number:date-style>
    <number:number-style style:name="N148">
      <number:number number:min-integer-digits="1"/>
      <number:text> g</number:text>
    </number:number-style>
    <number:number-style style:name="N149">
      <number:number number:min-integer-digits="1"/>
      <number:text> g </number:text>
    </number:number-style>
    <number:number-style style:name="N150">
      <number:number number:min-integer-digits="1"/>
      <number:text> g  </number:text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date-style style:name="N10153" number:language="en" number:country="US">
      <number:day/>
      <number:text>-</number:text>
      <number:month number:textual="true"/>
    </number:date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currency-style style:name="N1015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7P0"/>
    </number:currency-style>
    <number:time-style style:name="N1015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time-style style:name="N10160" number:language="en" number:country="US">
      <number:hours/>
      <number:text>:</number:text>
      <number:minutes number:style="long"/>
    </number:time-style>
    <number:currency-style style:name="N1016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number:fill-character> </number:fill-character>
      <number:text>-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2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2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2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2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2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number:number-style style:name="N20119" number:language="de" number:country="DE">
      <number:number number:decimal-places="1" number:min-decimal-places="1" number:min-integer-digits="1"/>
    </number:number-style>
    <number:number-style style:name="N20120" number:language="de" number:country="DE">
      <number:number number:min-integer-digits="1"/>
      <number:text> g</number:text>
    </number:number-style>
    <number:number-style style:name="N20121" number:language="de" number:country="DE">
      <number:number number:min-integer-digits="1"/>
      <number:text> kg</number:text>
    </number:number-style>
    <number:number-style style:name="N20122" number:language="de" number:country="DE">
      <number:number number:min-integer-digits="1"/>
      <number:text> cm</number:text>
    </number:number-style>
    <number:number-style style:name="N20123" number:language="de" number:country="DE">
      <number:number number:min-integer-digits="1"/>
      <number:text> Jahre alt</number:text>
    </number:number-style>
    <number:number-style style:name="N20124" number:language="de" number:country="DE">
      <number:number number:min-integer-digits="1"/>
      <number:text> Jahre</number:text>
    </number:number-style>
    <number:number-style style:name="N20125" number:language="de" number:country="DE">
      <number:number number:min-integer-digits="1"/>
      <number:text> Jahr(e)</number:text>
    </number:number-style>
    <number:number-style style:name="N20126" number:language="de" number:country="DE">
      <number:number number:decimal-places="1" number:min-decimal-places="1" number:min-integer-digits="1"/>
      <number:text> kg</number:text>
    </number:number-style>
    <number:number-style style:name="N20127" number:language="de" number:country="DE">
      <number:number number:decimal-places="0" number:min-decimal-places="0" number:min-integer-digits="1"/>
      <number:text> kcal</number:text>
    </number:number-style>
    <number:number-style style:name="N20128" number:language="de" number:country="DE">
      <number:number number:decimal-places="0" number:min-decimal-places="0" number:min-integer-digits="1"/>
      <number:text> g/ml</number:text>
    </number:number-style>
    <number:number-style style:name="N20129" number:language="de" number:country="DE">
      <number:number number:min-integer-digits="1"/>
      <number:text> kcal</number:text>
    </number:number-style>
    <number:number-style style:name="N20130" number:language="de" number:country="DE">
      <number:number number:decimal-places="0" number:min-decimal-places="0" number:min-integer-digits="1"/>
      <number:text> g</number:text>
    </number:number-style>
    <number:number-style style:name="N20131" number:language="de" number:country="DE">
      <number:number number:decimal-places="1" number:min-decimal-places="1" number:min-integer-digits="1"/>
      <number:text> g</number:text>
    </number:number-style>
    <number:number-style style:name="N20132" number:language="de" number:country="DE">
      <number:number number:min-integer-digits="1"/>
      <number:text>  kcal</number:text>
    </number:number-style>
    <number:number-style style:name="N20133" number:language="de" number:country="DE">
      <number:number number:min-integer-digits="1"/>
      <number:text>  kg</number:text>
    </number:number-style>
    <number:number-style style:name="N20134" number:language="de" number:country="DE">
      <number:number number:decimal-places="0" number:min-decimal-places="0" number:min-integer-digits="1"/>
      <number:text>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00:13:12.408888307</meta:creation-date>
    <dc:date>2024-05-10T03:17:50.264360588</dc:date>
    <meta:editing-duration>P13DT2H25M8S</meta:editing-duration>
    <meta:editing-cycles>3196</meta:editing-cycles>
    <meta:generator>LibreOffice/24.2.0.3$Linux_X86_64 LibreOffice_project/da48488a73ddd66ea24cf16bbc4f7b9c08e9bea1</meta:generator>
    <meta:document-statistic meta:table-count="5" meta:cell-count="3318" meta:object-count="0"/>
  </office:meta>
</office:document-meta>
</file>